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B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292023" calcext:value-type="float">
            <text:p>29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299070" calcext:value-type="float">
            <text:p>2990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5" calcext:value-type="float">
            <text:p>12.5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304448" calcext:value-type="float">
            <text:p>3044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308990" calcext:value-type="float">
            <text:p>30899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313031" calcext:value-type="float">
            <text:p>31303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316739" calcext:value-type="float">
            <text:p>3167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320212" calcext:value-type="float">
            <text:p>32021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323519" calcext:value-type="float">
            <text:p>32351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26692" calcext:value-type="float">
            <text:p>3266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329731" calcext:value-type="float">
            <text:p>3297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341789" calcext:value-type="float">
            <text:p>3417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348836" calcext:value-type="float">
            <text:p>34883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354214" calcext:value-type="float">
            <text:p>3542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358756" calcext:value-type="float">
            <text:p>35875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2797" calcext:value-type="float">
            <text:p>36279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366505" calcext:value-type="float">
            <text:p>36650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369978" calcext:value-type="float">
            <text:p>36997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373285" calcext:value-type="float">
            <text:p>37328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376425" calcext:value-type="float">
            <text:p>3764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379464" calcext:value-type="float">
            <text:p>3794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391521" calcext:value-type="float">
            <text:p>3915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98569" calcext:value-type="float">
            <text:p>3985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403946" calcext:value-type="float">
            <text:p>4039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408489" calcext:value-type="float">
            <text:p>4084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412530" calcext:value-type="float">
            <text:p>4125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416237" calcext:value-type="float">
            <text:p>4162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419711" calcext:value-type="float">
            <text:p>4197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423018" calcext:value-type="float">
            <text:p>4230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426191" calcext:value-type="float">
            <text:p>4261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4" calcext:value-type="float">
            <text:p>12.4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429230" calcext:value-type="float">
            <text:p>4292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441287" calcext:value-type="float">
            <text:p>4412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448335" calcext:value-type="float">
            <text:p>4483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453712" calcext:value-type="float">
            <text:p>4537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458255" calcext:value-type="float">
            <text:p>4582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462296" calcext:value-type="float">
            <text:p>4622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466003" calcext:value-type="float">
            <text:p>4660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469477" calcext:value-type="float">
            <text:p>4694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472784" calcext:value-type="float">
            <text:p>4727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78996" calcext:value-type="float">
            <text:p>4789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491053" calcext:value-type="float">
            <text:p>49105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498101" calcext:value-type="float">
            <text:p>4981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503478" calcext:value-type="float">
            <text:p>5034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508021" calcext:value-type="float">
            <text:p>5080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4" calcext:value-type="float">
            <text:p>12.4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512062" calcext:value-type="float">
            <text:p>5120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515769" calcext:value-type="float">
            <text:p>5157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4" calcext:value-type="float">
            <text:p>12.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519243" calcext:value-type="float">
            <text:p>5192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4" calcext:value-type="float">
            <text:p>12.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22550" calcext:value-type="float">
            <text:p>5225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525723" calcext:value-type="float">
            <text:p>5257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528762" calcext:value-type="float">
            <text:p>5287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540819" calcext:value-type="float">
            <text:p>5408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547867" calcext:value-type="float">
            <text:p>5478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4" calcext:value-type="float">
            <text:p>12.4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553244" calcext:value-type="float">
            <text:p>5532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4" calcext:value-type="float">
            <text:p>12.4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557787" calcext:value-type="float">
            <text:p>5577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561828" calcext:value-type="float">
            <text:p>5618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565535" calcext:value-type="float">
            <text:p>5655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569009" calcext:value-type="float">
            <text:p>5690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572316" calcext:value-type="float">
            <text:p>5723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4" calcext:value-type="float">
            <text:p>12.4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575489" calcext:value-type="float">
            <text:p>5754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578528" calcext:value-type="float">
            <text:p>5785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590585" calcext:value-type="float">
            <text:p>5905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4" calcext:value-type="float">
            <text:p>12.4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597633" calcext:value-type="float">
            <text:p>5976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603010" calcext:value-type="float">
            <text:p>6030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607553" calcext:value-type="float">
            <text:p>6075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611594" calcext:value-type="float">
            <text:p>6115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615301" calcext:value-type="float">
            <text:p>6153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618775" calcext:value-type="float">
            <text:p>6187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622082" calcext:value-type="float">
            <text:p>6220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office:value-type="float" office:value="625288" calcext:value-type="float">
            <text:p>6252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float" office:value="628294" calcext:value-type="float">
            <text:p>6282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640318" calcext:value-type="float">
            <text:p>6403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647365" calcext:value-type="float">
            <text:p>6473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652743" calcext:value-type="float">
            <text:p>6527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657285" calcext:value-type="float">
            <text:p>6572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float" office:value="661293" calcext:value-type="float">
            <text:p>6612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664967" calcext:value-type="float">
            <text:p>66496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668441" calcext:value-type="float">
            <text:p>6684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671747" calcext:value-type="float">
            <text:p>67174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674920" calcext:value-type="float">
            <text:p>67492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677960" calcext:value-type="float">
            <text:p>6779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690017" calcext:value-type="float">
            <text:p>6900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697065" calcext:value-type="float">
            <text:p>6970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702442" calcext:value-type="float">
            <text:p>7024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706984" calcext:value-type="float">
            <text:p>7069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711026" calcext:value-type="float">
            <text:p>7110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714733" calcext:value-type="float">
            <text:p>7147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718207" calcext:value-type="float">
            <text:p>7182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721513" calcext:value-type="float">
            <text:p>7215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724686" calcext:value-type="float">
            <text:p>7246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727726" calcext:value-type="float">
            <text:p>7277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739783" calcext:value-type="float">
            <text:p>7397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746831" calcext:value-type="float">
            <text:p>7468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752208" calcext:value-type="float">
            <text:p>75220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756750" calcext:value-type="float">
            <text:p>7567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760792" calcext:value-type="float">
            <text:p>7607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764499" calcext:value-type="float">
            <text:p>7644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767973" calcext:value-type="float">
            <text:p>7679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771279" calcext:value-type="float">
            <text:p>7712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774419" calcext:value-type="float">
            <text:p>7744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777458" calcext:value-type="float">
            <text:p>7774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789516" calcext:value-type="float">
            <text:p>7895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796563" calcext:value-type="float">
            <text:p>7965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801941" calcext:value-type="float">
            <text:p>8019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806483" calcext:value-type="float">
            <text:p>8064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810524" calcext:value-type="float">
            <text:p>8105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814232" calcext:value-type="float">
            <text:p>8142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817705" calcext:value-type="float">
            <text:p>8177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821012" calcext:value-type="float">
            <text:p>8210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824185" calcext:value-type="float">
            <text:p>8241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827224" calcext:value-type="float">
            <text:p>8272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839282" calcext:value-type="float">
            <text:p>8392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846296" calcext:value-type="float">
            <text:p>8462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851673" calcext:value-type="float">
            <text:p>8516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856216" calcext:value-type="float">
            <text:p>8562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860257" calcext:value-type="float">
            <text:p>8602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863964" calcext:value-type="float">
            <text:p>8639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867438" calcext:value-type="float">
            <text:p>8674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870745" calcext:value-type="float">
            <text:p>8707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873918" calcext:value-type="float">
            <text:p>8739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876957" calcext:value-type="float">
            <text:p>8769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889014" calcext:value-type="float">
            <text:p>8890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896062" calcext:value-type="float">
            <text:p>8960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901439" calcext:value-type="float">
            <text:p>9014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float" office:value="905982" calcext:value-type="float">
            <text:p>9059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910023" calcext:value-type="float">
            <text:p>9100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913730" calcext:value-type="float">
            <text:p>9137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3" calcext:value-type="float">
            <text:p>12.3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917204" calcext:value-type="float">
            <text:p>9172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920511" calcext:value-type="float">
            <text:p>9205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923684" calcext:value-type="float">
            <text:p>9236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3" calcext:value-type="float">
            <text:p>12.3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float" office:value="926723" calcext:value-type="float">
            <text:p>9267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938814" calcext:value-type="float">
            <text:p>9388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945861" calcext:value-type="float">
            <text:p>94586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951239" calcext:value-type="float">
            <text:p>9512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3" calcext:value-type="float">
            <text:p>12.3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955781" calcext:value-type="float">
            <text:p>9557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959822" calcext:value-type="float">
            <text:p>959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963530" calcext:value-type="float">
            <text:p>9635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967003" calcext:value-type="float">
            <text:p>967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970310" calcext:value-type="float">
            <text:p>9703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973483" calcext:value-type="float">
            <text:p>9734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976522" calcext:value-type="float">
            <text:p>976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988580" calcext:value-type="float">
            <text:p>9885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3" calcext:value-type="float">
            <text:p>12.3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995627" calcext:value-type="float">
            <text:p>995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1001005" calcext:value-type="float">
            <text:p>10010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1005547" calcext:value-type="float">
            <text:p>10055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1009588" calcext:value-type="float">
            <text:p>1009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1013296" calcext:value-type="float">
            <text:p>10132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1016736" calcext:value-type="float">
            <text:p>101673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1020043" calcext:value-type="float">
            <text:p>102004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1023216" calcext:value-type="float">
            <text:p>102321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1026255" calcext:value-type="float">
            <text:p>102625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1038312" calcext:value-type="float">
            <text:p>10383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1045360" calcext:value-type="float">
            <text:p>104536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050737" calcext:value-type="float">
            <text:p>10507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055280" calcext:value-type="float">
            <text:p>105528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1059288" calcext:value-type="float">
            <text:p>10592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062962" calcext:value-type="float">
            <text:p>10629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1069742" calcext:value-type="float">
            <text:p>10697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1072915" calcext:value-type="float">
            <text:p>10729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float" office:value="1075954" calcext:value-type="float">
            <text:p>10759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1088012" calcext:value-type="float">
            <text:p>10880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1095059" calcext:value-type="float">
            <text:p>10950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100436" calcext:value-type="float">
            <text:p>11004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float" office:value="1104979" calcext:value-type="float">
            <text:p>11049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1109020" calcext:value-type="float">
            <text:p>11090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1112728" calcext:value-type="float">
            <text:p>11127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1116201" calcext:value-type="float">
            <text:p>11162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1119508" calcext:value-type="float">
            <text:p>11195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1122681" calcext:value-type="float">
            <text:p>11226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1125720" calcext:value-type="float">
            <text:p>11257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1137778" calcext:value-type="float">
            <text:p>11377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144825" calcext:value-type="float">
            <text:p>114482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150202" calcext:value-type="float">
            <text:p>11502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154745" calcext:value-type="float">
            <text:p>115474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1158786" calcext:value-type="float">
            <text:p>11587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162494" calcext:value-type="float">
            <text:p>116249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1165967" calcext:value-type="float">
            <text:p>11659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169274" calcext:value-type="float">
            <text:p>116927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1172413" calcext:value-type="float">
            <text:p>117241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1175453" calcext:value-type="float">
            <text:p>117545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1187510" calcext:value-type="float">
            <text:p>118751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1194558" calcext:value-type="float">
            <text:p>11945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199935" calcext:value-type="float">
            <text:p>119993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1204477" calcext:value-type="float">
            <text:p>12044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208519" calcext:value-type="float">
            <text:p>12085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1212226" calcext:value-type="float">
            <text:p>12122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1215700" calcext:value-type="float">
            <text:p>12157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1219006" calcext:value-type="float">
            <text:p>12190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1222179" calcext:value-type="float">
            <text:p>12221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1225219" calcext:value-type="float">
            <text:p>12252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1237276" calcext:value-type="float">
            <text:p>12372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1244290" calcext:value-type="float">
            <text:p>12442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1249634" calcext:value-type="float">
            <text:p>12496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1254177" calcext:value-type="float">
            <text:p>125417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1258218" calcext:value-type="float">
            <text:p>12582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261925" calcext:value-type="float">
            <text:p>12619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265399" calcext:value-type="float">
            <text:p>12653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1268706" calcext:value-type="float">
            <text:p>126870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1271879" calcext:value-type="float">
            <text:p>127187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1274918" calcext:value-type="float">
            <text:p>12749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1286975" calcext:value-type="float">
            <text:p>12869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1294023" calcext:value-type="float">
            <text:p>129402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299400" calcext:value-type="float">
            <text:p>129940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303943" calcext:value-type="float">
            <text:p>130394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1307984" calcext:value-type="float">
            <text:p>130798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float" office:value="1311691" calcext:value-type="float">
            <text:p>131169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315165" calcext:value-type="float">
            <text:p>131516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1318472" calcext:value-type="float">
            <text:p>131847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2" calcext:value-type="float">
            <text:p>12.2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1321645" calcext:value-type="float">
            <text:p>132164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324684" calcext:value-type="float">
            <text:p>132468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336741" calcext:value-type="float">
            <text:p>133674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1343789" calcext:value-type="float">
            <text:p>13437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1349166" calcext:value-type="float">
            <text:p>134916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1353709" calcext:value-type="float">
            <text:p>135370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357750" calcext:value-type="float">
            <text:p>135775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1361457" calcext:value-type="float">
            <text:p>136145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1364931" calcext:value-type="float">
            <text:p>136493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1368238" calcext:value-type="float">
            <text:p>136823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1371411" calcext:value-type="float">
            <text:p>13714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1374450" calcext:value-type="float">
            <text:p>13744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1386507" calcext:value-type="float">
            <text:p>13865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1393555" calcext:value-type="float">
            <text:p>139355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1398932" calcext:value-type="float">
            <text:p>13989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1403475" calcext:value-type="float">
            <text:p>14034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407516" calcext:value-type="float">
            <text:p>140751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1411223" calcext:value-type="float">
            <text:p>14112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2" calcext:value-type="float">
            <text:p>12.2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1414697" calcext:value-type="float">
            <text:p>141469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2" calcext:value-type="float">
            <text:p>12.2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1418004" calcext:value-type="float">
            <text:p>14180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1421177" calcext:value-type="float">
            <text:p>14211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1424216" calcext:value-type="float">
            <text:p>14242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436273" calcext:value-type="float">
            <text:p>1436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1443287" calcext:value-type="float">
            <text:p>14432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1448631" calcext:value-type="float">
            <text:p>14486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2" calcext:value-type="float">
            <text:p>12.2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453174" calcext:value-type="float">
            <text:p>14531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2" calcext:value-type="float">
            <text:p>12.2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1457215" calcext:value-type="float">
            <text:p>14572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1460923" calcext:value-type="float">
            <text:p>14609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1464396" calcext:value-type="float">
            <text:p>14643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1467703" calcext:value-type="float">
            <text:p>14677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470876" calcext:value-type="float">
            <text:p>14708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1473915" calcext:value-type="float">
            <text:p>14739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1485973" calcext:value-type="float">
            <text:p>14859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1493020" calcext:value-type="float">
            <text:p>149302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498397" calcext:value-type="float">
            <text:p>14983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float" office:value="1502940" calcext:value-type="float">
            <text:p>150294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1506981" calcext:value-type="float">
            <text:p>15069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1510689" calcext:value-type="float">
            <text:p>151068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1514196" calcext:value-type="float">
            <text:p>15141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1517502" calcext:value-type="float">
            <text:p>15175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1520675" calcext:value-type="float">
            <text:p>15206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1523715" calcext:value-type="float">
            <text:p>15237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535772" calcext:value-type="float">
            <text:p>15357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1542819" calcext:value-type="float">
            <text:p>15428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548197" calcext:value-type="float">
            <text:p>15481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552739" calcext:value-type="float">
            <text:p>15527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1556781" calcext:value-type="float">
            <text:p>15567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1560488" calcext:value-type="float">
            <text:p>156048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563962" calcext:value-type="float">
            <text:p>15639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567268" calcext:value-type="float">
            <text:p>15672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1570408" calcext:value-type="float">
            <text:p>157040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1573447" calcext:value-type="float">
            <text:p>15734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1585505" calcext:value-type="float">
            <text:p>158550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1592552" calcext:value-type="float">
            <text:p>159255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597929" calcext:value-type="float">
            <text:p>15979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602472" calcext:value-type="float">
            <text:p>16024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606513" calcext:value-type="float">
            <text:p>16065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1610221" calcext:value-type="float">
            <text:p>16102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613694" calcext:value-type="float">
            <text:p>16136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1617001" calcext:value-type="float">
            <text:p>16170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1620207" calcext:value-type="float">
            <text:p>16202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1623247" calcext:value-type="float">
            <text:p>16232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1635304" calcext:value-type="float">
            <text:p>16353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1642385" calcext:value-type="float">
            <text:p>16423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1647762" calcext:value-type="float">
            <text:p>16477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652305" calcext:value-type="float">
            <text:p>16523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1656346" calcext:value-type="float">
            <text:p>16563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660053" calcext:value-type="float">
            <text:p>16600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.1" calcext:value-type="float">
            <text:p>12.1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663527" calcext:value-type="float">
            <text:p>16635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1666834" calcext:value-type="float">
            <text:p>16668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.1" calcext:value-type="float">
            <text:p>12.1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1670007" calcext:value-type="float">
            <text:p>16700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1673046" calcext:value-type="float">
            <text:p>16730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1685103" calcext:value-type="float">
            <text:p>16851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.1" calcext:value-type="float">
            <text:p>12.1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1692151" calcext:value-type="float">
            <text:p>16921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1697528" calcext:value-type="float">
            <text:p>16975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.1" calcext:value-type="float">
            <text:p>12.1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1702071" calcext:value-type="float">
            <text:p>17020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706112" calcext:value-type="float">
            <text:p>17061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1709819" calcext:value-type="float">
            <text:p>17098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1713293" calcext:value-type="float">
            <text:p>17132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.1" calcext:value-type="float">
            <text:p>12.1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716566" calcext:value-type="float">
            <text:p>171656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1719739" calcext:value-type="float">
            <text:p>171973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1722779" calcext:value-type="float">
            <text:p>172277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734836" calcext:value-type="float">
            <text:p>173483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741883" calcext:value-type="float">
            <text:p>17418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747261" calcext:value-type="float">
            <text:p>174726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1751803" calcext:value-type="float">
            <text:p>175180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1755845" calcext:value-type="float">
            <text:p>175584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759552" calcext:value-type="float">
            <text:p>175955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1763026" calcext:value-type="float">
            <text:p>176302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766332" calcext:value-type="float">
            <text:p>176633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769505" calcext:value-type="float">
            <text:p>176950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1772545" calcext:value-type="float">
            <text:p>17725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1784602" calcext:value-type="float">
            <text:p>17846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1791649" calcext:value-type="float">
            <text:p>17916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797027" calcext:value-type="float">
            <text:p>17970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1801569" calcext:value-type="float">
            <text:p>180156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805611" calcext:value-type="float">
            <text:p>18056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1809318" calcext:value-type="float">
            <text:p>18093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1812792" calcext:value-type="float">
            <text:p>18127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816098" calcext:value-type="float">
            <text:p>181609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1819271" calcext:value-type="float">
            <text:p>181927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1822277" calcext:value-type="float">
            <text:p>18222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float" office:value="1834301" calcext:value-type="float">
            <text:p>18343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841349" calcext:value-type="float">
            <text:p>18413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1846726" calcext:value-type="float">
            <text:p>18467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1851268" calcext:value-type="float">
            <text:p>18512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855276" calcext:value-type="float">
            <text:p>185527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1858950" calcext:value-type="float">
            <text:p>185895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float" office:value="1862424" calcext:value-type="float">
            <text:p>18624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1865731" calcext:value-type="float">
            <text:p>18657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1868904" calcext:value-type="float">
            <text:p>18689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1871943" calcext:value-type="float">
            <text:p>18719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1884000" calcext:value-type="float">
            <text:p>188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891048" calcext:value-type="float">
            <text:p>18910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1896425" calcext:value-type="float">
            <text:p>18964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1900968" calcext:value-type="float">
            <text:p>19009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1905009" calcext:value-type="float">
            <text:p>19050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908716" calcext:value-type="float">
            <text:p>19087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912190" calcext:value-type="float">
            <text:p>19121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1915497" calcext:value-type="float">
            <text:p>19154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918670" calcext:value-type="float">
            <text:p>19186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1921709" calcext:value-type="float">
            <text:p>19217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1933766" calcext:value-type="float">
            <text:p>19337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1940814" calcext:value-type="float">
            <text:p>19408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946191" calcext:value-type="float">
            <text:p>19461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950734" calcext:value-type="float">
            <text:p>19507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954775" calcext:value-type="float">
            <text:p>19547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1958482" calcext:value-type="float">
            <text:p>195848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1961956" calcext:value-type="float">
            <text:p>196195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1965263" calcext:value-type="float">
            <text:p>196526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968436" calcext:value-type="float">
            <text:p>196843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1971475" calcext:value-type="float">
            <text:p>19714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983532" calcext:value-type="float">
            <text:p>19835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1990580" calcext:value-type="float">
            <text:p>19905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1995957" calcext:value-type="float">
            <text:p>19959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2000500" calcext:value-type="float">
            <text:p>20005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2004541" calcext:value-type="float">
            <text:p>20045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2008248" calcext:value-type="float">
            <text:p>20082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2011722" calcext:value-type="float">
            <text:p>20117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2015029" calcext:value-type="float">
            <text:p>20150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2018202" calcext:value-type="float">
            <text:p>20182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2021241" calcext:value-type="float">
            <text:p>20212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2033298" calcext:value-type="float">
            <text:p>20332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2040312" calcext:value-type="float">
            <text:p>20403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2045690" calcext:value-type="float">
            <text:p>20456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2050232" calcext:value-type="float">
            <text:p>20502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2054274" calcext:value-type="float">
            <text:p>20542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057948" calcext:value-type="float">
            <text:p>20579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2061421" calcext:value-type="float">
            <text:p>20614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2064728" calcext:value-type="float">
            <text:p>206472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067901" calcext:value-type="float">
            <text:p>206790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2070940" calcext:value-type="float">
            <text:p>20709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2082998" calcext:value-type="float">
            <text:p>20829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2090045" calcext:value-type="float">
            <text:p>20900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2095422" calcext:value-type="float">
            <text:p>20954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2099965" calcext:value-type="float">
            <text:p>209996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2104006" calcext:value-type="float">
            <text:p>21040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2107714" calcext:value-type="float">
            <text:p>21077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2111187" calcext:value-type="float">
            <text:p>21111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2114494" calcext:value-type="float">
            <text:p>211449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2117667" calcext:value-type="float">
            <text:p>211766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2120706" calcext:value-type="float">
            <text:p>21207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2132764" calcext:value-type="float">
            <text:p>21327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2139811" calcext:value-type="float">
            <text:p>21398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2145188" calcext:value-type="float">
            <text:p>21451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2149731" calcext:value-type="float">
            <text:p>214973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153772" calcext:value-type="float">
            <text:p>21537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2157480" calcext:value-type="float">
            <text:p>215748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2160953" calcext:value-type="float">
            <text:p>21609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2164260" calcext:value-type="float">
            <text:p>216426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167433" calcext:value-type="float">
            <text:p>216743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2170472" calcext:value-type="float">
            <text:p>21704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2182530" calcext:value-type="float">
            <text:p>218253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189577" calcext:value-type="float">
            <text:p>21895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2194954" calcext:value-type="float">
            <text:p>21949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199497" calcext:value-type="float">
            <text:p>219949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2203538" calcext:value-type="float">
            <text:p>22035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2207246" calcext:value-type="float">
            <text:p>220724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2210719" calcext:value-type="float">
            <text:p>22107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214026" calcext:value-type="float">
            <text:p>221402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2217199" calcext:value-type="float">
            <text:p>221719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2220238" calcext:value-type="float">
            <text:p>2220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2232296" calcext:value-type="float">
            <text:p>22322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2239343" calcext:value-type="float">
            <text:p>223934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244720" calcext:value-type="float">
            <text:p>224472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2249263" calcext:value-type="float">
            <text:p>22492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253304" calcext:value-type="float">
            <text:p>225330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257012" calcext:value-type="float">
            <text:p>225701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2260485" calcext:value-type="float">
            <text:p>226048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2263792" calcext:value-type="float">
            <text:p>226379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float" office:value="2266965" calcext:value-type="float">
            <text:p>22669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270004" calcext:value-type="float">
            <text:p>22700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float" office:value="2282062" calcext:value-type="float">
            <text:p>22820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2289109" calcext:value-type="float">
            <text:p>22891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2294486" calcext:value-type="float">
            <text:p>22944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2299029" calcext:value-type="float">
            <text:p>22990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303070" calcext:value-type="float">
            <text:p>230307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306778" calcext:value-type="float">
            <text:p>230677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2310251" calcext:value-type="float">
            <text:p>231025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2313558" calcext:value-type="float">
            <text:p>23135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2316731" calcext:value-type="float">
            <text:p>23167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2319770" calcext:value-type="float">
            <text:p>23197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2331828" calcext:value-type="float">
            <text:p>23318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2338875" calcext:value-type="float">
            <text:p>23388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344252" calcext:value-type="float">
            <text:p>23442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2348795" calcext:value-type="float">
            <text:p>23487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352836" calcext:value-type="float">
            <text:p>23528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2356544" calcext:value-type="float">
            <text:p>23565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2360017" calcext:value-type="float">
            <text:p>23600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2363324" calcext:value-type="float">
            <text:p>23633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9" calcext:value-type="float">
            <text:p>11.9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2366497" calcext:value-type="float">
            <text:p>23664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9" calcext:value-type="float">
            <text:p>11.9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2369536" calcext:value-type="float">
            <text:p>23695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2381594" calcext:value-type="float">
            <text:p>23815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2388641" calcext:value-type="float">
            <text:p>23886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2394018" calcext:value-type="float">
            <text:p>23940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2398561" calcext:value-type="float">
            <text:p>23985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2402602" calcext:value-type="float">
            <text:p>24026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2406310" calcext:value-type="float">
            <text:p>24063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9" calcext:value-type="float">
            <text:p>11.9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409783" calcext:value-type="float">
            <text:p>24097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2413090" calcext:value-type="float">
            <text:p>24130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2416263" calcext:value-type="float">
            <text:p>24162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2419302" calcext:value-type="float">
            <text:p>24193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2431360" calcext:value-type="float">
            <text:p>24313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9" calcext:value-type="float">
            <text:p>11.9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438407" calcext:value-type="float">
            <text:p>24384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2443784" calcext:value-type="float">
            <text:p>24437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9" calcext:value-type="float">
            <text:p>11.9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448327" calcext:value-type="float">
            <text:p>24483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9" calcext:value-type="float">
            <text:p>11.9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2452368" calcext:value-type="float">
            <text:p>24523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2456076" calcext:value-type="float">
            <text:p>24560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459549" calcext:value-type="float">
            <text:p>24595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2462889" calcext:value-type="float">
            <text:p>246288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2466062" calcext:value-type="float">
            <text:p>246606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2469102" calcext:value-type="float">
            <text:p>24691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2481159" calcext:value-type="float">
            <text:p>24811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2488206" calcext:value-type="float">
            <text:p>248820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9" calcext:value-type="float">
            <text:p>11.9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2493584" calcext:value-type="float">
            <text:p>24935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2498126" calcext:value-type="float">
            <text:p>249812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2502168" calcext:value-type="float">
            <text:p>25021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2505875" calcext:value-type="float">
            <text:p>25058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2509349" calcext:value-type="float">
            <text:p>25093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2512655" calcext:value-type="float">
            <text:p>251265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2515828" calcext:value-type="float">
            <text:p>251582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2518868" calcext:value-type="float">
            <text:p>25188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530925" calcext:value-type="float">
            <text:p>25309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2537972" calcext:value-type="float">
            <text:p>25379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2543350" calcext:value-type="float">
            <text:p>25433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2547892" calcext:value-type="float">
            <text:p>254789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2551934" calcext:value-type="float">
            <text:p>25519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2555641" calcext:value-type="float">
            <text:p>255564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559115" calcext:value-type="float">
            <text:p>25591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2562421" calcext:value-type="float">
            <text:p>256242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2565594" calcext:value-type="float">
            <text:p>256559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2568634" calcext:value-type="float">
            <text:p>25686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2580691" calcext:value-type="float">
            <text:p>258069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2587738" calcext:value-type="float">
            <text:p>258773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2593116" calcext:value-type="float">
            <text:p>25931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2597658" calcext:value-type="float">
            <text:p>259765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2601700" calcext:value-type="float">
            <text:p>26017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2605407" calcext:value-type="float">
            <text:p>260540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2608881" calcext:value-type="float">
            <text:p>26088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2612187" calcext:value-type="float">
            <text:p>261218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float" office:value="2615360" calcext:value-type="float">
            <text:p>261536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2618400" calcext:value-type="float">
            <text:p>26184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2630457" calcext:value-type="float">
            <text:p>263045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2637504" calcext:value-type="float">
            <text:p>263750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2642882" calcext:value-type="float">
            <text:p>26428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2647424" calcext:value-type="float">
            <text:p>264742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651466" calcext:value-type="float">
            <text:p>26514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655173" calcext:value-type="float">
            <text:p>265517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658647" calcext:value-type="float">
            <text:p>26586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2661953" calcext:value-type="float">
            <text:p>266195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2665126" calcext:value-type="float">
            <text:p>266512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2668166" calcext:value-type="float">
            <text:p>26681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2680223" calcext:value-type="float">
            <text:p>26802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2687270" calcext:value-type="float">
            <text:p>26872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2692614" calcext:value-type="float">
            <text:p>26926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2697157" calcext:value-type="float">
            <text:p>26971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2701198" calcext:value-type="float">
            <text:p>27011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2704906" calcext:value-type="float">
            <text:p>27049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2708379" calcext:value-type="float">
            <text:p>27083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2711686" calcext:value-type="float">
            <text:p>27116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2714859" calcext:value-type="float">
            <text:p>27148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717898" calcext:value-type="float">
            <text:p>27178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2729956" calcext:value-type="float">
            <text:p>27299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2737003" calcext:value-type="float">
            <text:p>27370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2742380" calcext:value-type="float">
            <text:p>27423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2746923" calcext:value-type="float">
            <text:p>27469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2750964" calcext:value-type="float">
            <text:p>27509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2754672" calcext:value-type="float">
            <text:p>27546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2758145" calcext:value-type="float">
            <text:p>27581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2761452" calcext:value-type="float">
            <text:p>27614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2764625" calcext:value-type="float">
            <text:p>27646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767664" calcext:value-type="float">
            <text:p>27676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2779722" calcext:value-type="float">
            <text:p>27797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2786769" calcext:value-type="float">
            <text:p>27867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792146" calcext:value-type="float">
            <text:p>27921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2796689" calcext:value-type="float">
            <text:p>27966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float" office:value="2800730" calcext:value-type="float">
            <text:p>28007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2804438" calcext:value-type="float">
            <text:p>28044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2807911" calcext:value-type="float">
            <text:p>28079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2811218" calcext:value-type="float">
            <text:p>28112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8" calcext:value-type="float">
            <text:p>11.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814391" calcext:value-type="float">
            <text:p>28143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2817430" calcext:value-type="float">
            <text:p>28174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2829488" calcext:value-type="float">
            <text:p>28294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2836535" calcext:value-type="float">
            <text:p>28365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2841912" calcext:value-type="float">
            <text:p>28419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2846455" calcext:value-type="float">
            <text:p>28464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2850496" calcext:value-type="float">
            <text:p>28504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854204" calcext:value-type="float">
            <text:p>28542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857777" calcext:value-type="float">
            <text:p>28577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8" calcext:value-type="float">
            <text:p>11.8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2861084" calcext:value-type="float">
            <text:p>28610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864257" calcext:value-type="float">
            <text:p>286425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2867296" calcext:value-type="float">
            <text:p>28672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2879354" calcext:value-type="float">
            <text:p>287935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2886401" calcext:value-type="float">
            <text:p>288640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2891779" calcext:value-type="float">
            <text:p>289177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2896321" calcext:value-type="float">
            <text:p>289632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2900362" calcext:value-type="float">
            <text:p>290036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2904070" calcext:value-type="float">
            <text:p>290407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2907543" calcext:value-type="float">
            <text:p>290754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910850" calcext:value-type="float">
            <text:p>291085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914023" calcext:value-type="float">
            <text:p>29140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8" calcext:value-type="float">
            <text:p>11.8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2917062" calcext:value-type="float">
            <text:p>29170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2929120" calcext:value-type="float">
            <text:p>29291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2936167" calcext:value-type="float">
            <text:p>29361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8" calcext:value-type="float">
            <text:p>11.8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941545" calcext:value-type="float">
            <text:p>29415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8" calcext:value-type="float">
            <text:p>11.8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946087" calcext:value-type="float">
            <text:p>29460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2950128" calcext:value-type="float">
            <text:p>295012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2953836" calcext:value-type="float">
            <text:p>29538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2957309" calcext:value-type="float">
            <text:p>295730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2960616" calcext:value-type="float">
            <text:p>29606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2963789" calcext:value-type="float">
            <text:p>29637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966828" calcext:value-type="float">
            <text:p>29668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978886" calcext:value-type="float">
            <text:p>29788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2985933" calcext:value-type="float">
            <text:p>298593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2991311" calcext:value-type="float">
            <text:p>299131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2995853" calcext:value-type="float">
            <text:p>299585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2999894" calcext:value-type="float">
            <text:p>299989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3003602" calcext:value-type="float">
            <text:p>300360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3007075" calcext:value-type="float">
            <text:p>300707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3010382" calcext:value-type="float">
            <text:p>301038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013555" calcext:value-type="float">
            <text:p>301355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016594" calcext:value-type="float">
            <text:p>30165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float" office:value="3028652" calcext:value-type="float">
            <text:p>302865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3035699" calcext:value-type="float">
            <text:p>303569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3041077" calcext:value-type="float">
            <text:p>304107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045619" calcext:value-type="float">
            <text:p>304561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3049660" calcext:value-type="float">
            <text:p>304966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3053368" calcext:value-type="float">
            <text:p>305336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3056841" calcext:value-type="float">
            <text:p>305684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3060148" calcext:value-type="float">
            <text:p>306014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3063321" calcext:value-type="float">
            <text:p>30633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3066360" calcext:value-type="float">
            <text:p>30663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3078418" calcext:value-type="float">
            <text:p>307841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3085465" calcext:value-type="float">
            <text:p>30854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090843" calcext:value-type="float">
            <text:p>30908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3095385" calcext:value-type="float">
            <text:p>30953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3099426" calcext:value-type="float">
            <text:p>30994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3103134" calcext:value-type="float">
            <text:p>310313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3106607" calcext:value-type="float">
            <text:p>31066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109914" calcext:value-type="float">
            <text:p>31099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3113087" calcext:value-type="float">
            <text:p>31130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3116126" calcext:value-type="float">
            <text:p>31161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float" office:value="3128184" calcext:value-type="float">
            <text:p>312818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3135231" calcext:value-type="float">
            <text:p>313523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3140609" calcext:value-type="float">
            <text:p>31406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3145151" calcext:value-type="float">
            <text:p>314515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149192" calcext:value-type="float">
            <text:p>314919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3152900" calcext:value-type="float">
            <text:p>315290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3156373" calcext:value-type="float">
            <text:p>315637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3159680" calcext:value-type="float">
            <text:p>315968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3162853" calcext:value-type="float">
            <text:p>316285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3165892" calcext:value-type="float">
            <text:p>31658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3177950" calcext:value-type="float">
            <text:p>317795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3184997" calcext:value-type="float">
            <text:p>31849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3190375" calcext:value-type="float">
            <text:p>319037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3194917" calcext:value-type="float">
            <text:p>319491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3198958" calcext:value-type="float">
            <text:p>319895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3202666" calcext:value-type="float">
            <text:p>320266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3206139" calcext:value-type="float">
            <text:p>320613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3209446" calcext:value-type="float">
            <text:p>320944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3212619" calcext:value-type="float">
            <text:p>321261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3215658" calcext:value-type="float">
            <text:p>32156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3227716" calcext:value-type="float">
            <text:p>322771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3234763" calcext:value-type="float">
            <text:p>323476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3240141" calcext:value-type="float">
            <text:p>32401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3244683" calcext:value-type="float">
            <text:p>324468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248724" calcext:value-type="float">
            <text:p>324872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3252432" calcext:value-type="float">
            <text:p>32524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255905" calcext:value-type="float">
            <text:p>325590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3259212" calcext:value-type="float">
            <text:p>325921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7" calcext:value-type="float">
            <text:p>11.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3262385" calcext:value-type="float">
            <text:p>326238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3265424" calcext:value-type="float">
            <text:p>32654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3277482" calcext:value-type="float">
            <text:p>32774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284529" calcext:value-type="float">
            <text:p>328452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3289907" calcext:value-type="float">
            <text:p>32899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3294449" calcext:value-type="float">
            <text:p>329444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3298490" calcext:value-type="float">
            <text:p>329849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3302198" calcext:value-type="float">
            <text:p>33021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3305671" calcext:value-type="float">
            <text:p>330567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3308978" calcext:value-type="float">
            <text:p>330897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3312151" calcext:value-type="float">
            <text:p>331215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3315190" calcext:value-type="float">
            <text:p>33151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3327248" calcext:value-type="float">
            <text:p>33272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7" calcext:value-type="float">
            <text:p>11.7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3334295" calcext:value-type="float">
            <text:p>33342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7" calcext:value-type="float">
            <text:p>11.7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3339639" calcext:value-type="float">
            <text:p>33396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3344182" calcext:value-type="float">
            <text:p>33441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348223" calcext:value-type="float">
            <text:p>33482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3351930" calcext:value-type="float">
            <text:p>3351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3355404" calcext:value-type="float">
            <text:p>33554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3358711" calcext:value-type="float">
            <text:p>33587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361884" calcext:value-type="float">
            <text:p>33618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7" calcext:value-type="float">
            <text:p>11.7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3364923" calcext:value-type="float">
            <text:p>33649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3376980" calcext:value-type="float">
            <text:p>3376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384028" calcext:value-type="float">
            <text:p>338402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389405" calcext:value-type="float">
            <text:p>33894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7" calcext:value-type="float">
            <text:p>11.7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3393948" calcext:value-type="float">
            <text:p>339394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3397989" calcext:value-type="float">
            <text:p>339798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3401696" calcext:value-type="float">
            <text:p>3401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3405170" calcext:value-type="float">
            <text:p>340517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3408477" calcext:value-type="float">
            <text:p>340847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3411650" calcext:value-type="float">
            <text:p>341165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414689" calcext:value-type="float">
            <text:p>34146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float" office:value="3426746" calcext:value-type="float">
            <text:p>3426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3433794" calcext:value-type="float">
            <text:p>343379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439171" calcext:value-type="float">
            <text:p>34391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3443747" calcext:value-type="float">
            <text:p>34437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3447822" calcext:value-type="float">
            <text:p>34478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3451529" calcext:value-type="float">
            <text:p>345152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3455003" calcext:value-type="float">
            <text:p>34550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3458309" calcext:value-type="float">
            <text:p>345830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3461482" calcext:value-type="float">
            <text:p>346148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3464522" calcext:value-type="float">
            <text:p>34645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3476579" calcext:value-type="float">
            <text:p>34765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3483627" calcext:value-type="float">
            <text:p>34836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489004" calcext:value-type="float">
            <text:p>34890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3493546" calcext:value-type="float">
            <text:p>349354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3497588" calcext:value-type="float">
            <text:p>34975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3501295" calcext:value-type="float">
            <text:p>350129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3504769" calcext:value-type="float">
            <text:p>35047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54" calcext:value-type="float">
            <text:p>6054</text:p>
          </table:table-cell>
        </table:table-row>
        <table:table-row table:style-name="ro1">
          <table:table-cell office:value-type="float" office:value="3508075" calcext:value-type="float">
            <text:p>35080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3511248" calcext:value-type="float">
            <text:p>351124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514288" calcext:value-type="float">
            <text:p>35142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3526312" calcext:value-type="float">
            <text:p>35263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3533359" calcext:value-type="float">
            <text:p>35333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3538737" calcext:value-type="float">
            <text:p>35387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3543279" calcext:value-type="float">
            <text:p>35432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3547287" calcext:value-type="float">
            <text:p>354728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3550961" calcext:value-type="float">
            <text:p>355096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3554435" calcext:value-type="float">
            <text:p>35544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3557741" calcext:value-type="float">
            <text:p>355774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3560914" calcext:value-type="float">
            <text:p>356091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3563954" calcext:value-type="float">
            <text:p>35639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3576011" calcext:value-type="float">
            <text:p>357601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583058" calcext:value-type="float">
            <text:p>358305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3588436" calcext:value-type="float">
            <text:p>35884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3592978" calcext:value-type="float">
            <text:p>35929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597020" calcext:value-type="float">
            <text:p>35970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3600727" calcext:value-type="float">
            <text:p>36007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604201" calcext:value-type="float">
            <text:p>36042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607507" calcext:value-type="float">
            <text:p>36075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3610680" calcext:value-type="float">
            <text:p>36106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3613720" calcext:value-type="float">
            <text:p>36137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3625777" calcext:value-type="float">
            <text:p>36257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3632824" calcext:value-type="float">
            <text:p>36328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3638202" calcext:value-type="float">
            <text:p>36382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3642744" calcext:value-type="float">
            <text:p>36427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3646819" calcext:value-type="float">
            <text:p>36468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3650526" calcext:value-type="float">
            <text:p>365052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654000" calcext:value-type="float">
            <text:p>36540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3657307" calcext:value-type="float">
            <text:p>36573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3660480" calcext:value-type="float">
            <text:p>36604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3663519" calcext:value-type="float">
            <text:p>36635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3675576" calcext:value-type="float">
            <text:p>367557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3682624" calcext:value-type="float">
            <text:p>36826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3688001" calcext:value-type="float">
            <text:p>368800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3692544" calcext:value-type="float">
            <text:p>36925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3696585" calcext:value-type="float">
            <text:p>36965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3700292" calcext:value-type="float">
            <text:p>370029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3703733" calcext:value-type="float">
            <text:p>37037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707039" calcext:value-type="float">
            <text:p>37070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3710212" calcext:value-type="float">
            <text:p>37102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3713252" calcext:value-type="float">
            <text:p>37132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3725309" calcext:value-type="float">
            <text:p>37253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3732356" calcext:value-type="float">
            <text:p>37323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3737734" calcext:value-type="float">
            <text:p>37377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3742276" calcext:value-type="float">
            <text:p>37422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3746284" calcext:value-type="float">
            <text:p>374628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3749958" calcext:value-type="float">
            <text:p>374995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6" calcext:value-type="float">
            <text:p>11.6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3753432" calcext:value-type="float">
            <text:p>375343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756738" calcext:value-type="float">
            <text:p>375673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3759911" calcext:value-type="float">
            <text:p>375991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3762951" calcext:value-type="float">
            <text:p>37629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3775008" calcext:value-type="float">
            <text:p>377500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782056" calcext:value-type="float">
            <text:p>37820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3787433" calcext:value-type="float">
            <text:p>37874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3791975" calcext:value-type="float">
            <text:p>37919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796017" calcext:value-type="float">
            <text:p>37960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3799724" calcext:value-type="float">
            <text:p>37997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3803198" calcext:value-type="float">
            <text:p>38031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3806504" calcext:value-type="float">
            <text:p>38065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6" calcext:value-type="float">
            <text:p>11.6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3809677" calcext:value-type="float">
            <text:p>38096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6" calcext:value-type="float">
            <text:p>11.6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3812717" calcext:value-type="float">
            <text:p>38127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3824774" calcext:value-type="float">
            <text:p>38247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3831822" calcext:value-type="float">
            <text:p>38318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3837199" calcext:value-type="float">
            <text:p>38371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6" calcext:value-type="float">
            <text:p>11.6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3841741" calcext:value-type="float">
            <text:p>38417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6" calcext:value-type="float">
            <text:p>11.6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3845783" calcext:value-type="float">
            <text:p>38457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3849490" calcext:value-type="float">
            <text:p>38494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3852964" calcext:value-type="float">
            <text:p>38529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3856270" calcext:value-type="float">
            <text:p>38562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3859410" calcext:value-type="float">
            <text:p>385941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3862449" calcext:value-type="float">
            <text:p>3862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3874507" calcext:value-type="float">
            <text:p>387450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6" calcext:value-type="float">
            <text:p>11.6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3881554" calcext:value-type="float">
            <text:p>38815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3886932" calcext:value-type="float">
            <text:p>388693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3891474" calcext:value-type="float">
            <text:p>389147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3895515" calcext:value-type="float">
            <text:p>3895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3899223" calcext:value-type="float">
            <text:p>389922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3902696" calcext:value-type="float">
            <text:p>3902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906003" calcext:value-type="float">
            <text:p>390600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3909176" calcext:value-type="float">
            <text:p>390917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3912215" calcext:value-type="float">
            <text:p>3912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3924273" calcext:value-type="float">
            <text:p>3924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3931287" calcext:value-type="float">
            <text:p>39312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3936631" calcext:value-type="float">
            <text:p>39366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3941173" calcext:value-type="float">
            <text:p>39411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3945215" calcext:value-type="float">
            <text:p>39452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3948922" calcext:value-type="float">
            <text:p>39489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952396" calcext:value-type="float">
            <text:p>39523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3955702" calcext:value-type="float">
            <text:p>39557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3958875" calcext:value-type="float">
            <text:p>39588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961915" calcext:value-type="float">
            <text:p>39619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3973972" calcext:value-type="float">
            <text:p>39739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3981019" calcext:value-type="float">
            <text:p>3981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3986397" calcext:value-type="float">
            <text:p>398639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3990939" calcext:value-type="float">
            <text:p>39909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3994981" calcext:value-type="float">
            <text:p>399498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3998688" calcext:value-type="float">
            <text:p>399868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4002162" calcext:value-type="float">
            <text:p>400216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4005468" calcext:value-type="float">
            <text:p>40054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4008641" calcext:value-type="float">
            <text:p>400864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4011681" calcext:value-type="float">
            <text:p>40116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4023738" calcext:value-type="float">
            <text:p>402373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4030785" calcext:value-type="float">
            <text:p>4030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4036163" calcext:value-type="float">
            <text:p>403616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4040705" calcext:value-type="float">
            <text:p>40407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4044747" calcext:value-type="float">
            <text:p>404474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4048454" calcext:value-type="float">
            <text:p>404845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4051928" calcext:value-type="float">
            <text:p>405192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055234" calcext:value-type="float">
            <text:p>40552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4058407" calcext:value-type="float">
            <text:p>40584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4061447" calcext:value-type="float">
            <text:p>406144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4073504" calcext:value-type="float">
            <text:p>407350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4080551" calcext:value-type="float">
            <text:p>4080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085929" calcext:value-type="float">
            <text:p>408592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090471" calcext:value-type="float">
            <text:p>40904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094513" calcext:value-type="float">
            <text:p>409451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4098220" calcext:value-type="float">
            <text:p>409822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4101694" calcext:value-type="float">
            <text:p>410169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105000" calcext:value-type="float">
            <text:p>41050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4108173" calcext:value-type="float">
            <text:p>41081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4111213" calcext:value-type="float">
            <text:p>411121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4123270" calcext:value-type="float">
            <text:p>412327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4130284" calcext:value-type="float">
            <text:p>413028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4135628" calcext:value-type="float">
            <text:p>41356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4140170" calcext:value-type="float">
            <text:p>4140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144212" calcext:value-type="float">
            <text:p>41442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4147919" calcext:value-type="float">
            <text:p>41479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4151393" calcext:value-type="float">
            <text:p>41513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4154699" calcext:value-type="float">
            <text:p>4154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4157872" calcext:value-type="float">
            <text:p>4157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4160912" calcext:value-type="float">
            <text:p>41609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4172969" calcext:value-type="float">
            <text:p>41729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4180017" calcext:value-type="float">
            <text:p>418001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4185394" calcext:value-type="float">
            <text:p>418539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4189936" calcext:value-type="float">
            <text:p>4189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4193978" calcext:value-type="float">
            <text:p>419397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4197685" calcext:value-type="float">
            <text:p>41976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4201159" calcext:value-type="float">
            <text:p>420115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4204465" calcext:value-type="float">
            <text:p>4204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4207638" calcext:value-type="float">
            <text:p>4207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4210678" calcext:value-type="float">
            <text:p>421067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4222735" calcext:value-type="float">
            <text:p>422273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229783" calcext:value-type="float">
            <text:p>42297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235160" calcext:value-type="float">
            <text:p>423516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4239702" calcext:value-type="float">
            <text:p>4239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4243744" calcext:value-type="float">
            <text:p>424374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4247451" calcext:value-type="float">
            <text:p>424745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4250925" calcext:value-type="float">
            <text:p>425092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254231" calcext:value-type="float">
            <text:p>4254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4257404" calcext:value-type="float">
            <text:p>4257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4260444" calcext:value-type="float">
            <text:p>426044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4272501" calcext:value-type="float">
            <text:p>42725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4279549" calcext:value-type="float">
            <text:p>427954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284926" calcext:value-type="float">
            <text:p>428492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4289468" calcext:value-type="float">
            <text:p>4289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4293510" calcext:value-type="float">
            <text:p>429351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4297217" calcext:value-type="float">
            <text:p>42972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4300691" calcext:value-type="float">
            <text:p>430069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4303997" calcext:value-type="float">
            <text:p>4303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307170" calcext:value-type="float">
            <text:p>4307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4310210" calcext:value-type="float">
            <text:p>43102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4322267" calcext:value-type="float">
            <text:p>43222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4329281" calcext:value-type="float">
            <text:p>432928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4334625" calcext:value-type="float">
            <text:p>43346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339168" calcext:value-type="float">
            <text:p>43391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4343209" calcext:value-type="float">
            <text:p>43432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4346916" calcext:value-type="float">
            <text:p>43469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350390" calcext:value-type="float">
            <text:p>43503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4353697" calcext:value-type="float">
            <text:p>43536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4356870" calcext:value-type="float">
            <text:p>43568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4359909" calcext:value-type="float">
            <text:p>43599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4371966" calcext:value-type="float">
            <text:p>43719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4379014" calcext:value-type="float">
            <text:p>43790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384391" calcext:value-type="float">
            <text:p>43843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388934" calcext:value-type="float">
            <text:p>43889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4392975" calcext:value-type="float">
            <text:p>43929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396682" calcext:value-type="float">
            <text:p>439668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4400156" calcext:value-type="float">
            <text:p>440015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4403463" calcext:value-type="float">
            <text:p>440346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5" calcext:value-type="float">
            <text:p>11.5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4406636" calcext:value-type="float">
            <text:p>440663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4409675" calcext:value-type="float">
            <text:p>440967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4421732" calcext:value-type="float">
            <text:p>442173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5" calcext:value-type="float">
            <text:p>11.5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4428780" calcext:value-type="float">
            <text:p>44287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5" calcext:value-type="float">
            <text:p>11.5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4434157" calcext:value-type="float">
            <text:p>44341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4438700" calcext:value-type="float">
            <text:p>44387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4442741" calcext:value-type="float">
            <text:p>44427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446448" calcext:value-type="float">
            <text:p>44464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4449922" calcext:value-type="float">
            <text:p>44499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4453229" calcext:value-type="float">
            <text:p>44532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4456402" calcext:value-type="float">
            <text:p>44564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459441" calcext:value-type="float">
            <text:p>44594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4471498" calcext:value-type="float">
            <text:p>44714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4478546" calcext:value-type="float">
            <text:p>447854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4483923" calcext:value-type="float">
            <text:p>44839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5" calcext:value-type="float">
            <text:p>11.5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4488466" calcext:value-type="float">
            <text:p>44884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492507" calcext:value-type="float">
            <text:p>44925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4496214" calcext:value-type="float">
            <text:p>44962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499688" calcext:value-type="float">
            <text:p>449968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5" calcext:value-type="float">
            <text:p>11.5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4502995" calcext:value-type="float">
            <text:p>45029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506168" calcext:value-type="float">
            <text:p>45061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4509207" calcext:value-type="float">
            <text:p>45092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4521264" calcext:value-type="float">
            <text:p>45212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4528312" calcext:value-type="float">
            <text:p>452831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533689" calcext:value-type="float">
            <text:p>453368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4538232" calcext:value-type="float">
            <text:p>45382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542273" calcext:value-type="float">
            <text:p>454227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4545947" calcext:value-type="float">
            <text:p>45459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4549421" calcext:value-type="float">
            <text:p>45494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4552727" calcext:value-type="float">
            <text:p>45527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4555900" calcext:value-type="float">
            <text:p>45559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4558940" calcext:value-type="float">
            <text:p>45589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4570997" calcext:value-type="float">
            <text:p>45709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578044" calcext:value-type="float">
            <text:p>45780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4583422" calcext:value-type="float">
            <text:p>45834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4587964" calcext:value-type="float">
            <text:p>45879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4592006" calcext:value-type="float">
            <text:p>45920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4595713" calcext:value-type="float">
            <text:p>45957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4599187" calcext:value-type="float">
            <text:p>45991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4602493" calcext:value-type="float">
            <text:p>46024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605666" calcext:value-type="float">
            <text:p>46056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4608706" calcext:value-type="float">
            <text:p>46087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4620763" calcext:value-type="float">
            <text:p>46207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4627810" calcext:value-type="float">
            <text:p>46278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4633188" calcext:value-type="float">
            <text:p>46331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637730" calcext:value-type="float">
            <text:p>46377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4641772" calcext:value-type="float">
            <text:p>46417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645479" calcext:value-type="float">
            <text:p>46454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4648953" calcext:value-type="float">
            <text:p>46489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4652259" calcext:value-type="float">
            <text:p>46522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655432" calcext:value-type="float">
            <text:p>46554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float" office:value="4658472" calcext:value-type="float">
            <text:p>46584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4670529" calcext:value-type="float">
            <text:p>46705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4677576" calcext:value-type="float">
            <text:p>46775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682954" calcext:value-type="float">
            <text:p>46829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4687496" calcext:value-type="float">
            <text:p>46874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691538" calcext:value-type="float">
            <text:p>46915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4695245" calcext:value-type="float">
            <text:p>46952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4698719" calcext:value-type="float">
            <text:p>46987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4702025" calcext:value-type="float">
            <text:p>47020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4705198" calcext:value-type="float">
            <text:p>47051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4708238" calcext:value-type="float">
            <text:p>47082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4720295" calcext:value-type="float">
            <text:p>47202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4727309" calcext:value-type="float">
            <text:p>472730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4732686" calcext:value-type="float">
            <text:p>47326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4737229" calcext:value-type="float">
            <text:p>47372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4741270" calcext:value-type="float">
            <text:p>474127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4744944" calcext:value-type="float">
            <text:p>47449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4748418" calcext:value-type="float">
            <text:p>47484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4751724" calcext:value-type="float">
            <text:p>47517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4754897" calcext:value-type="float">
            <text:p>47548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4757937" calcext:value-type="float">
            <text:p>47579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4769994" calcext:value-type="float">
            <text:p>47699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office:value-type="float" office:value="4777042" calcext:value-type="float">
            <text:p>47770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4782419" calcext:value-type="float">
            <text:p>47824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4786961" calcext:value-type="float">
            <text:p>47869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4791003" calcext:value-type="float">
            <text:p>47910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4794710" calcext:value-type="float">
            <text:p>47947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4798184" calcext:value-type="float">
            <text:p>47981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4801490" calcext:value-type="float">
            <text:p>48014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4805031" calcext:value-type="float">
            <text:p>48050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808070" calcext:value-type="float">
            <text:p>48080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4820128" calcext:value-type="float">
            <text:p>48201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4827175" calcext:value-type="float">
            <text:p>482717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float" office:value="4832552" calcext:value-type="float">
            <text:p>483255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837095" calcext:value-type="float">
            <text:p>48370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4841136" calcext:value-type="float">
            <text:p>484113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4844844" calcext:value-type="float">
            <text:p>48448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4848317" calcext:value-type="float">
            <text:p>48483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4851624" calcext:value-type="float">
            <text:p>48516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4854797" calcext:value-type="float">
            <text:p>48547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4857836" calcext:value-type="float">
            <text:p>48578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4869894" calcext:value-type="float">
            <text:p>48698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4876941" calcext:value-type="float">
            <text:p>48769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4882318" calcext:value-type="float">
            <text:p>48823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4886861" calcext:value-type="float">
            <text:p>48868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4890902" calcext:value-type="float">
            <text:p>48909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4894610" calcext:value-type="float">
            <text:p>489461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4898083" calcext:value-type="float">
            <text:p>48980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4901390" calcext:value-type="float">
            <text:p>49013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904563" calcext:value-type="float">
            <text:p>49045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4907602" calcext:value-type="float">
            <text:p>49076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4919660" calcext:value-type="float">
            <text:p>491966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4926707" calcext:value-type="float">
            <text:p>49267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4932084" calcext:value-type="float">
            <text:p>49320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936627" calcext:value-type="float">
            <text:p>49366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4940668" calcext:value-type="float">
            <text:p>49406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4944376" calcext:value-type="float">
            <text:p>494437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4947849" calcext:value-type="float">
            <text:p>49478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951156" calcext:value-type="float">
            <text:p>495115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4954329" calcext:value-type="float">
            <text:p>49543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4957368" calcext:value-type="float">
            <text:p>49573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4969426" calcext:value-type="float">
            <text:p>49694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4976473" calcext:value-type="float">
            <text:p>497647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981850" calcext:value-type="float">
            <text:p>49818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986393" calcext:value-type="float">
            <text:p>49863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4990434" calcext:value-type="float">
            <text:p>49904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4994142" calcext:value-type="float">
            <text:p>499414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4997615" calcext:value-type="float">
            <text:p>49976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5000922" calcext:value-type="float">
            <text:p>50009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5004095" calcext:value-type="float">
            <text:p>50040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5007134" calcext:value-type="float">
            <text:p>50071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019192" calcext:value-type="float">
            <text:p>50191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026239" calcext:value-type="float">
            <text:p>502623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031616" calcext:value-type="float">
            <text:p>503161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036159" calcext:value-type="float">
            <text:p>50361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5040200" calcext:value-type="float">
            <text:p>504020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5043908" calcext:value-type="float">
            <text:p>50439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5047381" calcext:value-type="float">
            <text:p>504738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5050688" calcext:value-type="float">
            <text:p>50506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5053861" calcext:value-type="float">
            <text:p>50538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5056900" calcext:value-type="float">
            <text:p>50569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5068958" calcext:value-type="float">
            <text:p>50689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076005" calcext:value-type="float">
            <text:p>507600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081382" calcext:value-type="float">
            <text:p>508138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5085925" calcext:value-type="float">
            <text:p>508592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089966" calcext:value-type="float">
            <text:p>508996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5093674" calcext:value-type="float">
            <text:p>509367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5097147" calcext:value-type="float">
            <text:p>509714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100454" calcext:value-type="float">
            <text:p>51004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5103627" calcext:value-type="float">
            <text:p>510362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106666" calcext:value-type="float">
            <text:p>51066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5118724" calcext:value-type="float">
            <text:p>51187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5125771" calcext:value-type="float">
            <text:p>512577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131148" calcext:value-type="float">
            <text:p>51311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5135691" calcext:value-type="float">
            <text:p>513569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139732" calcext:value-type="float">
            <text:p>513973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5143440" calcext:value-type="float">
            <text:p>514344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5146913" calcext:value-type="float">
            <text:p>514691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float" office:value="5150220" calcext:value-type="float">
            <text:p>515022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5153393" calcext:value-type="float">
            <text:p>51533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5156432" calcext:value-type="float">
            <text:p>51564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5168490" calcext:value-type="float">
            <text:p>51684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5175537" calcext:value-type="float">
            <text:p>517553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180914" calcext:value-type="float">
            <text:p>518091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5185457" calcext:value-type="float">
            <text:p>51854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189498" calcext:value-type="float">
            <text:p>518949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5193206" calcext:value-type="float">
            <text:p>51932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196679" calcext:value-type="float">
            <text:p>519667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4" calcext:value-type="float">
            <text:p>11.4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5199986" calcext:value-type="float">
            <text:p>51999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5203159" calcext:value-type="float">
            <text:p>520315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4" calcext:value-type="float">
            <text:p>11.4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5206198" calcext:value-type="float">
            <text:p>52061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5218256" calcext:value-type="float">
            <text:p>52182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5225303" calcext:value-type="float">
            <text:p>52253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5230680" calcext:value-type="float">
            <text:p>52306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5235223" calcext:value-type="float">
            <text:p>52352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5239264" calcext:value-type="float">
            <text:p>52392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5242972" calcext:value-type="float">
            <text:p>524297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5246445" calcext:value-type="float">
            <text:p>52464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office:value-type="float" office:value="5249752" calcext:value-type="float">
            <text:p>52497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4" calcext:value-type="float">
            <text:p>11.4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5252925" calcext:value-type="float">
            <text:p>52529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5255964" calcext:value-type="float">
            <text:p>5255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5268022" calcext:value-type="float">
            <text:p>5268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5275069" calcext:value-type="float">
            <text:p>52750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5280446" calcext:value-type="float">
            <text:p>52804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4" calcext:value-type="float">
            <text:p>11.4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5284989" calcext:value-type="float">
            <text:p>52849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4" calcext:value-type="float">
            <text:p>11.4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289030" calcext:value-type="float">
            <text:p>52890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5292738" calcext:value-type="float">
            <text:p>529273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4" calcext:value-type="float">
            <text:p>11.4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5296211" calcext:value-type="float">
            <text:p>52962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5299518" calcext:value-type="float">
            <text:p>52995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5302691" calcext:value-type="float">
            <text:p>53026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5305730" calcext:value-type="float">
            <text:p>53057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5317788" calcext:value-type="float">
            <text:p>531778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324835" calcext:value-type="float">
            <text:p>53248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330212" calcext:value-type="float">
            <text:p>53302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5334755" calcext:value-type="float">
            <text:p>53347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5338796" calcext:value-type="float">
            <text:p>53387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5342504" calcext:value-type="float">
            <text:p>534250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345977" calcext:value-type="float">
            <text:p>53459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349284" calcext:value-type="float">
            <text:p>53492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5352423" calcext:value-type="float">
            <text:p>53524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5355463" calcext:value-type="float">
            <text:p>53554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5367520" calcext:value-type="float">
            <text:p>53675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5374568" calcext:value-type="float">
            <text:p>537456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379945" calcext:value-type="float">
            <text:p>53799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384487" calcext:value-type="float">
            <text:p>53844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5388529" calcext:value-type="float">
            <text:p>538852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5392236" calcext:value-type="float">
            <text:p>53922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395710" calcext:value-type="float">
            <text:p>53957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5399016" calcext:value-type="float">
            <text:p>53990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5402189" calcext:value-type="float">
            <text:p>54021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5405229" calcext:value-type="float">
            <text:p>54052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5417286" calcext:value-type="float">
            <text:p>54172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4" calcext:value-type="float">
            <text:p>11.4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5424300" calcext:value-type="float">
            <text:p>54243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5429678" calcext:value-type="float">
            <text:p>542967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float" office:value="5434220" calcext:value-type="float">
            <text:p>54342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438261" calcext:value-type="float">
            <text:p>543826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5441969" calcext:value-type="float">
            <text:p>54419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5445442" calcext:value-type="float">
            <text:p>544544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5448749" calcext:value-type="float">
            <text:p>544874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5451922" calcext:value-type="float">
            <text:p>54519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5454961" calcext:value-type="float">
            <text:p>54549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5467019" calcext:value-type="float">
            <text:p>5467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474066" calcext:value-type="float">
            <text:p>54740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479444" calcext:value-type="float">
            <text:p>547944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5483986" calcext:value-type="float">
            <text:p>54839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5488027" calcext:value-type="float">
            <text:p>548802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491735" calcext:value-type="float">
            <text:p>54917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5495208" calcext:value-type="float">
            <text:p>54952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office:value-type="float" office:value="5498515" calcext:value-type="float">
            <text:p>54985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5501688" calcext:value-type="float">
            <text:p>55016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5504727" calcext:value-type="float">
            <text:p>55047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5516785" calcext:value-type="float">
            <text:p>55167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5523832" calcext:value-type="float">
            <text:p>552383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5529210" calcext:value-type="float">
            <text:p>552921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5533752" calcext:value-type="float">
            <text:p>553375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537793" calcext:value-type="float">
            <text:p>55377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5541501" calcext:value-type="float">
            <text:p>55415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544974" calcext:value-type="float">
            <text:p>55449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5548281" calcext:value-type="float">
            <text:p>554828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551421" calcext:value-type="float">
            <text:p>555142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float" office:value="5554460" calcext:value-type="float">
            <text:p>55544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5566517" calcext:value-type="float">
            <text:p>55665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5573565" calcext:value-type="float">
            <text:p>55735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5578942" calcext:value-type="float">
            <text:p>55789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5583485" calcext:value-type="float">
            <text:p>558348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5587526" calcext:value-type="float">
            <text:p>55875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5591233" calcext:value-type="float">
            <text:p>55912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5594707" calcext:value-type="float">
            <text:p>55947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5598014" calcext:value-type="float">
            <text:p>559801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601187" calcext:value-type="float">
            <text:p>560118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604226" calcext:value-type="float">
            <text:p>56042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5616283" calcext:value-type="float">
            <text:p>56162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5623297" calcext:value-type="float">
            <text:p>56232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5628641" calcext:value-type="float">
            <text:p>56286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633184" calcext:value-type="float">
            <text:p>56331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5637225" calcext:value-type="float">
            <text:p>56372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5640933" calcext:value-type="float">
            <text:p>56409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5644406" calcext:value-type="float">
            <text:p>56444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5647713" calcext:value-type="float">
            <text:p>56477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5650886" calcext:value-type="float">
            <text:p>56508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5653925" calcext:value-type="float">
            <text:p>56539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5665983" calcext:value-type="float">
            <text:p>56659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673030" calcext:value-type="float">
            <text:p>567303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5678407" calcext:value-type="float">
            <text:p>56784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682950" calcext:value-type="float">
            <text:p>56829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686991" calcext:value-type="float">
            <text:p>568699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5690699" calcext:value-type="float">
            <text:p>569069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5694172" calcext:value-type="float">
            <text:p>569417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697479" calcext:value-type="float">
            <text:p>56974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5700652" calcext:value-type="float">
            <text:p>570065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5703691" calcext:value-type="float">
            <text:p>57036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5715749" calcext:value-type="float">
            <text:p>571574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5722796" calcext:value-type="float">
            <text:p>57227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728173" calcext:value-type="float">
            <text:p>57281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732716" calcext:value-type="float">
            <text:p>57327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5736757" calcext:value-type="float">
            <text:p>57367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5740465" calcext:value-type="float">
            <text:p>574046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743938" calcext:value-type="float">
            <text:p>57439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747245" calcext:value-type="float">
            <text:p>57472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5750418" calcext:value-type="float">
            <text:p>57504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753457" calcext:value-type="float">
            <text:p>57534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765515" calcext:value-type="float">
            <text:p>576551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5772562" calcext:value-type="float">
            <text:p>57725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5777939" calcext:value-type="float">
            <text:p>57779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5782482" calcext:value-type="float">
            <text:p>57824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5786523" calcext:value-type="float">
            <text:p>57865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5790231" calcext:value-type="float">
            <text:p>579023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5793704" calcext:value-type="float">
            <text:p>57937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5797011" calcext:value-type="float">
            <text:p>57970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5800184" calcext:value-type="float">
            <text:p>58001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5803223" calcext:value-type="float">
            <text:p>58032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5815281" calcext:value-type="float">
            <text:p>581528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822295" calcext:value-type="float">
            <text:p>582229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5827639" calcext:value-type="float">
            <text:p>58276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832181" calcext:value-type="float">
            <text:p>58321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836222" calcext:value-type="float">
            <text:p>58362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5839930" calcext:value-type="float">
            <text:p>5839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5843403" calcext:value-type="float">
            <text:p>58434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846710" calcext:value-type="float">
            <text:p>58467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5849883" calcext:value-type="float">
            <text:p>58498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5852922" calcext:value-type="float">
            <text:p>58529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864980" calcext:value-type="float">
            <text:p>5864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5872027" calcext:value-type="float">
            <text:p>58720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5877405" calcext:value-type="float">
            <text:p>587740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5881947" calcext:value-type="float">
            <text:p>58819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885988" calcext:value-type="float">
            <text:p>58859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5889696" calcext:value-type="float">
            <text:p>5889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float" office:value="5893169" calcext:value-type="float">
            <text:p>58931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5896476" calcext:value-type="float">
            <text:p>589647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5899649" calcext:value-type="float">
            <text:p>58996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5902688" calcext:value-type="float">
            <text:p>59026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5914746" calcext:value-type="float">
            <text:p>5914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5921793" calcext:value-type="float">
            <text:p>59217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5927171" calcext:value-type="float">
            <text:p>592717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5931713" calcext:value-type="float">
            <text:p>59317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5935754" calcext:value-type="float">
            <text:p>593575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939462" calcext:value-type="float">
            <text:p>59394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5942935" calcext:value-type="float">
            <text:p>59429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946242" calcext:value-type="float">
            <text:p>594624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5949415" calcext:value-type="float">
            <text:p>59494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5952454" calcext:value-type="float">
            <text:p>59524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5964512" calcext:value-type="float">
            <text:p>59645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5971559" calcext:value-type="float">
            <text:p>59715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976937" calcext:value-type="float">
            <text:p>597693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5981479" calcext:value-type="float">
            <text:p>59814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5985520" calcext:value-type="float">
            <text:p>59855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5989228" calcext:value-type="float">
            <text:p>59892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5992701" calcext:value-type="float">
            <text:p>59927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996008" calcext:value-type="float">
            <text:p>59960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5999181" calcext:value-type="float">
            <text:p>59991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6002220" calcext:value-type="float">
            <text:p>60022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6014278" calcext:value-type="float">
            <text:p>60142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6021292" calcext:value-type="float">
            <text:p>60212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6026636" calcext:value-type="float">
            <text:p>60266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031178" calcext:value-type="float">
            <text:p>60311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6035220" calcext:value-type="float">
            <text:p>60352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6038927" calcext:value-type="float">
            <text:p>60389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042401" calcext:value-type="float">
            <text:p>60424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45707" calcext:value-type="float">
            <text:p>60457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6048880" calcext:value-type="float">
            <text:p>60488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051920" calcext:value-type="float">
            <text:p>60519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6063977" calcext:value-type="float">
            <text:p>60639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071024" calcext:value-type="float">
            <text:p>60710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6076402" calcext:value-type="float">
            <text:p>60764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6080944" calcext:value-type="float">
            <text:p>60809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6084986" calcext:value-type="float">
            <text:p>608498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088693" calcext:value-type="float">
            <text:p>608869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6092167" calcext:value-type="float">
            <text:p>609216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6095473" calcext:value-type="float">
            <text:p>609547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6098646" calcext:value-type="float">
            <text:p>60986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6101686" calcext:value-type="float">
            <text:p>61016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6113743" calcext:value-type="float">
            <text:p>61137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6120790" calcext:value-type="float">
            <text:p>61207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6126168" calcext:value-type="float">
            <text:p>61261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130710" calcext:value-type="float">
            <text:p>613071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6134752" calcext:value-type="float">
            <text:p>613475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6138459" calcext:value-type="float">
            <text:p>61384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141933" calcext:value-type="float">
            <text:p>614193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6145239" calcext:value-type="float">
            <text:p>61452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148412" calcext:value-type="float">
            <text:p>61484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6151452" calcext:value-type="float">
            <text:p>615145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6163509" calcext:value-type="float">
            <text:p>61635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6170556" calcext:value-type="float">
            <text:p>61705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175934" calcext:value-type="float">
            <text:p>61759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6180476" calcext:value-type="float">
            <text:p>61804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6184518" calcext:value-type="float">
            <text:p>618451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6188225" calcext:value-type="float">
            <text:p>61882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191699" calcext:value-type="float">
            <text:p>619169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6195005" calcext:value-type="float">
            <text:p>61950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6198178" calcext:value-type="float">
            <text:p>61981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6201218" calcext:value-type="float">
            <text:p>620121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6213275" calcext:value-type="float">
            <text:p>62132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220289" calcext:value-type="float">
            <text:p>62202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6225633" calcext:value-type="float">
            <text:p>62256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6230175" calcext:value-type="float">
            <text:p>62301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6234217" calcext:value-type="float">
            <text:p>62342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6237924" calcext:value-type="float">
            <text:p>62379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6241398" calcext:value-type="float">
            <text:p>62413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244704" calcext:value-type="float">
            <text:p>62447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6247877" calcext:value-type="float">
            <text:p>62478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6250917" calcext:value-type="float">
            <text:p>62509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6262974" calcext:value-type="float">
            <text:p>62629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6270022" calcext:value-type="float">
            <text:p>627002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6275399" calcext:value-type="float">
            <text:p>62753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6279941" calcext:value-type="float">
            <text:p>62799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283983" calcext:value-type="float">
            <text:p>62839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6287690" calcext:value-type="float">
            <text:p>62876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6291164" calcext:value-type="float">
            <text:p>62911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6294470" calcext:value-type="float">
            <text:p>62944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297643" calcext:value-type="float">
            <text:p>629764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6300683" calcext:value-type="float">
            <text:p>63006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float" office:value="6312740" calcext:value-type="float">
            <text:p>631274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6319788" calcext:value-type="float">
            <text:p>631978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6325165" calcext:value-type="float">
            <text:p>632516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6329707" calcext:value-type="float">
            <text:p>632970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6333749" calcext:value-type="float">
            <text:p>633374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6337456" calcext:value-type="float">
            <text:p>633745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6340930" calcext:value-type="float">
            <text:p>63409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6344236" calcext:value-type="float">
            <text:p>634423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347409" calcext:value-type="float">
            <text:p>63474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350449" calcext:value-type="float">
            <text:p>6350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6362506" calcext:value-type="float">
            <text:p>63625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6369554" calcext:value-type="float">
            <text:p>636955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6374931" calcext:value-type="float">
            <text:p>63749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6379473" calcext:value-type="float">
            <text:p>63794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6383515" calcext:value-type="float">
            <text:p>6383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387222" calcext:value-type="float">
            <text:p>63872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6390696" calcext:value-type="float">
            <text:p>6390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6394002" calcext:value-type="float">
            <text:p>63940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6397175" calcext:value-type="float">
            <text:p>63971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6400215" calcext:value-type="float">
            <text:p>6400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6412272" calcext:value-type="float">
            <text:p>64122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6419286" calcext:value-type="float">
            <text:p>64192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6424630" calcext:value-type="float">
            <text:p>64246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6429173" calcext:value-type="float">
            <text:p>64291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6433214" calcext:value-type="float">
            <text:p>64332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6436921" calcext:value-type="float">
            <text:p>64369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6440395" calcext:value-type="float">
            <text:p>64403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6443702" calcext:value-type="float">
            <text:p>64437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6446875" calcext:value-type="float">
            <text:p>64468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6449914" calcext:value-type="float">
            <text:p>64499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461971" calcext:value-type="float">
            <text:p>64619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6469019" calcext:value-type="float">
            <text:p>6469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6474396" calcext:value-type="float">
            <text:p>64743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6478939" calcext:value-type="float">
            <text:p>647893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6482980" calcext:value-type="float">
            <text:p>648298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486687" calcext:value-type="float">
            <text:p>64866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6490161" calcext:value-type="float">
            <text:p>649016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493468" calcext:value-type="float">
            <text:p>649346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6496641" calcext:value-type="float">
            <text:p>649664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6499680" calcext:value-type="float">
            <text:p>64996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6511737" calcext:value-type="float">
            <text:p>651173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6518785" calcext:value-type="float">
            <text:p>6518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6524162" calcext:value-type="float">
            <text:p>65241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6528705" calcext:value-type="float">
            <text:p>652870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6532746" calcext:value-type="float">
            <text:p>65327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6536453" calcext:value-type="float">
            <text:p>65364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539927" calcext:value-type="float">
            <text:p>65399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6543234" calcext:value-type="float">
            <text:p>654323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6546407" calcext:value-type="float">
            <text:p>654640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6549446" calcext:value-type="float">
            <text:p>65494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6561503" calcext:value-type="float">
            <text:p>65615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6568551" calcext:value-type="float">
            <text:p>6568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6573928" calcext:value-type="float">
            <text:p>65739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3" calcext:value-type="float">
            <text:p>11.3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578471" calcext:value-type="float">
            <text:p>657847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6582512" calcext:value-type="float">
            <text:p>65825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6586219" calcext:value-type="float">
            <text:p>65862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589693" calcext:value-type="float">
            <text:p>65896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6593000" calcext:value-type="float">
            <text:p>659300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6596173" calcext:value-type="float">
            <text:p>659617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6599212" calcext:value-type="float">
            <text:p>65992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6611269" calcext:value-type="float">
            <text:p>66112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6618283" calcext:value-type="float">
            <text:p>66182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6623627" calcext:value-type="float">
            <text:p>66236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6628170" calcext:value-type="float">
            <text:p>6628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6632211" calcext:value-type="float">
            <text:p>66322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635919" calcext:value-type="float">
            <text:p>66359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6639392" calcext:value-type="float">
            <text:p>66393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3" calcext:value-type="float">
            <text:p>11.3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6642699" calcext:value-type="float">
            <text:p>6642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6645872" calcext:value-type="float">
            <text:p>6645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6648911" calcext:value-type="float">
            <text:p>6648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6660969" calcext:value-type="float">
            <text:p>66609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6668016" calcext:value-type="float">
            <text:p>666801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673393" calcext:value-type="float">
            <text:p>667339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677936" calcext:value-type="float">
            <text:p>6677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6681977" calcext:value-type="float">
            <text:p>668197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6685685" calcext:value-type="float">
            <text:p>668568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689158" calcext:value-type="float">
            <text:p>668915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6692465" calcext:value-type="float">
            <text:p>6692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6695638" calcext:value-type="float">
            <text:p>6695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3" calcext:value-type="float">
            <text:p>11.3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6698677" calcext:value-type="float">
            <text:p>66986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6710735" calcext:value-type="float">
            <text:p>671073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6717782" calcext:value-type="float">
            <text:p>671778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6723159" calcext:value-type="float">
            <text:p>67231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727702" calcext:value-type="float">
            <text:p>6727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6731743" calcext:value-type="float">
            <text:p>673174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735451" calcext:value-type="float">
            <text:p>673545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738924" calcext:value-type="float">
            <text:p>67389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742231" calcext:value-type="float">
            <text:p>6742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6745404" calcext:value-type="float">
            <text:p>6745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6748443" calcext:value-type="float">
            <text:p>67484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6760501" calcext:value-type="float">
            <text:p>676050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6767548" calcext:value-type="float">
            <text:p>67675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6772925" calcext:value-type="float">
            <text:p>67729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6777468" calcext:value-type="float">
            <text:p>6777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6781509" calcext:value-type="float">
            <text:p>67815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6785217" calcext:value-type="float">
            <text:p>678521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788690" calcext:value-type="float">
            <text:p>67886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6791997" calcext:value-type="float">
            <text:p>6791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6795170" calcext:value-type="float">
            <text:p>6795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6798209" calcext:value-type="float">
            <text:p>67982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810267" calcext:value-type="float">
            <text:p>681026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6817314" calcext:value-type="float">
            <text:p>68173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6822691" calcext:value-type="float">
            <text:p>68226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6827234" calcext:value-type="float">
            <text:p>68272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6831275" calcext:value-type="float">
            <text:p>68312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6834949" calcext:value-type="float">
            <text:p>683494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6838423" calcext:value-type="float">
            <text:p>683842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6841729" calcext:value-type="float">
            <text:p>68417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6844902" calcext:value-type="float">
            <text:p>68449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6847942" calcext:value-type="float">
            <text:p>68479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6859999" calcext:value-type="float">
            <text:p>685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6867047" calcext:value-type="float">
            <text:p>686704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6872424" calcext:value-type="float">
            <text:p>687242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6876966" calcext:value-type="float">
            <text:p>68769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6881008" calcext:value-type="float">
            <text:p>688100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6884715" calcext:value-type="float">
            <text:p>688471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888189" calcext:value-type="float">
            <text:p>688818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float" office:value="6891495" calcext:value-type="float">
            <text:p>68914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6894668" calcext:value-type="float">
            <text:p>689466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6897708" calcext:value-type="float">
            <text:p>689770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6909765" calcext:value-type="float">
            <text:p>690976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6916813" calcext:value-type="float">
            <text:p>691681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6922190" calcext:value-type="float">
            <text:p>692219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6926732" calcext:value-type="float">
            <text:p>692673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6930774" calcext:value-type="float">
            <text:p>693077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6934481" calcext:value-type="float">
            <text:p>693448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6937955" calcext:value-type="float">
            <text:p>693795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941261" calcext:value-type="float">
            <text:p>694126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944434" calcext:value-type="float">
            <text:p>694443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6947474" calcext:value-type="float">
            <text:p>69474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6959531" calcext:value-type="float">
            <text:p>69595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6966579" calcext:value-type="float">
            <text:p>696657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6971956" calcext:value-type="float">
            <text:p>697195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float" office:value="6976498" calcext:value-type="float">
            <text:p>697649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6980540" calcext:value-type="float">
            <text:p>698054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6984247" calcext:value-type="float">
            <text:p>69842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6987721" calcext:value-type="float">
            <text:p>69877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6991027" calcext:value-type="float">
            <text:p>69910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6994200" calcext:value-type="float">
            <text:p>69942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6997240" calcext:value-type="float">
            <text:p>69972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7009297" calcext:value-type="float">
            <text:p>70092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7016345" calcext:value-type="float">
            <text:p>701634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7021722" calcext:value-type="float">
            <text:p>702172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7026264" calcext:value-type="float">
            <text:p>702626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7030306" calcext:value-type="float">
            <text:p>703030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7034013" calcext:value-type="float">
            <text:p>703401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7037487" calcext:value-type="float">
            <text:p>703748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float" office:value="7040793" calcext:value-type="float">
            <text:p>704079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7043966" calcext:value-type="float">
            <text:p>704396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7047006" calcext:value-type="float">
            <text:p>70470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059063" calcext:value-type="float">
            <text:p>705906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7066111" calcext:value-type="float">
            <text:p>70661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7071488" calcext:value-type="float">
            <text:p>70714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7076030" calcext:value-type="float">
            <text:p>707603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7080072" calcext:value-type="float">
            <text:p>70800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7083779" calcext:value-type="float">
            <text:p>708377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7087253" calcext:value-type="float">
            <text:p>708725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7090559" calcext:value-type="float">
            <text:p>709055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093732" calcext:value-type="float">
            <text:p>709373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7096772" calcext:value-type="float">
            <text:p>70967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7108829" calcext:value-type="float">
            <text:p>710882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7115877" calcext:value-type="float">
            <text:p>711587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7121254" calcext:value-type="float">
            <text:p>712125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7125796" calcext:value-type="float">
            <text:p>71257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7129838" calcext:value-type="float">
            <text:p>712983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7133545" calcext:value-type="float">
            <text:p>71335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7137019" calcext:value-type="float">
            <text:p>713701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7140325" calcext:value-type="float">
            <text:p>71403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7143498" calcext:value-type="float">
            <text:p>71434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7146538" calcext:value-type="float">
            <text:p>71465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7158595" calcext:value-type="float">
            <text:p>71585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7165676" calcext:value-type="float">
            <text:p>71656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7171053" calcext:value-type="float">
            <text:p>71710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7175596" calcext:value-type="float">
            <text:p>717559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7179637" calcext:value-type="float">
            <text:p>71796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7183345" calcext:value-type="float">
            <text:p>718334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7186818" calcext:value-type="float">
            <text:p>71868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7190125" calcext:value-type="float">
            <text:p>719012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7193298" calcext:value-type="float">
            <text:p>719329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7196337" calcext:value-type="float">
            <text:p>71963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7208395" calcext:value-type="float">
            <text:p>720839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7215442" calcext:value-type="float">
            <text:p>721544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7220819" calcext:value-type="float">
            <text:p>722081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7225362" calcext:value-type="float">
            <text:p>722536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7229403" calcext:value-type="float">
            <text:p>722940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7233111" calcext:value-type="float">
            <text:p>723311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7236584" calcext:value-type="float">
            <text:p>723658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7239891" calcext:value-type="float">
            <text:p>723989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7243064" calcext:value-type="float">
            <text:p>724306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246103" calcext:value-type="float">
            <text:p>72461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7258161" calcext:value-type="float">
            <text:p>725816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7265208" calcext:value-type="float">
            <text:p>72652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7270585" calcext:value-type="float">
            <text:p>727058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7275128" calcext:value-type="float">
            <text:p>727512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279169" calcext:value-type="float">
            <text:p>727916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TimeMs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<text:s/>MPS</text:p>
          </table:table-cell>
          <table:table-cell office:value-type="string" calcext:value-type="string">
            <text:p><text:s/>Vbat</text:p>
          </table:table-cell>
          <table:table-cell office:value-type="string" calcext:value-type="string">
            <text:p><text:s/>DeltaEnc</text:p>
          </table:table-cell>
        </table:table-row>
        <table:table-row table:style-name="ro1">
          <table:table-cell office:value-type="float" office:value="7474726" calcext:value-type="float">
            <text:p>74747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7481774" calcext:value-type="float">
            <text:p>748177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7487151" calcext:value-type="float">
            <text:p>748715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7491693" calcext:value-type="float">
            <text:p>74916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7495735" calcext:value-type="float">
            <text:p>749573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7499442" calcext:value-type="float">
            <text:p>749944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7502916" calcext:value-type="float">
            <text:p>750291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7506222" calcext:value-type="float">
            <text:p>75062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7509395" calcext:value-type="float">
            <text:p>75093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7512435" calcext:value-type="float">
            <text:p>751243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7524492" calcext:value-type="float">
            <text:p>752449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7531540" calcext:value-type="float">
            <text:p>753154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7536917" calcext:value-type="float">
            <text:p>753691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7541459" calcext:value-type="float">
            <text:p>754145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7545501" calcext:value-type="float">
            <text:p>754550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7549208" calcext:value-type="float">
            <text:p>754920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7552682" calcext:value-type="float">
            <text:p>755268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7555988" calcext:value-type="float">
            <text:p>755598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7559161" calcext:value-type="float">
            <text:p>755916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7562201" calcext:value-type="float">
            <text:p>75622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7574258" calcext:value-type="float">
            <text:p>757425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7581306" calcext:value-type="float">
            <text:p>758130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7586683" calcext:value-type="float">
            <text:p>758668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7591225" calcext:value-type="float">
            <text:p>759122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7595267" calcext:value-type="float">
            <text:p>759526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7598974" calcext:value-type="float">
            <text:p>759897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7602448" calcext:value-type="float">
            <text:p>760244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7605754" calcext:value-type="float">
            <text:p>760575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7608927" calcext:value-type="float">
            <text:p>760892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7611967" calcext:value-type="float">
            <text:p>76119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7624024" calcext:value-type="float">
            <text:p>76240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7631072" calcext:value-type="float">
            <text:p>763107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7636449" calcext:value-type="float">
            <text:p>763644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7640991" calcext:value-type="float">
            <text:p>764099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7645033" calcext:value-type="float">
            <text:p>764503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7648740" calcext:value-type="float">
            <text:p>764874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7652214" calcext:value-type="float">
            <text:p>765221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7655520" calcext:value-type="float">
            <text:p>765552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7658693" calcext:value-type="float">
            <text:p>765869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7661733" calcext:value-type="float">
            <text:p>766173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7673790" calcext:value-type="float">
            <text:p>767379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7680838" calcext:value-type="float">
            <text:p>768083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7686215" calcext:value-type="float">
            <text:p>768621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7690757" calcext:value-type="float">
            <text:p>769075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7694799" calcext:value-type="float">
            <text:p>769479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7698506" calcext:value-type="float">
            <text:p>769850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701980" calcext:value-type="float">
            <text:p>770198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7705286" calcext:value-type="float">
            <text:p>770528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7708426" calcext:value-type="float">
            <text:p>770842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7711465" calcext:value-type="float">
            <text:p>771146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7723523" calcext:value-type="float">
            <text:p>77235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7730570" calcext:value-type="float">
            <text:p>773057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7735948" calcext:value-type="float">
            <text:p>773594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7740490" calcext:value-type="float">
            <text:p>774049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744531" calcext:value-type="float">
            <text:p>774453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7748239" calcext:value-type="float">
            <text:p>774823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7751712" calcext:value-type="float">
            <text:p>775171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7755019" calcext:value-type="float">
            <text:p>775501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7758192" calcext:value-type="float">
            <text:p>775819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float" office:value="7761231" calcext:value-type="float">
            <text:p>77612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7773289" calcext:value-type="float">
            <text:p>77732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7780303" calcext:value-type="float">
            <text:p>778030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float" office:value="7785680" calcext:value-type="float">
            <text:p>778568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float" office:value="7790223" calcext:value-type="float">
            <text:p>779022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7794264" calcext:value-type="float">
            <text:p>779426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7797971" calcext:value-type="float">
            <text:p>779797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7801445" calcext:value-type="float">
            <text:p>780144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7804752" calcext:value-type="float">
            <text:p>780475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7807925" calcext:value-type="float">
            <text:p>780792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7810964" calcext:value-type="float">
            <text:p>781096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7823021" calcext:value-type="float">
            <text:p>78230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7830069" calcext:value-type="float">
            <text:p>783006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7835446" calcext:value-type="float">
            <text:p>783544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7839989" calcext:value-type="float">
            <text:p>783998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7844030" calcext:value-type="float">
            <text:p>784403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7847737" calcext:value-type="float">
            <text:p>784773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7851211" calcext:value-type="float">
            <text:p>785121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7854518" calcext:value-type="float">
            <text:p>785451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7857691" calcext:value-type="float">
            <text:p>785769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7860730" calcext:value-type="float">
            <text:p>78607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7872787" calcext:value-type="float">
            <text:p>787278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7879835" calcext:value-type="float">
            <text:p>787983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float" office:value="7885212" calcext:value-type="float">
            <text:p>788521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7889755" calcext:value-type="float">
            <text:p>788975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7893796" calcext:value-type="float">
            <text:p>789379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7897503" calcext:value-type="float">
            <text:p>789750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7900977" calcext:value-type="float">
            <text:p>790097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7904284" calcext:value-type="float">
            <text:p>790428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7907423" calcext:value-type="float">
            <text:p>790742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7910463" calcext:value-type="float">
            <text:p>791046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7922520" calcext:value-type="float">
            <text:p>79225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7929567" calcext:value-type="float">
            <text:p>792956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7934945" calcext:value-type="float">
            <text:p>793494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7939487" calcext:value-type="float">
            <text:p>793948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7943529" calcext:value-type="float">
            <text:p>794352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7947236" calcext:value-type="float">
            <text:p>794723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950710" calcext:value-type="float">
            <text:p>795071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7954016" calcext:value-type="float">
            <text:p>795401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7957189" calcext:value-type="float">
            <text:p>795718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7960229" calcext:value-type="float">
            <text:p>79602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7972286" calcext:value-type="float">
            <text:p>797228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7979300" calcext:value-type="float">
            <text:p>797930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7984677" calcext:value-type="float">
            <text:p>798467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2" calcext:value-type="float">
            <text:p>11.2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7989220" calcext:value-type="float">
            <text:p>798922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7993261" calcext:value-type="float">
            <text:p>799326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7996969" calcext:value-type="float">
            <text:p>799696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8000442" calcext:value-type="float">
            <text:p>800044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8003749" calcext:value-type="float">
            <text:p>800374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float" office:value="8006922" calcext:value-type="float">
            <text:p>800692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2" calcext:value-type="float">
            <text:p>11.2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8009961" calcext:value-type="float">
            <text:p>80099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8022019" calcext:value-type="float">
            <text:p>8022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8029066" calcext:value-type="float">
            <text:p>802906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8034443" calcext:value-type="float">
            <text:p>803444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8038986" calcext:value-type="float">
            <text:p>803898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8043027" calcext:value-type="float">
            <text:p>804302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8046735" calcext:value-type="float">
            <text:p>804673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2" calcext:value-type="float">
            <text:p>11.2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8050208" calcext:value-type="float">
            <text:p>805020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float" office:value="8053515" calcext:value-type="float">
            <text:p>805351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8056688" calcext:value-type="float">
            <text:p>805668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8059727" calcext:value-type="float">
            <text:p>805972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8071785" calcext:value-type="float">
            <text:p>807178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8078832" calcext:value-type="float">
            <text:p>807883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8084209" calcext:value-type="float">
            <text:p>808420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8088752" calcext:value-type="float">
            <text:p>808875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8092793" calcext:value-type="float">
            <text:p>809279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8096501" calcext:value-type="float">
            <text:p>809650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8099974" calcext:value-type="float">
            <text:p>809997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8103281" calcext:value-type="float">
            <text:p>810328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8106420" calcext:value-type="float">
            <text:p>810642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8109460" calcext:value-type="float">
            <text:p>81094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8121517" calcext:value-type="float">
            <text:p>812151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8128565" calcext:value-type="float">
            <text:p>812856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2" calcext:value-type="float">
            <text:p>11.2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8133942" calcext:value-type="float">
            <text:p>813394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17" calcext:value-type="float">
            <text:p>5717</text:p>
          </table:table-cell>
        </table:table-row>
        <table:table-row table:style-name="ro1">
          <table:table-cell office:value-type="float" office:value="8138484" calcext:value-type="float">
            <text:p>81384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8142526" calcext:value-type="float">
            <text:p>814252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8146233" calcext:value-type="float">
            <text:p>814623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8149707" calcext:value-type="float">
            <text:p>814970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8153013" calcext:value-type="float">
            <text:p>81530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8156186" calcext:value-type="float">
            <text:p>81561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8159226" calcext:value-type="float">
            <text:p>81592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8171283" calcext:value-type="float">
            <text:p>817128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8178297" calcext:value-type="float">
            <text:p>817829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183641" calcext:value-type="float">
            <text:p>818364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8188184" calcext:value-type="float">
            <text:p>818818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8192225" calcext:value-type="float">
            <text:p>819222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8195932" calcext:value-type="float">
            <text:p>819593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8199406" calcext:value-type="float">
            <text:p>819940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8202713" calcext:value-type="float">
            <text:p>820271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8205886" calcext:value-type="float">
            <text:p>820588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8208925" calcext:value-type="float">
            <text:p>82089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8220982" calcext:value-type="float">
            <text:p>822098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8228030" calcext:value-type="float">
            <text:p>822803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8233407" calcext:value-type="float">
            <text:p>823340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8237950" calcext:value-type="float">
            <text:p>823795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8241991" calcext:value-type="float">
            <text:p>824199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8245698" calcext:value-type="float">
            <text:p>824569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8249172" calcext:value-type="float">
            <text:p>824917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8252479" calcext:value-type="float">
            <text:p>825247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8255652" calcext:value-type="float">
            <text:p>825565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8258691" calcext:value-type="float">
            <text:p>82586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8270748" calcext:value-type="float">
            <text:p>827074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8277796" calcext:value-type="float">
            <text:p>827779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8283173" calcext:value-type="float">
            <text:p>828317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8287716" calcext:value-type="float">
            <text:p>828771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8291757" calcext:value-type="float">
            <text:p>829175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8295464" calcext:value-type="float">
            <text:p>829546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8298938" calcext:value-type="float">
            <text:p>829893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8302245" calcext:value-type="float">
            <text:p>830224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8305418" calcext:value-type="float">
            <text:p>830541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8308457" calcext:value-type="float">
            <text:p>830845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8320514" calcext:value-type="float">
            <text:p>832051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8327562" calcext:value-type="float">
            <text:p>832756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8332939" calcext:value-type="float">
            <text:p>833293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8337482" calcext:value-type="float">
            <text:p>833748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8341523" calcext:value-type="float">
            <text:p>834152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8345230" calcext:value-type="float">
            <text:p>83452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8348704" calcext:value-type="float">
            <text:p>834870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8352011" calcext:value-type="float">
            <text:p>835201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8355184" calcext:value-type="float">
            <text:p>835518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8358223" calcext:value-type="float">
            <text:p>83582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float" office:value="8370280" calcext:value-type="float">
            <text:p>83702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8377294" calcext:value-type="float">
            <text:p>837729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8382638" calcext:value-type="float">
            <text:p>838263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8387181" calcext:value-type="float">
            <text:p>838718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8391222" calcext:value-type="float">
            <text:p>839122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float" office:value="8394930" calcext:value-type="float">
            <text:p>839493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8398403" calcext:value-type="float">
            <text:p>839840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8401710" calcext:value-type="float">
            <text:p>840171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8404883" calcext:value-type="float">
            <text:p>840488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8407922" calcext:value-type="float">
            <text:p>84079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8419980" calcext:value-type="float">
            <text:p>841998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8427027" calcext:value-type="float">
            <text:p>842702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8432404" calcext:value-type="float">
            <text:p>843240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8436947" calcext:value-type="float">
            <text:p>843694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8440988" calcext:value-type="float">
            <text:p>844098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8444696" calcext:value-type="float">
            <text:p>844469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8448169" calcext:value-type="float">
            <text:p>844816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8451476" calcext:value-type="float">
            <text:p>845147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454649" calcext:value-type="float">
            <text:p>845464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8457688" calcext:value-type="float">
            <text:p>845768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8469746" calcext:value-type="float">
            <text:p>84697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8476793" calcext:value-type="float">
            <text:p>847679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8482170" calcext:value-type="float">
            <text:p>848217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8486713" calcext:value-type="float">
            <text:p>848671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8490754" calcext:value-type="float">
            <text:p>849075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8494462" calcext:value-type="float">
            <text:p>849446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8497935" calcext:value-type="float">
            <text:p>849793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8501275" calcext:value-type="float">
            <text:p>850127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8504415" calcext:value-type="float">
            <text:p>850441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8507454" calcext:value-type="float">
            <text:p>85074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8519512" calcext:value-type="float">
            <text:p>851951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8526559" calcext:value-type="float">
            <text:p>852655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8531936" calcext:value-type="float">
            <text:p>85319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8536479" calcext:value-type="float">
            <text:p>853647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8540520" calcext:value-type="float">
            <text:p>854052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8544228" calcext:value-type="float">
            <text:p>854422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8547701" calcext:value-type="float">
            <text:p>854770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551008" calcext:value-type="float">
            <text:p>855100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8554181" calcext:value-type="float">
            <text:p>855418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8557220" calcext:value-type="float">
            <text:p>85572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8569278" calcext:value-type="float">
            <text:p>856927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8576292" calcext:value-type="float">
            <text:p>857629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8581636" calcext:value-type="float">
            <text:p>858163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8586178" calcext:value-type="float">
            <text:p>858617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8590219" calcext:value-type="float">
            <text:p>859021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8593927" calcext:value-type="float">
            <text:p>859392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8597400" calcext:value-type="float">
            <text:p>859740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8600707" calcext:value-type="float">
            <text:p>860070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8603880" calcext:value-type="float">
            <text:p>860388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8606919" calcext:value-type="float">
            <text:p>860691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8618977" calcext:value-type="float">
            <text:p>861897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8626024" calcext:value-type="float">
            <text:p>862602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31402" calcext:value-type="float">
            <text:p>863140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8635944" calcext:value-type="float">
            <text:p>863594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8639985" calcext:value-type="float">
            <text:p>863998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8643693" calcext:value-type="float">
            <text:p>864369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8647166" calcext:value-type="float">
            <text:p>864716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8650473" calcext:value-type="float">
            <text:p>865047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8653646" calcext:value-type="float">
            <text:p>865364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8656685" calcext:value-type="float">
            <text:p>86566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8668743" calcext:value-type="float">
            <text:p>866874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float" office:value="8675790" calcext:value-type="float">
            <text:p>867579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8681168" calcext:value-type="float">
            <text:p>868116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8685710" calcext:value-type="float">
            <text:p>868571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8689751" calcext:value-type="float">
            <text:p>868975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8693459" calcext:value-type="float">
            <text:p>869345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8696932" calcext:value-type="float">
            <text:p>869693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8700239" calcext:value-type="float">
            <text:p>870023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8703412" calcext:value-type="float">
            <text:p>870341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8706451" calcext:value-type="float">
            <text:p>87064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8718509" calcext:value-type="float">
            <text:p>871850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8725556" calcext:value-type="float">
            <text:p>872555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8730934" calcext:value-type="float">
            <text:p>873093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8735476" calcext:value-type="float">
            <text:p>873547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8739517" calcext:value-type="float">
            <text:p>87395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8743225" calcext:value-type="float">
            <text:p>874322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.1" calcext:value-type="float">
            <text:p>11.1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8746698" calcext:value-type="float">
            <text:p>87466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8750005" calcext:value-type="float">
            <text:p>875000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.1" calcext:value-type="float">
            <text:p>11.1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8753178" calcext:value-type="float">
            <text:p>875317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.1" calcext:value-type="float">
            <text:p>11.1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8756217" calcext:value-type="float">
            <text:p>87562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8768275" calcext:value-type="float">
            <text:p>876827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.1" calcext:value-type="float">
            <text:p>11.1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8775289" calcext:value-type="float">
            <text:p>877528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8780633" calcext:value-type="float">
            <text:p>878063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8785175" calcext:value-type="float">
            <text:p>878517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.1" calcext:value-type="float">
            <text:p>11.1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8789217" calcext:value-type="float">
            <text:p>878921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8792924" calcext:value-type="float">
            <text:p>879292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8796398" calcext:value-type="float">
            <text:p>879639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8799704" calcext:value-type="float">
            <text:p>879970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8802877" calcext:value-type="float">
            <text:p>880287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8805917" calcext:value-type="float">
            <text:p>88059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8817974" calcext:value-type="float">
            <text:p>881797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8825021" calcext:value-type="float">
            <text:p>882502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8830399" calcext:value-type="float">
            <text:p>883039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8834941" calcext:value-type="float">
            <text:p>883494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8838983" calcext:value-type="float">
            <text:p>883898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8842690" calcext:value-type="float">
            <text:p>884269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8846164" calcext:value-type="float">
            <text:p>884616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8849470" calcext:value-type="float">
            <text:p>884947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8852643" calcext:value-type="float">
            <text:p>885264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8855683" calcext:value-type="float">
            <text:p>885568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8867740" calcext:value-type="float">
            <text:p>886774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float" office:value="8874787" calcext:value-type="float">
            <text:p>887478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8880165" calcext:value-type="float">
            <text:p>888016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float" office:value="8884707" calcext:value-type="float">
            <text:p>888470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8888749" calcext:value-type="float">
            <text:p>888874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8892456" calcext:value-type="float">
            <text:p>889245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8895930" calcext:value-type="float">
            <text:p>889593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8899236" calcext:value-type="float">
            <text:p>889923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8902409" calcext:value-type="float">
            <text:p>890240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8905449" calcext:value-type="float">
            <text:p>89054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8917506" calcext:value-type="float">
            <text:p>891750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8924553" calcext:value-type="float">
            <text:p>892455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8929931" calcext:value-type="float">
            <text:p>892993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8934473" calcext:value-type="float">
            <text:p>893447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8938515" calcext:value-type="float">
            <text:p>893851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8942222" calcext:value-type="float">
            <text:p>894222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8945696" calcext:value-type="float">
            <text:p>894569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8949002" calcext:value-type="float">
            <text:p>894900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8952175" calcext:value-type="float">
            <text:p>895217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float" office:value="8955215" calcext:value-type="float">
            <text:p>89552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8967272" calcext:value-type="float">
            <text:p>896727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8974286" calcext:value-type="float">
            <text:p>897428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8979630" calcext:value-type="float">
            <text:p>897963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8984172" calcext:value-type="float">
            <text:p>898417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8988214" calcext:value-type="float">
            <text:p>898821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8991921" calcext:value-type="float">
            <text:p>899192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8995395" calcext:value-type="float">
            <text:p>899539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8998701" calcext:value-type="float">
            <text:p>899870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9001874" calcext:value-type="float">
            <text:p>900187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9004914" calcext:value-type="float">
            <text:p>90049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9016971" calcext:value-type="float">
            <text:p>901697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9024019" calcext:value-type="float">
            <text:p>9024019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9029396" calcext:value-type="float">
            <text:p>902939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033938" calcext:value-type="float">
            <text:p>903393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9037980" calcext:value-type="float">
            <text:p>903798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9041687" calcext:value-type="float">
            <text:p>904168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9045161" calcext:value-type="float">
            <text:p>904516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9048467" calcext:value-type="float">
            <text:p>904846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9051640" calcext:value-type="float">
            <text:p>905164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9054680" calcext:value-type="float">
            <text:p>905468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9066737" calcext:value-type="float">
            <text:p>906673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float" office:value="9073785" calcext:value-type="float">
            <text:p>9073785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9079162" calcext:value-type="float">
            <text:p>9079162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float" office:value="9083704" calcext:value-type="float">
            <text:p>908370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float" office:value="9087746" calcext:value-type="float">
            <text:p>9087746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9091453" calcext:value-type="float">
            <text:p>909145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9094927" calcext:value-type="float">
            <text:p>909492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9098233" calcext:value-type="float">
            <text:p>9098233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9101406" calcext:value-type="float">
            <text:p>9101406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float" office:value="9104446" calcext:value-type="float">
            <text:p>91044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9116503" calcext:value-type="float">
            <text:p>911650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9123551" calcext:value-type="float">
            <text:p>912355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9128928" calcext:value-type="float">
            <text:p>912892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9133470" calcext:value-type="float">
            <text:p>91334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9137512" calcext:value-type="float">
            <text:p>913751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9141219" calcext:value-type="float">
            <text:p>914121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9144693" calcext:value-type="float">
            <text:p>914469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9147999" calcext:value-type="float">
            <text:p>91479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9151172" calcext:value-type="float">
            <text:p>91511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9154212" calcext:value-type="float">
            <text:p>91542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9166269" calcext:value-type="float">
            <text:p>916626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9173283" calcext:value-type="float">
            <text:p>917328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9178627" calcext:value-type="float">
            <text:p>917862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9183170" calcext:value-type="float">
            <text:p>918317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9187211" calcext:value-type="float">
            <text:p>918721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9190918" calcext:value-type="float">
            <text:p>919091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float" office:value="9194392" calcext:value-type="float">
            <text:p>919439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9197699" calcext:value-type="float">
            <text:p>919769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9200872" calcext:value-type="float">
            <text:p>920087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9203911" calcext:value-type="float">
            <text:p>9203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9215968" calcext:value-type="float">
            <text:p>921596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9223016" calcext:value-type="float">
            <text:p>922301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9228393" calcext:value-type="float">
            <text:p>922839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9232936" calcext:value-type="float">
            <text:p>923293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9236977" calcext:value-type="float">
            <text:p>923697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9240684" calcext:value-type="float">
            <text:p>924068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9244158" calcext:value-type="float">
            <text:p>924415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9247465" calcext:value-type="float">
            <text:p>924746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9250638" calcext:value-type="float">
            <text:p>9250638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9253677" calcext:value-type="float">
            <text:p>92536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9265734" calcext:value-type="float">
            <text:p>926573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272782" calcext:value-type="float">
            <text:p>9272782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float" office:value="9278159" calcext:value-type="float">
            <text:p>9278159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9282702" calcext:value-type="float">
            <text:p>9282702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9286743" calcext:value-type="float">
            <text:p>9286743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9290450" calcext:value-type="float">
            <text:p>9290450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9293924" calcext:value-type="float">
            <text:p>9293924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float" office:value="9297231" calcext:value-type="float">
            <text:p>9297231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9300404" calcext:value-type="float">
            <text:p>930040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9303443" calcext:value-type="float">
            <text:p>93034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9315500" calcext:value-type="float">
            <text:p>9315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9322548" calcext:value-type="float">
            <text:p>932254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9327925" calcext:value-type="float">
            <text:p>9327925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9332468" calcext:value-type="float">
            <text:p>933246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9336509" calcext:value-type="float">
            <text:p>933650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9340216" calcext:value-type="float">
            <text:p>934021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9343690" calcext:value-type="float">
            <text:p>934369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9346997" calcext:value-type="float">
            <text:p>934699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9350170" calcext:value-type="float">
            <text:p>935017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9353209" calcext:value-type="float">
            <text:p>93532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9365266" calcext:value-type="float">
            <text:p>936526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9372314" calcext:value-type="float">
            <text:p>937231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float" office:value="9377691" calcext:value-type="float">
            <text:p>937769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9382234" calcext:value-type="float">
            <text:p>9382234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9386275" calcext:value-type="float">
            <text:p>938627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9389949" calcext:value-type="float">
            <text:p>938994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9393423" calcext:value-type="float">
            <text:p>939342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9396729" calcext:value-type="float">
            <text:p>93967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9399902" calcext:value-type="float">
            <text:p>93999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9402942" calcext:value-type="float">
            <text:p>94029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9414999" calcext:value-type="float">
            <text:p>9414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9422080" calcext:value-type="float">
            <text:p>942208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9427457" calcext:value-type="float">
            <text:p>942745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9432000" calcext:value-type="float">
            <text:p>9432000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9436041" calcext:value-type="float">
            <text:p>943604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9439748" calcext:value-type="float">
            <text:p>943974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9443222" calcext:value-type="float">
            <text:p>944322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9446529" calcext:value-type="float">
            <text:p>9446529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9449702" calcext:value-type="float">
            <text:p>9449702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9452741" calcext:value-type="float">
            <text:p>945274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9464798" calcext:value-type="float">
            <text:p>946479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9471846" calcext:value-type="float">
            <text:p>947184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9477223" calcext:value-type="float">
            <text:p>947722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9481766" calcext:value-type="float">
            <text:p>9481766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9485807" calcext:value-type="float">
            <text:p>948580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9489514" calcext:value-type="float">
            <text:p>948951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9492988" calcext:value-type="float">
            <text:p>949298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9496295" calcext:value-type="float">
            <text:p>9496295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9499434" calcext:value-type="float">
            <text:p>9499434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502474" calcext:value-type="float">
            <text:p>95024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9514531" calcext:value-type="float">
            <text:p>9514531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9521578" calcext:value-type="float">
            <text:p>952157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9526956" calcext:value-type="float">
            <text:p>952695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9531498" calcext:value-type="float">
            <text:p>953149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9535540" calcext:value-type="float">
            <text:p>9535540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9539247" calcext:value-type="float">
            <text:p>9539247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9542721" calcext:value-type="float">
            <text:p>9542721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9546027" calcext:value-type="float">
            <text:p>9546027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9549200" calcext:value-type="float">
            <text:p>9549200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9552240" calcext:value-type="float">
            <text:p>95522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9564297" calcext:value-type="float">
            <text:p>9564297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office:value-type="float" office:value="9571311" calcext:value-type="float">
            <text:p>957131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office:value-type="float" office:value="9576688" calcext:value-type="float">
            <text:p>957668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9581231" calcext:value-type="float">
            <text:p>958123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9585272" calcext:value-type="float">
            <text:p>958527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9588946" calcext:value-type="float">
            <text:p>9588946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9592420" calcext:value-type="float">
            <text:p>9592420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9595726" calcext:value-type="float">
            <text:p>959572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9598899" calcext:value-type="float">
            <text:p>959889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9601939" calcext:value-type="float">
            <text:p>96019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9613996" calcext:value-type="float">
            <text:p>9613996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9621044" calcext:value-type="float">
            <text:p>9621044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9626421" calcext:value-type="float">
            <text:p>9626421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9630963" calcext:value-type="float">
            <text:p>963096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9635005" calcext:value-type="float">
            <text:p>9635005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9638712" calcext:value-type="float">
            <text:p>9638712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9642186" calcext:value-type="float">
            <text:p>9642186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645492" calcext:value-type="float">
            <text:p>964549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float" office:value="9648665" calcext:value-type="float">
            <text:p>964866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9651705" calcext:value-type="float">
            <text:p>96517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9663762" calcext:value-type="float">
            <text:p>966376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9670810" calcext:value-type="float">
            <text:p>9670810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9676187" calcext:value-type="float">
            <text:p>9676187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9680729" calcext:value-type="float">
            <text:p>9680729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9684771" calcext:value-type="float">
            <text:p>9684771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9688478" calcext:value-type="float">
            <text:p>9688478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9691952" calcext:value-type="float">
            <text:p>9691952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9" calcext:value-type="float">
            <text:p>10.9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9695258" calcext:value-type="float">
            <text:p>9695258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9" calcext:value-type="float">
            <text:p>10.9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9698431" calcext:value-type="float">
            <text:p>9698431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9" calcext:value-type="float">
            <text:p>10.9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9701471" calcext:value-type="float">
            <text:p>97014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9713528" calcext:value-type="float">
            <text:p>9713528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office:value-type="float" office:value="9720576" calcext:value-type="float">
            <text:p>9720576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9" calcext:value-type="float">
            <text:p>10.9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9725953" calcext:value-type="float">
            <text:p>9725953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9" calcext:value-type="float">
            <text:p>10.9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9730495" calcext:value-type="float">
            <text:p>9730495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9734537" calcext:value-type="float">
            <text:p>9734537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9" calcext:value-type="float">
            <text:p>10.9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9738244" calcext:value-type="float">
            <text:p>9738244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9741718" calcext:value-type="float">
            <text:p>9741718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9745024" calcext:value-type="float">
            <text:p>97450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9748197" calcext:value-type="float">
            <text:p>97481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9751237" calcext:value-type="float">
            <text:p>97512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8" calcext:value-type="float">
            <text:p>10.8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9763294" calcext:value-type="float">
            <text:p>976329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9770308" calcext:value-type="float">
            <text:p>9770308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9775686" calcext:value-type="float">
            <text:p>9775686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9780228" calcext:value-type="float">
            <text:p>9780228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8" calcext:value-type="float">
            <text:p>10.8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9784269" calcext:value-type="float">
            <text:p>9784269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9787943" calcext:value-type="float">
            <text:p>9787943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8" calcext:value-type="float">
            <text:p>10.8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9791417" calcext:value-type="float">
            <text:p>9791417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9794724" calcext:value-type="float">
            <text:p>9794724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8" calcext:value-type="float">
            <text:p>10.8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9797897" calcext:value-type="float">
            <text:p>9797897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9800936" calcext:value-type="float">
            <text:p>980093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9812993" calcext:value-type="float">
            <text:p>981299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9820041" calcext:value-type="float">
            <text:p>9820041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8" calcext:value-type="float">
            <text:p>10.8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9825418" calcext:value-type="float">
            <text:p>9825418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8" calcext:value-type="float">
            <text:p>10.8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9829961" calcext:value-type="float">
            <text:p>9829961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9834002" calcext:value-type="float">
            <text:p>9834002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8" calcext:value-type="float">
            <text:p>10.8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9837709" calcext:value-type="float">
            <text:p>9837709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9841183" calcext:value-type="float">
            <text:p>9841183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9844490" calcext:value-type="float">
            <text:p>9844490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7" calcext:value-type="float">
            <text:p>10.7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9847663" calcext:value-type="float">
            <text:p>9847663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7" calcext:value-type="float">
            <text:p>10.7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9850702" calcext:value-type="float">
            <text:p>98507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9862759" calcext:value-type="float">
            <text:p>9862759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7" calcext:value-type="float">
            <text:p>10.7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9869807" calcext:value-type="float">
            <text:p>9869807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9875184" calcext:value-type="float">
            <text:p>9875184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7" calcext:value-type="float">
            <text:p>10.7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float" office:value="9879727" calcext:value-type="float">
            <text:p>9879727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float" office:value="9883768" calcext:value-type="float">
            <text:p>9883768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float" office:value="9887475" calcext:value-type="float">
            <text:p>9887475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7" calcext:value-type="float">
            <text:p>10.7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9890949" calcext:value-type="float">
            <text:p>9890949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7" calcext:value-type="float">
            <text:p>10.7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9894256" calcext:value-type="float">
            <text:p>9894256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6" calcext:value-type="float">
            <text:p>10.6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9897429" calcext:value-type="float">
            <text:p>9897429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9900468" calcext:value-type="float">
            <text:p>99004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9912525" calcext:value-type="float">
            <text:p>9912525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0.6" calcext:value-type="float">
            <text:p>10.6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9919573" calcext:value-type="float">
            <text:p>9919573</text:p>
          </table:table-cell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  <table:table-cell office:value-type="float" office:value="10.6" calcext:value-type="float">
            <text:p>10.6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float" office:value="9924950" calcext:value-type="float">
            <text:p>9924950</text:p>
          </table:table-cell>
          <table:table-cell office:value-type="float" office:value="3333" calcext:value-type="float">
            <text:p>3333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9929493" calcext:value-type="float">
            <text:p>9929493</text:p>
          </table:table-cell>
          <table:table-cell office:value-type="float" office:value="2500" calcext:value-type="float">
            <text:p>2500</text:p>
          </table:table-cell>
          <table:table-cell office:value-type="float" office:value="0.4" calcext:value-type="float">
            <text:p>0.4</text:p>
          </table:table-cell>
          <table:table-cell office:value-type="float" office:value="10.6" calcext:value-type="float">
            <text:p>10.6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9933534" calcext:value-type="float">
            <text:p>9933534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float" office:value="9937241" calcext:value-type="float">
            <text:p>9937241</text:p>
          </table:table-cell>
          <table:table-cell office:value-type="float" office:value="1666" calcext:value-type="float">
            <text:p>1666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9940715" calcext:value-type="float">
            <text:p>9940715</text:p>
          </table:table-cell>
          <table:table-cell office:value-type="float" office:value="1428" calcext:value-type="float">
            <text:p>1428</text:p>
          </table:table-cell>
          <table:table-cell office:value-type="float" office:value="0.7" calcext:value-type="float">
            <text:p>0.7</text:p>
          </table:table-cell>
          <table:table-cell office:value-type="float" office:value="10.5" calcext:value-type="float">
            <text:p>10.5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9944022" calcext:value-type="float">
            <text:p>9944022</text:p>
          </table:table-cell>
          <table:table-cell office:value-type="float" office:value="1250" calcext:value-type="float">
            <text:p>1250</text:p>
          </table:table-cell>
          <table:table-cell office:value-type="float" office:value="0.8" calcext:value-type="float">
            <text:p>0.8</text:p>
          </table:table-cell>
          <table:table-cell office:value-type="float" office:value="10.6" calcext:value-type="float">
            <text:p>10.6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9947195" calcext:value-type="float">
            <text:p>9947195</text:p>
          </table:table-cell>
          <table:table-cell office:value-type="float" office:value="1111" calcext:value-type="float">
            <text:p>1111</text:p>
          </table:table-cell>
          <table:table-cell office:value-type="float" office:value="0.9" calcext:value-type="float">
            <text:p>0.9</text:p>
          </table:table-cell>
          <table:table-cell office:value-type="float" office:value="10.5" calcext:value-type="float">
            <text:p>10.5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float" office:value="9950234" calcext:value-type="float">
            <text:p>995023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5956" calcext:value-type="float">
            <text:p>5956</text:p>
          </table:table-cell>
        </table:table-row>
      </table:table>
      <table:table table:name="Pivot Table_mpsVsBat_1" table:style-name="ta1">
        <table:shapes>
          <draw:frame draw:z-index="0" draw:style-name="gr1" draw:text-style-name="P1" svg:width="6.298in" svg:height="3.5449in" svg:x="3.7291in" svg:y="0.3138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3"/>
        <table:table-column table:style-name="co6" table:default-cell-style-name="ce7"/>
        <table:table-row table:style-name="ro1">
          <table:table-cell table:style-name="ce1" office:value-type="string" calcext:value-type="string">
            <text:p>TimeMs</text:p>
          </table:table-cell>
          <table:table-cell table:style-name="ce5" office:value-type="string" calcext:value-type="string">
            <text:p>Average - <text:s/>DeltaEnc</text:p>
          </table:table-cell>
        </table:table-row>
        <table:table-row table:style-name="ro1">
          <table:table-cell table:style-name="ce2" office:value-type="float" office:value="292023" calcext:value-type="float">
            <text:p>292023</text:p>
          </table:table-cell>
          <table:table-cell table:style-name="ce6"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299070" calcext:value-type="float">
            <text:p>299070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304448" calcext:value-type="float">
            <text:p>304448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308990" calcext:value-type="float">
            <text:p>308990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313031" calcext:value-type="float">
            <text:p>313031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316739" calcext:value-type="float">
            <text:p>316739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320212" calcext:value-type="float">
            <text:p>320212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323519" calcext:value-type="float">
            <text:p>323519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326692" calcext:value-type="float">
            <text:p>326692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329731" calcext:value-type="float">
            <text:p>329731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float" office:value="341789" calcext:value-type="float">
            <text:p>341789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348836" calcext:value-type="float">
            <text:p>348836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354214" calcext:value-type="float">
            <text:p>354214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office:value-type="float" office:value="358756" calcext:value-type="float">
            <text:p>358756</text:p>
          </table:table-cell>
          <table:table-cell office:value-type="float" office:value="6543" calcext:value-type="float">
            <text:p>6543</text:p>
          </table:table-cell>
        </table:table-row>
        <table:table-row table:style-name="ro1">
          <table:table-cell office:value-type="float" office:value="362797" calcext:value-type="float">
            <text:p>362797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366505" calcext:value-type="float">
            <text:p>366505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369978" calcext:value-type="float">
            <text:p>369978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373285" calcext:value-type="float">
            <text:p>373285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376425" calcext:value-type="float">
            <text:p>376425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379464" calcext:value-type="float">
            <text:p>379464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391521" calcext:value-type="float">
            <text:p>391521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98569" calcext:value-type="float">
            <text:p>398569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403946" calcext:value-type="float">
            <text:p>403946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408489" calcext:value-type="float">
            <text:p>408489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412530" calcext:value-type="float">
            <text:p>412530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416237" calcext:value-type="float">
            <text:p>416237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419711" calcext:value-type="float">
            <text:p>419711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423018" calcext:value-type="float">
            <text:p>423018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float" office:value="426191" calcext:value-type="float">
            <text:p>426191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429230" calcext:value-type="float">
            <text:p>429230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441287" calcext:value-type="float">
            <text:p>441287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448335" calcext:value-type="float">
            <text:p>448335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453712" calcext:value-type="float">
            <text:p>453712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458255" calcext:value-type="float">
            <text:p>458255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462296" calcext:value-type="float">
            <text:p>462296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466003" calcext:value-type="float">
            <text:p>466003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469477" calcext:value-type="float">
            <text:p>469477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472784" calcext:value-type="float">
            <text:p>472784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78996" calcext:value-type="float">
            <text:p>478996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491053" calcext:value-type="float">
            <text:p>491053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498101" calcext:value-type="float">
            <text:p>498101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503478" calcext:value-type="float">
            <text:p>503478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508021" calcext:value-type="float">
            <text:p>508021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512062" calcext:value-type="float">
            <text:p>512062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515769" calcext:value-type="float">
            <text:p>515769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519243" calcext:value-type="float">
            <text:p>519243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22550" calcext:value-type="float">
            <text:p>522550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525723" calcext:value-type="float">
            <text:p>525723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528762" calcext:value-type="float">
            <text:p>528762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540819" calcext:value-type="float">
            <text:p>540819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547867" calcext:value-type="float">
            <text:p>547867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553244" calcext:value-type="float">
            <text:p>553244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557787" calcext:value-type="float">
            <text:p>557787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561828" calcext:value-type="float">
            <text:p>561828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565535" calcext:value-type="float">
            <text:p>565535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569009" calcext:value-type="float">
            <text:p>569009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572316" calcext:value-type="float">
            <text:p>572316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575489" calcext:value-type="float">
            <text:p>575489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578528" calcext:value-type="float">
            <text:p>578528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590585" calcext:value-type="float">
            <text:p>590585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597633" calcext:value-type="float">
            <text:p>597633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603010" calcext:value-type="float">
            <text:p>603010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607553" calcext:value-type="float">
            <text:p>607553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611594" calcext:value-type="float">
            <text:p>611594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615301" calcext:value-type="float">
            <text:p>615301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618775" calcext:value-type="float">
            <text:p>618775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622082" calcext:value-type="float">
            <text:p>622082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office:value-type="float" office:value="625288" calcext:value-type="float">
            <text:p>625288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float" office:value="628294" calcext:value-type="float">
            <text:p>628294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640318" calcext:value-type="float">
            <text:p>640318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647365" calcext:value-type="float">
            <text:p>647365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652743" calcext:value-type="float">
            <text:p>652743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657285" calcext:value-type="float">
            <text:p>657285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float" office:value="661293" calcext:value-type="float">
            <text:p>661293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664967" calcext:value-type="float">
            <text:p>664967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668441" calcext:value-type="float">
            <text:p>668441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671747" calcext:value-type="float">
            <text:p>671747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674920" calcext:value-type="float">
            <text:p>674920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677960" calcext:value-type="float">
            <text:p>677960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690017" calcext:value-type="float">
            <text:p>690017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697065" calcext:value-type="float">
            <text:p>697065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702442" calcext:value-type="float">
            <text:p>702442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706984" calcext:value-type="float">
            <text:p>706984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711026" calcext:value-type="float">
            <text:p>711026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714733" calcext:value-type="float">
            <text:p>714733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718207" calcext:value-type="float">
            <text:p>718207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721513" calcext:value-type="float">
            <text:p>721513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724686" calcext:value-type="float">
            <text:p>724686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727726" calcext:value-type="float">
            <text:p>727726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739783" calcext:value-type="float">
            <text:p>739783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746831" calcext:value-type="float">
            <text:p>746831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752208" calcext:value-type="float">
            <text:p>752208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756750" calcext:value-type="float">
            <text:p>756750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760792" calcext:value-type="float">
            <text:p>760792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764499" calcext:value-type="float">
            <text:p>764499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767973" calcext:value-type="float">
            <text:p>767973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771279" calcext:value-type="float">
            <text:p>771279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774419" calcext:value-type="float">
            <text:p>774419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777458" calcext:value-type="float">
            <text:p>777458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789516" calcext:value-type="float">
            <text:p>789516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796563" calcext:value-type="float">
            <text:p>796563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801941" calcext:value-type="float">
            <text:p>801941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806483" calcext:value-type="float">
            <text:p>80648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810524" calcext:value-type="float">
            <text:p>810524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814232" calcext:value-type="float">
            <text:p>814232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817705" calcext:value-type="float">
            <text:p>8177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821012" calcext:value-type="float">
            <text:p>821012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824185" calcext:value-type="float">
            <text:p>824185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827224" calcext:value-type="float">
            <text:p>827224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839282" calcext:value-type="float">
            <text:p>839282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846296" calcext:value-type="float">
            <text:p>846296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851673" calcext:value-type="float">
            <text:p>851673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office:value-type="float" office:value="856216" calcext:value-type="float">
            <text:p>856216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860257" calcext:value-type="float">
            <text:p>860257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863964" calcext:value-type="float">
            <text:p>863964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867438" calcext:value-type="float">
            <text:p>867438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870745" calcext:value-type="float">
            <text:p>870745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873918" calcext:value-type="float">
            <text:p>873918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float" office:value="876957" calcext:value-type="float">
            <text:p>876957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889014" calcext:value-type="float">
            <text:p>889014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896062" calcext:value-type="float">
            <text:p>896062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901439" calcext:value-type="float">
            <text:p>901439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float" office:value="905982" calcext:value-type="float">
            <text:p>905982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910023" calcext:value-type="float">
            <text:p>910023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913730" calcext:value-type="float">
            <text:p>913730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917204" calcext:value-type="float">
            <text:p>917204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920511" calcext:value-type="float">
            <text:p>920511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923684" calcext:value-type="float">
            <text:p>923684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float" office:value="926723" calcext:value-type="float">
            <text:p>926723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float" office:value="938814" calcext:value-type="float">
            <text:p>938814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945861" calcext:value-type="float">
            <text:p>945861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951239" calcext:value-type="float">
            <text:p>951239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955781" calcext:value-type="float">
            <text:p>955781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959822" calcext:value-type="float">
            <text:p>959822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963530" calcext:value-type="float">
            <text:p>96353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967003" calcext:value-type="float">
            <text:p>967003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970310" calcext:value-type="float">
            <text:p>970310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973483" calcext:value-type="float">
            <text:p>973483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976522" calcext:value-type="float">
            <text:p>976522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988580" calcext:value-type="float">
            <text:p>988580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995627" calcext:value-type="float">
            <text:p>995627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1001005" calcext:value-type="float">
            <text:p>1001005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1005547" calcext:value-type="float">
            <text:p>1005547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1009588" calcext:value-type="float">
            <text:p>1009588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1013296" calcext:value-type="float">
            <text:p>1013296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1016736" calcext:value-type="float">
            <text:p>1016736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1020043" calcext:value-type="float">
            <text:p>1020043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1023216" calcext:value-type="float">
            <text:p>1023216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1026255" calcext:value-type="float">
            <text:p>1026255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1038312" calcext:value-type="float">
            <text:p>1038312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1045360" calcext:value-type="float">
            <text:p>1045360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050737" calcext:value-type="float">
            <text:p>1050737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055280" calcext:value-type="float">
            <text:p>1055280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office:value-type="float" office:value="1059288" calcext:value-type="float">
            <text:p>1059288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062962" calcext:value-type="float">
            <text:p>1062962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office:value-type="float" office:value="1069742" calcext:value-type="float">
            <text:p>1069742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1072915" calcext:value-type="float">
            <text:p>1072915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float" office:value="1075954" calcext:value-type="float">
            <text:p>1075954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1088012" calcext:value-type="float">
            <text:p>1088012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1095059" calcext:value-type="float">
            <text:p>1095059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100436" calcext:value-type="float">
            <text:p>1100436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float" office:value="1104979" calcext:value-type="float">
            <text:p>1104979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1109020" calcext:value-type="float">
            <text:p>1109020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1112728" calcext:value-type="float">
            <text:p>1112728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1116201" calcext:value-type="float">
            <text:p>1116201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1119508" calcext:value-type="float">
            <text:p>1119508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1122681" calcext:value-type="float">
            <text:p>1122681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1125720" calcext:value-type="float">
            <text:p>1125720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1137778" calcext:value-type="float">
            <text:p>1137778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144825" calcext:value-type="float">
            <text:p>1144825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150202" calcext:value-type="float">
            <text:p>1150202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154745" calcext:value-type="float">
            <text:p>1154745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1158786" calcext:value-type="float">
            <text:p>1158786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162494" calcext:value-type="float">
            <text:p>1162494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float" office:value="1165967" calcext:value-type="float">
            <text:p>1165967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169274" calcext:value-type="float">
            <text:p>1169274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1172413" calcext:value-type="float">
            <text:p>1172413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1175453" calcext:value-type="float">
            <text:p>1175453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1187510" calcext:value-type="float">
            <text:p>1187510</text:p>
          </table:table-cell>
          <table:table-cell office:value-type="float" office:value="6344" calcext:value-type="float">
            <text:p>6344</text:p>
          </table:table-cell>
        </table:table-row>
        <table:table-row table:style-name="ro1">
          <table:table-cell office:value-type="float" office:value="1194558" calcext:value-type="float">
            <text:p>1194558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199935" calcext:value-type="float">
            <text:p>1199935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1204477" calcext:value-type="float">
            <text:p>1204477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208519" calcext:value-type="float">
            <text:p>1208519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1212226" calcext:value-type="float">
            <text:p>1212226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1215700" calcext:value-type="float">
            <text:p>1215700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1219006" calcext:value-type="float">
            <text:p>1219006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1222179" calcext:value-type="float">
            <text:p>1222179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office:value-type="float" office:value="1225219" calcext:value-type="float">
            <text:p>1225219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1237276" calcext:value-type="float">
            <text:p>1237276</text:p>
          </table:table-cell>
          <table:table-cell office:value-type="float" office:value="6341" calcext:value-type="float">
            <text:p>6341</text:p>
          </table:table-cell>
        </table:table-row>
        <table:table-row table:style-name="ro1">
          <table:table-cell office:value-type="float" office:value="1244290" calcext:value-type="float">
            <text:p>1244290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1249634" calcext:value-type="float">
            <text:p>1249634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1254177" calcext:value-type="float">
            <text:p>1254177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1258218" calcext:value-type="float">
            <text:p>1258218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261925" calcext:value-type="float">
            <text:p>1261925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1265399" calcext:value-type="float">
            <text:p>1265399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1268706" calcext:value-type="float">
            <text:p>1268706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float" office:value="1271879" calcext:value-type="float">
            <text:p>1271879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float" office:value="1274918" calcext:value-type="float">
            <text:p>1274918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1286975" calcext:value-type="float">
            <text:p>1286975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1294023" calcext:value-type="float">
            <text:p>1294023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299400" calcext:value-type="float">
            <text:p>1299400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303943" calcext:value-type="float">
            <text:p>1303943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1307984" calcext:value-type="float">
            <text:p>1307984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float" office:value="1311691" calcext:value-type="float">
            <text:p>1311691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1315165" calcext:value-type="float">
            <text:p>1315165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1318472" calcext:value-type="float">
            <text:p>1318472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float" office:value="1321645" calcext:value-type="float">
            <text:p>1321645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324684" calcext:value-type="float">
            <text:p>1324684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1336741" calcext:value-type="float">
            <text:p>1336741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1343789" calcext:value-type="float">
            <text:p>1343789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1349166" calcext:value-type="float">
            <text:p>1349166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office:value-type="float" office:value="1353709" calcext:value-type="float">
            <text:p>1353709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357750" calcext:value-type="float">
            <text:p>1357750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1361457" calcext:value-type="float">
            <text:p>1361457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1364931" calcext:value-type="float">
            <text:p>1364931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1368238" calcext:value-type="float">
            <text:p>1368238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float" office:value="1371411" calcext:value-type="float">
            <text:p>1371411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1374450" calcext:value-type="float">
            <text:p>1374450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1386507" calcext:value-type="float">
            <text:p>1386507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1393555" calcext:value-type="float">
            <text:p>1393555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1398932" calcext:value-type="float">
            <text:p>1398932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1403475" calcext:value-type="float">
            <text:p>1403475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407516" calcext:value-type="float">
            <text:p>1407516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1411223" calcext:value-type="float">
            <text:p>1411223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1414697" calcext:value-type="float">
            <text:p>1414697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float" office:value="1418004" calcext:value-type="float">
            <text:p>1418004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1421177" calcext:value-type="float">
            <text:p>1421177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1424216" calcext:value-type="float">
            <text:p>1424216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436273" calcext:value-type="float">
            <text:p>1436273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1443287" calcext:value-type="float">
            <text:p>1443287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1448631" calcext:value-type="float">
            <text:p>1448631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453174" calcext:value-type="float">
            <text:p>1453174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1457215" calcext:value-type="float">
            <text:p>1457215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1460923" calcext:value-type="float">
            <text:p>1460923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office:value-type="float" office:value="1464396" calcext:value-type="float">
            <text:p>1464396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1467703" calcext:value-type="float">
            <text:p>1467703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1470876" calcext:value-type="float">
            <text:p>1470876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1473915" calcext:value-type="float">
            <text:p>1473915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1485973" calcext:value-type="float">
            <text:p>1485973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1493020" calcext:value-type="float">
            <text:p>1493020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office:value-type="float" office:value="1498397" calcext:value-type="float">
            <text:p>1498397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office:value-type="float" office:value="1502940" calcext:value-type="float">
            <text:p>1502940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1506981" calcext:value-type="float">
            <text:p>1506981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office:value-type="float" office:value="1510689" calcext:value-type="float">
            <text:p>1510689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1514196" calcext:value-type="float">
            <text:p>1514196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1517502" calcext:value-type="float">
            <text:p>1517502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office:value-type="float" office:value="1520675" calcext:value-type="float">
            <text:p>1520675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1523715" calcext:value-type="float">
            <text:p>1523715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1535772" calcext:value-type="float">
            <text:p>1535772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1542819" calcext:value-type="float">
            <text:p>1542819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548197" calcext:value-type="float">
            <text:p>1548197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552739" calcext:value-type="float">
            <text:p>1552739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1556781" calcext:value-type="float">
            <text:p>1556781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1560488" calcext:value-type="float">
            <text:p>1560488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1563962" calcext:value-type="float">
            <text:p>1563962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567268" calcext:value-type="float">
            <text:p>1567268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1570408" calcext:value-type="float">
            <text:p>1570408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1573447" calcext:value-type="float">
            <text:p>1573447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1585505" calcext:value-type="float">
            <text:p>1585505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1592552" calcext:value-type="float">
            <text:p>1592552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597929" calcext:value-type="float">
            <text:p>1597929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602472" calcext:value-type="float">
            <text:p>1602472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1606513" calcext:value-type="float">
            <text:p>1606513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1610221" calcext:value-type="float">
            <text:p>1610221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613694" calcext:value-type="float">
            <text:p>1613694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1617001" calcext:value-type="float">
            <text:p>1617001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1620207" calcext:value-type="float">
            <text:p>1620207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1623247" calcext:value-type="float">
            <text:p>1623247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1635304" calcext:value-type="float">
            <text:p>1635304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1642385" calcext:value-type="float">
            <text:p>1642385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1647762" calcext:value-type="float">
            <text:p>1647762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1652305" calcext:value-type="float">
            <text:p>1652305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office:value-type="float" office:value="1656346" calcext:value-type="float">
            <text:p>1656346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660053" calcext:value-type="float">
            <text:p>1660053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1663527" calcext:value-type="float">
            <text:p>1663527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1666834" calcext:value-type="float">
            <text:p>1666834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1670007" calcext:value-type="float">
            <text:p>1670007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1673046" calcext:value-type="float">
            <text:p>1673046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1685103" calcext:value-type="float">
            <text:p>1685103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1692151" calcext:value-type="float">
            <text:p>169215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1697528" calcext:value-type="float">
            <text:p>1697528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1702071" calcext:value-type="float">
            <text:p>1702071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1706112" calcext:value-type="float">
            <text:p>1706112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1709819" calcext:value-type="float">
            <text:p>1709819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1713293" calcext:value-type="float">
            <text:p>1713293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716566" calcext:value-type="float">
            <text:p>1716566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1719739" calcext:value-type="float">
            <text:p>1719739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1722779" calcext:value-type="float">
            <text:p>1722779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float" office:value="1734836" calcext:value-type="float">
            <text:p>1734836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741883" calcext:value-type="float">
            <text:p>1741883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747261" calcext:value-type="float">
            <text:p>1747261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1751803" calcext:value-type="float">
            <text:p>1751803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1755845" calcext:value-type="float">
            <text:p>1755845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1759552" calcext:value-type="float">
            <text:p>1759552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1763026" calcext:value-type="float">
            <text:p>1763026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766332" calcext:value-type="float">
            <text:p>1766332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769505" calcext:value-type="float">
            <text:p>1769505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1772545" calcext:value-type="float">
            <text:p>1772545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1784602" calcext:value-type="float">
            <text:p>1784602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float" office:value="1791649" calcext:value-type="float">
            <text:p>1791649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797027" calcext:value-type="float">
            <text:p>1797027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1801569" calcext:value-type="float">
            <text:p>1801569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805611" calcext:value-type="float">
            <text:p>1805611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1809318" calcext:value-type="float">
            <text:p>1809318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1812792" calcext:value-type="float">
            <text:p>1812792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1816098" calcext:value-type="float">
            <text:p>1816098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1819271" calcext:value-type="float">
            <text:p>1819271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float" office:value="1822277" calcext:value-type="float">
            <text:p>1822277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float" office:value="1834301" calcext:value-type="float">
            <text:p>1834301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841349" calcext:value-type="float">
            <text:p>1841349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1846726" calcext:value-type="float">
            <text:p>1846726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1851268" calcext:value-type="float">
            <text:p>1851268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1855276" calcext:value-type="float">
            <text:p>1855276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1858950" calcext:value-type="float">
            <text:p>1858950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float" office:value="1862424" calcext:value-type="float">
            <text:p>1862424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1865731" calcext:value-type="float">
            <text:p>1865731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1868904" calcext:value-type="float">
            <text:p>1868904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1871943" calcext:value-type="float">
            <text:p>1871943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1884000" calcext:value-type="float">
            <text:p>1884000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891048" calcext:value-type="float">
            <text:p>1891048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1896425" calcext:value-type="float">
            <text:p>1896425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1900968" calcext:value-type="float">
            <text:p>1900968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1905009" calcext:value-type="float">
            <text:p>1905009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1908716" calcext:value-type="float">
            <text:p>1908716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1912190" calcext:value-type="float">
            <text:p>1912190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1915497" calcext:value-type="float">
            <text:p>1915497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1918670" calcext:value-type="float">
            <text:p>1918670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1921709" calcext:value-type="float">
            <text:p>1921709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1933766" calcext:value-type="float">
            <text:p>1933766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1940814" calcext:value-type="float">
            <text:p>194081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1946191" calcext:value-type="float">
            <text:p>1946191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1950734" calcext:value-type="float">
            <text:p>1950734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954775" calcext:value-type="float">
            <text:p>1954775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office:value-type="float" office:value="1958482" calcext:value-type="float">
            <text:p>1958482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1961956" calcext:value-type="float">
            <text:p>1961956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1965263" calcext:value-type="float">
            <text:p>1965263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968436" calcext:value-type="float">
            <text:p>1968436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1971475" calcext:value-type="float">
            <text:p>1971475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983532" calcext:value-type="float">
            <text:p>1983532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1990580" calcext:value-type="float">
            <text:p>1990580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1995957" calcext:value-type="float">
            <text:p>1995957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2000500" calcext:value-type="float">
            <text:p>2000500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2004541" calcext:value-type="float">
            <text:p>2004541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office:value-type="float" office:value="2008248" calcext:value-type="float">
            <text:p>2008248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2011722" calcext:value-type="float">
            <text:p>201172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2015029" calcext:value-type="float">
            <text:p>2015029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2018202" calcext:value-type="float">
            <text:p>2018202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2021241" calcext:value-type="float">
            <text:p>2021241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2033298" calcext:value-type="float">
            <text:p>2033298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2040312" calcext:value-type="float">
            <text:p>2040312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2045690" calcext:value-type="float">
            <text:p>204569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2050232" calcext:value-type="float">
            <text:p>2050232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2054274" calcext:value-type="float">
            <text:p>2054274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057948" calcext:value-type="float">
            <text:p>2057948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2061421" calcext:value-type="float">
            <text:p>2061421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2064728" calcext:value-type="float">
            <text:p>2064728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067901" calcext:value-type="float">
            <text:p>2067901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2070940" calcext:value-type="float">
            <text:p>2070940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2082998" calcext:value-type="float">
            <text:p>208299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2090045" calcext:value-type="float">
            <text:p>2090045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2095422" calcext:value-type="float">
            <text:p>2095422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2099965" calcext:value-type="float">
            <text:p>2099965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2104006" calcext:value-type="float">
            <text:p>2104006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2107714" calcext:value-type="float">
            <text:p>2107714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2111187" calcext:value-type="float">
            <text:p>2111187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float" office:value="2114494" calcext:value-type="float">
            <text:p>2114494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2117667" calcext:value-type="float">
            <text:p>2117667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float" office:value="2120706" calcext:value-type="float">
            <text:p>2120706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2132764" calcext:value-type="float">
            <text:p>2132764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2139811" calcext:value-type="float">
            <text:p>2139811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2145188" calcext:value-type="float">
            <text:p>2145188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2149731" calcext:value-type="float">
            <text:p>2149731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153772" calcext:value-type="float">
            <text:p>2153772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2157480" calcext:value-type="float">
            <text:p>2157480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2160953" calcext:value-type="float">
            <text:p>2160953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2164260" calcext:value-type="float">
            <text:p>2164260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167433" calcext:value-type="float">
            <text:p>2167433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float" office:value="2170472" calcext:value-type="float">
            <text:p>2170472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2182530" calcext:value-type="float">
            <text:p>2182530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189577" calcext:value-type="float">
            <text:p>2189577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2194954" calcext:value-type="float">
            <text:p>2194954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199497" calcext:value-type="float">
            <text:p>2199497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2203538" calcext:value-type="float">
            <text:p>2203538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2207246" calcext:value-type="float">
            <text:p>2207246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2210719" calcext:value-type="float">
            <text:p>2210719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214026" calcext:value-type="float">
            <text:p>2214026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float" office:value="2217199" calcext:value-type="float">
            <text:p>2217199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2220238" calcext:value-type="float">
            <text:p>2220238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2232296" calcext:value-type="float">
            <text:p>2232296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2239343" calcext:value-type="float">
            <text:p>2239343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244720" calcext:value-type="float">
            <text:p>2244720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2249263" calcext:value-type="float">
            <text:p>2249263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253304" calcext:value-type="float">
            <text:p>2253304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257012" calcext:value-type="float">
            <text:p>2257012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2260485" calcext:value-type="float">
            <text:p>2260485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2263792" calcext:value-type="float">
            <text:p>2263792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float" office:value="2266965" calcext:value-type="float">
            <text:p>2266965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270004" calcext:value-type="float">
            <text:p>2270004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float" office:value="2282062" calcext:value-type="float">
            <text:p>2282062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office:value-type="float" office:value="2289109" calcext:value-type="float">
            <text:p>2289109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2294486" calcext:value-type="float">
            <text:p>2294486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2299029" calcext:value-type="float">
            <text:p>2299029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303070" calcext:value-type="float">
            <text:p>2303070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2306778" calcext:value-type="float">
            <text:p>2306778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2310251" calcext:value-type="float">
            <text:p>2310251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2313558" calcext:value-type="float">
            <text:p>2313558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2316731" calcext:value-type="float">
            <text:p>2316731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office:value-type="float" office:value="2319770" calcext:value-type="float">
            <text:p>2319770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2331828" calcext:value-type="float">
            <text:p>2331828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2338875" calcext:value-type="float">
            <text:p>2338875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344252" calcext:value-type="float">
            <text:p>2344252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2348795" calcext:value-type="float">
            <text:p>2348795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2352836" calcext:value-type="float">
            <text:p>2352836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2356544" calcext:value-type="float">
            <text:p>2356544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2360017" calcext:value-type="float">
            <text:p>2360017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2363324" calcext:value-type="float">
            <text:p>2363324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2366497" calcext:value-type="float">
            <text:p>2366497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office:value-type="float" office:value="2369536" calcext:value-type="float">
            <text:p>2369536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2381594" calcext:value-type="float">
            <text:p>2381594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2388641" calcext:value-type="float">
            <text:p>2388641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2394018" calcext:value-type="float">
            <text:p>2394018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2398561" calcext:value-type="float">
            <text:p>2398561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2402602" calcext:value-type="float">
            <text:p>2402602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2406310" calcext:value-type="float">
            <text:p>2406310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409783" calcext:value-type="float">
            <text:p>2409783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2413090" calcext:value-type="float">
            <text:p>241309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2416263" calcext:value-type="float">
            <text:p>2416263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float" office:value="2419302" calcext:value-type="float">
            <text:p>2419302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2431360" calcext:value-type="float">
            <text:p>2431360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438407" calcext:value-type="float">
            <text:p>2438407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2443784" calcext:value-type="float">
            <text:p>2443784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448327" calcext:value-type="float">
            <text:p>2448327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2452368" calcext:value-type="float">
            <text:p>2452368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2456076" calcext:value-type="float">
            <text:p>2456076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459549" calcext:value-type="float">
            <text:p>2459549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2462889" calcext:value-type="float">
            <text:p>2462889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2466062" calcext:value-type="float">
            <text:p>2466062</text:p>
          </table:table-cell>
          <table:table-cell office:value-type="float" office:value="6356" calcext:value-type="float">
            <text:p>6356</text:p>
          </table:table-cell>
        </table:table-row>
        <table:table-row table:style-name="ro1">
          <table:table-cell office:value-type="float" office:value="2469102" calcext:value-type="float">
            <text:p>2469102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2481159" calcext:value-type="float">
            <text:p>2481159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2488206" calcext:value-type="float">
            <text:p>2488206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2493584" calcext:value-type="float">
            <text:p>2493584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2498126" calcext:value-type="float">
            <text:p>2498126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2502168" calcext:value-type="float">
            <text:p>2502168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2505875" calcext:value-type="float">
            <text:p>2505875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2509349" calcext:value-type="float">
            <text:p>2509349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2512655" calcext:value-type="float">
            <text:p>2512655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2515828" calcext:value-type="float">
            <text:p>2515828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office:value-type="float" office:value="2518868" calcext:value-type="float">
            <text:p>2518868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530925" calcext:value-type="float">
            <text:p>2530925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2537972" calcext:value-type="float">
            <text:p>2537972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2543350" calcext:value-type="float">
            <text:p>2543350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2547892" calcext:value-type="float">
            <text:p>2547892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2551934" calcext:value-type="float">
            <text:p>2551934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2555641" calcext:value-type="float">
            <text:p>2555641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2559115" calcext:value-type="float">
            <text:p>2559115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2562421" calcext:value-type="float">
            <text:p>2562421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2565594" calcext:value-type="float">
            <text:p>2565594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2568634" calcext:value-type="float">
            <text:p>2568634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float" office:value="2580691" calcext:value-type="float">
            <text:p>2580691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2587738" calcext:value-type="float">
            <text:p>2587738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2593116" calcext:value-type="float">
            <text:p>2593116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2597658" calcext:value-type="float">
            <text:p>2597658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2601700" calcext:value-type="float">
            <text:p>2601700</text:p>
          </table:table-cell>
          <table:table-cell office:value-type="float" office:value="6368" calcext:value-type="float">
            <text:p>6368</text:p>
          </table:table-cell>
        </table:table-row>
        <table:table-row table:style-name="ro1">
          <table:table-cell office:value-type="float" office:value="2605407" calcext:value-type="float">
            <text:p>2605407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2608881" calcext:value-type="float">
            <text:p>2608881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2612187" calcext:value-type="float">
            <text:p>2612187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office:value-type="float" office:value="2615360" calcext:value-type="float">
            <text:p>2615360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2618400" calcext:value-type="float">
            <text:p>2618400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2630457" calcext:value-type="float">
            <text:p>2630457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2637504" calcext:value-type="float">
            <text:p>263750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2642882" calcext:value-type="float">
            <text:p>2642882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float" office:value="2647424" calcext:value-type="float">
            <text:p>2647424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651466" calcext:value-type="float">
            <text:p>2651466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655173" calcext:value-type="float">
            <text:p>2655173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2658647" calcext:value-type="float">
            <text:p>2658647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2661953" calcext:value-type="float">
            <text:p>2661953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2665126" calcext:value-type="float">
            <text:p>2665126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2668166" calcext:value-type="float">
            <text:p>2668166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office:value-type="float" office:value="2680223" calcext:value-type="float">
            <text:p>2680223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2687270" calcext:value-type="float">
            <text:p>2687270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2692614" calcext:value-type="float">
            <text:p>2692614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2697157" calcext:value-type="float">
            <text:p>2697157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2701198" calcext:value-type="float">
            <text:p>2701198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2704906" calcext:value-type="float">
            <text:p>2704906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2708379" calcext:value-type="float">
            <text:p>2708379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2711686" calcext:value-type="float">
            <text:p>2711686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2714859" calcext:value-type="float">
            <text:p>2714859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2717898" calcext:value-type="float">
            <text:p>2717898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2729956" calcext:value-type="float">
            <text:p>2729956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2737003" calcext:value-type="float">
            <text:p>2737003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2742380" calcext:value-type="float">
            <text:p>2742380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2746923" calcext:value-type="float">
            <text:p>2746923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2750964" calcext:value-type="float">
            <text:p>2750964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2754672" calcext:value-type="float">
            <text:p>2754672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2758145" calcext:value-type="float">
            <text:p>2758145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2761452" calcext:value-type="float">
            <text:p>2761452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2764625" calcext:value-type="float">
            <text:p>2764625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767664" calcext:value-type="float">
            <text:p>2767664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2779722" calcext:value-type="float">
            <text:p>2779722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2786769" calcext:value-type="float">
            <text:p>2786769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792146" calcext:value-type="float">
            <text:p>2792146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2796689" calcext:value-type="float">
            <text:p>2796689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float" office:value="2800730" calcext:value-type="float">
            <text:p>2800730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float" office:value="2804438" calcext:value-type="float">
            <text:p>2804438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2807911" calcext:value-type="float">
            <text:p>2807911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2811218" calcext:value-type="float">
            <text:p>281121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814391" calcext:value-type="float">
            <text:p>2814391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2817430" calcext:value-type="float">
            <text:p>2817430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2829488" calcext:value-type="float">
            <text:p>2829488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float" office:value="2836535" calcext:value-type="float">
            <text:p>2836535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2841912" calcext:value-type="float">
            <text:p>2841912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2846455" calcext:value-type="float">
            <text:p>2846455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2850496" calcext:value-type="float">
            <text:p>2850496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office:value-type="float" office:value="2854204" calcext:value-type="float">
            <text:p>2854204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2857777" calcext:value-type="float">
            <text:p>2857777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2861084" calcext:value-type="float">
            <text:p>2861084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864257" calcext:value-type="float">
            <text:p>2864257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2867296" calcext:value-type="float">
            <text:p>2867296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2879354" calcext:value-type="float">
            <text:p>2879354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2886401" calcext:value-type="float">
            <text:p>288640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2891779" calcext:value-type="float">
            <text:p>2891779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2896321" calcext:value-type="float">
            <text:p>2896321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2900362" calcext:value-type="float">
            <text:p>2900362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float" office:value="2904070" calcext:value-type="float">
            <text:p>2904070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2907543" calcext:value-type="float">
            <text:p>2907543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2910850" calcext:value-type="float">
            <text:p>2910850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office:value-type="float" office:value="2914023" calcext:value-type="float">
            <text:p>2914023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2917062" calcext:value-type="float">
            <text:p>2917062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2929120" calcext:value-type="float">
            <text:p>2929120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2936167" calcext:value-type="float">
            <text:p>2936167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2941545" calcext:value-type="float">
            <text:p>2941545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2946087" calcext:value-type="float">
            <text:p>2946087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2950128" calcext:value-type="float">
            <text:p>2950128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2953836" calcext:value-type="float">
            <text:p>2953836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2957309" calcext:value-type="float">
            <text:p>2957309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2960616" calcext:value-type="float">
            <text:p>2960616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2963789" calcext:value-type="float">
            <text:p>2963789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2966828" calcext:value-type="float">
            <text:p>2966828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2978886" calcext:value-type="float">
            <text:p>2978886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2985933" calcext:value-type="float">
            <text:p>2985933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2991311" calcext:value-type="float">
            <text:p>2991311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2995853" calcext:value-type="float">
            <text:p>2995853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2999894" calcext:value-type="float">
            <text:p>2999894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3003602" calcext:value-type="float">
            <text:p>3003602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3007075" calcext:value-type="float">
            <text:p>3007075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3010382" calcext:value-type="float">
            <text:p>3010382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013555" calcext:value-type="float">
            <text:p>3013555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016594" calcext:value-type="float">
            <text:p>3016594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float" office:value="3028652" calcext:value-type="float">
            <text:p>3028652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3035699" calcext:value-type="float">
            <text:p>3035699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3041077" calcext:value-type="float">
            <text:p>3041077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045619" calcext:value-type="float">
            <text:p>3045619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3049660" calcext:value-type="float">
            <text:p>3049660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3053368" calcext:value-type="float">
            <text:p>3053368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3056841" calcext:value-type="float">
            <text:p>3056841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3060148" calcext:value-type="float">
            <text:p>3060148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office:value-type="float" office:value="3063321" calcext:value-type="float">
            <text:p>3063321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3066360" calcext:value-type="float">
            <text:p>3066360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3078418" calcext:value-type="float">
            <text:p>3078418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3085465" calcext:value-type="float">
            <text:p>3085465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090843" calcext:value-type="float">
            <text:p>3090843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3095385" calcext:value-type="float">
            <text:p>3095385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3099426" calcext:value-type="float">
            <text:p>3099426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3103134" calcext:value-type="float">
            <text:p>3103134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3106607" calcext:value-type="float">
            <text:p>3106607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109914" calcext:value-type="float">
            <text:p>3109914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3113087" calcext:value-type="float">
            <text:p>3113087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3116126" calcext:value-type="float">
            <text:p>3116126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office:value-type="float" office:value="3128184" calcext:value-type="float">
            <text:p>3128184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3135231" calcext:value-type="float">
            <text:p>3135231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3140609" calcext:value-type="float">
            <text:p>3140609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3145151" calcext:value-type="float">
            <text:p>3145151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149192" calcext:value-type="float">
            <text:p>3149192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3152900" calcext:value-type="float">
            <text:p>3152900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3156373" calcext:value-type="float">
            <text:p>315637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3159680" calcext:value-type="float">
            <text:p>3159680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3162853" calcext:value-type="float">
            <text:p>3162853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3165892" calcext:value-type="float">
            <text:p>3165892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3177950" calcext:value-type="float">
            <text:p>3177950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3184997" calcext:value-type="float">
            <text:p>3184997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3190375" calcext:value-type="float">
            <text:p>3190375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3194917" calcext:value-type="float">
            <text:p>3194917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float" office:value="3198958" calcext:value-type="float">
            <text:p>319895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float" office:value="3202666" calcext:value-type="float">
            <text:p>3202666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3206139" calcext:value-type="float">
            <text:p>3206139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3209446" calcext:value-type="float">
            <text:p>3209446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3212619" calcext:value-type="float">
            <text:p>3212619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3215658" calcext:value-type="float">
            <text:p>3215658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office:value-type="float" office:value="3227716" calcext:value-type="float">
            <text:p>3227716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3234763" calcext:value-type="float">
            <text:p>3234763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float" office:value="3240141" calcext:value-type="float">
            <text:p>3240141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3244683" calcext:value-type="float">
            <text:p>3244683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248724" calcext:value-type="float">
            <text:p>3248724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3252432" calcext:value-type="float">
            <text:p>3252432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255905" calcext:value-type="float">
            <text:p>3255905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3259212" calcext:value-type="float">
            <text:p>325921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3262385" calcext:value-type="float">
            <text:p>3262385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3265424" calcext:value-type="float">
            <text:p>3265424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3277482" calcext:value-type="float">
            <text:p>3277482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284529" calcext:value-type="float">
            <text:p>3284529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3289907" calcext:value-type="float">
            <text:p>3289907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3294449" calcext:value-type="float">
            <text:p>3294449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3298490" calcext:value-type="float">
            <text:p>3298490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3302198" calcext:value-type="float">
            <text:p>3302198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3305671" calcext:value-type="float">
            <text:p>3305671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office:value-type="float" office:value="3308978" calcext:value-type="float">
            <text:p>3308978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3312151" calcext:value-type="float">
            <text:p>3312151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3315190" calcext:value-type="float">
            <text:p>3315190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float" office:value="3327248" calcext:value-type="float">
            <text:p>3327248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3334295" calcext:value-type="float">
            <text:p>3334295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3339639" calcext:value-type="float">
            <text:p>3339639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3344182" calcext:value-type="float">
            <text:p>3344182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348223" calcext:value-type="float">
            <text:p>3348223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3351930" calcext:value-type="float">
            <text:p>3351930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3355404" calcext:value-type="float">
            <text:p>3355404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3358711" calcext:value-type="float">
            <text:p>3358711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361884" calcext:value-type="float">
            <text:p>3361884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3364923" calcext:value-type="float">
            <text:p>3364923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office:value-type="float" office:value="3376980" calcext:value-type="float">
            <text:p>337698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384028" calcext:value-type="float">
            <text:p>3384028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float" office:value="3389405" calcext:value-type="float">
            <text:p>3389405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3393948" calcext:value-type="float">
            <text:p>3393948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3397989" calcext:value-type="float">
            <text:p>3397989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3401696" calcext:value-type="float">
            <text:p>340169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3405170" calcext:value-type="float">
            <text:p>3405170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3408477" calcext:value-type="float">
            <text:p>3408477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3411650" calcext:value-type="float">
            <text:p>3411650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float" office:value="3414689" calcext:value-type="float">
            <text:p>3414689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office:value-type="float" office:value="3426746" calcext:value-type="float">
            <text:p>3426746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3433794" calcext:value-type="float">
            <text:p>3433794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439171" calcext:value-type="float">
            <text:p>3439171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3443747" calcext:value-type="float">
            <text:p>3443747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3447822" calcext:value-type="float">
            <text:p>3447822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3451529" calcext:value-type="float">
            <text:p>3451529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3455003" calcext:value-type="float">
            <text:p>3455003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3458309" calcext:value-type="float">
            <text:p>3458309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3461482" calcext:value-type="float">
            <text:p>3461482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3464522" calcext:value-type="float">
            <text:p>3464522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3476579" calcext:value-type="float">
            <text:p>3476579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3483627" calcext:value-type="float">
            <text:p>3483627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489004" calcext:value-type="float">
            <text:p>3489004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float" office:value="3493546" calcext:value-type="float">
            <text:p>3493546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3497588" calcext:value-type="float">
            <text:p>3497588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3501295" calcext:value-type="float">
            <text:p>3501295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3504769" calcext:value-type="float">
            <text:p>3504769</text:p>
          </table:table-cell>
          <table:table-cell office:value-type="float" office:value="6054" calcext:value-type="float">
            <text:p>6054</text:p>
          </table:table-cell>
        </table:table-row>
        <table:table-row table:style-name="ro1">
          <table:table-cell office:value-type="float" office:value="3508075" calcext:value-type="float">
            <text:p>3508075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3511248" calcext:value-type="float">
            <text:p>3511248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514288" calcext:value-type="float">
            <text:p>3514288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3526312" calcext:value-type="float">
            <text:p>352631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3533359" calcext:value-type="float">
            <text:p>3533359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3538737" calcext:value-type="float">
            <text:p>3538737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3543279" calcext:value-type="float">
            <text:p>3543279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3547287" calcext:value-type="float">
            <text:p>3547287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3550961" calcext:value-type="float">
            <text:p>3550961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3554435" calcext:value-type="float">
            <text:p>3554435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3557741" calcext:value-type="float">
            <text:p>3557741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3560914" calcext:value-type="float">
            <text:p>3560914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3563954" calcext:value-type="float">
            <text:p>3563954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3576011" calcext:value-type="float">
            <text:p>3576011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583058" calcext:value-type="float">
            <text:p>3583058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3588436" calcext:value-type="float">
            <text:p>3588436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3592978" calcext:value-type="float">
            <text:p>3592978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597020" calcext:value-type="float">
            <text:p>3597020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3600727" calcext:value-type="float">
            <text:p>3600727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604201" calcext:value-type="float">
            <text:p>3604201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607507" calcext:value-type="float">
            <text:p>3607507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3610680" calcext:value-type="float">
            <text:p>3610680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3613720" calcext:value-type="float">
            <text:p>3613720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office:value-type="float" office:value="3625777" calcext:value-type="float">
            <text:p>3625777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3632824" calcext:value-type="float">
            <text:p>3632824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3638202" calcext:value-type="float">
            <text:p>3638202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3642744" calcext:value-type="float">
            <text:p>3642744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3646819" calcext:value-type="float">
            <text:p>3646819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3650526" calcext:value-type="float">
            <text:p>3650526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3654000" calcext:value-type="float">
            <text:p>3654000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3657307" calcext:value-type="float">
            <text:p>3657307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3660480" calcext:value-type="float">
            <text:p>3660480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3663519" calcext:value-type="float">
            <text:p>3663519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3675576" calcext:value-type="float">
            <text:p>3675576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3682624" calcext:value-type="float">
            <text:p>3682624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3688001" calcext:value-type="float">
            <text:p>3688001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3692544" calcext:value-type="float">
            <text:p>3692544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3696585" calcext:value-type="float">
            <text:p>3696585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3700292" calcext:value-type="float">
            <text:p>3700292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3703733" calcext:value-type="float">
            <text:p>3703733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707039" calcext:value-type="float">
            <text:p>3707039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3710212" calcext:value-type="float">
            <text:p>3710212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3713252" calcext:value-type="float">
            <text:p>3713252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3725309" calcext:value-type="float">
            <text:p>3725309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3732356" calcext:value-type="float">
            <text:p>3732356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3737734" calcext:value-type="float">
            <text:p>3737734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3742276" calcext:value-type="float">
            <text:p>3742276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3746284" calcext:value-type="float">
            <text:p>3746284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3749958" calcext:value-type="float">
            <text:p>3749958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3753432" calcext:value-type="float">
            <text:p>3753432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3756738" calcext:value-type="float">
            <text:p>3756738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3759911" calcext:value-type="float">
            <text:p>3759911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3762951" calcext:value-type="float">
            <text:p>3762951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3775008" calcext:value-type="float">
            <text:p>3775008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782056" calcext:value-type="float">
            <text:p>3782056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3787433" calcext:value-type="float">
            <text:p>3787433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3791975" calcext:value-type="float">
            <text:p>3791975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3796017" calcext:value-type="float">
            <text:p>3796017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3799724" calcext:value-type="float">
            <text:p>3799724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3803198" calcext:value-type="float">
            <text:p>3803198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3806504" calcext:value-type="float">
            <text:p>3806504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office:value-type="float" office:value="3809677" calcext:value-type="float">
            <text:p>3809677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3812717" calcext:value-type="float">
            <text:p>3812717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3824774" calcext:value-type="float">
            <text:p>3824774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3831822" calcext:value-type="float">
            <text:p>3831822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3837199" calcext:value-type="float">
            <text:p>3837199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3841741" calcext:value-type="float">
            <text:p>3841741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3845783" calcext:value-type="float">
            <text:p>3845783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3849490" calcext:value-type="float">
            <text:p>3849490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3852964" calcext:value-type="float">
            <text:p>385296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3856270" calcext:value-type="float">
            <text:p>3856270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3859410" calcext:value-type="float">
            <text:p>3859410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3862449" calcext:value-type="float">
            <text:p>3862449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float" office:value="3874507" calcext:value-type="float">
            <text:p>3874507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3881554" calcext:value-type="float">
            <text:p>3881554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3886932" calcext:value-type="float">
            <text:p>3886932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3891474" calcext:value-type="float">
            <text:p>3891474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3895515" calcext:value-type="float">
            <text:p>3895515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3899223" calcext:value-type="float">
            <text:p>3899223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3902696" calcext:value-type="float">
            <text:p>3902696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3906003" calcext:value-type="float">
            <text:p>3906003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office:value-type="float" office:value="3909176" calcext:value-type="float">
            <text:p>3909176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3912215" calcext:value-type="float">
            <text:p>391221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3924273" calcext:value-type="float">
            <text:p>3924273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3931287" calcext:value-type="float">
            <text:p>3931287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3936631" calcext:value-type="float">
            <text:p>3936631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3941173" calcext:value-type="float">
            <text:p>3941173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float" office:value="3945215" calcext:value-type="float">
            <text:p>3945215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3948922" calcext:value-type="float">
            <text:p>3948922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3952396" calcext:value-type="float">
            <text:p>3952396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3955702" calcext:value-type="float">
            <text:p>3955702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3958875" calcext:value-type="float">
            <text:p>3958875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3961915" calcext:value-type="float">
            <text:p>3961915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3973972" calcext:value-type="float">
            <text:p>3973972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3981019" calcext:value-type="float">
            <text:p>3981019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office:value-type="float" office:value="3986397" calcext:value-type="float">
            <text:p>3986397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3990939" calcext:value-type="float">
            <text:p>3990939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3994981" calcext:value-type="float">
            <text:p>3994981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3998688" calcext:value-type="float">
            <text:p>3998688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4002162" calcext:value-type="float">
            <text:p>4002162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4005468" calcext:value-type="float">
            <text:p>4005468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4008641" calcext:value-type="float">
            <text:p>4008641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4011681" calcext:value-type="float">
            <text:p>4011681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4023738" calcext:value-type="float">
            <text:p>4023738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4030785" calcext:value-type="float">
            <text:p>4030785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4036163" calcext:value-type="float">
            <text:p>4036163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4040705" calcext:value-type="float">
            <text:p>4040705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4044747" calcext:value-type="float">
            <text:p>4044747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4048454" calcext:value-type="float">
            <text:p>4048454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4051928" calcext:value-type="float">
            <text:p>4051928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055234" calcext:value-type="float">
            <text:p>405523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4058407" calcext:value-type="float">
            <text:p>4058407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4061447" calcext:value-type="float">
            <text:p>4061447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4073504" calcext:value-type="float">
            <text:p>4073504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4080551" calcext:value-type="float">
            <text:p>4080551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085929" calcext:value-type="float">
            <text:p>4085929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090471" calcext:value-type="float">
            <text:p>4090471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094513" calcext:value-type="float">
            <text:p>4094513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4098220" calcext:value-type="float">
            <text:p>409822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4101694" calcext:value-type="float">
            <text:p>4101694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105000" calcext:value-type="float">
            <text:p>4105000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4108173" calcext:value-type="float">
            <text:p>4108173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4111213" calcext:value-type="float">
            <text:p>4111213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4123270" calcext:value-type="float">
            <text:p>4123270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4130284" calcext:value-type="float">
            <text:p>4130284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4135628" calcext:value-type="float">
            <text:p>4135628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4140170" calcext:value-type="float">
            <text:p>4140170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144212" calcext:value-type="float">
            <text:p>4144212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4147919" calcext:value-type="float">
            <text:p>4147919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4151393" calcext:value-type="float">
            <text:p>4151393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4154699" calcext:value-type="float">
            <text:p>415469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4157872" calcext:value-type="float">
            <text:p>4157872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4160912" calcext:value-type="float">
            <text:p>4160912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4172969" calcext:value-type="float">
            <text:p>4172969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4180017" calcext:value-type="float">
            <text:p>4180017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4185394" calcext:value-type="float">
            <text:p>4185394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4189936" calcext:value-type="float">
            <text:p>4189936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4193978" calcext:value-type="float">
            <text:p>4193978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4197685" calcext:value-type="float">
            <text:p>4197685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4201159" calcext:value-type="float">
            <text:p>4201159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4204465" calcext:value-type="float">
            <text:p>4204465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4207638" calcext:value-type="float">
            <text:p>4207638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4210678" calcext:value-type="float">
            <text:p>4210678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4222735" calcext:value-type="float">
            <text:p>4222735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229783" calcext:value-type="float">
            <text:p>4229783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235160" calcext:value-type="float">
            <text:p>4235160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4239702" calcext:value-type="float">
            <text:p>4239702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4243744" calcext:value-type="float">
            <text:p>4243744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4247451" calcext:value-type="float">
            <text:p>4247451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4250925" calcext:value-type="float">
            <text:p>425092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254231" calcext:value-type="float">
            <text:p>4254231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float" office:value="4257404" calcext:value-type="float">
            <text:p>4257404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4260444" calcext:value-type="float">
            <text:p>4260444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4272501" calcext:value-type="float">
            <text:p>4272501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4279549" calcext:value-type="float">
            <text:p>4279549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284926" calcext:value-type="float">
            <text:p>4284926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4289468" calcext:value-type="float">
            <text:p>4289468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4293510" calcext:value-type="float">
            <text:p>4293510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4297217" calcext:value-type="float">
            <text:p>4297217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4300691" calcext:value-type="float">
            <text:p>4300691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4303997" calcext:value-type="float">
            <text:p>4303997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307170" calcext:value-type="float">
            <text:p>4307170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4310210" calcext:value-type="float">
            <text:p>4310210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4322267" calcext:value-type="float">
            <text:p>4322267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4329281" calcext:value-type="float">
            <text:p>4329281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office:value-type="float" office:value="4334625" calcext:value-type="float">
            <text:p>4334625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339168" calcext:value-type="float">
            <text:p>4339168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4343209" calcext:value-type="float">
            <text:p>4343209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4346916" calcext:value-type="float">
            <text:p>4346916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350390" calcext:value-type="float">
            <text:p>4350390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4353697" calcext:value-type="float">
            <text:p>4353697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4356870" calcext:value-type="float">
            <text:p>4356870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4359909" calcext:value-type="float">
            <text:p>4359909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float" office:value="4371966" calcext:value-type="float">
            <text:p>4371966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4379014" calcext:value-type="float">
            <text:p>4379014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384391" calcext:value-type="float">
            <text:p>4384391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388934" calcext:value-type="float">
            <text:p>4388934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4392975" calcext:value-type="float">
            <text:p>4392975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396682" calcext:value-type="float">
            <text:p>4396682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4400156" calcext:value-type="float">
            <text:p>4400156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4403463" calcext:value-type="float">
            <text:p>4403463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4406636" calcext:value-type="float">
            <text:p>4406636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4409675" calcext:value-type="float">
            <text:p>4409675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4421732" calcext:value-type="float">
            <text:p>4421732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4428780" calcext:value-type="float">
            <text:p>4428780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4434157" calcext:value-type="float">
            <text:p>4434157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office:value-type="float" office:value="4438700" calcext:value-type="float">
            <text:p>4438700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4442741" calcext:value-type="float">
            <text:p>4442741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446448" calcext:value-type="float">
            <text:p>4446448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4449922" calcext:value-type="float">
            <text:p>4449922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4453229" calcext:value-type="float">
            <text:p>4453229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4456402" calcext:value-type="float">
            <text:p>4456402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459441" calcext:value-type="float">
            <text:p>4459441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4471498" calcext:value-type="float">
            <text:p>4471498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4478546" calcext:value-type="float">
            <text:p>4478546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4483923" calcext:value-type="float">
            <text:p>448392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4488466" calcext:value-type="float">
            <text:p>4488466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492507" calcext:value-type="float">
            <text:p>4492507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4496214" calcext:value-type="float">
            <text:p>4496214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4499688" calcext:value-type="float">
            <text:p>4499688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4502995" calcext:value-type="float">
            <text:p>450299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506168" calcext:value-type="float">
            <text:p>4506168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4509207" calcext:value-type="float">
            <text:p>4509207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4521264" calcext:value-type="float">
            <text:p>4521264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4528312" calcext:value-type="float">
            <text:p>4528312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533689" calcext:value-type="float">
            <text:p>4533689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4538232" calcext:value-type="float">
            <text:p>4538232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542273" calcext:value-type="float">
            <text:p>4542273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4545947" calcext:value-type="float">
            <text:p>4545947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4549421" calcext:value-type="float">
            <text:p>4549421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4552727" calcext:value-type="float">
            <text:p>4552727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4555900" calcext:value-type="float">
            <text:p>4555900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float" office:value="4558940" calcext:value-type="float">
            <text:p>4558940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4570997" calcext:value-type="float">
            <text:p>4570997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578044" calcext:value-type="float">
            <text:p>4578044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4583422" calcext:value-type="float">
            <text:p>4583422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4587964" calcext:value-type="float">
            <text:p>4587964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4592006" calcext:value-type="float">
            <text:p>459200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4595713" calcext:value-type="float">
            <text:p>4595713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4599187" calcext:value-type="float">
            <text:p>4599187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4602493" calcext:value-type="float">
            <text:p>4602493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605666" calcext:value-type="float">
            <text:p>4605666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office:value-type="float" office:value="4608706" calcext:value-type="float">
            <text:p>4608706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4620763" calcext:value-type="float">
            <text:p>4620763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4627810" calcext:value-type="float">
            <text:p>4627810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4633188" calcext:value-type="float">
            <text:p>4633188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637730" calcext:value-type="float">
            <text:p>4637730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4641772" calcext:value-type="float">
            <text:p>4641772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645479" calcext:value-type="float">
            <text:p>4645479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4648953" calcext:value-type="float">
            <text:p>4648953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4652259" calcext:value-type="float">
            <text:p>4652259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office:value-type="float" office:value="4655432" calcext:value-type="float">
            <text:p>4655432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float" office:value="4658472" calcext:value-type="float">
            <text:p>4658472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4670529" calcext:value-type="float">
            <text:p>4670529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4677576" calcext:value-type="float">
            <text:p>4677576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682954" calcext:value-type="float">
            <text:p>4682954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4687496" calcext:value-type="float">
            <text:p>4687496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691538" calcext:value-type="float">
            <text:p>4691538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4695245" calcext:value-type="float">
            <text:p>4695245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4698719" calcext:value-type="float">
            <text:p>4698719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4702025" calcext:value-type="float">
            <text:p>4702025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4705198" calcext:value-type="float">
            <text:p>4705198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float" office:value="4708238" calcext:value-type="float">
            <text:p>4708238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4720295" calcext:value-type="float">
            <text:p>4720295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4727309" calcext:value-type="float">
            <text:p>4727309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4732686" calcext:value-type="float">
            <text:p>4732686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4737229" calcext:value-type="float">
            <text:p>4737229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4741270" calcext:value-type="float">
            <text:p>4741270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4744944" calcext:value-type="float">
            <text:p>4744944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4748418" calcext:value-type="float">
            <text:p>4748418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4751724" calcext:value-type="float">
            <text:p>4751724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4754897" calcext:value-type="float">
            <text:p>4754897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4757937" calcext:value-type="float">
            <text:p>4757937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4769994" calcext:value-type="float">
            <text:p>4769994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office:value-type="float" office:value="4777042" calcext:value-type="float">
            <text:p>4777042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4782419" calcext:value-type="float">
            <text:p>4782419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4786961" calcext:value-type="float">
            <text:p>4786961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4791003" calcext:value-type="float">
            <text:p>4791003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4794710" calcext:value-type="float">
            <text:p>4794710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4798184" calcext:value-type="float">
            <text:p>4798184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4801490" calcext:value-type="float">
            <text:p>4801490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4805031" calcext:value-type="float">
            <text:p>480503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808070" calcext:value-type="float">
            <text:p>4808070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4820128" calcext:value-type="float">
            <text:p>4820128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4827175" calcext:value-type="float">
            <text:p>4827175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float" office:value="4832552" calcext:value-type="float">
            <text:p>4832552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837095" calcext:value-type="float">
            <text:p>4837095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4841136" calcext:value-type="float">
            <text:p>4841136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4844844" calcext:value-type="float">
            <text:p>4844844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float" office:value="4848317" calcext:value-type="float">
            <text:p>4848317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4851624" calcext:value-type="float">
            <text:p>4851624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4854797" calcext:value-type="float">
            <text:p>4854797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4857836" calcext:value-type="float">
            <text:p>4857836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4869894" calcext:value-type="float">
            <text:p>4869894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4876941" calcext:value-type="float">
            <text:p>4876941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4882318" calcext:value-type="float">
            <text:p>4882318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4886861" calcext:value-type="float">
            <text:p>4886861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4890902" calcext:value-type="float">
            <text:p>4890902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4894610" calcext:value-type="float">
            <text:p>4894610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4898083" calcext:value-type="float">
            <text:p>4898083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4901390" calcext:value-type="float">
            <text:p>4901390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904563" calcext:value-type="float">
            <text:p>4904563</text:p>
          </table:table-cell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4907602" calcext:value-type="float">
            <text:p>4907602</text:p>
          </table:table-cell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float" office:value="4919660" calcext:value-type="float">
            <text:p>4919660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4926707" calcext:value-type="float">
            <text:p>4926707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4932084" calcext:value-type="float">
            <text:p>4932084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4936627" calcext:value-type="float">
            <text:p>4936627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4940668" calcext:value-type="float">
            <text:p>4940668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float" office:value="4944376" calcext:value-type="float">
            <text:p>4944376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4947849" calcext:value-type="float">
            <text:p>4947849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4951156" calcext:value-type="float">
            <text:p>4951156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4954329" calcext:value-type="float">
            <text:p>4954329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4957368" calcext:value-type="float">
            <text:p>4957368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4969426" calcext:value-type="float">
            <text:p>4969426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4976473" calcext:value-type="float">
            <text:p>4976473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981850" calcext:value-type="float">
            <text:p>4981850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986393" calcext:value-type="float">
            <text:p>4986393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4990434" calcext:value-type="float">
            <text:p>4990434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4994142" calcext:value-type="float">
            <text:p>4994142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4997615" calcext:value-type="float">
            <text:p>4997615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5000922" calcext:value-type="float">
            <text:p>5000922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5004095" calcext:value-type="float">
            <text:p>5004095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5007134" calcext:value-type="float">
            <text:p>5007134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019192" calcext:value-type="float">
            <text:p>5019192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026239" calcext:value-type="float">
            <text:p>5026239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031616" calcext:value-type="float">
            <text:p>5031616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036159" calcext:value-type="float">
            <text:p>503615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5040200" calcext:value-type="float">
            <text:p>5040200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5043908" calcext:value-type="float">
            <text:p>5043908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5047381" calcext:value-type="float">
            <text:p>5047381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5050688" calcext:value-type="float">
            <text:p>5050688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5053861" calcext:value-type="float">
            <text:p>5053861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office:value-type="float" office:value="5056900" calcext:value-type="float">
            <text:p>5056900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5068958" calcext:value-type="float">
            <text:p>5068958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076005" calcext:value-type="float">
            <text:p>507600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081382" calcext:value-type="float">
            <text:p>5081382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5085925" calcext:value-type="float">
            <text:p>5085925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089966" calcext:value-type="float">
            <text:p>5089966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5093674" calcext:value-type="float">
            <text:p>5093674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5097147" calcext:value-type="float">
            <text:p>5097147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100454" calcext:value-type="float">
            <text:p>5100454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5103627" calcext:value-type="float">
            <text:p>5103627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106666" calcext:value-type="float">
            <text:p>5106666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5118724" calcext:value-type="float">
            <text:p>5118724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5125771" calcext:value-type="float">
            <text:p>512577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131148" calcext:value-type="float">
            <text:p>5131148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5135691" calcext:value-type="float">
            <text:p>5135691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139732" calcext:value-type="float">
            <text:p>5139732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5143440" calcext:value-type="float">
            <text:p>5143440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5146913" calcext:value-type="float">
            <text:p>5146913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float" office:value="5150220" calcext:value-type="float">
            <text:p>5150220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float" office:value="5153393" calcext:value-type="float">
            <text:p>5153393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5156432" calcext:value-type="float">
            <text:p>5156432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5168490" calcext:value-type="float">
            <text:p>5168490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5175537" calcext:value-type="float">
            <text:p>5175537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180914" calcext:value-type="float">
            <text:p>5180914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5185457" calcext:value-type="float">
            <text:p>5185457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189498" calcext:value-type="float">
            <text:p>5189498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5193206" calcext:value-type="float">
            <text:p>5193206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196679" calcext:value-type="float">
            <text:p>5196679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5199986" calcext:value-type="float">
            <text:p>5199986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5203159" calcext:value-type="float">
            <text:p>5203159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5206198" calcext:value-type="float">
            <text:p>5206198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5218256" calcext:value-type="float">
            <text:p>5218256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5225303" calcext:value-type="float">
            <text:p>5225303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5230680" calcext:value-type="float">
            <text:p>5230680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5235223" calcext:value-type="float">
            <text:p>5235223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5239264" calcext:value-type="float">
            <text:p>5239264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5242972" calcext:value-type="float">
            <text:p>5242972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5246445" calcext:value-type="float">
            <text:p>5246445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office:value-type="float" office:value="5249752" calcext:value-type="float">
            <text:p>5249752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5252925" calcext:value-type="float">
            <text:p>5252925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5255964" calcext:value-type="float">
            <text:p>5255964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5268022" calcext:value-type="float">
            <text:p>5268022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5275069" calcext:value-type="float">
            <text:p>5275069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5280446" calcext:value-type="float">
            <text:p>5280446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5284989" calcext:value-type="float">
            <text:p>5284989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289030" calcext:value-type="float">
            <text:p>5289030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5292738" calcext:value-type="float">
            <text:p>5292738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5296211" calcext:value-type="float">
            <text:p>5296211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5299518" calcext:value-type="float">
            <text:p>5299518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5302691" calcext:value-type="float">
            <text:p>5302691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5305730" calcext:value-type="float">
            <text:p>5305730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5317788" calcext:value-type="float">
            <text:p>5317788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office:value-type="float" office:value="5324835" calcext:value-type="float">
            <text:p>5324835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330212" calcext:value-type="float">
            <text:p>5330212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5334755" calcext:value-type="float">
            <text:p>5334755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5338796" calcext:value-type="float">
            <text:p>5338796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5342504" calcext:value-type="float">
            <text:p>5342504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345977" calcext:value-type="float">
            <text:p>5345977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349284" calcext:value-type="float">
            <text:p>5349284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5352423" calcext:value-type="float">
            <text:p>5352423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5355463" calcext:value-type="float">
            <text:p>5355463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5367520" calcext:value-type="float">
            <text:p>5367520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5374568" calcext:value-type="float">
            <text:p>5374568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379945" calcext:value-type="float">
            <text:p>5379945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384487" calcext:value-type="float">
            <text:p>5384487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5388529" calcext:value-type="float">
            <text:p>5388529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5392236" calcext:value-type="float">
            <text:p>5392236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395710" calcext:value-type="float">
            <text:p>5395710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5399016" calcext:value-type="float">
            <text:p>5399016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office:value-type="float" office:value="5402189" calcext:value-type="float">
            <text:p>5402189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5405229" calcext:value-type="float">
            <text:p>5405229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5417286" calcext:value-type="float">
            <text:p>5417286</text:p>
          </table:table-cell>
          <table:table-cell office:value-type="float" office:value="6015" calcext:value-type="float">
            <text:p>6015</text:p>
          </table:table-cell>
        </table:table-row>
        <table:table-row table:style-name="ro1">
          <table:table-cell office:value-type="float" office:value="5424300" calcext:value-type="float">
            <text:p>5424300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5429678" calcext:value-type="float">
            <text:p>5429678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office:value-type="float" office:value="5434220" calcext:value-type="float">
            <text:p>5434220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438261" calcext:value-type="float">
            <text:p>5438261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5441969" calcext:value-type="float">
            <text:p>5441969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float" office:value="5445442" calcext:value-type="float">
            <text:p>5445442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5448749" calcext:value-type="float">
            <text:p>5448749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5451922" calcext:value-type="float">
            <text:p>5451922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office:value-type="float" office:value="5454961" calcext:value-type="float">
            <text:p>5454961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5467019" calcext:value-type="float">
            <text:p>5467019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474066" calcext:value-type="float">
            <text:p>5474066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5479444" calcext:value-type="float">
            <text:p>5479444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5483986" calcext:value-type="float">
            <text:p>5483986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5488027" calcext:value-type="float">
            <text:p>5488027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5491735" calcext:value-type="float">
            <text:p>5491735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5495208" calcext:value-type="float">
            <text:p>5495208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office:value-type="float" office:value="5498515" calcext:value-type="float">
            <text:p>5498515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5501688" calcext:value-type="float">
            <text:p>5501688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5504727" calcext:value-type="float">
            <text:p>5504727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5516785" calcext:value-type="float">
            <text:p>5516785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5523832" calcext:value-type="float">
            <text:p>5523832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5529210" calcext:value-type="float">
            <text:p>5529210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5533752" calcext:value-type="float">
            <text:p>5533752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537793" calcext:value-type="float">
            <text:p>5537793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5541501" calcext:value-type="float">
            <text:p>5541501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544974" calcext:value-type="float">
            <text:p>5544974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5548281" calcext:value-type="float">
            <text:p>5548281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551421" calcext:value-type="float">
            <text:p>5551421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float" office:value="5554460" calcext:value-type="float">
            <text:p>5554460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float" office:value="5566517" calcext:value-type="float">
            <text:p>5566517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5573565" calcext:value-type="float">
            <text:p>5573565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5578942" calcext:value-type="float">
            <text:p>5578942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5583485" calcext:value-type="float">
            <text:p>5583485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5587526" calcext:value-type="float">
            <text:p>5587526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5591233" calcext:value-type="float">
            <text:p>5591233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5594707" calcext:value-type="float">
            <text:p>5594707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5598014" calcext:value-type="float">
            <text:p>5598014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5601187" calcext:value-type="float">
            <text:p>5601187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604226" calcext:value-type="float">
            <text:p>5604226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5616283" calcext:value-type="float">
            <text:p>5616283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5623297" calcext:value-type="float">
            <text:p>562329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5628641" calcext:value-type="float">
            <text:p>5628641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5633184" calcext:value-type="float">
            <text:p>5633184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5637225" calcext:value-type="float">
            <text:p>5637225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5640933" calcext:value-type="float">
            <text:p>5640933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5644406" calcext:value-type="float">
            <text:p>5644406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5647713" calcext:value-type="float">
            <text:p>5647713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5650886" calcext:value-type="float">
            <text:p>5650886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5653925" calcext:value-type="float">
            <text:p>5653925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5665983" calcext:value-type="float">
            <text:p>566598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673030" calcext:value-type="float">
            <text:p>5673030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5678407" calcext:value-type="float">
            <text:p>5678407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5682950" calcext:value-type="float">
            <text:p>5682950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686991" calcext:value-type="float">
            <text:p>5686991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5690699" calcext:value-type="float">
            <text:p>5690699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5694172" calcext:value-type="float">
            <text:p>5694172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697479" calcext:value-type="float">
            <text:p>5697479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5700652" calcext:value-type="float">
            <text:p>5700652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office:value-type="float" office:value="5703691" calcext:value-type="float">
            <text:p>5703691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5715749" calcext:value-type="float">
            <text:p>5715749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5722796" calcext:value-type="float">
            <text:p>5722796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5728173" calcext:value-type="float">
            <text:p>572817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732716" calcext:value-type="float">
            <text:p>5732716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5736757" calcext:value-type="float">
            <text:p>5736757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5740465" calcext:value-type="float">
            <text:p>5740465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743938" calcext:value-type="float">
            <text:p>5743938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747245" calcext:value-type="float">
            <text:p>5747245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5750418" calcext:value-type="float">
            <text:p>5750418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5753457" calcext:value-type="float">
            <text:p>5753457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765515" calcext:value-type="float">
            <text:p>5765515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5772562" calcext:value-type="float">
            <text:p>5772562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5777939" calcext:value-type="float">
            <text:p>5777939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5782482" calcext:value-type="float">
            <text:p>5782482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5786523" calcext:value-type="float">
            <text:p>5786523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5790231" calcext:value-type="float">
            <text:p>5790231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5793704" calcext:value-type="float">
            <text:p>5793704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5797011" calcext:value-type="float">
            <text:p>5797011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5800184" calcext:value-type="float">
            <text:p>5800184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float" office:value="5803223" calcext:value-type="float">
            <text:p>5803223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5815281" calcext:value-type="float">
            <text:p>5815281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5822295" calcext:value-type="float">
            <text:p>5822295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5827639" calcext:value-type="float">
            <text:p>5827639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5832181" calcext:value-type="float">
            <text:p>5832181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5836222" calcext:value-type="float">
            <text:p>5836222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5839930" calcext:value-type="float">
            <text:p>5839930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float" office:value="5843403" calcext:value-type="float">
            <text:p>584340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5846710" calcext:value-type="float">
            <text:p>5846710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5849883" calcext:value-type="float">
            <text:p>5849883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5852922" calcext:value-type="float">
            <text:p>5852922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864980" calcext:value-type="float">
            <text:p>5864980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5872027" calcext:value-type="float">
            <text:p>5872027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5877405" calcext:value-type="float">
            <text:p>5877405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5881947" calcext:value-type="float">
            <text:p>588194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885988" calcext:value-type="float">
            <text:p>5885988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5889696" calcext:value-type="float">
            <text:p>5889696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float" office:value="5893169" calcext:value-type="float">
            <text:p>5893169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float" office:value="5896476" calcext:value-type="float">
            <text:p>5896476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float" office:value="5899649" calcext:value-type="float">
            <text:p>5899649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5902688" calcext:value-type="float">
            <text:p>5902688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5914746" calcext:value-type="float">
            <text:p>5914746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5921793" calcext:value-type="float">
            <text:p>5921793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5927171" calcext:value-type="float">
            <text:p>5927171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5931713" calcext:value-type="float">
            <text:p>5931713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5935754" calcext:value-type="float">
            <text:p>5935754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939462" calcext:value-type="float">
            <text:p>5939462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5942935" calcext:value-type="float">
            <text:p>5942935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946242" calcext:value-type="float">
            <text:p>5946242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5949415" calcext:value-type="float">
            <text:p>5949415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5952454" calcext:value-type="float">
            <text:p>5952454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5964512" calcext:value-type="float">
            <text:p>5964512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5971559" calcext:value-type="float">
            <text:p>5971559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5976937" calcext:value-type="float">
            <text:p>5976937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5981479" calcext:value-type="float">
            <text:p>5981479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5985520" calcext:value-type="float">
            <text:p>598552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5989228" calcext:value-type="float">
            <text:p>5989228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5992701" calcext:value-type="float">
            <text:p>5992701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5996008" calcext:value-type="float">
            <text:p>5996008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5999181" calcext:value-type="float">
            <text:p>5999181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float" office:value="6002220" calcext:value-type="float">
            <text:p>6002220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6014278" calcext:value-type="float">
            <text:p>6014278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6021292" calcext:value-type="float">
            <text:p>6021292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6026636" calcext:value-type="float">
            <text:p>602663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031178" calcext:value-type="float">
            <text:p>6031178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6035220" calcext:value-type="float">
            <text:p>6035220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6038927" calcext:value-type="float">
            <text:p>6038927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042401" calcext:value-type="float">
            <text:p>6042401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45707" calcext:value-type="float">
            <text:p>6045707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office:value-type="float" office:value="6048880" calcext:value-type="float">
            <text:p>6048880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051920" calcext:value-type="float">
            <text:p>6051920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6063977" calcext:value-type="float">
            <text:p>6063977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071024" calcext:value-type="float">
            <text:p>6071024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6076402" calcext:value-type="float">
            <text:p>6076402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6080944" calcext:value-type="float">
            <text:p>6080944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6084986" calcext:value-type="float">
            <text:p>6084986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088693" calcext:value-type="float">
            <text:p>6088693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6092167" calcext:value-type="float">
            <text:p>6092167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6095473" calcext:value-type="float">
            <text:p>6095473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6098646" calcext:value-type="float">
            <text:p>6098646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6101686" calcext:value-type="float">
            <text:p>6101686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6113743" calcext:value-type="float">
            <text:p>6113743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6120790" calcext:value-type="float">
            <text:p>6120790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6126168" calcext:value-type="float">
            <text:p>6126168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130710" calcext:value-type="float">
            <text:p>6130710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6134752" calcext:value-type="float">
            <text:p>6134752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6138459" calcext:value-type="float">
            <text:p>6138459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6141933" calcext:value-type="float">
            <text:p>6141933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6145239" calcext:value-type="float">
            <text:p>6145239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office:value-type="float" office:value="6148412" calcext:value-type="float">
            <text:p>6148412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6151452" calcext:value-type="float">
            <text:p>6151452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6163509" calcext:value-type="float">
            <text:p>6163509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6170556" calcext:value-type="float">
            <text:p>6170556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175934" calcext:value-type="float">
            <text:p>6175934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6180476" calcext:value-type="float">
            <text:p>6180476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6184518" calcext:value-type="float">
            <text:p>6184518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6188225" calcext:value-type="float">
            <text:p>6188225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6191699" calcext:value-type="float">
            <text:p>6191699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6195005" calcext:value-type="float">
            <text:p>6195005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6198178" calcext:value-type="float">
            <text:p>6198178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6201218" calcext:value-type="float">
            <text:p>6201218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6213275" calcext:value-type="float">
            <text:p>621327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220289" calcext:value-type="float">
            <text:p>6220289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6225633" calcext:value-type="float">
            <text:p>6225633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6230175" calcext:value-type="float">
            <text:p>6230175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6234217" calcext:value-type="float">
            <text:p>6234217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6237924" calcext:value-type="float">
            <text:p>6237924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6241398" calcext:value-type="float">
            <text:p>6241398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244704" calcext:value-type="float">
            <text:p>6244704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float" office:value="6247877" calcext:value-type="float">
            <text:p>6247877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6250917" calcext:value-type="float">
            <text:p>6250917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float" office:value="6262974" calcext:value-type="float">
            <text:p>6262974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6270022" calcext:value-type="float">
            <text:p>6270022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6275399" calcext:value-type="float">
            <text:p>6275399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6279941" calcext:value-type="float">
            <text:p>6279941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283983" calcext:value-type="float">
            <text:p>6283983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6287690" calcext:value-type="float">
            <text:p>6287690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6291164" calcext:value-type="float">
            <text:p>6291164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6294470" calcext:value-type="float">
            <text:p>629447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297643" calcext:value-type="float">
            <text:p>6297643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6300683" calcext:value-type="float">
            <text:p>6300683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office:value-type="float" office:value="6312740" calcext:value-type="float">
            <text:p>6312740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6319788" calcext:value-type="float">
            <text:p>6319788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6325165" calcext:value-type="float">
            <text:p>6325165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6329707" calcext:value-type="float">
            <text:p>6329707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office:value-type="float" office:value="6333749" calcext:value-type="float">
            <text:p>6333749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6337456" calcext:value-type="float">
            <text:p>6337456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6340930" calcext:value-type="float">
            <text:p>6340930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6344236" calcext:value-type="float">
            <text:p>6344236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347409" calcext:value-type="float">
            <text:p>6347409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350449" calcext:value-type="float">
            <text:p>6350449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6362506" calcext:value-type="float">
            <text:p>6362506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6369554" calcext:value-type="float">
            <text:p>6369554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6374931" calcext:value-type="float">
            <text:p>6374931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float" office:value="6379473" calcext:value-type="float">
            <text:p>6379473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6383515" calcext:value-type="float">
            <text:p>6383515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office:value-type="float" office:value="6387222" calcext:value-type="float">
            <text:p>6387222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6390696" calcext:value-type="float">
            <text:p>6390696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6394002" calcext:value-type="float">
            <text:p>6394002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office:value-type="float" office:value="6397175" calcext:value-type="float">
            <text:p>6397175</text:p>
          </table:table-cell>
          <table:table-cell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6400215" calcext:value-type="float">
            <text:p>6400215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6412272" calcext:value-type="float">
            <text:p>6412272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6419286" calcext:value-type="float">
            <text:p>6419286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6424630" calcext:value-type="float">
            <text:p>6424630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6429173" calcext:value-type="float">
            <text:p>6429173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6433214" calcext:value-type="float">
            <text:p>6433214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6436921" calcext:value-type="float">
            <text:p>6436921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6440395" calcext:value-type="float">
            <text:p>6440395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float" office:value="6443702" calcext:value-type="float">
            <text:p>6443702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6446875" calcext:value-type="float">
            <text:p>6446875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6449914" calcext:value-type="float">
            <text:p>6449914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6461971" calcext:value-type="float">
            <text:p>6461971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6469019" calcext:value-type="float">
            <text:p>6469019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6474396" calcext:value-type="float">
            <text:p>6474396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6478939" calcext:value-type="float">
            <text:p>6478939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6482980" calcext:value-type="float">
            <text:p>648298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486687" calcext:value-type="float">
            <text:p>6486687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6490161" calcext:value-type="float">
            <text:p>6490161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493468" calcext:value-type="float">
            <text:p>6493468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6496641" calcext:value-type="float">
            <text:p>6496641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6499680" calcext:value-type="float">
            <text:p>6499680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6511737" calcext:value-type="float">
            <text:p>6511737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6518785" calcext:value-type="float">
            <text:p>6518785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6524162" calcext:value-type="float">
            <text:p>6524162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6528705" calcext:value-type="float">
            <text:p>6528705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6532746" calcext:value-type="float">
            <text:p>6532746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6536453" calcext:value-type="float">
            <text:p>653645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539927" calcext:value-type="float">
            <text:p>6539927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6543234" calcext:value-type="float">
            <text:p>6543234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6546407" calcext:value-type="float">
            <text:p>6546407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6549446" calcext:value-type="float">
            <text:p>6549446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6561503" calcext:value-type="float">
            <text:p>6561503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6568551" calcext:value-type="float">
            <text:p>6568551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6573928" calcext:value-type="float">
            <text:p>6573928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578471" calcext:value-type="float">
            <text:p>6578471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6582512" calcext:value-type="float">
            <text:p>6582512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6586219" calcext:value-type="float">
            <text:p>6586219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589693" calcext:value-type="float">
            <text:p>6589693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6593000" calcext:value-type="float">
            <text:p>6593000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6596173" calcext:value-type="float">
            <text:p>6596173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6599212" calcext:value-type="float">
            <text:p>6599212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6611269" calcext:value-type="float">
            <text:p>6611269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6618283" calcext:value-type="float">
            <text:p>6618283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office:value-type="float" office:value="6623627" calcext:value-type="float">
            <text:p>6623627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6628170" calcext:value-type="float">
            <text:p>6628170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6632211" calcext:value-type="float">
            <text:p>6632211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635919" calcext:value-type="float">
            <text:p>6635919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6639392" calcext:value-type="float">
            <text:p>6639392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6642699" calcext:value-type="float">
            <text:p>6642699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6645872" calcext:value-type="float">
            <text:p>6645872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office:value-type="float" office:value="6648911" calcext:value-type="float">
            <text:p>6648911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6660969" calcext:value-type="float">
            <text:p>6660969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6668016" calcext:value-type="float">
            <text:p>6668016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6673393" calcext:value-type="float">
            <text:p>6673393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677936" calcext:value-type="float">
            <text:p>6677936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6681977" calcext:value-type="float">
            <text:p>6681977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6685685" calcext:value-type="float">
            <text:p>6685685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6689158" calcext:value-type="float">
            <text:p>6689158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6692465" calcext:value-type="float">
            <text:p>6692465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6695638" calcext:value-type="float">
            <text:p>6695638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6698677" calcext:value-type="float">
            <text:p>6698677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6710735" calcext:value-type="float">
            <text:p>6710735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6717782" calcext:value-type="float">
            <text:p>6717782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6723159" calcext:value-type="float">
            <text:p>6723159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6727702" calcext:value-type="float">
            <text:p>6727702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6731743" calcext:value-type="float">
            <text:p>6731743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6735451" calcext:value-type="float">
            <text:p>6735451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738924" calcext:value-type="float">
            <text:p>6738924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742231" calcext:value-type="float">
            <text:p>6742231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6745404" calcext:value-type="float">
            <text:p>6745404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6748443" calcext:value-type="float">
            <text:p>6748443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office:value-type="float" office:value="6760501" calcext:value-type="float">
            <text:p>6760501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6767548" calcext:value-type="float">
            <text:p>6767548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6772925" calcext:value-type="float">
            <text:p>6772925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6777468" calcext:value-type="float">
            <text:p>6777468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6781509" calcext:value-type="float">
            <text:p>6781509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6785217" calcext:value-type="float">
            <text:p>6785217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788690" calcext:value-type="float">
            <text:p>6788690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6791997" calcext:value-type="float">
            <text:p>6791997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6795170" calcext:value-type="float">
            <text:p>6795170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6798209" calcext:value-type="float">
            <text:p>6798209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810267" calcext:value-type="float">
            <text:p>6810267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6817314" calcext:value-type="float">
            <text:p>6817314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6822691" calcext:value-type="float">
            <text:p>6822691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6827234" calcext:value-type="float">
            <text:p>6827234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6831275" calcext:value-type="float">
            <text:p>6831275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office:value-type="float" office:value="6834949" calcext:value-type="float">
            <text:p>6834949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6838423" calcext:value-type="float">
            <text:p>6838423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float" office:value="6841729" calcext:value-type="float">
            <text:p>6841729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6844902" calcext:value-type="float">
            <text:p>6844902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6847942" calcext:value-type="float">
            <text:p>6847942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6859999" calcext:value-type="float">
            <text:p>6859999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6867047" calcext:value-type="float">
            <text:p>6867047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6872424" calcext:value-type="float">
            <text:p>6872424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6876966" calcext:value-type="float">
            <text:p>6876966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6881008" calcext:value-type="float">
            <text:p>6881008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office:value-type="float" office:value="6884715" calcext:value-type="float">
            <text:p>6884715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888189" calcext:value-type="float">
            <text:p>6888189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float" office:value="6891495" calcext:value-type="float">
            <text:p>6891495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6894668" calcext:value-type="float">
            <text:p>6894668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6897708" calcext:value-type="float">
            <text:p>6897708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6909765" calcext:value-type="float">
            <text:p>6909765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6916813" calcext:value-type="float">
            <text:p>6916813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6922190" calcext:value-type="float">
            <text:p>6922190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office:value-type="float" office:value="6926732" calcext:value-type="float">
            <text:p>6926732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6930774" calcext:value-type="float">
            <text:p>6930774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6934481" calcext:value-type="float">
            <text:p>6934481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office:value-type="float" office:value="6937955" calcext:value-type="float">
            <text:p>6937955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941261" calcext:value-type="float">
            <text:p>6941261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944434" calcext:value-type="float">
            <text:p>6944434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6947474" calcext:value-type="float">
            <text:p>6947474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6959531" calcext:value-type="float">
            <text:p>6959531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6966579" calcext:value-type="float">
            <text:p>6966579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6971956" calcext:value-type="float">
            <text:p>6971956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float" office:value="6976498" calcext:value-type="float">
            <text:p>6976498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6980540" calcext:value-type="float">
            <text:p>6980540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6984247" calcext:value-type="float">
            <text:p>6984247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6987721" calcext:value-type="float">
            <text:p>698772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6991027" calcext:value-type="float">
            <text:p>6991027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6994200" calcext:value-type="float">
            <text:p>6994200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float" office:value="6997240" calcext:value-type="float">
            <text:p>6997240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7009297" calcext:value-type="float">
            <text:p>7009297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7016345" calcext:value-type="float">
            <text:p>7016345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7021722" calcext:value-type="float">
            <text:p>7021722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7026264" calcext:value-type="float">
            <text:p>7026264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7030306" calcext:value-type="float">
            <text:p>7030306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7034013" calcext:value-type="float">
            <text:p>7034013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7037487" calcext:value-type="float">
            <text:p>7037487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float" office:value="7040793" calcext:value-type="float">
            <text:p>7040793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7043966" calcext:value-type="float">
            <text:p>7043966</text:p>
          </table:table-cell>
          <table:table-cell office:value-type="float" office:value="6233" calcext:value-type="float">
            <text:p>6233</text:p>
          </table:table-cell>
        </table:table-row>
        <table:table-row table:style-name="ro1">
          <table:table-cell office:value-type="float" office:value="7047006" calcext:value-type="float">
            <text:p>7047006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059063" calcext:value-type="float">
            <text:p>7059063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7066111" calcext:value-type="float">
            <text:p>7066111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7071488" calcext:value-type="float">
            <text:p>7071488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7076030" calcext:value-type="float">
            <text:p>7076030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7080072" calcext:value-type="float">
            <text:p>7080072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7083779" calcext:value-type="float">
            <text:p>7083779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7087253" calcext:value-type="float">
            <text:p>7087253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7090559" calcext:value-type="float">
            <text:p>7090559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093732" calcext:value-type="float">
            <text:p>709373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7096772" calcext:value-type="float">
            <text:p>7096772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7108829" calcext:value-type="float">
            <text:p>7108829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7115877" calcext:value-type="float">
            <text:p>7115877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7121254" calcext:value-type="float">
            <text:p>7121254</text:p>
          </table:table-cell>
          <table:table-cell office:value-type="float" office:value="5856" calcext:value-type="float">
            <text:p>5856</text:p>
          </table:table-cell>
        </table:table-row>
        <table:table-row table:style-name="ro1">
          <table:table-cell office:value-type="float" office:value="7125796" calcext:value-type="float">
            <text:p>7125796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7129838" calcext:value-type="float">
            <text:p>7129838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7133545" calcext:value-type="float">
            <text:p>7133545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7137019" calcext:value-type="float">
            <text:p>7137019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7140325" calcext:value-type="float">
            <text:p>7140325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7143498" calcext:value-type="float">
            <text:p>7143498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float" office:value="7146538" calcext:value-type="float">
            <text:p>7146538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7158595" calcext:value-type="float">
            <text:p>7158595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7165676" calcext:value-type="float">
            <text:p>7165676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7171053" calcext:value-type="float">
            <text:p>7171053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7175596" calcext:value-type="float">
            <text:p>7175596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7179637" calcext:value-type="float">
            <text:p>7179637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7183345" calcext:value-type="float">
            <text:p>7183345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float" office:value="7186818" calcext:value-type="float">
            <text:p>7186818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7190125" calcext:value-type="float">
            <text:p>7190125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office:value-type="float" office:value="7193298" calcext:value-type="float">
            <text:p>7193298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7196337" calcext:value-type="float">
            <text:p>7196337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7208395" calcext:value-type="float">
            <text:p>7208395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7215442" calcext:value-type="float">
            <text:p>7215442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7220819" calcext:value-type="float">
            <text:p>7220819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7225362" calcext:value-type="float">
            <text:p>7225362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7229403" calcext:value-type="float">
            <text:p>7229403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7233111" calcext:value-type="float">
            <text:p>7233111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7236584" calcext:value-type="float">
            <text:p>7236584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7239891" calcext:value-type="float">
            <text:p>7239891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7243064" calcext:value-type="float">
            <text:p>7243064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246103" calcext:value-type="float">
            <text:p>7246103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7258161" calcext:value-type="float">
            <text:p>7258161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7265208" calcext:value-type="float">
            <text:p>7265208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7270585" calcext:value-type="float">
            <text:p>7270585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7275128" calcext:value-type="float">
            <text:p>727512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279169" calcext:value-type="float">
            <text:p>7279169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7474726" calcext:value-type="float">
            <text:p>7474726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7481774" calcext:value-type="float">
            <text:p>748177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7487151" calcext:value-type="float">
            <text:p>7487151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7491693" calcext:value-type="float">
            <text:p>7491693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7495735" calcext:value-type="float">
            <text:p>7495735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7499442" calcext:value-type="float">
            <text:p>7499442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7502916" calcext:value-type="float">
            <text:p>7502916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7506222" calcext:value-type="float">
            <text:p>7506222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7509395" calcext:value-type="float">
            <text:p>7509395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7512435" calcext:value-type="float">
            <text:p>7512435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7524492" calcext:value-type="float">
            <text:p>7524492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7531540" calcext:value-type="float">
            <text:p>7531540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7536917" calcext:value-type="float">
            <text:p>7536917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7541459" calcext:value-type="float">
            <text:p>7541459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7545501" calcext:value-type="float">
            <text:p>754550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7549208" calcext:value-type="float">
            <text:p>7549208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7552682" calcext:value-type="float">
            <text:p>7552682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7555988" calcext:value-type="float">
            <text:p>7555988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7559161" calcext:value-type="float">
            <text:p>7559161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7562201" calcext:value-type="float">
            <text:p>7562201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7574258" calcext:value-type="float">
            <text:p>7574258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7581306" calcext:value-type="float">
            <text:p>7581306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7586683" calcext:value-type="float">
            <text:p>7586683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7591225" calcext:value-type="float">
            <text:p>7591225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7595267" calcext:value-type="float">
            <text:p>7595267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7598974" calcext:value-type="float">
            <text:p>7598974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7602448" calcext:value-type="float">
            <text:p>7602448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7605754" calcext:value-type="float">
            <text:p>7605754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7608927" calcext:value-type="float">
            <text:p>7608927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7611967" calcext:value-type="float">
            <text:p>7611967</text:p>
          </table:table-cell>
          <table:table-cell office:value-type="float" office:value="6307" calcext:value-type="float">
            <text:p>6307</text:p>
          </table:table-cell>
        </table:table-row>
        <table:table-row table:style-name="ro1">
          <table:table-cell office:value-type="float" office:value="7624024" calcext:value-type="float">
            <text:p>7624024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7631072" calcext:value-type="float">
            <text:p>7631072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7636449" calcext:value-type="float">
            <text:p>7636449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7640991" calcext:value-type="float">
            <text:p>7640991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7645033" calcext:value-type="float">
            <text:p>7645033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float" office:value="7648740" calcext:value-type="float">
            <text:p>7648740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7652214" calcext:value-type="float">
            <text:p>7652214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office:value-type="float" office:value="7655520" calcext:value-type="float">
            <text:p>7655520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7658693" calcext:value-type="float">
            <text:p>7658693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7661733" calcext:value-type="float">
            <text:p>7661733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7673790" calcext:value-type="float">
            <text:p>7673790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7680838" calcext:value-type="float">
            <text:p>7680838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7686215" calcext:value-type="float">
            <text:p>7686215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7690757" calcext:value-type="float">
            <text:p>7690757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7694799" calcext:value-type="float">
            <text:p>7694799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7698506" calcext:value-type="float">
            <text:p>7698506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701980" calcext:value-type="float">
            <text:p>770198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7705286" calcext:value-type="float">
            <text:p>7705286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7708426" calcext:value-type="float">
            <text:p>7708426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7711465" calcext:value-type="float">
            <text:p>7711465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7723523" calcext:value-type="float">
            <text:p>7723523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7730570" calcext:value-type="float">
            <text:p>7730570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7735948" calcext:value-type="float">
            <text:p>7735948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7740490" calcext:value-type="float">
            <text:p>774049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744531" calcext:value-type="float">
            <text:p>7744531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7748239" calcext:value-type="float">
            <text:p>7748239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7751712" calcext:value-type="float">
            <text:p>7751712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7755019" calcext:value-type="float">
            <text:p>7755019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float" office:value="7758192" calcext:value-type="float">
            <text:p>7758192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float" office:value="7761231" calcext:value-type="float">
            <text:p>7761231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7773289" calcext:value-type="float">
            <text:p>7773289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7780303" calcext:value-type="float">
            <text:p>7780303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office:value-type="float" office:value="7785680" calcext:value-type="float">
            <text:p>7785680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float" office:value="7790223" calcext:value-type="float">
            <text:p>7790223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7794264" calcext:value-type="float">
            <text:p>7794264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7797971" calcext:value-type="float">
            <text:p>7797971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7801445" calcext:value-type="float">
            <text:p>7801445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7804752" calcext:value-type="float">
            <text:p>7804752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7807925" calcext:value-type="float">
            <text:p>7807925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7810964" calcext:value-type="float">
            <text:p>7810964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7823021" calcext:value-type="float">
            <text:p>7823021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7830069" calcext:value-type="float">
            <text:p>7830069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7835446" calcext:value-type="float">
            <text:p>7835446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float" office:value="7839989" calcext:value-type="float">
            <text:p>7839989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float" office:value="7844030" calcext:value-type="float">
            <text:p>7844030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7847737" calcext:value-type="float">
            <text:p>7847737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office:value-type="float" office:value="7851211" calcext:value-type="float">
            <text:p>7851211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7854518" calcext:value-type="float">
            <text:p>7854518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7857691" calcext:value-type="float">
            <text:p>7857691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office:value-type="float" office:value="7860730" calcext:value-type="float">
            <text:p>7860730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float" office:value="7872787" calcext:value-type="float">
            <text:p>7872787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7879835" calcext:value-type="float">
            <text:p>7879835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float" office:value="7885212" calcext:value-type="float">
            <text:p>7885212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office:value-type="float" office:value="7889755" calcext:value-type="float">
            <text:p>7889755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7893796" calcext:value-type="float">
            <text:p>7893796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7897503" calcext:value-type="float">
            <text:p>789750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7900977" calcext:value-type="float">
            <text:p>7900977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7904284" calcext:value-type="float">
            <text:p>7904284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7907423" calcext:value-type="float">
            <text:p>7907423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float" office:value="7910463" calcext:value-type="float">
            <text:p>7910463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office:value-type="float" office:value="7922520" calcext:value-type="float">
            <text:p>7922520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office:value-type="float" office:value="7929567" calcext:value-type="float">
            <text:p>7929567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7934945" calcext:value-type="float">
            <text:p>7934945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7939487" calcext:value-type="float">
            <text:p>7939487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7943529" calcext:value-type="float">
            <text:p>7943529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office:value-type="float" office:value="7947236" calcext:value-type="float">
            <text:p>7947236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950710" calcext:value-type="float">
            <text:p>7950710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7954016" calcext:value-type="float">
            <text:p>7954016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7957189" calcext:value-type="float">
            <text:p>7957189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7960229" calcext:value-type="float">
            <text:p>7960229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7972286" calcext:value-type="float">
            <text:p>7972286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7979300" calcext:value-type="float">
            <text:p>7979300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7984677" calcext:value-type="float">
            <text:p>7984677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7989220" calcext:value-type="float">
            <text:p>7989220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7993261" calcext:value-type="float">
            <text:p>7993261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7996969" calcext:value-type="float">
            <text:p>7996969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8000442" calcext:value-type="float">
            <text:p>8000442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8003749" calcext:value-type="float">
            <text:p>8003749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float" office:value="8006922" calcext:value-type="float">
            <text:p>8006922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8009961" calcext:value-type="float">
            <text:p>8009961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office:value-type="float" office:value="8022019" calcext:value-type="float">
            <text:p>8022019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8029066" calcext:value-type="float">
            <text:p>8029066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8034443" calcext:value-type="float">
            <text:p>8034443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8038986" calcext:value-type="float">
            <text:p>8038986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8043027" calcext:value-type="float">
            <text:p>8043027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office:value-type="float" office:value="8046735" calcext:value-type="float">
            <text:p>8046735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8050208" calcext:value-type="float">
            <text:p>8050208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float" office:value="8053515" calcext:value-type="float">
            <text:p>8053515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8056688" calcext:value-type="float">
            <text:p>8056688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office:value-type="float" office:value="8059727" calcext:value-type="float">
            <text:p>8059727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8071785" calcext:value-type="float">
            <text:p>8071785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8078832" calcext:value-type="float">
            <text:p>8078832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8084209" calcext:value-type="float">
            <text:p>8084209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8088752" calcext:value-type="float">
            <text:p>8088752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8092793" calcext:value-type="float">
            <text:p>8092793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8096501" calcext:value-type="float">
            <text:p>8096501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office:value-type="float" office:value="8099974" calcext:value-type="float">
            <text:p>8099974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8103281" calcext:value-type="float">
            <text:p>8103281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8106420" calcext:value-type="float">
            <text:p>8106420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8109460" calcext:value-type="float">
            <text:p>8109460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float" office:value="8121517" calcext:value-type="float">
            <text:p>8121517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8128565" calcext:value-type="float">
            <text:p>8128565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8133942" calcext:value-type="float">
            <text:p>8133942</text:p>
          </table:table-cell>
          <table:table-cell office:value-type="float" office:value="5717" calcext:value-type="float">
            <text:p>5717</text:p>
          </table:table-cell>
        </table:table-row>
        <table:table-row table:style-name="ro1">
          <table:table-cell office:value-type="float" office:value="8138484" calcext:value-type="float">
            <text:p>8138484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8142526" calcext:value-type="float">
            <text:p>8142526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8146233" calcext:value-type="float">
            <text:p>8146233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8149707" calcext:value-type="float">
            <text:p>8149707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8153013" calcext:value-type="float">
            <text:p>8153013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8156186" calcext:value-type="float">
            <text:p>8156186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8159226" calcext:value-type="float">
            <text:p>8159226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float" office:value="8171283" calcext:value-type="float">
            <text:p>8171283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8178297" calcext:value-type="float">
            <text:p>8178297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183641" calcext:value-type="float">
            <text:p>8183641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8188184" calcext:value-type="float">
            <text:p>8188184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8192225" calcext:value-type="float">
            <text:p>8192225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8195932" calcext:value-type="float">
            <text:p>8195932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8199406" calcext:value-type="float">
            <text:p>8199406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8202713" calcext:value-type="float">
            <text:p>820271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8205886" calcext:value-type="float">
            <text:p>8205886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8208925" calcext:value-type="float">
            <text:p>8208925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8220982" calcext:value-type="float">
            <text:p>8220982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8228030" calcext:value-type="float">
            <text:p>8228030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8233407" calcext:value-type="float">
            <text:p>8233407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8237950" calcext:value-type="float">
            <text:p>8237950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office:value-type="float" office:value="8241991" calcext:value-type="float">
            <text:p>8241991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8245698" calcext:value-type="float">
            <text:p>8245698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8249172" calcext:value-type="float">
            <text:p>8249172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8252479" calcext:value-type="float">
            <text:p>8252479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8255652" calcext:value-type="float">
            <text:p>8255652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float" office:value="8258691" calcext:value-type="float">
            <text:p>8258691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8270748" calcext:value-type="float">
            <text:p>8270748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8277796" calcext:value-type="float">
            <text:p>8277796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8283173" calcext:value-type="float">
            <text:p>8283173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8287716" calcext:value-type="float">
            <text:p>8287716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8291757" calcext:value-type="float">
            <text:p>8291757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8295464" calcext:value-type="float">
            <text:p>8295464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8298938" calcext:value-type="float">
            <text:p>8298938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8302245" calcext:value-type="float">
            <text:p>8302245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8305418" calcext:value-type="float">
            <text:p>8305418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8308457" calcext:value-type="float">
            <text:p>8308457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8320514" calcext:value-type="float">
            <text:p>8320514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8327562" calcext:value-type="float">
            <text:p>8327562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8332939" calcext:value-type="float">
            <text:p>8332939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8337482" calcext:value-type="float">
            <text:p>8337482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8341523" calcext:value-type="float">
            <text:p>8341523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8345230" calcext:value-type="float">
            <text:p>8345230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8348704" calcext:value-type="float">
            <text:p>8348704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8352011" calcext:value-type="float">
            <text:p>8352011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8355184" calcext:value-type="float">
            <text:p>8355184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8358223" calcext:value-type="float">
            <text:p>8358223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float" office:value="8370280" calcext:value-type="float">
            <text:p>8370280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8377294" calcext:value-type="float">
            <text:p>8377294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8382638" calcext:value-type="float">
            <text:p>8382638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8387181" calcext:value-type="float">
            <text:p>8387181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8391222" calcext:value-type="float">
            <text:p>8391222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float" office:value="8394930" calcext:value-type="float">
            <text:p>8394930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8398403" calcext:value-type="float">
            <text:p>8398403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8401710" calcext:value-type="float">
            <text:p>8401710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8404883" calcext:value-type="float">
            <text:p>8404883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8407922" calcext:value-type="float">
            <text:p>8407922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8419980" calcext:value-type="float">
            <text:p>8419980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8427027" calcext:value-type="float">
            <text:p>8427027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8432404" calcext:value-type="float">
            <text:p>8432404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8436947" calcext:value-type="float">
            <text:p>8436947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8440988" calcext:value-type="float">
            <text:p>8440988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8444696" calcext:value-type="float">
            <text:p>8444696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8448169" calcext:value-type="float">
            <text:p>8448169</text:p>
          </table:table-cell>
          <table:table-cell office:value-type="float" office:value="5716" calcext:value-type="float">
            <text:p>5716</text:p>
          </table:table-cell>
        </table:table-row>
        <table:table-row table:style-name="ro1">
          <table:table-cell office:value-type="float" office:value="8451476" calcext:value-type="float">
            <text:p>8451476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454649" calcext:value-type="float">
            <text:p>8454649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8457688" calcext:value-type="float">
            <text:p>8457688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8469746" calcext:value-type="float">
            <text:p>8469746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8476793" calcext:value-type="float">
            <text:p>847679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8482170" calcext:value-type="float">
            <text:p>8482170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8486713" calcext:value-type="float">
            <text:p>8486713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8490754" calcext:value-type="float">
            <text:p>8490754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8494462" calcext:value-type="float">
            <text:p>8494462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8497935" calcext:value-type="float">
            <text:p>849793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8501275" calcext:value-type="float">
            <text:p>8501275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8504415" calcext:value-type="float">
            <text:p>8504415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office:value-type="float" office:value="8507454" calcext:value-type="float">
            <text:p>8507454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8519512" calcext:value-type="float">
            <text:p>8519512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float" office:value="8526559" calcext:value-type="float">
            <text:p>8526559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8531936" calcext:value-type="float">
            <text:p>8531936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8536479" calcext:value-type="float">
            <text:p>8536479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8540520" calcext:value-type="float">
            <text:p>8540520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8544228" calcext:value-type="float">
            <text:p>8544228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8547701" calcext:value-type="float">
            <text:p>8547701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8551008" calcext:value-type="float">
            <text:p>8551008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8554181" calcext:value-type="float">
            <text:p>8554181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float" office:value="8557220" calcext:value-type="float">
            <text:p>8557220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8569278" calcext:value-type="float">
            <text:p>8569278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8576292" calcext:value-type="float">
            <text:p>8576292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float" office:value="8581636" calcext:value-type="float">
            <text:p>8581636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8586178" calcext:value-type="float">
            <text:p>8586178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8590219" calcext:value-type="float">
            <text:p>8590219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8593927" calcext:value-type="float">
            <text:p>8593927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float" office:value="8597400" calcext:value-type="float">
            <text:p>8597400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8600707" calcext:value-type="float">
            <text:p>8600707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8603880" calcext:value-type="float">
            <text:p>8603880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8606919" calcext:value-type="float">
            <text:p>8606919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8618977" calcext:value-type="float">
            <text:p>8618977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8626024" calcext:value-type="float">
            <text:p>862602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31402" calcext:value-type="float">
            <text:p>8631402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8635944" calcext:value-type="float">
            <text:p>8635944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8639985" calcext:value-type="float">
            <text:p>8639985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8643693" calcext:value-type="float">
            <text:p>864369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8647166" calcext:value-type="float">
            <text:p>8647166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8650473" calcext:value-type="float">
            <text:p>8650473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8653646" calcext:value-type="float">
            <text:p>8653646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8656685" calcext:value-type="float">
            <text:p>8656685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8668743" calcext:value-type="float">
            <text:p>8668743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office:value-type="float" office:value="8675790" calcext:value-type="float">
            <text:p>8675790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8681168" calcext:value-type="float">
            <text:p>8681168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8685710" calcext:value-type="float">
            <text:p>8685710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8689751" calcext:value-type="float">
            <text:p>8689751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8693459" calcext:value-type="float">
            <text:p>8693459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8696932" calcext:value-type="float">
            <text:p>8696932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office:value-type="float" office:value="8700239" calcext:value-type="float">
            <text:p>8700239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8703412" calcext:value-type="float">
            <text:p>8703412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8706451" calcext:value-type="float">
            <text:p>8706451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8718509" calcext:value-type="float">
            <text:p>8718509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8725556" calcext:value-type="float">
            <text:p>8725556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8730934" calcext:value-type="float">
            <text:p>8730934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8735476" calcext:value-type="float">
            <text:p>8735476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8739517" calcext:value-type="float">
            <text:p>8739517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8743225" calcext:value-type="float">
            <text:p>8743225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8746698" calcext:value-type="float">
            <text:p>8746698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8750005" calcext:value-type="float">
            <text:p>8750005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8753178" calcext:value-type="float">
            <text:p>8753178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8756217" calcext:value-type="float">
            <text:p>8756217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8768275" calcext:value-type="float">
            <text:p>8768275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8775289" calcext:value-type="float">
            <text:p>8775289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office:value-type="float" office:value="8780633" calcext:value-type="float">
            <text:p>8780633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8785175" calcext:value-type="float">
            <text:p>8785175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float" office:value="8789217" calcext:value-type="float">
            <text:p>8789217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8792924" calcext:value-type="float">
            <text:p>8792924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8796398" calcext:value-type="float">
            <text:p>8796398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8799704" calcext:value-type="float">
            <text:p>8799704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8802877" calcext:value-type="float">
            <text:p>8802877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8805917" calcext:value-type="float">
            <text:p>8805917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8817974" calcext:value-type="float">
            <text:p>8817974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8825021" calcext:value-type="float">
            <text:p>8825021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8830399" calcext:value-type="float">
            <text:p>8830399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office:value-type="float" office:value="8834941" calcext:value-type="float">
            <text:p>8834941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8838983" calcext:value-type="float">
            <text:p>8838983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8842690" calcext:value-type="float">
            <text:p>8842690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8846164" calcext:value-type="float">
            <text:p>8846164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8849470" calcext:value-type="float">
            <text:p>8849470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8852643" calcext:value-type="float">
            <text:p>885264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8855683" calcext:value-type="float">
            <text:p>8855683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8867740" calcext:value-type="float">
            <text:p>8867740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office:value-type="float" office:value="8874787" calcext:value-type="float">
            <text:p>8874787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8880165" calcext:value-type="float">
            <text:p>8880165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office:value-type="float" office:value="8884707" calcext:value-type="float">
            <text:p>8884707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8888749" calcext:value-type="float">
            <text:p>8888749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8892456" calcext:value-type="float">
            <text:p>8892456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8895930" calcext:value-type="float">
            <text:p>8895930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8899236" calcext:value-type="float">
            <text:p>8899236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8902409" calcext:value-type="float">
            <text:p>8902409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office:value-type="float" office:value="8905449" calcext:value-type="float">
            <text:p>8905449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8917506" calcext:value-type="float">
            <text:p>8917506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8924553" calcext:value-type="float">
            <text:p>8924553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8929931" calcext:value-type="float">
            <text:p>8929931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8934473" calcext:value-type="float">
            <text:p>8934473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8938515" calcext:value-type="float">
            <text:p>8938515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office:value-type="float" office:value="8942222" calcext:value-type="float">
            <text:p>8942222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8945696" calcext:value-type="float">
            <text:p>8945696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office:value-type="float" office:value="8949002" calcext:value-type="float">
            <text:p>8949002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8952175" calcext:value-type="float">
            <text:p>8952175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float" office:value="8955215" calcext:value-type="float">
            <text:p>8955215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8967272" calcext:value-type="float">
            <text:p>8967272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8974286" calcext:value-type="float">
            <text:p>8974286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8979630" calcext:value-type="float">
            <text:p>8979630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8984172" calcext:value-type="float">
            <text:p>8984172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8988214" calcext:value-type="float">
            <text:p>8988214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8991921" calcext:value-type="float">
            <text:p>8991921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8995395" calcext:value-type="float">
            <text:p>8995395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float" office:value="8998701" calcext:value-type="float">
            <text:p>8998701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9001874" calcext:value-type="float">
            <text:p>9001874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9004914" calcext:value-type="float">
            <text:p>9004914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9016971" calcext:value-type="float">
            <text:p>9016971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float" office:value="9024019" calcext:value-type="float">
            <text:p>9024019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9029396" calcext:value-type="float">
            <text:p>9029396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033938" calcext:value-type="float">
            <text:p>9033938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float" office:value="9037980" calcext:value-type="float">
            <text:p>9037980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9041687" calcext:value-type="float">
            <text:p>9041687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office:value-type="float" office:value="9045161" calcext:value-type="float">
            <text:p>9045161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9048467" calcext:value-type="float">
            <text:p>9048467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9051640" calcext:value-type="float">
            <text:p>9051640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9054680" calcext:value-type="float">
            <text:p>9054680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9066737" calcext:value-type="float">
            <text:p>9066737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office:value-type="float" office:value="9073785" calcext:value-type="float">
            <text:p>9073785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office:value-type="float" office:value="9079162" calcext:value-type="float">
            <text:p>9079162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float" office:value="9083704" calcext:value-type="float">
            <text:p>9083704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float" office:value="9087746" calcext:value-type="float">
            <text:p>9087746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9091453" calcext:value-type="float">
            <text:p>9091453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9094927" calcext:value-type="float">
            <text:p>9094927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9098233" calcext:value-type="float">
            <text:p>9098233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9101406" calcext:value-type="float">
            <text:p>9101406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float" office:value="9104446" calcext:value-type="float">
            <text:p>910444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9116503" calcext:value-type="float">
            <text:p>9116503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9123551" calcext:value-type="float">
            <text:p>9123551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9128928" calcext:value-type="float">
            <text:p>9128928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9133470" calcext:value-type="float">
            <text:p>9133470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9137512" calcext:value-type="float">
            <text:p>9137512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9141219" calcext:value-type="float">
            <text:p>9141219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9144693" calcext:value-type="float">
            <text:p>9144693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9147999" calcext:value-type="float">
            <text:p>9147999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9151172" calcext:value-type="float">
            <text:p>9151172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9154212" calcext:value-type="float">
            <text:p>915421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9166269" calcext:value-type="float">
            <text:p>9166269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office:value-type="float" office:value="9173283" calcext:value-type="float">
            <text:p>9173283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9178627" calcext:value-type="float">
            <text:p>9178627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9183170" calcext:value-type="float">
            <text:p>9183170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office:value-type="float" office:value="9187211" calcext:value-type="float">
            <text:p>9187211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9190918" calcext:value-type="float">
            <text:p>9190918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office:value-type="float" office:value="9194392" calcext:value-type="float">
            <text:p>9194392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9197699" calcext:value-type="float">
            <text:p>9197699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9200872" calcext:value-type="float">
            <text:p>9200872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9203911" calcext:value-type="float">
            <text:p>9203911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9215968" calcext:value-type="float">
            <text:p>9215968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9223016" calcext:value-type="float">
            <text:p>9223016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9228393" calcext:value-type="float">
            <text:p>9228393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office:value-type="float" office:value="9232936" calcext:value-type="float">
            <text:p>9232936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9236977" calcext:value-type="float">
            <text:p>9236977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9240684" calcext:value-type="float">
            <text:p>9240684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9244158" calcext:value-type="float">
            <text:p>9244158</text:p>
          </table:table-cell>
          <table:table-cell office:value-type="float" office:value="5859" calcext:value-type="float">
            <text:p>5859</text:p>
          </table:table-cell>
        </table:table-row>
        <table:table-row table:style-name="ro1">
          <table:table-cell office:value-type="float" office:value="9247465" calcext:value-type="float">
            <text:p>9247465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9250638" calcext:value-type="float">
            <text:p>925063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9253677" calcext:value-type="float">
            <text:p>925367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9265734" calcext:value-type="float">
            <text:p>9265734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272782" calcext:value-type="float">
            <text:p>9272782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office:value-type="float" office:value="9278159" calcext:value-type="float">
            <text:p>9278159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9282702" calcext:value-type="float">
            <text:p>9282702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float" office:value="9286743" calcext:value-type="float">
            <text:p>9286743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9290450" calcext:value-type="float">
            <text:p>9290450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9293924" calcext:value-type="float">
            <text:p>9293924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float" office:value="9297231" calcext:value-type="float">
            <text:p>9297231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9300404" calcext:value-type="float">
            <text:p>9300404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office:value-type="float" office:value="9303443" calcext:value-type="float">
            <text:p>9303443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9315500" calcext:value-type="float">
            <text:p>9315500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9322548" calcext:value-type="float">
            <text:p>9322548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9327925" calcext:value-type="float">
            <text:p>9327925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9332468" calcext:value-type="float">
            <text:p>9332468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float" office:value="9336509" calcext:value-type="float">
            <text:p>9336509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9340216" calcext:value-type="float">
            <text:p>9340216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office:value-type="float" office:value="9343690" calcext:value-type="float">
            <text:p>9343690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office:value-type="float" office:value="9346997" calcext:value-type="float">
            <text:p>9346997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9350170" calcext:value-type="float">
            <text:p>9350170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9353209" calcext:value-type="float">
            <text:p>9353209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9365266" calcext:value-type="float">
            <text:p>9365266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9372314" calcext:value-type="float">
            <text:p>9372314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float" office:value="9377691" calcext:value-type="float">
            <text:p>9377691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office:value-type="float" office:value="9382234" calcext:value-type="float">
            <text:p>9382234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9386275" calcext:value-type="float">
            <text:p>9386275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float" office:value="9389949" calcext:value-type="float">
            <text:p>9389949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float" office:value="9393423" calcext:value-type="float">
            <text:p>9393423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9396729" calcext:value-type="float">
            <text:p>9396729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9399902" calcext:value-type="float">
            <text:p>9399902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9402942" calcext:value-type="float">
            <text:p>9402942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9414999" calcext:value-type="float">
            <text:p>9414999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9422080" calcext:value-type="float">
            <text:p>9422080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9427457" calcext:value-type="float">
            <text:p>9427457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9432000" calcext:value-type="float">
            <text:p>9432000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9436041" calcext:value-type="float">
            <text:p>9436041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9439748" calcext:value-type="float">
            <text:p>943974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9443222" calcext:value-type="float">
            <text:p>9443222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9446529" calcext:value-type="float">
            <text:p>9446529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9449702" calcext:value-type="float">
            <text:p>9449702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9452741" calcext:value-type="float">
            <text:p>9452741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9464798" calcext:value-type="float">
            <text:p>9464798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9471846" calcext:value-type="float">
            <text:p>9471846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office:value-type="float" office:value="9477223" calcext:value-type="float">
            <text:p>9477223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9481766" calcext:value-type="float">
            <text:p>9481766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9485807" calcext:value-type="float">
            <text:p>9485807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office:value-type="float" office:value="9489514" calcext:value-type="float">
            <text:p>9489514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9492988" calcext:value-type="float">
            <text:p>9492988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9496295" calcext:value-type="float">
            <text:p>9496295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9499434" calcext:value-type="float">
            <text:p>9499434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502474" calcext:value-type="float">
            <text:p>9502474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9514531" calcext:value-type="float">
            <text:p>9514531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9521578" calcext:value-type="float">
            <text:p>9521578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9526956" calcext:value-type="float">
            <text:p>9526956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float" office:value="9531498" calcext:value-type="float">
            <text:p>9531498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9535540" calcext:value-type="float">
            <text:p>9535540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office:value-type="float" office:value="9539247" calcext:value-type="float">
            <text:p>9539247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float" office:value="9542721" calcext:value-type="float">
            <text:p>9542721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office:value-type="float" office:value="9546027" calcext:value-type="float">
            <text:p>9546027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9549200" calcext:value-type="float">
            <text:p>9549200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9552240" calcext:value-type="float">
            <text:p>955224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9564297" calcext:value-type="float">
            <text:p>9564297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office:value-type="float" office:value="9571311" calcext:value-type="float">
            <text:p>9571311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office:value-type="float" office:value="9576688" calcext:value-type="float">
            <text:p>9576688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office:value-type="float" office:value="9581231" calcext:value-type="float">
            <text:p>9581231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float" office:value="9585272" calcext:value-type="float">
            <text:p>9585272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9588946" calcext:value-type="float">
            <text:p>9588946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office:value-type="float" office:value="9592420" calcext:value-type="float">
            <text:p>9592420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9595726" calcext:value-type="float">
            <text:p>9595726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9598899" calcext:value-type="float">
            <text:p>9598899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9601939" calcext:value-type="float">
            <text:p>9601939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9613996" calcext:value-type="float">
            <text:p>9613996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office:value-type="float" office:value="9621044" calcext:value-type="float">
            <text:p>9621044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9626421" calcext:value-type="float">
            <text:p>9626421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9630963" calcext:value-type="float">
            <text:p>9630963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9635005" calcext:value-type="float">
            <text:p>9635005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9638712" calcext:value-type="float">
            <text:p>9638712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9642186" calcext:value-type="float">
            <text:p>9642186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9645492" calcext:value-type="float">
            <text:p>9645492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float" office:value="9648665" calcext:value-type="float">
            <text:p>9648665</text:p>
          </table:table-cell>
          <table:table-cell office:value-type="float" office:value="5908" calcext:value-type="float">
            <text:p>5908</text:p>
          </table:table-cell>
        </table:table-row>
        <table:table-row table:style-name="ro1">
          <table:table-cell office:value-type="float" office:value="9651705" calcext:value-type="float">
            <text:p>9651705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9663762" calcext:value-type="float">
            <text:p>9663762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float" office:value="9670810" calcext:value-type="float">
            <text:p>9670810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9676187" calcext:value-type="float">
            <text:p>9676187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float" office:value="9680729" calcext:value-type="float">
            <text:p>9680729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9684771" calcext:value-type="float">
            <text:p>9684771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office:value-type="float" office:value="9688478" calcext:value-type="float">
            <text:p>9688478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9691952" calcext:value-type="float">
            <text:p>9691952</text:p>
          </table:table-cell>
          <table:table-cell office:value-type="float" office:value="5833" calcext:value-type="float">
            <text:p>5833</text:p>
          </table:table-cell>
        </table:table-row>
        <table:table-row table:style-name="ro1">
          <table:table-cell office:value-type="float" office:value="9695258" calcext:value-type="float">
            <text:p>9695258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9698431" calcext:value-type="float">
            <text:p>9698431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9701471" calcext:value-type="float">
            <text:p>9701471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9713528" calcext:value-type="float">
            <text:p>9713528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office:value-type="float" office:value="9720576" calcext:value-type="float">
            <text:p>9720576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9725953" calcext:value-type="float">
            <text:p>9725953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9730495" calcext:value-type="float">
            <text:p>9730495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9734537" calcext:value-type="float">
            <text:p>9734537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9738244" calcext:value-type="float">
            <text:p>9738244</text:p>
          </table:table-cell>
          <table:table-cell office:value-type="float" office:value="5743" calcext:value-type="float">
            <text:p>5743</text:p>
          </table:table-cell>
        </table:table-row>
        <table:table-row table:style-name="ro1">
          <table:table-cell office:value-type="float" office:value="9741718" calcext:value-type="float">
            <text:p>9741718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9745024" calcext:value-type="float">
            <text:p>9745024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office:value-type="float" office:value="9748197" calcext:value-type="float">
            <text:p>9748197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office:value-type="float" office:value="9751237" calcext:value-type="float">
            <text:p>9751237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9763294" calcext:value-type="float">
            <text:p>9763294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float" office:value="9770308" calcext:value-type="float">
            <text:p>9770308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9775686" calcext:value-type="float">
            <text:p>9775686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float" office:value="9780228" calcext:value-type="float">
            <text:p>9780228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9784269" calcext:value-type="float">
            <text:p>9784269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9787943" calcext:value-type="float">
            <text:p>9787943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9791417" calcext:value-type="float">
            <text:p>9791417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9794724" calcext:value-type="float">
            <text:p>9794724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9797897" calcext:value-type="float">
            <text:p>9797897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9800936" calcext:value-type="float">
            <text:p>9800936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9812993" calcext:value-type="float">
            <text:p>9812993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office:value-type="float" office:value="9820041" calcext:value-type="float">
            <text:p>9820041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9825418" calcext:value-type="float">
            <text:p>9825418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9829961" calcext:value-type="float">
            <text:p>9829961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float" office:value="9834002" calcext:value-type="float">
            <text:p>9834002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9837709" calcext:value-type="float">
            <text:p>9837709</text:p>
          </table:table-cell>
          <table:table-cell office:value-type="float" office:value="5644" calcext:value-type="float">
            <text:p>5644</text:p>
          </table:table-cell>
        </table:table-row>
        <table:table-row table:style-name="ro1">
          <table:table-cell office:value-type="float" office:value="9841183" calcext:value-type="float">
            <text:p>9841183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9844490" calcext:value-type="float">
            <text:p>9844490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9847663" calcext:value-type="float">
            <text:p>9847663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9850702" calcext:value-type="float">
            <text:p>985070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9862759" calcext:value-type="float">
            <text:p>9862759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9869807" calcext:value-type="float">
            <text:p>9869807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9875184" calcext:value-type="float">
            <text:p>9875184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office:value-type="float" office:value="9879727" calcext:value-type="float">
            <text:p>9879727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office:value-type="float" office:value="9883768" calcext:value-type="float">
            <text:p>9883768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float" office:value="9887475" calcext:value-type="float">
            <text:p>9887475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9890949" calcext:value-type="float">
            <text:p>9890949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9894256" calcext:value-type="float">
            <text:p>9894256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9897429" calcext:value-type="float">
            <text:p>9897429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9900468" calcext:value-type="float">
            <text:p>9900468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float" office:value="9912525" calcext:value-type="float">
            <text:p>9912525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9919573" calcext:value-type="float">
            <text:p>9919573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float" office:value="9924950" calcext:value-type="float">
            <text:p>9924950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9929493" calcext:value-type="float">
            <text:p>9929493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9933534" calcext:value-type="float">
            <text:p>9933534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office:value-type="float" office:value="9937241" calcext:value-type="float">
            <text:p>9937241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9940715" calcext:value-type="float">
            <text:p>9940715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9944022" calcext:value-type="float">
            <text:p>9944022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9947195" calcext:value-type="float">
            <text:p>9947195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float" office:value="9950234" calcext:value-type="float">
            <text:p>9950234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string" calcext:value-type="string">
            <text:p>TimeMs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6100.66456692913" calcext:value-type="float">
            <text:p>6100.66456692913</text:p>
          </table:table-cell>
        </table:table-row>
      </table:table>
      <table:named-expressions/>
      <table:data-pilot-tables>
        <table:data-pilot-table table:name="DataPilot1" table:application-data="" table:target-range-address="'Pivot Table_mpsVsBat_1'.A1:'Pivot Table_mpsVsBat_1'.B1908" table:buttons="'Pivot Table_mpsVsBat_1'.A1" table:show-filter-button="false" table:drill-down-on-double-click="false">
          <table:source-cell-range table:cell-range-address="mpsVsBat.A1:mpsVsBat.E19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Ms" table:orientation="row" table:used-hierarchy="0" table:function="auto">
            <table:data-pilot-level table:show-empty="false" calcext:repeat-item-labels="false">
              <table:data-pilot-members>
                <table:data-pilot-member table:name="292023" table:display="true" table:show-details="true"/>
                <table:data-pilot-member table:name="299070" table:display="true" table:show-details="true"/>
                <table:data-pilot-member table:name="304448" table:display="true" table:show-details="true"/>
                <table:data-pilot-member table:name="308990" table:display="true" table:show-details="true"/>
                <table:data-pilot-member table:name="313031" table:display="true" table:show-details="true"/>
                <table:data-pilot-member table:name="316739" table:display="true" table:show-details="true"/>
                <table:data-pilot-member table:name="320212" table:display="true" table:show-details="true"/>
                <table:data-pilot-member table:name="323519" table:display="true" table:show-details="true"/>
                <table:data-pilot-member table:name="326692" table:display="true" table:show-details="true"/>
                <table:data-pilot-member table:name="329731" table:display="true" table:show-details="true"/>
                <table:data-pilot-member table:name="341789" table:display="true" table:show-details="true"/>
                <table:data-pilot-member table:name="348836" table:display="true" table:show-details="true"/>
                <table:data-pilot-member table:name="354214" table:display="true" table:show-details="true"/>
                <table:data-pilot-member table:name="358756" table:display="true" table:show-details="true"/>
                <table:data-pilot-member table:name="362797" table:display="true" table:show-details="true"/>
                <table:data-pilot-member table:name="366505" table:display="true" table:show-details="true"/>
                <table:data-pilot-member table:name="369978" table:display="true" table:show-details="true"/>
                <table:data-pilot-member table:name="373285" table:display="true" table:show-details="true"/>
                <table:data-pilot-member table:name="376425" table:display="true" table:show-details="true"/>
                <table:data-pilot-member table:name="379464" table:display="true" table:show-details="true"/>
                <table:data-pilot-member table:name="391521" table:display="true" table:show-details="true"/>
                <table:data-pilot-member table:name="398569" table:display="true" table:show-details="true"/>
                <table:data-pilot-member table:name="403946" table:display="true" table:show-details="true"/>
                <table:data-pilot-member table:name="408489" table:display="true" table:show-details="true"/>
                <table:data-pilot-member table:name="412530" table:display="true" table:show-details="true"/>
                <table:data-pilot-member table:name="416237" table:display="true" table:show-details="true"/>
                <table:data-pilot-member table:name="419711" table:display="true" table:show-details="true"/>
                <table:data-pilot-member table:name="423018" table:display="true" table:show-details="true"/>
                <table:data-pilot-member table:name="426191" table:display="true" table:show-details="true"/>
                <table:data-pilot-member table:name="429230" table:display="true" table:show-details="true"/>
                <table:data-pilot-member table:name="441287" table:display="true" table:show-details="true"/>
                <table:data-pilot-member table:name="448335" table:display="true" table:show-details="true"/>
                <table:data-pilot-member table:name="453712" table:display="true" table:show-details="true"/>
                <table:data-pilot-member table:name="458255" table:display="true" table:show-details="true"/>
                <table:data-pilot-member table:name="462296" table:display="true" table:show-details="true"/>
                <table:data-pilot-member table:name="466003" table:display="true" table:show-details="true"/>
                <table:data-pilot-member table:name="469477" table:display="true" table:show-details="true"/>
                <table:data-pilot-member table:name="472784" table:display="true" table:show-details="true"/>
                <table:data-pilot-member table:name="475957" table:display="true" table:show-details="true"/>
                <table:data-pilot-member table:name="478996" table:display="true" table:show-details="true"/>
                <table:data-pilot-member table:name="491053" table:display="true" table:show-details="true"/>
                <table:data-pilot-member table:name="498101" table:display="true" table:show-details="true"/>
                <table:data-pilot-member table:name="503478" table:display="true" table:show-details="true"/>
                <table:data-pilot-member table:name="508021" table:display="true" table:show-details="true"/>
                <table:data-pilot-member table:name="512062" table:display="true" table:show-details="true"/>
                <table:data-pilot-member table:name="515769" table:display="true" table:show-details="true"/>
                <table:data-pilot-member table:name="519243" table:display="true" table:show-details="true"/>
                <table:data-pilot-member table:name="522550" table:display="true" table:show-details="true"/>
                <table:data-pilot-member table:name="525723" table:display="true" table:show-details="true"/>
                <table:data-pilot-member table:name="528762" table:display="true" table:show-details="true"/>
                <table:data-pilot-member table:name="540819" table:display="true" table:show-details="true"/>
                <table:data-pilot-member table:name="547867" table:display="true" table:show-details="true"/>
                <table:data-pilot-member table:name="553244" table:display="true" table:show-details="true"/>
                <table:data-pilot-member table:name="557787" table:display="true" table:show-details="true"/>
                <table:data-pilot-member table:name="561828" table:display="true" table:show-details="true"/>
                <table:data-pilot-member table:name="565535" table:display="true" table:show-details="true"/>
                <table:data-pilot-member table:name="569009" table:display="true" table:show-details="true"/>
                <table:data-pilot-member table:name="572316" table:display="true" table:show-details="true"/>
                <table:data-pilot-member table:name="575489" table:display="true" table:show-details="true"/>
                <table:data-pilot-member table:name="578528" table:display="true" table:show-details="true"/>
                <table:data-pilot-member table:name="590585" table:display="true" table:show-details="true"/>
                <table:data-pilot-member table:name="597633" table:display="true" table:show-details="true"/>
                <table:data-pilot-member table:name="603010" table:display="true" table:show-details="true"/>
                <table:data-pilot-member table:name="607553" table:display="true" table:show-details="true"/>
                <table:data-pilot-member table:name="611594" table:display="true" table:show-details="true"/>
                <table:data-pilot-member table:name="615301" table:display="true" table:show-details="true"/>
                <table:data-pilot-member table:name="618775" table:display="true" table:show-details="true"/>
                <table:data-pilot-member table:name="622082" table:display="true" table:show-details="true"/>
                <table:data-pilot-member table:name="625288" table:display="true" table:show-details="true"/>
                <table:data-pilot-member table:name="628294" table:display="true" table:show-details="true"/>
                <table:data-pilot-member table:name="640318" table:display="true" table:show-details="true"/>
                <table:data-pilot-member table:name="647365" table:display="true" table:show-details="true"/>
                <table:data-pilot-member table:name="652743" table:display="true" table:show-details="true"/>
                <table:data-pilot-member table:name="657285" table:display="true" table:show-details="true"/>
                <table:data-pilot-member table:name="661293" table:display="true" table:show-details="true"/>
                <table:data-pilot-member table:name="664967" table:display="true" table:show-details="true"/>
                <table:data-pilot-member table:name="668441" table:display="true" table:show-details="true"/>
                <table:data-pilot-member table:name="671747" table:display="true" table:show-details="true"/>
                <table:data-pilot-member table:name="674920" table:display="true" table:show-details="true"/>
                <table:data-pilot-member table:name="677960" table:display="true" table:show-details="true"/>
                <table:data-pilot-member table:name="690017" table:display="true" table:show-details="true"/>
                <table:data-pilot-member table:name="697065" table:display="true" table:show-details="true"/>
                <table:data-pilot-member table:name="702442" table:display="true" table:show-details="true"/>
                <table:data-pilot-member table:name="706984" table:display="true" table:show-details="true"/>
                <table:data-pilot-member table:name="711026" table:display="true" table:show-details="true"/>
                <table:data-pilot-member table:name="714733" table:display="true" table:show-details="true"/>
                <table:data-pilot-member table:name="718207" table:display="true" table:show-details="true"/>
                <table:data-pilot-member table:name="721513" table:display="true" table:show-details="true"/>
                <table:data-pilot-member table:name="724686" table:display="true" table:show-details="true"/>
                <table:data-pilot-member table:name="727726" table:display="true" table:show-details="true"/>
                <table:data-pilot-member table:name="739783" table:display="true" table:show-details="true"/>
                <table:data-pilot-member table:name="746831" table:display="true" table:show-details="true"/>
                <table:data-pilot-member table:name="752208" table:display="true" table:show-details="true"/>
                <table:data-pilot-member table:name="756750" table:display="true" table:show-details="true"/>
                <table:data-pilot-member table:name="760792" table:display="true" table:show-details="true"/>
                <table:data-pilot-member table:name="764499" table:display="true" table:show-details="true"/>
                <table:data-pilot-member table:name="767973" table:display="true" table:show-details="true"/>
                <table:data-pilot-member table:name="771279" table:display="true" table:show-details="true"/>
                <table:data-pilot-member table:name="774419" table:display="true" table:show-details="true"/>
                <table:data-pilot-member table:name="777458" table:display="true" table:show-details="true"/>
                <table:data-pilot-member table:name="789516" table:display="true" table:show-details="true"/>
                <table:data-pilot-member table:name="796563" table:display="true" table:show-details="true"/>
                <table:data-pilot-member table:name="801941" table:display="true" table:show-details="true"/>
                <table:data-pilot-member table:name="806483" table:display="true" table:show-details="true"/>
                <table:data-pilot-member table:name="810524" table:display="true" table:show-details="true"/>
                <table:data-pilot-member table:name="814232" table:display="true" table:show-details="true"/>
                <table:data-pilot-member table:name="817705" table:display="true" table:show-details="true"/>
                <table:data-pilot-member table:name="821012" table:display="true" table:show-details="true"/>
                <table:data-pilot-member table:name="824185" table:display="true" table:show-details="true"/>
                <table:data-pilot-member table:name="827224" table:display="true" table:show-details="true"/>
                <table:data-pilot-member table:name="839282" table:display="true" table:show-details="true"/>
                <table:data-pilot-member table:name="846296" table:display="true" table:show-details="true"/>
                <table:data-pilot-member table:name="851673" table:display="true" table:show-details="true"/>
                <table:data-pilot-member table:name="856216" table:display="true" table:show-details="true"/>
                <table:data-pilot-member table:name="860257" table:display="true" table:show-details="true"/>
                <table:data-pilot-member table:name="863964" table:display="true" table:show-details="true"/>
                <table:data-pilot-member table:name="867438" table:display="true" table:show-details="true"/>
                <table:data-pilot-member table:name="870745" table:display="true" table:show-details="true"/>
                <table:data-pilot-member table:name="873918" table:display="true" table:show-details="true"/>
                <table:data-pilot-member table:name="876957" table:display="true" table:show-details="true"/>
                <table:data-pilot-member table:name="889014" table:display="true" table:show-details="true"/>
                <table:data-pilot-member table:name="896062" table:display="true" table:show-details="true"/>
                <table:data-pilot-member table:name="901439" table:display="true" table:show-details="true"/>
                <table:data-pilot-member table:name="905982" table:display="true" table:show-details="true"/>
                <table:data-pilot-member table:name="910023" table:display="true" table:show-details="true"/>
                <table:data-pilot-member table:name="913730" table:display="true" table:show-details="true"/>
                <table:data-pilot-member table:name="917204" table:display="true" table:show-details="true"/>
                <table:data-pilot-member table:name="920511" table:display="true" table:show-details="true"/>
                <table:data-pilot-member table:name="923684" table:display="true" table:show-details="true"/>
                <table:data-pilot-member table:name="926723" table:display="true" table:show-details="true"/>
                <table:data-pilot-member table:name="938814" table:display="true" table:show-details="true"/>
                <table:data-pilot-member table:name="945861" table:display="true" table:show-details="true"/>
                <table:data-pilot-member table:name="951239" table:display="true" table:show-details="true"/>
                <table:data-pilot-member table:name="955781" table:display="true" table:show-details="true"/>
                <table:data-pilot-member table:name="959822" table:display="true" table:show-details="true"/>
                <table:data-pilot-member table:name="963530" table:display="true" table:show-details="true"/>
                <table:data-pilot-member table:name="967003" table:display="true" table:show-details="true"/>
                <table:data-pilot-member table:name="970310" table:display="true" table:show-details="true"/>
                <table:data-pilot-member table:name="973483" table:display="true" table:show-details="true"/>
                <table:data-pilot-member table:name="976522" table:display="true" table:show-details="true"/>
                <table:data-pilot-member table:name="988580" table:display="true" table:show-details="true"/>
                <table:data-pilot-member table:name="995627" table:display="true" table:show-details="true"/>
                <table:data-pilot-member table:name="1001005" table:display="true" table:show-details="true"/>
                <table:data-pilot-member table:name="1005547" table:display="true" table:show-details="true"/>
                <table:data-pilot-member table:name="1009588" table:display="true" table:show-details="true"/>
                <table:data-pilot-member table:name="1013296" table:display="true" table:show-details="true"/>
                <table:data-pilot-member table:name="1016736" table:display="true" table:show-details="true"/>
                <table:data-pilot-member table:name="1020043" table:display="true" table:show-details="true"/>
                <table:data-pilot-member table:name="1023216" table:display="true" table:show-details="true"/>
                <table:data-pilot-member table:name="1026255" table:display="true" table:show-details="true"/>
                <table:data-pilot-member table:name="1038312" table:display="true" table:show-details="true"/>
                <table:data-pilot-member table:name="1045360" table:display="true" table:show-details="true"/>
                <table:data-pilot-member table:name="1050737" table:display="true" table:show-details="true"/>
                <table:data-pilot-member table:name="1055280" table:display="true" table:show-details="true"/>
                <table:data-pilot-member table:name="1059288" table:display="true" table:show-details="true"/>
                <table:data-pilot-member table:name="1062962" table:display="true" table:show-details="true"/>
                <table:data-pilot-member table:name="1066435" table:display="true" table:show-details="true"/>
                <table:data-pilot-member table:name="1069742" table:display="true" table:show-details="true"/>
                <table:data-pilot-member table:name="1072915" table:display="true" table:show-details="true"/>
                <table:data-pilot-member table:name="1075954" table:display="true" table:show-details="true"/>
                <table:data-pilot-member table:name="1088012" table:display="true" table:show-details="true"/>
                <table:data-pilot-member table:name="1095059" table:display="true" table:show-details="true"/>
                <table:data-pilot-member table:name="1100436" table:display="true" table:show-details="true"/>
                <table:data-pilot-member table:name="1104979" table:display="true" table:show-details="true"/>
                <table:data-pilot-member table:name="1109020" table:display="true" table:show-details="true"/>
                <table:data-pilot-member table:name="1112728" table:display="true" table:show-details="true"/>
                <table:data-pilot-member table:name="1116201" table:display="true" table:show-details="true"/>
                <table:data-pilot-member table:name="1119508" table:display="true" table:show-details="true"/>
                <table:data-pilot-member table:name="1122681" table:display="true" table:show-details="true"/>
                <table:data-pilot-member table:name="1125720" table:display="true" table:show-details="true"/>
                <table:data-pilot-member table:name="1137778" table:display="true" table:show-details="true"/>
                <table:data-pilot-member table:name="1144825" table:display="true" table:show-details="true"/>
                <table:data-pilot-member table:name="1150202" table:display="true" table:show-details="true"/>
                <table:data-pilot-member table:name="1154745" table:display="true" table:show-details="true"/>
                <table:data-pilot-member table:name="1158786" table:display="true" table:show-details="true"/>
                <table:data-pilot-member table:name="1162494" table:display="true" table:show-details="true"/>
                <table:data-pilot-member table:name="1165967" table:display="true" table:show-details="true"/>
                <table:data-pilot-member table:name="1169274" table:display="true" table:show-details="true"/>
                <table:data-pilot-member table:name="1172413" table:display="true" table:show-details="true"/>
                <table:data-pilot-member table:name="1175453" table:display="true" table:show-details="true"/>
                <table:data-pilot-member table:name="1187510" table:display="true" table:show-details="true"/>
                <table:data-pilot-member table:name="1194558" table:display="true" table:show-details="true"/>
                <table:data-pilot-member table:name="1199935" table:display="true" table:show-details="true"/>
                <table:data-pilot-member table:name="1204477" table:display="true" table:show-details="true"/>
                <table:data-pilot-member table:name="1208519" table:display="true" table:show-details="true"/>
                <table:data-pilot-member table:name="1212226" table:display="true" table:show-details="true"/>
                <table:data-pilot-member table:name="1215700" table:display="true" table:show-details="true"/>
                <table:data-pilot-member table:name="1219006" table:display="true" table:show-details="true"/>
                <table:data-pilot-member table:name="1222179" table:display="true" table:show-details="true"/>
                <table:data-pilot-member table:name="1225219" table:display="true" table:show-details="true"/>
                <table:data-pilot-member table:name="1237276" table:display="true" table:show-details="true"/>
                <table:data-pilot-member table:name="1244290" table:display="true" table:show-details="true"/>
                <table:data-pilot-member table:name="1249634" table:display="true" table:show-details="true"/>
                <table:data-pilot-member table:name="1254177" table:display="true" table:show-details="true"/>
                <table:data-pilot-member table:name="1258218" table:display="true" table:show-details="true"/>
                <table:data-pilot-member table:name="1261925" table:display="true" table:show-details="true"/>
                <table:data-pilot-member table:name="1265399" table:display="true" table:show-details="true"/>
                <table:data-pilot-member table:name="1268706" table:display="true" table:show-details="true"/>
                <table:data-pilot-member table:name="1271879" table:display="true" table:show-details="true"/>
                <table:data-pilot-member table:name="1274918" table:display="true" table:show-details="true"/>
                <table:data-pilot-member table:name="1286975" table:display="true" table:show-details="true"/>
                <table:data-pilot-member table:name="1294023" table:display="true" table:show-details="true"/>
                <table:data-pilot-member table:name="1299400" table:display="true" table:show-details="true"/>
                <table:data-pilot-member table:name="1303943" table:display="true" table:show-details="true"/>
                <table:data-pilot-member table:name="1307984" table:display="true" table:show-details="true"/>
                <table:data-pilot-member table:name="1311691" table:display="true" table:show-details="true"/>
                <table:data-pilot-member table:name="1315165" table:display="true" table:show-details="true"/>
                <table:data-pilot-member table:name="1318472" table:display="true" table:show-details="true"/>
                <table:data-pilot-member table:name="1321645" table:display="true" table:show-details="true"/>
                <table:data-pilot-member table:name="1324684" table:display="true" table:show-details="true"/>
                <table:data-pilot-member table:name="1336741" table:display="true" table:show-details="true"/>
                <table:data-pilot-member table:name="1343789" table:display="true" table:show-details="true"/>
                <table:data-pilot-member table:name="1349166" table:display="true" table:show-details="true"/>
                <table:data-pilot-member table:name="1353709" table:display="true" table:show-details="true"/>
                <table:data-pilot-member table:name="1357750" table:display="true" table:show-details="true"/>
                <table:data-pilot-member table:name="1361457" table:display="true" table:show-details="true"/>
                <table:data-pilot-member table:name="1364931" table:display="true" table:show-details="true"/>
                <table:data-pilot-member table:name="1368238" table:display="true" table:show-details="true"/>
                <table:data-pilot-member table:name="1371411" table:display="true" table:show-details="true"/>
                <table:data-pilot-member table:name="1374450" table:display="true" table:show-details="true"/>
                <table:data-pilot-member table:name="1386507" table:display="true" table:show-details="true"/>
                <table:data-pilot-member table:name="1393555" table:display="true" table:show-details="true"/>
                <table:data-pilot-member table:name="1398932" table:display="true" table:show-details="true"/>
                <table:data-pilot-member table:name="1403475" table:display="true" table:show-details="true"/>
                <table:data-pilot-member table:name="1407516" table:display="true" table:show-details="true"/>
                <table:data-pilot-member table:name="1411223" table:display="true" table:show-details="true"/>
                <table:data-pilot-member table:name="1414697" table:display="true" table:show-details="true"/>
                <table:data-pilot-member table:name="1418004" table:display="true" table:show-details="true"/>
                <table:data-pilot-member table:name="1421177" table:display="true" table:show-details="true"/>
                <table:data-pilot-member table:name="1424216" table:display="true" table:show-details="true"/>
                <table:data-pilot-member table:name="1436273" table:display="true" table:show-details="true"/>
                <table:data-pilot-member table:name="1443287" table:display="true" table:show-details="true"/>
                <table:data-pilot-member table:name="1448631" table:display="true" table:show-details="true"/>
                <table:data-pilot-member table:name="1453174" table:display="true" table:show-details="true"/>
                <table:data-pilot-member table:name="1457215" table:display="true" table:show-details="true"/>
                <table:data-pilot-member table:name="1460923" table:display="true" table:show-details="true"/>
                <table:data-pilot-member table:name="1464396" table:display="true" table:show-details="true"/>
                <table:data-pilot-member table:name="1467703" table:display="true" table:show-details="true"/>
                <table:data-pilot-member table:name="1470876" table:display="true" table:show-details="true"/>
                <table:data-pilot-member table:name="1473915" table:display="true" table:show-details="true"/>
                <table:data-pilot-member table:name="1485973" table:display="true" table:show-details="true"/>
                <table:data-pilot-member table:name="1493020" table:display="true" table:show-details="true"/>
                <table:data-pilot-member table:name="1498397" table:display="true" table:show-details="true"/>
                <table:data-pilot-member table:name="1502940" table:display="true" table:show-details="true"/>
                <table:data-pilot-member table:name="1506981" table:display="true" table:show-details="true"/>
                <table:data-pilot-member table:name="1510689" table:display="true" table:show-details="true"/>
                <table:data-pilot-member table:name="1514196" table:display="true" table:show-details="true"/>
                <table:data-pilot-member table:name="1517502" table:display="true" table:show-details="true"/>
                <table:data-pilot-member table:name="1520675" table:display="true" table:show-details="true"/>
                <table:data-pilot-member table:name="1523715" table:display="true" table:show-details="true"/>
                <table:data-pilot-member table:name="1535772" table:display="true" table:show-details="true"/>
                <table:data-pilot-member table:name="1542819" table:display="true" table:show-details="true"/>
                <table:data-pilot-member table:name="1548197" table:display="true" table:show-details="true"/>
                <table:data-pilot-member table:name="1552739" table:display="true" table:show-details="true"/>
                <table:data-pilot-member table:name="1556781" table:display="true" table:show-details="true"/>
                <table:data-pilot-member table:name="1560488" table:display="true" table:show-details="true"/>
                <table:data-pilot-member table:name="1563962" table:display="true" table:show-details="true"/>
                <table:data-pilot-member table:name="1567268" table:display="true" table:show-details="true"/>
                <table:data-pilot-member table:name="1570408" table:display="true" table:show-details="true"/>
                <table:data-pilot-member table:name="1573447" table:display="true" table:show-details="true"/>
                <table:data-pilot-member table:name="1585505" table:display="true" table:show-details="true"/>
                <table:data-pilot-member table:name="1592552" table:display="true" table:show-details="true"/>
                <table:data-pilot-member table:name="1597929" table:display="true" table:show-details="true"/>
                <table:data-pilot-member table:name="1602472" table:display="true" table:show-details="true"/>
                <table:data-pilot-member table:name="1606513" table:display="true" table:show-details="true"/>
                <table:data-pilot-member table:name="1610221" table:display="true" table:show-details="true"/>
                <table:data-pilot-member table:name="1613694" table:display="true" table:show-details="true"/>
                <table:data-pilot-member table:name="1617001" table:display="true" table:show-details="true"/>
                <table:data-pilot-member table:name="1620207" table:display="true" table:show-details="true"/>
                <table:data-pilot-member table:name="1623247" table:display="true" table:show-details="true"/>
                <table:data-pilot-member table:name="1635304" table:display="true" table:show-details="true"/>
                <table:data-pilot-member table:name="1642385" table:display="true" table:show-details="true"/>
                <table:data-pilot-member table:name="1647762" table:display="true" table:show-details="true"/>
                <table:data-pilot-member table:name="1652305" table:display="true" table:show-details="true"/>
                <table:data-pilot-member table:name="1656346" table:display="true" table:show-details="true"/>
                <table:data-pilot-member table:name="1660053" table:display="true" table:show-details="true"/>
                <table:data-pilot-member table:name="1663527" table:display="true" table:show-details="true"/>
                <table:data-pilot-member table:name="1666834" table:display="true" table:show-details="true"/>
                <table:data-pilot-member table:name="1670007" table:display="true" table:show-details="true"/>
                <table:data-pilot-member table:name="1673046" table:display="true" table:show-details="true"/>
                <table:data-pilot-member table:name="1685103" table:display="true" table:show-details="true"/>
                <table:data-pilot-member table:name="1692151" table:display="true" table:show-details="true"/>
                <table:data-pilot-member table:name="1697528" table:display="true" table:show-details="true"/>
                <table:data-pilot-member table:name="1702071" table:display="true" table:show-details="true"/>
                <table:data-pilot-member table:name="1706112" table:display="true" table:show-details="true"/>
                <table:data-pilot-member table:name="1709819" table:display="true" table:show-details="true"/>
                <table:data-pilot-member table:name="1713293" table:display="true" table:show-details="true"/>
                <table:data-pilot-member table:name="1716566" table:display="true" table:show-details="true"/>
                <table:data-pilot-member table:name="1719739" table:display="true" table:show-details="true"/>
                <table:data-pilot-member table:name="1722779" table:display="true" table:show-details="true"/>
                <table:data-pilot-member table:name="1734836" table:display="true" table:show-details="true"/>
                <table:data-pilot-member table:name="1741883" table:display="true" table:show-details="true"/>
                <table:data-pilot-member table:name="1747261" table:display="true" table:show-details="true"/>
                <table:data-pilot-member table:name="1751803" table:display="true" table:show-details="true"/>
                <table:data-pilot-member table:name="1755845" table:display="true" table:show-details="true"/>
                <table:data-pilot-member table:name="1759552" table:display="true" table:show-details="true"/>
                <table:data-pilot-member table:name="1763026" table:display="true" table:show-details="true"/>
                <table:data-pilot-member table:name="1766332" table:display="true" table:show-details="true"/>
                <table:data-pilot-member table:name="1769505" table:display="true" table:show-details="true"/>
                <table:data-pilot-member table:name="1772545" table:display="true" table:show-details="true"/>
                <table:data-pilot-member table:name="1784602" table:display="true" table:show-details="true"/>
                <table:data-pilot-member table:name="1791649" table:display="true" table:show-details="true"/>
                <table:data-pilot-member table:name="1797027" table:display="true" table:show-details="true"/>
                <table:data-pilot-member table:name="1801569" table:display="true" table:show-details="true"/>
                <table:data-pilot-member table:name="1805611" table:display="true" table:show-details="true"/>
                <table:data-pilot-member table:name="1809318" table:display="true" table:show-details="true"/>
                <table:data-pilot-member table:name="1812792" table:display="true" table:show-details="true"/>
                <table:data-pilot-member table:name="1816098" table:display="true" table:show-details="true"/>
                <table:data-pilot-member table:name="1819271" table:display="true" table:show-details="true"/>
                <table:data-pilot-member table:name="1822277" table:display="true" table:show-details="true"/>
                <table:data-pilot-member table:name="1834301" table:display="true" table:show-details="true"/>
                <table:data-pilot-member table:name="1841349" table:display="true" table:show-details="true"/>
                <table:data-pilot-member table:name="1846726" table:display="true" table:show-details="true"/>
                <table:data-pilot-member table:name="1851268" table:display="true" table:show-details="true"/>
                <table:data-pilot-member table:name="1855276" table:display="true" table:show-details="true"/>
                <table:data-pilot-member table:name="1858950" table:display="true" table:show-details="true"/>
                <table:data-pilot-member table:name="1862424" table:display="true" table:show-details="true"/>
                <table:data-pilot-member table:name="1865731" table:display="true" table:show-details="true"/>
                <table:data-pilot-member table:name="1868904" table:display="true" table:show-details="true"/>
                <table:data-pilot-member table:name="1871943" table:display="true" table:show-details="true"/>
                <table:data-pilot-member table:name="1884000" table:display="true" table:show-details="true"/>
                <table:data-pilot-member table:name="1891048" table:display="true" table:show-details="true"/>
                <table:data-pilot-member table:name="1896425" table:display="true" table:show-details="true"/>
                <table:data-pilot-member table:name="1900968" table:display="true" table:show-details="true"/>
                <table:data-pilot-member table:name="1905009" table:display="true" table:show-details="true"/>
                <table:data-pilot-member table:name="1908716" table:display="true" table:show-details="true"/>
                <table:data-pilot-member table:name="1912190" table:display="true" table:show-details="true"/>
                <table:data-pilot-member table:name="1915497" table:display="true" table:show-details="true"/>
                <table:data-pilot-member table:name="1918670" table:display="true" table:show-details="true"/>
                <table:data-pilot-member table:name="1921709" table:display="true" table:show-details="true"/>
                <table:data-pilot-member table:name="1933766" table:display="true" table:show-details="true"/>
                <table:data-pilot-member table:name="1940814" table:display="true" table:show-details="true"/>
                <table:data-pilot-member table:name="1946191" table:display="true" table:show-details="true"/>
                <table:data-pilot-member table:name="1950734" table:display="true" table:show-details="true"/>
                <table:data-pilot-member table:name="1954775" table:display="true" table:show-details="true"/>
                <table:data-pilot-member table:name="1958482" table:display="true" table:show-details="true"/>
                <table:data-pilot-member table:name="1961956" table:display="true" table:show-details="true"/>
                <table:data-pilot-member table:name="1965263" table:display="true" table:show-details="true"/>
                <table:data-pilot-member table:name="1968436" table:display="true" table:show-details="true"/>
                <table:data-pilot-member table:name="1971475" table:display="true" table:show-details="true"/>
                <table:data-pilot-member table:name="1983532" table:display="true" table:show-details="true"/>
                <table:data-pilot-member table:name="1990580" table:display="true" table:show-details="true"/>
                <table:data-pilot-member table:name="1995957" table:display="true" table:show-details="true"/>
                <table:data-pilot-member table:name="2000500" table:display="true" table:show-details="true"/>
                <table:data-pilot-member table:name="2004541" table:display="true" table:show-details="true"/>
                <table:data-pilot-member table:name="2008248" table:display="true" table:show-details="true"/>
                <table:data-pilot-member table:name="2011722" table:display="true" table:show-details="true"/>
                <table:data-pilot-member table:name="2015029" table:display="true" table:show-details="true"/>
                <table:data-pilot-member table:name="2018202" table:display="true" table:show-details="true"/>
                <table:data-pilot-member table:name="2021241" table:display="true" table:show-details="true"/>
                <table:data-pilot-member table:name="2033298" table:display="true" table:show-details="true"/>
                <table:data-pilot-member table:name="2040312" table:display="true" table:show-details="true"/>
                <table:data-pilot-member table:name="2045690" table:display="true" table:show-details="true"/>
                <table:data-pilot-member table:name="2050232" table:display="true" table:show-details="true"/>
                <table:data-pilot-member table:name="2054274" table:display="true" table:show-details="true"/>
                <table:data-pilot-member table:name="2057948" table:display="true" table:show-details="true"/>
                <table:data-pilot-member table:name="2061421" table:display="true" table:show-details="true"/>
                <table:data-pilot-member table:name="2064728" table:display="true" table:show-details="true"/>
                <table:data-pilot-member table:name="2067901" table:display="true" table:show-details="true"/>
                <table:data-pilot-member table:name="2070940" table:display="true" table:show-details="true"/>
                <table:data-pilot-member table:name="2082998" table:display="true" table:show-details="true"/>
                <table:data-pilot-member table:name="2090045" table:display="true" table:show-details="true"/>
                <table:data-pilot-member table:name="2095422" table:display="true" table:show-details="true"/>
                <table:data-pilot-member table:name="2099965" table:display="true" table:show-details="true"/>
                <table:data-pilot-member table:name="2104006" table:display="true" table:show-details="true"/>
                <table:data-pilot-member table:name="2107714" table:display="true" table:show-details="true"/>
                <table:data-pilot-member table:name="2111187" table:display="true" table:show-details="true"/>
                <table:data-pilot-member table:name="2114494" table:display="true" table:show-details="true"/>
                <table:data-pilot-member table:name="2117667" table:display="true" table:show-details="true"/>
                <table:data-pilot-member table:name="2120706" table:display="true" table:show-details="true"/>
                <table:data-pilot-member table:name="2132764" table:display="true" table:show-details="true"/>
                <table:data-pilot-member table:name="2139811" table:display="true" table:show-details="true"/>
                <table:data-pilot-member table:name="2145188" table:display="true" table:show-details="true"/>
                <table:data-pilot-member table:name="2149731" table:display="true" table:show-details="true"/>
                <table:data-pilot-member table:name="2153772" table:display="true" table:show-details="true"/>
                <table:data-pilot-member table:name="2157480" table:display="true" table:show-details="true"/>
                <table:data-pilot-member table:name="2160953" table:display="true" table:show-details="true"/>
                <table:data-pilot-member table:name="2164260" table:display="true" table:show-details="true"/>
                <table:data-pilot-member table:name="2167433" table:display="true" table:show-details="true"/>
                <table:data-pilot-member table:name="2170472" table:display="true" table:show-details="true"/>
                <table:data-pilot-member table:name="2182530" table:display="true" table:show-details="true"/>
                <table:data-pilot-member table:name="2189577" table:display="true" table:show-details="true"/>
                <table:data-pilot-member table:name="2194954" table:display="true" table:show-details="true"/>
                <table:data-pilot-member table:name="2199497" table:display="true" table:show-details="true"/>
                <table:data-pilot-member table:name="2203538" table:display="true" table:show-details="true"/>
                <table:data-pilot-member table:name="2207246" table:display="true" table:show-details="true"/>
                <table:data-pilot-member table:name="2210719" table:display="true" table:show-details="true"/>
                <table:data-pilot-member table:name="2214026" table:display="true" table:show-details="true"/>
                <table:data-pilot-member table:name="2217199" table:display="true" table:show-details="true"/>
                <table:data-pilot-member table:name="2220238" table:display="true" table:show-details="true"/>
                <table:data-pilot-member table:name="2232296" table:display="true" table:show-details="true"/>
                <table:data-pilot-member table:name="2239343" table:display="true" table:show-details="true"/>
                <table:data-pilot-member table:name="2244720" table:display="true" table:show-details="true"/>
                <table:data-pilot-member table:name="2249263" table:display="true" table:show-details="true"/>
                <table:data-pilot-member table:name="2253304" table:display="true" table:show-details="true"/>
                <table:data-pilot-member table:name="2257012" table:display="true" table:show-details="true"/>
                <table:data-pilot-member table:name="2260485" table:display="true" table:show-details="true"/>
                <table:data-pilot-member table:name="2263792" table:display="true" table:show-details="true"/>
                <table:data-pilot-member table:name="2266965" table:display="true" table:show-details="true"/>
                <table:data-pilot-member table:name="2270004" table:display="true" table:show-details="true"/>
                <table:data-pilot-member table:name="2282062" table:display="true" table:show-details="true"/>
                <table:data-pilot-member table:name="2289109" table:display="true" table:show-details="true"/>
                <table:data-pilot-member table:name="2294486" table:display="true" table:show-details="true"/>
                <table:data-pilot-member table:name="2299029" table:display="true" table:show-details="true"/>
                <table:data-pilot-member table:name="2303070" table:display="true" table:show-details="true"/>
                <table:data-pilot-member table:name="2306778" table:display="true" table:show-details="true"/>
                <table:data-pilot-member table:name="2310251" table:display="true" table:show-details="true"/>
                <table:data-pilot-member table:name="2313558" table:display="true" table:show-details="true"/>
                <table:data-pilot-member table:name="2316731" table:display="true" table:show-details="true"/>
                <table:data-pilot-member table:name="2319770" table:display="true" table:show-details="true"/>
                <table:data-pilot-member table:name="2331828" table:display="true" table:show-details="true"/>
                <table:data-pilot-member table:name="2338875" table:display="true" table:show-details="true"/>
                <table:data-pilot-member table:name="2344252" table:display="true" table:show-details="true"/>
                <table:data-pilot-member table:name="2348795" table:display="true" table:show-details="true"/>
                <table:data-pilot-member table:name="2352836" table:display="true" table:show-details="true"/>
                <table:data-pilot-member table:name="2356544" table:display="true" table:show-details="true"/>
                <table:data-pilot-member table:name="2360017" table:display="true" table:show-details="true"/>
                <table:data-pilot-member table:name="2363324" table:display="true" table:show-details="true"/>
                <table:data-pilot-member table:name="2366497" table:display="true" table:show-details="true"/>
                <table:data-pilot-member table:name="2369536" table:display="true" table:show-details="true"/>
                <table:data-pilot-member table:name="2381594" table:display="true" table:show-details="true"/>
                <table:data-pilot-member table:name="2388641" table:display="true" table:show-details="true"/>
                <table:data-pilot-member table:name="2394018" table:display="true" table:show-details="true"/>
                <table:data-pilot-member table:name="2398561" table:display="true" table:show-details="true"/>
                <table:data-pilot-member table:name="2402602" table:display="true" table:show-details="true"/>
                <table:data-pilot-member table:name="2406310" table:display="true" table:show-details="true"/>
                <table:data-pilot-member table:name="2409783" table:display="true" table:show-details="true"/>
                <table:data-pilot-member table:name="2413090" table:display="true" table:show-details="true"/>
                <table:data-pilot-member table:name="2416263" table:display="true" table:show-details="true"/>
                <table:data-pilot-member table:name="2419302" table:display="true" table:show-details="true"/>
                <table:data-pilot-member table:name="2431360" table:display="true" table:show-details="true"/>
                <table:data-pilot-member table:name="2438407" table:display="true" table:show-details="true"/>
                <table:data-pilot-member table:name="2443784" table:display="true" table:show-details="true"/>
                <table:data-pilot-member table:name="2448327" table:display="true" table:show-details="true"/>
                <table:data-pilot-member table:name="2452368" table:display="true" table:show-details="true"/>
                <table:data-pilot-member table:name="2456076" table:display="true" table:show-details="true"/>
                <table:data-pilot-member table:name="2459549" table:display="true" table:show-details="true"/>
                <table:data-pilot-member table:name="2462889" table:display="true" table:show-details="true"/>
                <table:data-pilot-member table:name="2466062" table:display="true" table:show-details="true"/>
                <table:data-pilot-member table:name="2469102" table:display="true" table:show-details="true"/>
                <table:data-pilot-member table:name="2481159" table:display="true" table:show-details="true"/>
                <table:data-pilot-member table:name="2488206" table:display="true" table:show-details="true"/>
                <table:data-pilot-member table:name="2493584" table:display="true" table:show-details="true"/>
                <table:data-pilot-member table:name="2498126" table:display="true" table:show-details="true"/>
                <table:data-pilot-member table:name="2502168" table:display="true" table:show-details="true"/>
                <table:data-pilot-member table:name="2505875" table:display="true" table:show-details="true"/>
                <table:data-pilot-member table:name="2509349" table:display="true" table:show-details="true"/>
                <table:data-pilot-member table:name="2512655" table:display="true" table:show-details="true"/>
                <table:data-pilot-member table:name="2515828" table:display="true" table:show-details="true"/>
                <table:data-pilot-member table:name="2518868" table:display="true" table:show-details="true"/>
                <table:data-pilot-member table:name="2530925" table:display="true" table:show-details="true"/>
                <table:data-pilot-member table:name="2537972" table:display="true" table:show-details="true"/>
                <table:data-pilot-member table:name="2543350" table:display="true" table:show-details="true"/>
                <table:data-pilot-member table:name="2547892" table:display="true" table:show-details="true"/>
                <table:data-pilot-member table:name="2551934" table:display="true" table:show-details="true"/>
                <table:data-pilot-member table:name="2555641" table:display="true" table:show-details="true"/>
                <table:data-pilot-member table:name="2559115" table:display="true" table:show-details="true"/>
                <table:data-pilot-member table:name="2562421" table:display="true" table:show-details="true"/>
                <table:data-pilot-member table:name="2565594" table:display="true" table:show-details="true"/>
                <table:data-pilot-member table:name="2568634" table:display="true" table:show-details="true"/>
                <table:data-pilot-member table:name="2580691" table:display="true" table:show-details="true"/>
                <table:data-pilot-member table:name="2587738" table:display="true" table:show-details="true"/>
                <table:data-pilot-member table:name="2593116" table:display="true" table:show-details="true"/>
                <table:data-pilot-member table:name="2597658" table:display="true" table:show-details="true"/>
                <table:data-pilot-member table:name="2601700" table:display="true" table:show-details="true"/>
                <table:data-pilot-member table:name="2605407" table:display="true" table:show-details="true"/>
                <table:data-pilot-member table:name="2608881" table:display="true" table:show-details="true"/>
                <table:data-pilot-member table:name="2612187" table:display="true" table:show-details="true"/>
                <table:data-pilot-member table:name="2615360" table:display="true" table:show-details="true"/>
                <table:data-pilot-member table:name="2618400" table:display="true" table:show-details="true"/>
                <table:data-pilot-member table:name="2630457" table:display="true" table:show-details="true"/>
                <table:data-pilot-member table:name="2637504" table:display="true" table:show-details="true"/>
                <table:data-pilot-member table:name="2642882" table:display="true" table:show-details="true"/>
                <table:data-pilot-member table:name="2647424" table:display="true" table:show-details="true"/>
                <table:data-pilot-member table:name="2651466" table:display="true" table:show-details="true"/>
                <table:data-pilot-member table:name="2655173" table:display="true" table:show-details="true"/>
                <table:data-pilot-member table:name="2658647" table:display="true" table:show-details="true"/>
                <table:data-pilot-member table:name="2661953" table:display="true" table:show-details="true"/>
                <table:data-pilot-member table:name="2665126" table:display="true" table:show-details="true"/>
                <table:data-pilot-member table:name="2668166" table:display="true" table:show-details="true"/>
                <table:data-pilot-member table:name="2680223" table:display="true" table:show-details="true"/>
                <table:data-pilot-member table:name="2687270" table:display="true" table:show-details="true"/>
                <table:data-pilot-member table:name="2692614" table:display="true" table:show-details="true"/>
                <table:data-pilot-member table:name="2697157" table:display="true" table:show-details="true"/>
                <table:data-pilot-member table:name="2701198" table:display="true" table:show-details="true"/>
                <table:data-pilot-member table:name="2704906" table:display="true" table:show-details="true"/>
                <table:data-pilot-member table:name="2708379" table:display="true" table:show-details="true"/>
                <table:data-pilot-member table:name="2711686" table:display="true" table:show-details="true"/>
                <table:data-pilot-member table:name="2714859" table:display="true" table:show-details="true"/>
                <table:data-pilot-member table:name="2717898" table:display="true" table:show-details="true"/>
                <table:data-pilot-member table:name="2729956" table:display="true" table:show-details="true"/>
                <table:data-pilot-member table:name="2737003" table:display="true" table:show-details="true"/>
                <table:data-pilot-member table:name="2742380" table:display="true" table:show-details="true"/>
                <table:data-pilot-member table:name="2746923" table:display="true" table:show-details="true"/>
                <table:data-pilot-member table:name="2750964" table:display="true" table:show-details="true"/>
                <table:data-pilot-member table:name="2754672" table:display="true" table:show-details="true"/>
                <table:data-pilot-member table:name="2758145" table:display="true" table:show-details="true"/>
                <table:data-pilot-member table:name="2761452" table:display="true" table:show-details="true"/>
                <table:data-pilot-member table:name="2764625" table:display="true" table:show-details="true"/>
                <table:data-pilot-member table:name="2767664" table:display="true" table:show-details="true"/>
                <table:data-pilot-member table:name="2779722" table:display="true" table:show-details="true"/>
                <table:data-pilot-member table:name="2786769" table:display="true" table:show-details="true"/>
                <table:data-pilot-member table:name="2792146" table:display="true" table:show-details="true"/>
                <table:data-pilot-member table:name="2796689" table:display="true" table:show-details="true"/>
                <table:data-pilot-member table:name="2800730" table:display="true" table:show-details="true"/>
                <table:data-pilot-member table:name="2804438" table:display="true" table:show-details="true"/>
                <table:data-pilot-member table:name="2807911" table:display="true" table:show-details="true"/>
                <table:data-pilot-member table:name="2811218" table:display="true" table:show-details="true"/>
                <table:data-pilot-member table:name="2814391" table:display="true" table:show-details="true"/>
                <table:data-pilot-member table:name="2817430" table:display="true" table:show-details="true"/>
                <table:data-pilot-member table:name="2829488" table:display="true" table:show-details="true"/>
                <table:data-pilot-member table:name="2836535" table:display="true" table:show-details="true"/>
                <table:data-pilot-member table:name="2841912" table:display="true" table:show-details="true"/>
                <table:data-pilot-member table:name="2846455" table:display="true" table:show-details="true"/>
                <table:data-pilot-member table:name="2850496" table:display="true" table:show-details="true"/>
                <table:data-pilot-member table:name="2854204" table:display="true" table:show-details="true"/>
                <table:data-pilot-member table:name="2857777" table:display="true" table:show-details="true"/>
                <table:data-pilot-member table:name="2861084" table:display="true" table:show-details="true"/>
                <table:data-pilot-member table:name="2864257" table:display="true" table:show-details="true"/>
                <table:data-pilot-member table:name="2867296" table:display="true" table:show-details="true"/>
                <table:data-pilot-member table:name="2879354" table:display="true" table:show-details="true"/>
                <table:data-pilot-member table:name="2886401" table:display="true" table:show-details="true"/>
                <table:data-pilot-member table:name="2891779" table:display="true" table:show-details="true"/>
                <table:data-pilot-member table:name="2896321" table:display="true" table:show-details="true"/>
                <table:data-pilot-member table:name="2900362" table:display="true" table:show-details="true"/>
                <table:data-pilot-member table:name="2904070" table:display="true" table:show-details="true"/>
                <table:data-pilot-member table:name="2907543" table:display="true" table:show-details="true"/>
                <table:data-pilot-member table:name="2910850" table:display="true" table:show-details="true"/>
                <table:data-pilot-member table:name="2914023" table:display="true" table:show-details="true"/>
                <table:data-pilot-member table:name="2917062" table:display="true" table:show-details="true"/>
                <table:data-pilot-member table:name="2929120" table:display="true" table:show-details="true"/>
                <table:data-pilot-member table:name="2936167" table:display="true" table:show-details="true"/>
                <table:data-pilot-member table:name="2941545" table:display="true" table:show-details="true"/>
                <table:data-pilot-member table:name="2946087" table:display="true" table:show-details="true"/>
                <table:data-pilot-member table:name="2950128" table:display="true" table:show-details="true"/>
                <table:data-pilot-member table:name="2953836" table:display="true" table:show-details="true"/>
                <table:data-pilot-member table:name="2957309" table:display="true" table:show-details="true"/>
                <table:data-pilot-member table:name="2960616" table:display="true" table:show-details="true"/>
                <table:data-pilot-member table:name="2963789" table:display="true" table:show-details="true"/>
                <table:data-pilot-member table:name="2966828" table:display="true" table:show-details="true"/>
                <table:data-pilot-member table:name="2978886" table:display="true" table:show-details="true"/>
                <table:data-pilot-member table:name="2985933" table:display="true" table:show-details="true"/>
                <table:data-pilot-member table:name="2991311" table:display="true" table:show-details="true"/>
                <table:data-pilot-member table:name="2995853" table:display="true" table:show-details="true"/>
                <table:data-pilot-member table:name="2999894" table:display="true" table:show-details="true"/>
                <table:data-pilot-member table:name="3003602" table:display="true" table:show-details="true"/>
                <table:data-pilot-member table:name="3007075" table:display="true" table:show-details="true"/>
                <table:data-pilot-member table:name="3010382" table:display="true" table:show-details="true"/>
                <table:data-pilot-member table:name="3013555" table:display="true" table:show-details="true"/>
                <table:data-pilot-member table:name="3016594" table:display="true" table:show-details="true"/>
                <table:data-pilot-member table:name="3028652" table:display="true" table:show-details="true"/>
                <table:data-pilot-member table:name="3035699" table:display="true" table:show-details="true"/>
                <table:data-pilot-member table:name="3041077" table:display="true" table:show-details="true"/>
                <table:data-pilot-member table:name="3045619" table:display="true" table:show-details="true"/>
                <table:data-pilot-member table:name="3049660" table:display="true" table:show-details="true"/>
                <table:data-pilot-member table:name="3053368" table:display="true" table:show-details="true"/>
                <table:data-pilot-member table:name="3056841" table:display="true" table:show-details="true"/>
                <table:data-pilot-member table:name="3060148" table:display="true" table:show-details="true"/>
                <table:data-pilot-member table:name="3063321" table:display="true" table:show-details="true"/>
                <table:data-pilot-member table:name="3066360" table:display="true" table:show-details="true"/>
                <table:data-pilot-member table:name="3078418" table:display="true" table:show-details="true"/>
                <table:data-pilot-member table:name="3085465" table:display="true" table:show-details="true"/>
                <table:data-pilot-member table:name="3090843" table:display="true" table:show-details="true"/>
                <table:data-pilot-member table:name="3095385" table:display="true" table:show-details="true"/>
                <table:data-pilot-member table:name="3099426" table:display="true" table:show-details="true"/>
                <table:data-pilot-member table:name="3103134" table:display="true" table:show-details="true"/>
                <table:data-pilot-member table:name="3106607" table:display="true" table:show-details="true"/>
                <table:data-pilot-member table:name="3109914" table:display="true" table:show-details="true"/>
                <table:data-pilot-member table:name="3113087" table:display="true" table:show-details="true"/>
                <table:data-pilot-member table:name="3116126" table:display="true" table:show-details="true"/>
                <table:data-pilot-member table:name="3128184" table:display="true" table:show-details="true"/>
                <table:data-pilot-member table:name="3135231" table:display="true" table:show-details="true"/>
                <table:data-pilot-member table:name="3140609" table:display="true" table:show-details="true"/>
                <table:data-pilot-member table:name="3145151" table:display="true" table:show-details="true"/>
                <table:data-pilot-member table:name="3149192" table:display="true" table:show-details="true"/>
                <table:data-pilot-member table:name="3152900" table:display="true" table:show-details="true"/>
                <table:data-pilot-member table:name="3156373" table:display="true" table:show-details="true"/>
                <table:data-pilot-member table:name="3159680" table:display="true" table:show-details="true"/>
                <table:data-pilot-member table:name="3162853" table:display="true" table:show-details="true"/>
                <table:data-pilot-member table:name="3165892" table:display="true" table:show-details="true"/>
                <table:data-pilot-member table:name="3177950" table:display="true" table:show-details="true"/>
                <table:data-pilot-member table:name="3184997" table:display="true" table:show-details="true"/>
                <table:data-pilot-member table:name="3190375" table:display="true" table:show-details="true"/>
                <table:data-pilot-member table:name="3194917" table:display="true" table:show-details="true"/>
                <table:data-pilot-member table:name="3198958" table:display="true" table:show-details="true"/>
                <table:data-pilot-member table:name="3202666" table:display="true" table:show-details="true"/>
                <table:data-pilot-member table:name="3206139" table:display="true" table:show-details="true"/>
                <table:data-pilot-member table:name="3209446" table:display="true" table:show-details="true"/>
                <table:data-pilot-member table:name="3212619" table:display="true" table:show-details="true"/>
                <table:data-pilot-member table:name="3215658" table:display="true" table:show-details="true"/>
                <table:data-pilot-member table:name="3227716" table:display="true" table:show-details="true"/>
                <table:data-pilot-member table:name="3234763" table:display="true" table:show-details="true"/>
                <table:data-pilot-member table:name="3240141" table:display="true" table:show-details="true"/>
                <table:data-pilot-member table:name="3244683" table:display="true" table:show-details="true"/>
                <table:data-pilot-member table:name="3248724" table:display="true" table:show-details="true"/>
                <table:data-pilot-member table:name="3252432" table:display="true" table:show-details="true"/>
                <table:data-pilot-member table:name="3255905" table:display="true" table:show-details="true"/>
                <table:data-pilot-member table:name="3259212" table:display="true" table:show-details="true"/>
                <table:data-pilot-member table:name="3262385" table:display="true" table:show-details="true"/>
                <table:data-pilot-member table:name="3265424" table:display="true" table:show-details="true"/>
                <table:data-pilot-member table:name="3277482" table:display="true" table:show-details="true"/>
                <table:data-pilot-member table:name="3284529" table:display="true" table:show-details="true"/>
                <table:data-pilot-member table:name="3289907" table:display="true" table:show-details="true"/>
                <table:data-pilot-member table:name="3294449" table:display="true" table:show-details="true"/>
                <table:data-pilot-member table:name="3298490" table:display="true" table:show-details="true"/>
                <table:data-pilot-member table:name="3302198" table:display="true" table:show-details="true"/>
                <table:data-pilot-member table:name="3305671" table:display="true" table:show-details="true"/>
                <table:data-pilot-member table:name="3308978" table:display="true" table:show-details="true"/>
                <table:data-pilot-member table:name="3312151" table:display="true" table:show-details="true"/>
                <table:data-pilot-member table:name="3315190" table:display="true" table:show-details="true"/>
                <table:data-pilot-member table:name="3327248" table:display="true" table:show-details="true"/>
                <table:data-pilot-member table:name="3334295" table:display="true" table:show-details="true"/>
                <table:data-pilot-member table:name="3339639" table:display="true" table:show-details="true"/>
                <table:data-pilot-member table:name="3344182" table:display="true" table:show-details="true"/>
                <table:data-pilot-member table:name="3348223" table:display="true" table:show-details="true"/>
                <table:data-pilot-member table:name="3351930" table:display="true" table:show-details="true"/>
                <table:data-pilot-member table:name="3355404" table:display="true" table:show-details="true"/>
                <table:data-pilot-member table:name="3358711" table:display="true" table:show-details="true"/>
                <table:data-pilot-member table:name="3361884" table:display="true" table:show-details="true"/>
                <table:data-pilot-member table:name="3364923" table:display="true" table:show-details="true"/>
                <table:data-pilot-member table:name="3376980" table:display="true" table:show-details="true"/>
                <table:data-pilot-member table:name="3384028" table:display="true" table:show-details="true"/>
                <table:data-pilot-member table:name="3389405" table:display="true" table:show-details="true"/>
                <table:data-pilot-member table:name="3393948" table:display="true" table:show-details="true"/>
                <table:data-pilot-member table:name="3397989" table:display="true" table:show-details="true"/>
                <table:data-pilot-member table:name="3401696" table:display="true" table:show-details="true"/>
                <table:data-pilot-member table:name="3405170" table:display="true" table:show-details="true"/>
                <table:data-pilot-member table:name="3408477" table:display="true" table:show-details="true"/>
                <table:data-pilot-member table:name="3411650" table:display="true" table:show-details="true"/>
                <table:data-pilot-member table:name="3414689" table:display="true" table:show-details="true"/>
                <table:data-pilot-member table:name="3426746" table:display="true" table:show-details="true"/>
                <table:data-pilot-member table:name="3433794" table:display="true" table:show-details="true"/>
                <table:data-pilot-member table:name="3439171" table:display="true" table:show-details="true"/>
                <table:data-pilot-member table:name="3443747" table:display="true" table:show-details="true"/>
                <table:data-pilot-member table:name="3447822" table:display="true" table:show-details="true"/>
                <table:data-pilot-member table:name="3451529" table:display="true" table:show-details="true"/>
                <table:data-pilot-member table:name="3455003" table:display="true" table:show-details="true"/>
                <table:data-pilot-member table:name="3458309" table:display="true" table:show-details="true"/>
                <table:data-pilot-member table:name="3461482" table:display="true" table:show-details="true"/>
                <table:data-pilot-member table:name="3464522" table:display="true" table:show-details="true"/>
                <table:data-pilot-member table:name="3476579" table:display="true" table:show-details="true"/>
                <table:data-pilot-member table:name="3483627" table:display="true" table:show-details="true"/>
                <table:data-pilot-member table:name="3489004" table:display="true" table:show-details="true"/>
                <table:data-pilot-member table:name="3493546" table:display="true" table:show-details="true"/>
                <table:data-pilot-member table:name="3497588" table:display="true" table:show-details="true"/>
                <table:data-pilot-member table:name="3501295" table:display="true" table:show-details="true"/>
                <table:data-pilot-member table:name="3504769" table:display="true" table:show-details="true"/>
                <table:data-pilot-member table:name="3508075" table:display="true" table:show-details="true"/>
                <table:data-pilot-member table:name="3511248" table:display="true" table:show-details="true"/>
                <table:data-pilot-member table:name="3514288" table:display="true" table:show-details="true"/>
                <table:data-pilot-member table:name="3526312" table:display="true" table:show-details="true"/>
                <table:data-pilot-member table:name="3533359" table:display="true" table:show-details="true"/>
                <table:data-pilot-member table:name="3538737" table:display="true" table:show-details="true"/>
                <table:data-pilot-member table:name="3543279" table:display="true" table:show-details="true"/>
                <table:data-pilot-member table:name="3547287" table:display="true" table:show-details="true"/>
                <table:data-pilot-member table:name="3550961" table:display="true" table:show-details="true"/>
                <table:data-pilot-member table:name="3554435" table:display="true" table:show-details="true"/>
                <table:data-pilot-member table:name="3557741" table:display="true" table:show-details="true"/>
                <table:data-pilot-member table:name="3560914" table:display="true" table:show-details="true"/>
                <table:data-pilot-member table:name="3563954" table:display="true" table:show-details="true"/>
                <table:data-pilot-member table:name="3576011" table:display="true" table:show-details="true"/>
                <table:data-pilot-member table:name="3583058" table:display="true" table:show-details="true"/>
                <table:data-pilot-member table:name="3588436" table:display="true" table:show-details="true"/>
                <table:data-pilot-member table:name="3592978" table:display="true" table:show-details="true"/>
                <table:data-pilot-member table:name="3597020" table:display="true" table:show-details="true"/>
                <table:data-pilot-member table:name="3600727" table:display="true" table:show-details="true"/>
                <table:data-pilot-member table:name="3604201" table:display="true" table:show-details="true"/>
                <table:data-pilot-member table:name="3607507" table:display="true" table:show-details="true"/>
                <table:data-pilot-member table:name="3610680" table:display="true" table:show-details="true"/>
                <table:data-pilot-member table:name="3613720" table:display="true" table:show-details="true"/>
                <table:data-pilot-member table:name="3625777" table:display="true" table:show-details="true"/>
                <table:data-pilot-member table:name="3632824" table:display="true" table:show-details="true"/>
                <table:data-pilot-member table:name="3638202" table:display="true" table:show-details="true"/>
                <table:data-pilot-member table:name="3642744" table:display="true" table:show-details="true"/>
                <table:data-pilot-member table:name="3646819" table:display="true" table:show-details="true"/>
                <table:data-pilot-member table:name="3650526" table:display="true" table:show-details="true"/>
                <table:data-pilot-member table:name="3654000" table:display="true" table:show-details="true"/>
                <table:data-pilot-member table:name="3657307" table:display="true" table:show-details="true"/>
                <table:data-pilot-member table:name="3660480" table:display="true" table:show-details="true"/>
                <table:data-pilot-member table:name="3663519" table:display="true" table:show-details="true"/>
                <table:data-pilot-member table:name="3675576" table:display="true" table:show-details="true"/>
                <table:data-pilot-member table:name="3682624" table:display="true" table:show-details="true"/>
                <table:data-pilot-member table:name="3688001" table:display="true" table:show-details="true"/>
                <table:data-pilot-member table:name="3692544" table:display="true" table:show-details="true"/>
                <table:data-pilot-member table:name="3696585" table:display="true" table:show-details="true"/>
                <table:data-pilot-member table:name="3700292" table:display="true" table:show-details="true"/>
                <table:data-pilot-member table:name="3703733" table:display="true" table:show-details="true"/>
                <table:data-pilot-member table:name="3707039" table:display="true" table:show-details="true"/>
                <table:data-pilot-member table:name="3710212" table:display="true" table:show-details="true"/>
                <table:data-pilot-member table:name="3713252" table:display="true" table:show-details="true"/>
                <table:data-pilot-member table:name="3725309" table:display="true" table:show-details="true"/>
                <table:data-pilot-member table:name="3732356" table:display="true" table:show-details="true"/>
                <table:data-pilot-member table:name="3737734" table:display="true" table:show-details="true"/>
                <table:data-pilot-member table:name="3742276" table:display="true" table:show-details="true"/>
                <table:data-pilot-member table:name="3746284" table:display="true" table:show-details="true"/>
                <table:data-pilot-member table:name="3749958" table:display="true" table:show-details="true"/>
                <table:data-pilot-member table:name="3753432" table:display="true" table:show-details="true"/>
                <table:data-pilot-member table:name="3756738" table:display="true" table:show-details="true"/>
                <table:data-pilot-member table:name="3759911" table:display="true" table:show-details="true"/>
                <table:data-pilot-member table:name="3762951" table:display="true" table:show-details="true"/>
                <table:data-pilot-member table:name="3775008" table:display="true" table:show-details="true"/>
                <table:data-pilot-member table:name="3782056" table:display="true" table:show-details="true"/>
                <table:data-pilot-member table:name="3787433" table:display="true" table:show-details="true"/>
                <table:data-pilot-member table:name="3791975" table:display="true" table:show-details="true"/>
                <table:data-pilot-member table:name="3796017" table:display="true" table:show-details="true"/>
                <table:data-pilot-member table:name="3799724" table:display="true" table:show-details="true"/>
                <table:data-pilot-member table:name="3803198" table:display="true" table:show-details="true"/>
                <table:data-pilot-member table:name="3806504" table:display="true" table:show-details="true"/>
                <table:data-pilot-member table:name="3809677" table:display="true" table:show-details="true"/>
                <table:data-pilot-member table:name="3812717" table:display="true" table:show-details="true"/>
                <table:data-pilot-member table:name="3824774" table:display="true" table:show-details="true"/>
                <table:data-pilot-member table:name="3831822" table:display="true" table:show-details="true"/>
                <table:data-pilot-member table:name="3837199" table:display="true" table:show-details="true"/>
                <table:data-pilot-member table:name="3841741" table:display="true" table:show-details="true"/>
                <table:data-pilot-member table:name="3845783" table:display="true" table:show-details="true"/>
                <table:data-pilot-member table:name="3849490" table:display="true" table:show-details="true"/>
                <table:data-pilot-member table:name="3852964" table:display="true" table:show-details="true"/>
                <table:data-pilot-member table:name="3856270" table:display="true" table:show-details="true"/>
                <table:data-pilot-member table:name="3859410" table:display="true" table:show-details="true"/>
                <table:data-pilot-member table:name="3862449" table:display="true" table:show-details="true"/>
                <table:data-pilot-member table:name="3874507" table:display="true" table:show-details="true"/>
                <table:data-pilot-member table:name="3881554" table:display="true" table:show-details="true"/>
                <table:data-pilot-member table:name="3886932" table:display="true" table:show-details="true"/>
                <table:data-pilot-member table:name="3891474" table:display="true" table:show-details="true"/>
                <table:data-pilot-member table:name="3895515" table:display="true" table:show-details="true"/>
                <table:data-pilot-member table:name="3899223" table:display="true" table:show-details="true"/>
                <table:data-pilot-member table:name="3902696" table:display="true" table:show-details="true"/>
                <table:data-pilot-member table:name="3906003" table:display="true" table:show-details="true"/>
                <table:data-pilot-member table:name="3909176" table:display="true" table:show-details="true"/>
                <table:data-pilot-member table:name="3912215" table:display="true" table:show-details="true"/>
                <table:data-pilot-member table:name="3924273" table:display="true" table:show-details="true"/>
                <table:data-pilot-member table:name="3931287" table:display="true" table:show-details="true"/>
                <table:data-pilot-member table:name="3936631" table:display="true" table:show-details="true"/>
                <table:data-pilot-member table:name="3941173" table:display="true" table:show-details="true"/>
                <table:data-pilot-member table:name="3945215" table:display="true" table:show-details="true"/>
                <table:data-pilot-member table:name="3948922" table:display="true" table:show-details="true"/>
                <table:data-pilot-member table:name="3952396" table:display="true" table:show-details="true"/>
                <table:data-pilot-member table:name="3955702" table:display="true" table:show-details="true"/>
                <table:data-pilot-member table:name="3958875" table:display="true" table:show-details="true"/>
                <table:data-pilot-member table:name="3961915" table:display="true" table:show-details="true"/>
                <table:data-pilot-member table:name="3973972" table:display="true" table:show-details="true"/>
                <table:data-pilot-member table:name="3981019" table:display="true" table:show-details="true"/>
                <table:data-pilot-member table:name="3986397" table:display="true" table:show-details="true"/>
                <table:data-pilot-member table:name="3990939" table:display="true" table:show-details="true"/>
                <table:data-pilot-member table:name="3994981" table:display="true" table:show-details="true"/>
                <table:data-pilot-member table:name="3998688" table:display="true" table:show-details="true"/>
                <table:data-pilot-member table:name="4002162" table:display="true" table:show-details="true"/>
                <table:data-pilot-member table:name="4005468" table:display="true" table:show-details="true"/>
                <table:data-pilot-member table:name="4008641" table:display="true" table:show-details="true"/>
                <table:data-pilot-member table:name="4011681" table:display="true" table:show-details="true"/>
                <table:data-pilot-member table:name="4023738" table:display="true" table:show-details="true"/>
                <table:data-pilot-member table:name="4030785" table:display="true" table:show-details="true"/>
                <table:data-pilot-member table:name="4036163" table:display="true" table:show-details="true"/>
                <table:data-pilot-member table:name="4040705" table:display="true" table:show-details="true"/>
                <table:data-pilot-member table:name="4044747" table:display="true" table:show-details="true"/>
                <table:data-pilot-member table:name="4048454" table:display="true" table:show-details="true"/>
                <table:data-pilot-member table:name="4051928" table:display="true" table:show-details="true"/>
                <table:data-pilot-member table:name="4055234" table:display="true" table:show-details="true"/>
                <table:data-pilot-member table:name="4058407" table:display="true" table:show-details="true"/>
                <table:data-pilot-member table:name="4061447" table:display="true" table:show-details="true"/>
                <table:data-pilot-member table:name="4073504" table:display="true" table:show-details="true"/>
                <table:data-pilot-member table:name="4080551" table:display="true" table:show-details="true"/>
                <table:data-pilot-member table:name="4085929" table:display="true" table:show-details="true"/>
                <table:data-pilot-member table:name="4090471" table:display="true" table:show-details="true"/>
                <table:data-pilot-member table:name="4094513" table:display="true" table:show-details="true"/>
                <table:data-pilot-member table:name="4098220" table:display="true" table:show-details="true"/>
                <table:data-pilot-member table:name="4101694" table:display="true" table:show-details="true"/>
                <table:data-pilot-member table:name="4105000" table:display="true" table:show-details="true"/>
                <table:data-pilot-member table:name="4108173" table:display="true" table:show-details="true"/>
                <table:data-pilot-member table:name="4111213" table:display="true" table:show-details="true"/>
                <table:data-pilot-member table:name="4123270" table:display="true" table:show-details="true"/>
                <table:data-pilot-member table:name="4130284" table:display="true" table:show-details="true"/>
                <table:data-pilot-member table:name="4135628" table:display="true" table:show-details="true"/>
                <table:data-pilot-member table:name="4140170" table:display="true" table:show-details="true"/>
                <table:data-pilot-member table:name="4144212" table:display="true" table:show-details="true"/>
                <table:data-pilot-member table:name="4147919" table:display="true" table:show-details="true"/>
                <table:data-pilot-member table:name="4151393" table:display="true" table:show-details="true"/>
                <table:data-pilot-member table:name="4154699" table:display="true" table:show-details="true"/>
                <table:data-pilot-member table:name="4157872" table:display="true" table:show-details="true"/>
                <table:data-pilot-member table:name="4160912" table:display="true" table:show-details="true"/>
                <table:data-pilot-member table:name="4172969" table:display="true" table:show-details="true"/>
                <table:data-pilot-member table:name="4180017" table:display="true" table:show-details="true"/>
                <table:data-pilot-member table:name="4185394" table:display="true" table:show-details="true"/>
                <table:data-pilot-member table:name="4189936" table:display="true" table:show-details="true"/>
                <table:data-pilot-member table:name="4193978" table:display="true" table:show-details="true"/>
                <table:data-pilot-member table:name="4197685" table:display="true" table:show-details="true"/>
                <table:data-pilot-member table:name="4201159" table:display="true" table:show-details="true"/>
                <table:data-pilot-member table:name="4204465" table:display="true" table:show-details="true"/>
                <table:data-pilot-member table:name="4207638" table:display="true" table:show-details="true"/>
                <table:data-pilot-member table:name="4210678" table:display="true" table:show-details="true"/>
                <table:data-pilot-member table:name="4222735" table:display="true" table:show-details="true"/>
                <table:data-pilot-member table:name="4229783" table:display="true" table:show-details="true"/>
                <table:data-pilot-member table:name="4235160" table:display="true" table:show-details="true"/>
                <table:data-pilot-member table:name="4239702" table:display="true" table:show-details="true"/>
                <table:data-pilot-member table:name="4243744" table:display="true" table:show-details="true"/>
                <table:data-pilot-member table:name="4247451" table:display="true" table:show-details="true"/>
                <table:data-pilot-member table:name="4250925" table:display="true" table:show-details="true"/>
                <table:data-pilot-member table:name="4254231" table:display="true" table:show-details="true"/>
                <table:data-pilot-member table:name="4257404" table:display="true" table:show-details="true"/>
                <table:data-pilot-member table:name="4260444" table:display="true" table:show-details="true"/>
                <table:data-pilot-member table:name="4272501" table:display="true" table:show-details="true"/>
                <table:data-pilot-member table:name="4279549" table:display="true" table:show-details="true"/>
                <table:data-pilot-member table:name="4284926" table:display="true" table:show-details="true"/>
                <table:data-pilot-member table:name="4289468" table:display="true" table:show-details="true"/>
                <table:data-pilot-member table:name="4293510" table:display="true" table:show-details="true"/>
                <table:data-pilot-member table:name="4297217" table:display="true" table:show-details="true"/>
                <table:data-pilot-member table:name="4300691" table:display="true" table:show-details="true"/>
                <table:data-pilot-member table:name="4303997" table:display="true" table:show-details="true"/>
                <table:data-pilot-member table:name="4307170" table:display="true" table:show-details="true"/>
                <table:data-pilot-member table:name="4310210" table:display="true" table:show-details="true"/>
                <table:data-pilot-member table:name="4322267" table:display="true" table:show-details="true"/>
                <table:data-pilot-member table:name="4329281" table:display="true" table:show-details="true"/>
                <table:data-pilot-member table:name="4334625" table:display="true" table:show-details="true"/>
                <table:data-pilot-member table:name="4339168" table:display="true" table:show-details="true"/>
                <table:data-pilot-member table:name="4343209" table:display="true" table:show-details="true"/>
                <table:data-pilot-member table:name="4346916" table:display="true" table:show-details="true"/>
                <table:data-pilot-member table:name="4350390" table:display="true" table:show-details="true"/>
                <table:data-pilot-member table:name="4353697" table:display="true" table:show-details="true"/>
                <table:data-pilot-member table:name="4356870" table:display="true" table:show-details="true"/>
                <table:data-pilot-member table:name="4359909" table:display="true" table:show-details="true"/>
                <table:data-pilot-member table:name="4371966" table:display="true" table:show-details="true"/>
                <table:data-pilot-member table:name="4379014" table:display="true" table:show-details="true"/>
                <table:data-pilot-member table:name="4384391" table:display="true" table:show-details="true"/>
                <table:data-pilot-member table:name="4388934" table:display="true" table:show-details="true"/>
                <table:data-pilot-member table:name="4392975" table:display="true" table:show-details="true"/>
                <table:data-pilot-member table:name="4396682" table:display="true" table:show-details="true"/>
                <table:data-pilot-member table:name="4400156" table:display="true" table:show-details="true"/>
                <table:data-pilot-member table:name="4403463" table:display="true" table:show-details="true"/>
                <table:data-pilot-member table:name="4406636" table:display="true" table:show-details="true"/>
                <table:data-pilot-member table:name="4409675" table:display="true" table:show-details="true"/>
                <table:data-pilot-member table:name="4421732" table:display="true" table:show-details="true"/>
                <table:data-pilot-member table:name="4428780" table:display="true" table:show-details="true"/>
                <table:data-pilot-member table:name="4434157" table:display="true" table:show-details="true"/>
                <table:data-pilot-member table:name="4438700" table:display="true" table:show-details="true"/>
                <table:data-pilot-member table:name="4442741" table:display="true" table:show-details="true"/>
                <table:data-pilot-member table:name="4446448" table:display="true" table:show-details="true"/>
                <table:data-pilot-member table:name="4449922" table:display="true" table:show-details="true"/>
                <table:data-pilot-member table:name="4453229" table:display="true" table:show-details="true"/>
                <table:data-pilot-member table:name="4456402" table:display="true" table:show-details="true"/>
                <table:data-pilot-member table:name="4459441" table:display="true" table:show-details="true"/>
                <table:data-pilot-member table:name="4471498" table:display="true" table:show-details="true"/>
                <table:data-pilot-member table:name="4478546" table:display="true" table:show-details="true"/>
                <table:data-pilot-member table:name="4483923" table:display="true" table:show-details="true"/>
                <table:data-pilot-member table:name="4488466" table:display="true" table:show-details="true"/>
                <table:data-pilot-member table:name="4492507" table:display="true" table:show-details="true"/>
                <table:data-pilot-member table:name="4496214" table:display="true" table:show-details="true"/>
                <table:data-pilot-member table:name="4499688" table:display="true" table:show-details="true"/>
                <table:data-pilot-member table:name="4502995" table:display="true" table:show-details="true"/>
                <table:data-pilot-member table:name="4506168" table:display="true" table:show-details="true"/>
                <table:data-pilot-member table:name="4509207" table:display="true" table:show-details="true"/>
                <table:data-pilot-member table:name="4521264" table:display="true" table:show-details="true"/>
                <table:data-pilot-member table:name="4528312" table:display="true" table:show-details="true"/>
                <table:data-pilot-member table:name="4533689" table:display="true" table:show-details="true"/>
                <table:data-pilot-member table:name="4538232" table:display="true" table:show-details="true"/>
                <table:data-pilot-member table:name="4542273" table:display="true" table:show-details="true"/>
                <table:data-pilot-member table:name="4545947" table:display="true" table:show-details="true"/>
                <table:data-pilot-member table:name="4549421" table:display="true" table:show-details="true"/>
                <table:data-pilot-member table:name="4552727" table:display="true" table:show-details="true"/>
                <table:data-pilot-member table:name="4555900" table:display="true" table:show-details="true"/>
                <table:data-pilot-member table:name="4558940" table:display="true" table:show-details="true"/>
                <table:data-pilot-member table:name="4570997" table:display="true" table:show-details="true"/>
                <table:data-pilot-member table:name="4578044" table:display="true" table:show-details="true"/>
                <table:data-pilot-member table:name="4583422" table:display="true" table:show-details="true"/>
                <table:data-pilot-member table:name="4587964" table:display="true" table:show-details="true"/>
                <table:data-pilot-member table:name="4592006" table:display="true" table:show-details="true"/>
                <table:data-pilot-member table:name="4595713" table:display="true" table:show-details="true"/>
                <table:data-pilot-member table:name="4599187" table:display="true" table:show-details="true"/>
                <table:data-pilot-member table:name="4602493" table:display="true" table:show-details="true"/>
                <table:data-pilot-member table:name="4605666" table:display="true" table:show-details="true"/>
                <table:data-pilot-member table:name="4608706" table:display="true" table:show-details="true"/>
                <table:data-pilot-member table:name="4620763" table:display="true" table:show-details="true"/>
                <table:data-pilot-member table:name="4627810" table:display="true" table:show-details="true"/>
                <table:data-pilot-member table:name="4633188" table:display="true" table:show-details="true"/>
                <table:data-pilot-member table:name="4637730" table:display="true" table:show-details="true"/>
                <table:data-pilot-member table:name="4641772" table:display="true" table:show-details="true"/>
                <table:data-pilot-member table:name="4645479" table:display="true" table:show-details="true"/>
                <table:data-pilot-member table:name="4648953" table:display="true" table:show-details="true"/>
                <table:data-pilot-member table:name="4652259" table:display="true" table:show-details="true"/>
                <table:data-pilot-member table:name="4655432" table:display="true" table:show-details="true"/>
                <table:data-pilot-member table:name="4658472" table:display="true" table:show-details="true"/>
                <table:data-pilot-member table:name="4670529" table:display="true" table:show-details="true"/>
                <table:data-pilot-member table:name="4677576" table:display="true" table:show-details="true"/>
                <table:data-pilot-member table:name="4682954" table:display="true" table:show-details="true"/>
                <table:data-pilot-member table:name="4687496" table:display="true" table:show-details="true"/>
                <table:data-pilot-member table:name="4691538" table:display="true" table:show-details="true"/>
                <table:data-pilot-member table:name="4695245" table:display="true" table:show-details="true"/>
                <table:data-pilot-member table:name="4698719" table:display="true" table:show-details="true"/>
                <table:data-pilot-member table:name="4702025" table:display="true" table:show-details="true"/>
                <table:data-pilot-member table:name="4705198" table:display="true" table:show-details="true"/>
                <table:data-pilot-member table:name="4708238" table:display="true" table:show-details="true"/>
                <table:data-pilot-member table:name="4720295" table:display="true" table:show-details="true"/>
                <table:data-pilot-member table:name="4727309" table:display="true" table:show-details="true"/>
                <table:data-pilot-member table:name="4732686" table:display="true" table:show-details="true"/>
                <table:data-pilot-member table:name="4737229" table:display="true" table:show-details="true"/>
                <table:data-pilot-member table:name="4741270" table:display="true" table:show-details="true"/>
                <table:data-pilot-member table:name="4744944" table:display="true" table:show-details="true"/>
                <table:data-pilot-member table:name="4748418" table:display="true" table:show-details="true"/>
                <table:data-pilot-member table:name="4751724" table:display="true" table:show-details="true"/>
                <table:data-pilot-member table:name="4754897" table:display="true" table:show-details="true"/>
                <table:data-pilot-member table:name="4757937" table:display="true" table:show-details="true"/>
                <table:data-pilot-member table:name="4769994" table:display="true" table:show-details="true"/>
                <table:data-pilot-member table:name="4777042" table:display="true" table:show-details="true"/>
                <table:data-pilot-member table:name="4782419" table:display="true" table:show-details="true"/>
                <table:data-pilot-member table:name="4786961" table:display="true" table:show-details="true"/>
                <table:data-pilot-member table:name="4791003" table:display="true" table:show-details="true"/>
                <table:data-pilot-member table:name="4794710" table:display="true" table:show-details="true"/>
                <table:data-pilot-member table:name="4798184" table:display="true" table:show-details="true"/>
                <table:data-pilot-member table:name="4801490" table:display="true" table:show-details="true"/>
                <table:data-pilot-member table:name="4805031" table:display="true" table:show-details="true"/>
                <table:data-pilot-member table:name="4808070" table:display="true" table:show-details="true"/>
                <table:data-pilot-member table:name="4820128" table:display="true" table:show-details="true"/>
                <table:data-pilot-member table:name="4827175" table:display="true" table:show-details="true"/>
                <table:data-pilot-member table:name="4832552" table:display="true" table:show-details="true"/>
                <table:data-pilot-member table:name="4837095" table:display="true" table:show-details="true"/>
                <table:data-pilot-member table:name="4841136" table:display="true" table:show-details="true"/>
                <table:data-pilot-member table:name="4844844" table:display="true" table:show-details="true"/>
                <table:data-pilot-member table:name="4848317" table:display="true" table:show-details="true"/>
                <table:data-pilot-member table:name="4851624" table:display="true" table:show-details="true"/>
                <table:data-pilot-member table:name="4854797" table:display="true" table:show-details="true"/>
                <table:data-pilot-member table:name="4857836" table:display="true" table:show-details="true"/>
                <table:data-pilot-member table:name="4869894" table:display="true" table:show-details="true"/>
                <table:data-pilot-member table:name="4876941" table:display="true" table:show-details="true"/>
                <table:data-pilot-member table:name="4882318" table:display="true" table:show-details="true"/>
                <table:data-pilot-member table:name="4886861" table:display="true" table:show-details="true"/>
                <table:data-pilot-member table:name="4890902" table:display="true" table:show-details="true"/>
                <table:data-pilot-member table:name="4894610" table:display="true" table:show-details="true"/>
                <table:data-pilot-member table:name="4898083" table:display="true" table:show-details="true"/>
                <table:data-pilot-member table:name="4901390" table:display="true" table:show-details="true"/>
                <table:data-pilot-member table:name="4904563" table:display="true" table:show-details="true"/>
                <table:data-pilot-member table:name="4907602" table:display="true" table:show-details="true"/>
                <table:data-pilot-member table:name="4919660" table:display="true" table:show-details="true"/>
                <table:data-pilot-member table:name="4926707" table:display="true" table:show-details="true"/>
                <table:data-pilot-member table:name="4932084" table:display="true" table:show-details="true"/>
                <table:data-pilot-member table:name="4936627" table:display="true" table:show-details="true"/>
                <table:data-pilot-member table:name="4940668" table:display="true" table:show-details="true"/>
                <table:data-pilot-member table:name="4944376" table:display="true" table:show-details="true"/>
                <table:data-pilot-member table:name="4947849" table:display="true" table:show-details="true"/>
                <table:data-pilot-member table:name="4951156" table:display="true" table:show-details="true"/>
                <table:data-pilot-member table:name="4954329" table:display="true" table:show-details="true"/>
                <table:data-pilot-member table:name="4957368" table:display="true" table:show-details="true"/>
                <table:data-pilot-member table:name="4969426" table:display="true" table:show-details="true"/>
                <table:data-pilot-member table:name="4976473" table:display="true" table:show-details="true"/>
                <table:data-pilot-member table:name="4981850" table:display="true" table:show-details="true"/>
                <table:data-pilot-member table:name="4986393" table:display="true" table:show-details="true"/>
                <table:data-pilot-member table:name="4990434" table:display="true" table:show-details="true"/>
                <table:data-pilot-member table:name="4994142" table:display="true" table:show-details="true"/>
                <table:data-pilot-member table:name="4997615" table:display="true" table:show-details="true"/>
                <table:data-pilot-member table:name="5000922" table:display="true" table:show-details="true"/>
                <table:data-pilot-member table:name="5004095" table:display="true" table:show-details="true"/>
                <table:data-pilot-member table:name="5007134" table:display="true" table:show-details="true"/>
                <table:data-pilot-member table:name="5019192" table:display="true" table:show-details="true"/>
                <table:data-pilot-member table:name="5026239" table:display="true" table:show-details="true"/>
                <table:data-pilot-member table:name="5031616" table:display="true" table:show-details="true"/>
                <table:data-pilot-member table:name="5036159" table:display="true" table:show-details="true"/>
                <table:data-pilot-member table:name="5040200" table:display="true" table:show-details="true"/>
                <table:data-pilot-member table:name="5043908" table:display="true" table:show-details="true"/>
                <table:data-pilot-member table:name="5047381" table:display="true" table:show-details="true"/>
                <table:data-pilot-member table:name="5050688" table:display="true" table:show-details="true"/>
                <table:data-pilot-member table:name="5053861" table:display="true" table:show-details="true"/>
                <table:data-pilot-member table:name="5056900" table:display="true" table:show-details="true"/>
                <table:data-pilot-member table:name="5068958" table:display="true" table:show-details="true"/>
                <table:data-pilot-member table:name="5076005" table:display="true" table:show-details="true"/>
                <table:data-pilot-member table:name="5081382" table:display="true" table:show-details="true"/>
                <table:data-pilot-member table:name="5085925" table:display="true" table:show-details="true"/>
                <table:data-pilot-member table:name="5089966" table:display="true" table:show-details="true"/>
                <table:data-pilot-member table:name="5093674" table:display="true" table:show-details="true"/>
                <table:data-pilot-member table:name="5097147" table:display="true" table:show-details="true"/>
                <table:data-pilot-member table:name="5100454" table:display="true" table:show-details="true"/>
                <table:data-pilot-member table:name="5103627" table:display="true" table:show-details="true"/>
                <table:data-pilot-member table:name="5106666" table:display="true" table:show-details="true"/>
                <table:data-pilot-member table:name="5118724" table:display="true" table:show-details="true"/>
                <table:data-pilot-member table:name="5125771" table:display="true" table:show-details="true"/>
                <table:data-pilot-member table:name="5131148" table:display="true" table:show-details="true"/>
                <table:data-pilot-member table:name="5135691" table:display="true" table:show-details="true"/>
                <table:data-pilot-member table:name="5139732" table:display="true" table:show-details="true"/>
                <table:data-pilot-member table:name="5143440" table:display="true" table:show-details="true"/>
                <table:data-pilot-member table:name="5146913" table:display="true" table:show-details="true"/>
                <table:data-pilot-member table:name="5150220" table:display="true" table:show-details="true"/>
                <table:data-pilot-member table:name="5153393" table:display="true" table:show-details="true"/>
                <table:data-pilot-member table:name="5156432" table:display="true" table:show-details="true"/>
                <table:data-pilot-member table:name="5168490" table:display="true" table:show-details="true"/>
                <table:data-pilot-member table:name="5175537" table:display="true" table:show-details="true"/>
                <table:data-pilot-member table:name="5180914" table:display="true" table:show-details="true"/>
                <table:data-pilot-member table:name="5185457" table:display="true" table:show-details="true"/>
                <table:data-pilot-member table:name="5189498" table:display="true" table:show-details="true"/>
                <table:data-pilot-member table:name="5193206" table:display="true" table:show-details="true"/>
                <table:data-pilot-member table:name="5196679" table:display="true" table:show-details="true"/>
                <table:data-pilot-member table:name="5199986" table:display="true" table:show-details="true"/>
                <table:data-pilot-member table:name="5203159" table:display="true" table:show-details="true"/>
                <table:data-pilot-member table:name="5206198" table:display="true" table:show-details="true"/>
                <table:data-pilot-member table:name="5218256" table:display="true" table:show-details="true"/>
                <table:data-pilot-member table:name="5225303" table:display="true" table:show-details="true"/>
                <table:data-pilot-member table:name="5230680" table:display="true" table:show-details="true"/>
                <table:data-pilot-member table:name="5235223" table:display="true" table:show-details="true"/>
                <table:data-pilot-member table:name="5239264" table:display="true" table:show-details="true"/>
                <table:data-pilot-member table:name="5242972" table:display="true" table:show-details="true"/>
                <table:data-pilot-member table:name="5246445" table:display="true" table:show-details="true"/>
                <table:data-pilot-member table:name="5249752" table:display="true" table:show-details="true"/>
                <table:data-pilot-member table:name="5252925" table:display="true" table:show-details="true"/>
                <table:data-pilot-member table:name="5255964" table:display="true" table:show-details="true"/>
                <table:data-pilot-member table:name="5268022" table:display="true" table:show-details="true"/>
                <table:data-pilot-member table:name="5275069" table:display="true" table:show-details="true"/>
                <table:data-pilot-member table:name="5280446" table:display="true" table:show-details="true"/>
                <table:data-pilot-member table:name="5284989" table:display="true" table:show-details="true"/>
                <table:data-pilot-member table:name="5289030" table:display="true" table:show-details="true"/>
                <table:data-pilot-member table:name="5292738" table:display="true" table:show-details="true"/>
                <table:data-pilot-member table:name="5296211" table:display="true" table:show-details="true"/>
                <table:data-pilot-member table:name="5299518" table:display="true" table:show-details="true"/>
                <table:data-pilot-member table:name="5302691" table:display="true" table:show-details="true"/>
                <table:data-pilot-member table:name="5305730" table:display="true" table:show-details="true"/>
                <table:data-pilot-member table:name="5317788" table:display="true" table:show-details="true"/>
                <table:data-pilot-member table:name="5324835" table:display="true" table:show-details="true"/>
                <table:data-pilot-member table:name="5330212" table:display="true" table:show-details="true"/>
                <table:data-pilot-member table:name="5334755" table:display="true" table:show-details="true"/>
                <table:data-pilot-member table:name="5338796" table:display="true" table:show-details="true"/>
                <table:data-pilot-member table:name="5342504" table:display="true" table:show-details="true"/>
                <table:data-pilot-member table:name="5345977" table:display="true" table:show-details="true"/>
                <table:data-pilot-member table:name="5349284" table:display="true" table:show-details="true"/>
                <table:data-pilot-member table:name="5352423" table:display="true" table:show-details="true"/>
                <table:data-pilot-member table:name="5355463" table:display="true" table:show-details="true"/>
                <table:data-pilot-member table:name="5367520" table:display="true" table:show-details="true"/>
                <table:data-pilot-member table:name="5374568" table:display="true" table:show-details="true"/>
                <table:data-pilot-member table:name="5379945" table:display="true" table:show-details="true"/>
                <table:data-pilot-member table:name="5384487" table:display="true" table:show-details="true"/>
                <table:data-pilot-member table:name="5388529" table:display="true" table:show-details="true"/>
                <table:data-pilot-member table:name="5392236" table:display="true" table:show-details="true"/>
                <table:data-pilot-member table:name="5395710" table:display="true" table:show-details="true"/>
                <table:data-pilot-member table:name="5399016" table:display="true" table:show-details="true"/>
                <table:data-pilot-member table:name="5402189" table:display="true" table:show-details="true"/>
                <table:data-pilot-member table:name="5405229" table:display="true" table:show-details="true"/>
                <table:data-pilot-member table:name="5417286" table:display="true" table:show-details="true"/>
                <table:data-pilot-member table:name="5424300" table:display="true" table:show-details="true"/>
                <table:data-pilot-member table:name="5429678" table:display="true" table:show-details="true"/>
                <table:data-pilot-member table:name="5434220" table:display="true" table:show-details="true"/>
                <table:data-pilot-member table:name="5438261" table:display="true" table:show-details="true"/>
                <table:data-pilot-member table:name="5441969" table:display="true" table:show-details="true"/>
                <table:data-pilot-member table:name="5445442" table:display="true" table:show-details="true"/>
                <table:data-pilot-member table:name="5448749" table:display="true" table:show-details="true"/>
                <table:data-pilot-member table:name="5451922" table:display="true" table:show-details="true"/>
                <table:data-pilot-member table:name="5454961" table:display="true" table:show-details="true"/>
                <table:data-pilot-member table:name="5467019" table:display="true" table:show-details="true"/>
                <table:data-pilot-member table:name="5474066" table:display="true" table:show-details="true"/>
                <table:data-pilot-member table:name="5479444" table:display="true" table:show-details="true"/>
                <table:data-pilot-member table:name="5483986" table:display="true" table:show-details="true"/>
                <table:data-pilot-member table:name="5488027" table:display="true" table:show-details="true"/>
                <table:data-pilot-member table:name="5491735" table:display="true" table:show-details="true"/>
                <table:data-pilot-member table:name="5495208" table:display="true" table:show-details="true"/>
                <table:data-pilot-member table:name="5498515" table:display="true" table:show-details="true"/>
                <table:data-pilot-member table:name="5501688" table:display="true" table:show-details="true"/>
                <table:data-pilot-member table:name="5504727" table:display="true" table:show-details="true"/>
                <table:data-pilot-member table:name="5516785" table:display="true" table:show-details="true"/>
                <table:data-pilot-member table:name="5523832" table:display="true" table:show-details="true"/>
                <table:data-pilot-member table:name="5529210" table:display="true" table:show-details="true"/>
                <table:data-pilot-member table:name="5533752" table:display="true" table:show-details="true"/>
                <table:data-pilot-member table:name="5537793" table:display="true" table:show-details="true"/>
                <table:data-pilot-member table:name="5541501" table:display="true" table:show-details="true"/>
                <table:data-pilot-member table:name="5544974" table:display="true" table:show-details="true"/>
                <table:data-pilot-member table:name="5548281" table:display="true" table:show-details="true"/>
                <table:data-pilot-member table:name="5551421" table:display="true" table:show-details="true"/>
                <table:data-pilot-member table:name="5554460" table:display="true" table:show-details="true"/>
                <table:data-pilot-member table:name="5566517" table:display="true" table:show-details="true"/>
                <table:data-pilot-member table:name="5573565" table:display="true" table:show-details="true"/>
                <table:data-pilot-member table:name="5578942" table:display="true" table:show-details="true"/>
                <table:data-pilot-member table:name="5583485" table:display="true" table:show-details="true"/>
                <table:data-pilot-member table:name="5587526" table:display="true" table:show-details="true"/>
                <table:data-pilot-member table:name="5591233" table:display="true" table:show-details="true"/>
                <table:data-pilot-member table:name="5594707" table:display="true" table:show-details="true"/>
                <table:data-pilot-member table:name="5598014" table:display="true" table:show-details="true"/>
                <table:data-pilot-member table:name="5601187" table:display="true" table:show-details="true"/>
                <table:data-pilot-member table:name="5604226" table:display="true" table:show-details="true"/>
                <table:data-pilot-member table:name="5616283" table:display="true" table:show-details="true"/>
                <table:data-pilot-member table:name="5623297" table:display="true" table:show-details="true"/>
                <table:data-pilot-member table:name="5628641" table:display="true" table:show-details="true"/>
                <table:data-pilot-member table:name="5633184" table:display="true" table:show-details="true"/>
                <table:data-pilot-member table:name="5637225" table:display="true" table:show-details="true"/>
                <table:data-pilot-member table:name="5640933" table:display="true" table:show-details="true"/>
                <table:data-pilot-member table:name="5644406" table:display="true" table:show-details="true"/>
                <table:data-pilot-member table:name="5647713" table:display="true" table:show-details="true"/>
                <table:data-pilot-member table:name="5650886" table:display="true" table:show-details="true"/>
                <table:data-pilot-member table:name="5653925" table:display="true" table:show-details="true"/>
                <table:data-pilot-member table:name="5665983" table:display="true" table:show-details="true"/>
                <table:data-pilot-member table:name="5673030" table:display="true" table:show-details="true"/>
                <table:data-pilot-member table:name="5678407" table:display="true" table:show-details="true"/>
                <table:data-pilot-member table:name="5682950" table:display="true" table:show-details="true"/>
                <table:data-pilot-member table:name="5686991" table:display="true" table:show-details="true"/>
                <table:data-pilot-member table:name="5690699" table:display="true" table:show-details="true"/>
                <table:data-pilot-member table:name="5694172" table:display="true" table:show-details="true"/>
                <table:data-pilot-member table:name="5697479" table:display="true" table:show-details="true"/>
                <table:data-pilot-member table:name="5700652" table:display="true" table:show-details="true"/>
                <table:data-pilot-member table:name="5703691" table:display="true" table:show-details="true"/>
                <table:data-pilot-member table:name="5715749" table:display="true" table:show-details="true"/>
                <table:data-pilot-member table:name="5722796" table:display="true" table:show-details="true"/>
                <table:data-pilot-member table:name="5728173" table:display="true" table:show-details="true"/>
                <table:data-pilot-member table:name="5732716" table:display="true" table:show-details="true"/>
                <table:data-pilot-member table:name="5736757" table:display="true" table:show-details="true"/>
                <table:data-pilot-member table:name="5740465" table:display="true" table:show-details="true"/>
                <table:data-pilot-member table:name="5743938" table:display="true" table:show-details="true"/>
                <table:data-pilot-member table:name="5747245" table:display="true" table:show-details="true"/>
                <table:data-pilot-member table:name="5750418" table:display="true" table:show-details="true"/>
                <table:data-pilot-member table:name="5753457" table:display="true" table:show-details="true"/>
                <table:data-pilot-member table:name="5765515" table:display="true" table:show-details="true"/>
                <table:data-pilot-member table:name="5772562" table:display="true" table:show-details="true"/>
                <table:data-pilot-member table:name="5777939" table:display="true" table:show-details="true"/>
                <table:data-pilot-member table:name="5782482" table:display="true" table:show-details="true"/>
                <table:data-pilot-member table:name="5786523" table:display="true" table:show-details="true"/>
                <table:data-pilot-member table:name="5790231" table:display="true" table:show-details="true"/>
                <table:data-pilot-member table:name="5793704" table:display="true" table:show-details="true"/>
                <table:data-pilot-member table:name="5797011" table:display="true" table:show-details="true"/>
                <table:data-pilot-member table:name="5800184" table:display="true" table:show-details="true"/>
                <table:data-pilot-member table:name="5803223" table:display="true" table:show-details="true"/>
                <table:data-pilot-member table:name="5815281" table:display="true" table:show-details="true"/>
                <table:data-pilot-member table:name="5822295" table:display="true" table:show-details="true"/>
                <table:data-pilot-member table:name="5827639" table:display="true" table:show-details="true"/>
                <table:data-pilot-member table:name="5832181" table:display="true" table:show-details="true"/>
                <table:data-pilot-member table:name="5836222" table:display="true" table:show-details="true"/>
                <table:data-pilot-member table:name="5839930" table:display="true" table:show-details="true"/>
                <table:data-pilot-member table:name="5843403" table:display="true" table:show-details="true"/>
                <table:data-pilot-member table:name="5846710" table:display="true" table:show-details="true"/>
                <table:data-pilot-member table:name="5849883" table:display="true" table:show-details="true"/>
                <table:data-pilot-member table:name="5852922" table:display="true" table:show-details="true"/>
                <table:data-pilot-member table:name="5864980" table:display="true" table:show-details="true"/>
                <table:data-pilot-member table:name="5872027" table:display="true" table:show-details="true"/>
                <table:data-pilot-member table:name="5877405" table:display="true" table:show-details="true"/>
                <table:data-pilot-member table:name="5881947" table:display="true" table:show-details="true"/>
                <table:data-pilot-member table:name="5885988" table:display="true" table:show-details="true"/>
                <table:data-pilot-member table:name="5889696" table:display="true" table:show-details="true"/>
                <table:data-pilot-member table:name="5893169" table:display="true" table:show-details="true"/>
                <table:data-pilot-member table:name="5896476" table:display="true" table:show-details="true"/>
                <table:data-pilot-member table:name="5899649" table:display="true" table:show-details="true"/>
                <table:data-pilot-member table:name="5902688" table:display="true" table:show-details="true"/>
                <table:data-pilot-member table:name="5914746" table:display="true" table:show-details="true"/>
                <table:data-pilot-member table:name="5921793" table:display="true" table:show-details="true"/>
                <table:data-pilot-member table:name="5927171" table:display="true" table:show-details="true"/>
                <table:data-pilot-member table:name="5931713" table:display="true" table:show-details="true"/>
                <table:data-pilot-member table:name="5935754" table:display="true" table:show-details="true"/>
                <table:data-pilot-member table:name="5939462" table:display="true" table:show-details="true"/>
                <table:data-pilot-member table:name="5942935" table:display="true" table:show-details="true"/>
                <table:data-pilot-member table:name="5946242" table:display="true" table:show-details="true"/>
                <table:data-pilot-member table:name="5949415" table:display="true" table:show-details="true"/>
                <table:data-pilot-member table:name="5952454" table:display="true" table:show-details="true"/>
                <table:data-pilot-member table:name="5964512" table:display="true" table:show-details="true"/>
                <table:data-pilot-member table:name="5971559" table:display="true" table:show-details="true"/>
                <table:data-pilot-member table:name="5976937" table:display="true" table:show-details="true"/>
                <table:data-pilot-member table:name="5981479" table:display="true" table:show-details="true"/>
                <table:data-pilot-member table:name="5985520" table:display="true" table:show-details="true"/>
                <table:data-pilot-member table:name="5989228" table:display="true" table:show-details="true"/>
                <table:data-pilot-member table:name="5992701" table:display="true" table:show-details="true"/>
                <table:data-pilot-member table:name="5996008" table:display="true" table:show-details="true"/>
                <table:data-pilot-member table:name="5999181" table:display="true" table:show-details="true"/>
                <table:data-pilot-member table:name="6002220" table:display="true" table:show-details="true"/>
                <table:data-pilot-member table:name="6014278" table:display="true" table:show-details="true"/>
                <table:data-pilot-member table:name="6021292" table:display="true" table:show-details="true"/>
                <table:data-pilot-member table:name="6026636" table:display="true" table:show-details="true"/>
                <table:data-pilot-member table:name="6031178" table:display="true" table:show-details="true"/>
                <table:data-pilot-member table:name="6035220" table:display="true" table:show-details="true"/>
                <table:data-pilot-member table:name="6038927" table:display="true" table:show-details="true"/>
                <table:data-pilot-member table:name="6042401" table:display="true" table:show-details="true"/>
                <table:data-pilot-member table:name="6045707" table:display="true" table:show-details="true"/>
                <table:data-pilot-member table:name="6048880" table:display="true" table:show-details="true"/>
                <table:data-pilot-member table:name="6051920" table:display="true" table:show-details="true"/>
                <table:data-pilot-member table:name="6063977" table:display="true" table:show-details="true"/>
                <table:data-pilot-member table:name="6071024" table:display="true" table:show-details="true"/>
                <table:data-pilot-member table:name="6076402" table:display="true" table:show-details="true"/>
                <table:data-pilot-member table:name="6080944" table:display="true" table:show-details="true"/>
                <table:data-pilot-member table:name="6084986" table:display="true" table:show-details="true"/>
                <table:data-pilot-member table:name="6088693" table:display="true" table:show-details="true"/>
                <table:data-pilot-member table:name="6092167" table:display="true" table:show-details="true"/>
                <table:data-pilot-member table:name="6095473" table:display="true" table:show-details="true"/>
                <table:data-pilot-member table:name="6098646" table:display="true" table:show-details="true"/>
                <table:data-pilot-member table:name="6101686" table:display="true" table:show-details="true"/>
                <table:data-pilot-member table:name="6113743" table:display="true" table:show-details="true"/>
                <table:data-pilot-member table:name="6120790" table:display="true" table:show-details="true"/>
                <table:data-pilot-member table:name="6126168" table:display="true" table:show-details="true"/>
                <table:data-pilot-member table:name="6130710" table:display="true" table:show-details="true"/>
                <table:data-pilot-member table:name="6134752" table:display="true" table:show-details="true"/>
                <table:data-pilot-member table:name="6138459" table:display="true" table:show-details="true"/>
                <table:data-pilot-member table:name="6141933" table:display="true" table:show-details="true"/>
                <table:data-pilot-member table:name="6145239" table:display="true" table:show-details="true"/>
                <table:data-pilot-member table:name="6148412" table:display="true" table:show-details="true"/>
                <table:data-pilot-member table:name="6151452" table:display="true" table:show-details="true"/>
                <table:data-pilot-member table:name="6163509" table:display="true" table:show-details="true"/>
                <table:data-pilot-member table:name="6170556" table:display="true" table:show-details="true"/>
                <table:data-pilot-member table:name="6175934" table:display="true" table:show-details="true"/>
                <table:data-pilot-member table:name="6180476" table:display="true" table:show-details="true"/>
                <table:data-pilot-member table:name="6184518" table:display="true" table:show-details="true"/>
                <table:data-pilot-member table:name="6188225" table:display="true" table:show-details="true"/>
                <table:data-pilot-member table:name="6191699" table:display="true" table:show-details="true"/>
                <table:data-pilot-member table:name="6195005" table:display="true" table:show-details="true"/>
                <table:data-pilot-member table:name="6198178" table:display="true" table:show-details="true"/>
                <table:data-pilot-member table:name="6201218" table:display="true" table:show-details="true"/>
                <table:data-pilot-member table:name="6213275" table:display="true" table:show-details="true"/>
                <table:data-pilot-member table:name="6220289" table:display="true" table:show-details="true"/>
                <table:data-pilot-member table:name="6225633" table:display="true" table:show-details="true"/>
                <table:data-pilot-member table:name="6230175" table:display="true" table:show-details="true"/>
                <table:data-pilot-member table:name="6234217" table:display="true" table:show-details="true"/>
                <table:data-pilot-member table:name="6237924" table:display="true" table:show-details="true"/>
                <table:data-pilot-member table:name="6241398" table:display="true" table:show-details="true"/>
                <table:data-pilot-member table:name="6244704" table:display="true" table:show-details="true"/>
                <table:data-pilot-member table:name="6247877" table:display="true" table:show-details="true"/>
                <table:data-pilot-member table:name="6250917" table:display="true" table:show-details="true"/>
                <table:data-pilot-member table:name="6262974" table:display="true" table:show-details="true"/>
                <table:data-pilot-member table:name="6270022" table:display="true" table:show-details="true"/>
                <table:data-pilot-member table:name="6275399" table:display="true" table:show-details="true"/>
                <table:data-pilot-member table:name="6279941" table:display="true" table:show-details="true"/>
                <table:data-pilot-member table:name="6283983" table:display="true" table:show-details="true"/>
                <table:data-pilot-member table:name="6287690" table:display="true" table:show-details="true"/>
                <table:data-pilot-member table:name="6291164" table:display="true" table:show-details="true"/>
                <table:data-pilot-member table:name="6294470" table:display="true" table:show-details="true"/>
                <table:data-pilot-member table:name="6297643" table:display="true" table:show-details="true"/>
                <table:data-pilot-member table:name="6300683" table:display="true" table:show-details="true"/>
                <table:data-pilot-member table:name="6312740" table:display="true" table:show-details="true"/>
                <table:data-pilot-member table:name="6319788" table:display="true" table:show-details="true"/>
                <table:data-pilot-member table:name="6325165" table:display="true" table:show-details="true"/>
                <table:data-pilot-member table:name="6329707" table:display="true" table:show-details="true"/>
                <table:data-pilot-member table:name="6333749" table:display="true" table:show-details="true"/>
                <table:data-pilot-member table:name="6337456" table:display="true" table:show-details="true"/>
                <table:data-pilot-member table:name="6340930" table:display="true" table:show-details="true"/>
                <table:data-pilot-member table:name="6344236" table:display="true" table:show-details="true"/>
                <table:data-pilot-member table:name="6347409" table:display="true" table:show-details="true"/>
                <table:data-pilot-member table:name="6350449" table:display="true" table:show-details="true"/>
                <table:data-pilot-member table:name="6362506" table:display="true" table:show-details="true"/>
                <table:data-pilot-member table:name="6369554" table:display="true" table:show-details="true"/>
                <table:data-pilot-member table:name="6374931" table:display="true" table:show-details="true"/>
                <table:data-pilot-member table:name="6379473" table:display="true" table:show-details="true"/>
                <table:data-pilot-member table:name="6383515" table:display="true" table:show-details="true"/>
                <table:data-pilot-member table:name="6387222" table:display="true" table:show-details="true"/>
                <table:data-pilot-member table:name="6390696" table:display="true" table:show-details="true"/>
                <table:data-pilot-member table:name="6394002" table:display="true" table:show-details="true"/>
                <table:data-pilot-member table:name="6397175" table:display="true" table:show-details="true"/>
                <table:data-pilot-member table:name="6400215" table:display="true" table:show-details="true"/>
                <table:data-pilot-member table:name="6412272" table:display="true" table:show-details="true"/>
                <table:data-pilot-member table:name="6419286" table:display="true" table:show-details="true"/>
                <table:data-pilot-member table:name="6424630" table:display="true" table:show-details="true"/>
                <table:data-pilot-member table:name="6429173" table:display="true" table:show-details="true"/>
                <table:data-pilot-member table:name="6433214" table:display="true" table:show-details="true"/>
                <table:data-pilot-member table:name="6436921" table:display="true" table:show-details="true"/>
                <table:data-pilot-member table:name="6440395" table:display="true" table:show-details="true"/>
                <table:data-pilot-member table:name="6443702" table:display="true" table:show-details="true"/>
                <table:data-pilot-member table:name="6446875" table:display="true" table:show-details="true"/>
                <table:data-pilot-member table:name="6449914" table:display="true" table:show-details="true"/>
                <table:data-pilot-member table:name="6461971" table:display="true" table:show-details="true"/>
                <table:data-pilot-member table:name="6469019" table:display="true" table:show-details="true"/>
                <table:data-pilot-member table:name="6474396" table:display="true" table:show-details="true"/>
                <table:data-pilot-member table:name="6478939" table:display="true" table:show-details="true"/>
                <table:data-pilot-member table:name="6482980" table:display="true" table:show-details="true"/>
                <table:data-pilot-member table:name="6486687" table:display="true" table:show-details="true"/>
                <table:data-pilot-member table:name="6490161" table:display="true" table:show-details="true"/>
                <table:data-pilot-member table:name="6493468" table:display="true" table:show-details="true"/>
                <table:data-pilot-member table:name="6496641" table:display="true" table:show-details="true"/>
                <table:data-pilot-member table:name="6499680" table:display="true" table:show-details="true"/>
                <table:data-pilot-member table:name="6511737" table:display="true" table:show-details="true"/>
                <table:data-pilot-member table:name="6518785" table:display="true" table:show-details="true"/>
                <table:data-pilot-member table:name="6524162" table:display="true" table:show-details="true"/>
                <table:data-pilot-member table:name="6528705" table:display="true" table:show-details="true"/>
                <table:data-pilot-member table:name="6532746" table:display="true" table:show-details="true"/>
                <table:data-pilot-member table:name="6536453" table:display="true" table:show-details="true"/>
                <table:data-pilot-member table:name="6539927" table:display="true" table:show-details="true"/>
                <table:data-pilot-member table:name="6543234" table:display="true" table:show-details="true"/>
                <table:data-pilot-member table:name="6546407" table:display="true" table:show-details="true"/>
                <table:data-pilot-member table:name="6549446" table:display="true" table:show-details="true"/>
                <table:data-pilot-member table:name="6561503" table:display="true" table:show-details="true"/>
                <table:data-pilot-member table:name="6568551" table:display="true" table:show-details="true"/>
                <table:data-pilot-member table:name="6573928" table:display="true" table:show-details="true"/>
                <table:data-pilot-member table:name="6578471" table:display="true" table:show-details="true"/>
                <table:data-pilot-member table:name="6582512" table:display="true" table:show-details="true"/>
                <table:data-pilot-member table:name="6586219" table:display="true" table:show-details="true"/>
                <table:data-pilot-member table:name="6589693" table:display="true" table:show-details="true"/>
                <table:data-pilot-member table:name="6593000" table:display="true" table:show-details="true"/>
                <table:data-pilot-member table:name="6596173" table:display="true" table:show-details="true"/>
                <table:data-pilot-member table:name="6599212" table:display="true" table:show-details="true"/>
                <table:data-pilot-member table:name="6611269" table:display="true" table:show-details="true"/>
                <table:data-pilot-member table:name="6618283" table:display="true" table:show-details="true"/>
                <table:data-pilot-member table:name="6623627" table:display="true" table:show-details="true"/>
                <table:data-pilot-member table:name="6628170" table:display="true" table:show-details="true"/>
                <table:data-pilot-member table:name="6632211" table:display="true" table:show-details="true"/>
                <table:data-pilot-member table:name="6635919" table:display="true" table:show-details="true"/>
                <table:data-pilot-member table:name="6639392" table:display="true" table:show-details="true"/>
                <table:data-pilot-member table:name="6642699" table:display="true" table:show-details="true"/>
                <table:data-pilot-member table:name="6645872" table:display="true" table:show-details="true"/>
                <table:data-pilot-member table:name="6648911" table:display="true" table:show-details="true"/>
                <table:data-pilot-member table:name="6660969" table:display="true" table:show-details="true"/>
                <table:data-pilot-member table:name="6668016" table:display="true" table:show-details="true"/>
                <table:data-pilot-member table:name="6673393" table:display="true" table:show-details="true"/>
                <table:data-pilot-member table:name="6677936" table:display="true" table:show-details="true"/>
                <table:data-pilot-member table:name="6681977" table:display="true" table:show-details="true"/>
                <table:data-pilot-member table:name="6685685" table:display="true" table:show-details="true"/>
                <table:data-pilot-member table:name="6689158" table:display="true" table:show-details="true"/>
                <table:data-pilot-member table:name="6692465" table:display="true" table:show-details="true"/>
                <table:data-pilot-member table:name="6695638" table:display="true" table:show-details="true"/>
                <table:data-pilot-member table:name="6698677" table:display="true" table:show-details="true"/>
                <table:data-pilot-member table:name="6710735" table:display="true" table:show-details="true"/>
                <table:data-pilot-member table:name="6717782" table:display="true" table:show-details="true"/>
                <table:data-pilot-member table:name="6723159" table:display="true" table:show-details="true"/>
                <table:data-pilot-member table:name="6727702" table:display="true" table:show-details="true"/>
                <table:data-pilot-member table:name="6731743" table:display="true" table:show-details="true"/>
                <table:data-pilot-member table:name="6735451" table:display="true" table:show-details="true"/>
                <table:data-pilot-member table:name="6738924" table:display="true" table:show-details="true"/>
                <table:data-pilot-member table:name="6742231" table:display="true" table:show-details="true"/>
                <table:data-pilot-member table:name="6745404" table:display="true" table:show-details="true"/>
                <table:data-pilot-member table:name="6748443" table:display="true" table:show-details="true"/>
                <table:data-pilot-member table:name="6760501" table:display="true" table:show-details="true"/>
                <table:data-pilot-member table:name="6767548" table:display="true" table:show-details="true"/>
                <table:data-pilot-member table:name="6772925" table:display="true" table:show-details="true"/>
                <table:data-pilot-member table:name="6777468" table:display="true" table:show-details="true"/>
                <table:data-pilot-member table:name="6781509" table:display="true" table:show-details="true"/>
                <table:data-pilot-member table:name="6785217" table:display="true" table:show-details="true"/>
                <table:data-pilot-member table:name="6788690" table:display="true" table:show-details="true"/>
                <table:data-pilot-member table:name="6791997" table:display="true" table:show-details="true"/>
                <table:data-pilot-member table:name="6795170" table:display="true" table:show-details="true"/>
                <table:data-pilot-member table:name="6798209" table:display="true" table:show-details="true"/>
                <table:data-pilot-member table:name="6810267" table:display="true" table:show-details="true"/>
                <table:data-pilot-member table:name="6817314" table:display="true" table:show-details="true"/>
                <table:data-pilot-member table:name="6822691" table:display="true" table:show-details="true"/>
                <table:data-pilot-member table:name="6827234" table:display="true" table:show-details="true"/>
                <table:data-pilot-member table:name="6831275" table:display="true" table:show-details="true"/>
                <table:data-pilot-member table:name="6834949" table:display="true" table:show-details="true"/>
                <table:data-pilot-member table:name="6838423" table:display="true" table:show-details="true"/>
                <table:data-pilot-member table:name="6841729" table:display="true" table:show-details="true"/>
                <table:data-pilot-member table:name="6844902" table:display="true" table:show-details="true"/>
                <table:data-pilot-member table:name="6847942" table:display="true" table:show-details="true"/>
                <table:data-pilot-member table:name="6859999" table:display="true" table:show-details="true"/>
                <table:data-pilot-member table:name="6867047" table:display="true" table:show-details="true"/>
                <table:data-pilot-member table:name="6872424" table:display="true" table:show-details="true"/>
                <table:data-pilot-member table:name="6876966" table:display="true" table:show-details="true"/>
                <table:data-pilot-member table:name="6881008" table:display="true" table:show-details="true"/>
                <table:data-pilot-member table:name="6884715" table:display="true" table:show-details="true"/>
                <table:data-pilot-member table:name="6888189" table:display="true" table:show-details="true"/>
                <table:data-pilot-member table:name="6891495" table:display="true" table:show-details="true"/>
                <table:data-pilot-member table:name="6894668" table:display="true" table:show-details="true"/>
                <table:data-pilot-member table:name="6897708" table:display="true" table:show-details="true"/>
                <table:data-pilot-member table:name="6909765" table:display="true" table:show-details="true"/>
                <table:data-pilot-member table:name="6916813" table:display="true" table:show-details="true"/>
                <table:data-pilot-member table:name="6922190" table:display="true" table:show-details="true"/>
                <table:data-pilot-member table:name="6926732" table:display="true" table:show-details="true"/>
                <table:data-pilot-member table:name="6930774" table:display="true" table:show-details="true"/>
                <table:data-pilot-member table:name="6934481" table:display="true" table:show-details="true"/>
                <table:data-pilot-member table:name="6937955" table:display="true" table:show-details="true"/>
                <table:data-pilot-member table:name="6941261" table:display="true" table:show-details="true"/>
                <table:data-pilot-member table:name="6944434" table:display="true" table:show-details="true"/>
                <table:data-pilot-member table:name="6947474" table:display="true" table:show-details="true"/>
                <table:data-pilot-member table:name="6959531" table:display="true" table:show-details="true"/>
                <table:data-pilot-member table:name="6966579" table:display="true" table:show-details="true"/>
                <table:data-pilot-member table:name="6971956" table:display="true" table:show-details="true"/>
                <table:data-pilot-member table:name="6976498" table:display="true" table:show-details="true"/>
                <table:data-pilot-member table:name="6980540" table:display="true" table:show-details="true"/>
                <table:data-pilot-member table:name="6984247" table:display="true" table:show-details="true"/>
                <table:data-pilot-member table:name="6987721" table:display="true" table:show-details="true"/>
                <table:data-pilot-member table:name="6991027" table:display="true" table:show-details="true"/>
                <table:data-pilot-member table:name="6994200" table:display="true" table:show-details="true"/>
                <table:data-pilot-member table:name="6997240" table:display="true" table:show-details="true"/>
                <table:data-pilot-member table:name="7009297" table:display="true" table:show-details="true"/>
                <table:data-pilot-member table:name="7016345" table:display="true" table:show-details="true"/>
                <table:data-pilot-member table:name="7021722" table:display="true" table:show-details="true"/>
                <table:data-pilot-member table:name="7026264" table:display="true" table:show-details="true"/>
                <table:data-pilot-member table:name="7030306" table:display="true" table:show-details="true"/>
                <table:data-pilot-member table:name="7034013" table:display="true" table:show-details="true"/>
                <table:data-pilot-member table:name="7037487" table:display="true" table:show-details="true"/>
                <table:data-pilot-member table:name="7040793" table:display="true" table:show-details="true"/>
                <table:data-pilot-member table:name="7043966" table:display="true" table:show-details="true"/>
                <table:data-pilot-member table:name="7047006" table:display="true" table:show-details="true"/>
                <table:data-pilot-member table:name="7059063" table:display="true" table:show-details="true"/>
                <table:data-pilot-member table:name="7066111" table:display="true" table:show-details="true"/>
                <table:data-pilot-member table:name="7071488" table:display="true" table:show-details="true"/>
                <table:data-pilot-member table:name="7076030" table:display="true" table:show-details="true"/>
                <table:data-pilot-member table:name="7080072" table:display="true" table:show-details="true"/>
                <table:data-pilot-member table:name="7083779" table:display="true" table:show-details="true"/>
                <table:data-pilot-member table:name="7087253" table:display="true" table:show-details="true"/>
                <table:data-pilot-member table:name="7090559" table:display="true" table:show-details="true"/>
                <table:data-pilot-member table:name="7093732" table:display="true" table:show-details="true"/>
                <table:data-pilot-member table:name="7096772" table:display="true" table:show-details="true"/>
                <table:data-pilot-member table:name="7108829" table:display="true" table:show-details="true"/>
                <table:data-pilot-member table:name="7115877" table:display="true" table:show-details="true"/>
                <table:data-pilot-member table:name="7121254" table:display="true" table:show-details="true"/>
                <table:data-pilot-member table:name="7125796" table:display="true" table:show-details="true"/>
                <table:data-pilot-member table:name="7129838" table:display="true" table:show-details="true"/>
                <table:data-pilot-member table:name="7133545" table:display="true" table:show-details="true"/>
                <table:data-pilot-member table:name="7137019" table:display="true" table:show-details="true"/>
                <table:data-pilot-member table:name="7140325" table:display="true" table:show-details="true"/>
                <table:data-pilot-member table:name="7143498" table:display="true" table:show-details="true"/>
                <table:data-pilot-member table:name="7146538" table:display="true" table:show-details="true"/>
                <table:data-pilot-member table:name="7158595" table:display="true" table:show-details="true"/>
                <table:data-pilot-member table:name="7165676" table:display="true" table:show-details="true"/>
                <table:data-pilot-member table:name="7171053" table:display="true" table:show-details="true"/>
                <table:data-pilot-member table:name="7175596" table:display="true" table:show-details="true"/>
                <table:data-pilot-member table:name="7179637" table:display="true" table:show-details="true"/>
                <table:data-pilot-member table:name="7183345" table:display="true" table:show-details="true"/>
                <table:data-pilot-member table:name="7186818" table:display="true" table:show-details="true"/>
                <table:data-pilot-member table:name="7190125" table:display="true" table:show-details="true"/>
                <table:data-pilot-member table:name="7193298" table:display="true" table:show-details="true"/>
                <table:data-pilot-member table:name="7196337" table:display="true" table:show-details="true"/>
                <table:data-pilot-member table:name="7208395" table:display="true" table:show-details="true"/>
                <table:data-pilot-member table:name="7215442" table:display="true" table:show-details="true"/>
                <table:data-pilot-member table:name="7220819" table:display="true" table:show-details="true"/>
                <table:data-pilot-member table:name="7225362" table:display="true" table:show-details="true"/>
                <table:data-pilot-member table:name="7229403" table:display="true" table:show-details="true"/>
                <table:data-pilot-member table:name="7233111" table:display="true" table:show-details="true"/>
                <table:data-pilot-member table:name="7236584" table:display="true" table:show-details="true"/>
                <table:data-pilot-member table:name="7239891" table:display="true" table:show-details="true"/>
                <table:data-pilot-member table:name="7243064" table:display="true" table:show-details="true"/>
                <table:data-pilot-member table:name="7246103" table:display="true" table:show-details="true"/>
                <table:data-pilot-member table:name="7258161" table:display="true" table:show-details="true"/>
                <table:data-pilot-member table:name="7265208" table:display="true" table:show-details="true"/>
                <table:data-pilot-member table:name="7270585" table:display="true" table:show-details="true"/>
                <table:data-pilot-member table:name="7275128" table:display="true" table:show-details="true"/>
                <table:data-pilot-member table:name="7279169" table:display="true" table:show-details="true"/>
                <table:data-pilot-member table:name="7474726" table:display="true" table:show-details="true"/>
                <table:data-pilot-member table:name="7481774" table:display="true" table:show-details="true"/>
                <table:data-pilot-member table:name="7487151" table:display="true" table:show-details="true"/>
                <table:data-pilot-member table:name="7491693" table:display="true" table:show-details="true"/>
                <table:data-pilot-member table:name="7495735" table:display="true" table:show-details="true"/>
                <table:data-pilot-member table:name="7499442" table:display="true" table:show-details="true"/>
                <table:data-pilot-member table:name="7502916" table:display="true" table:show-details="true"/>
                <table:data-pilot-member table:name="7506222" table:display="true" table:show-details="true"/>
                <table:data-pilot-member table:name="7509395" table:display="true" table:show-details="true"/>
                <table:data-pilot-member table:name="7512435" table:display="true" table:show-details="true"/>
                <table:data-pilot-member table:name="7524492" table:display="true" table:show-details="true"/>
                <table:data-pilot-member table:name="7531540" table:display="true" table:show-details="true"/>
                <table:data-pilot-member table:name="7536917" table:display="true" table:show-details="true"/>
                <table:data-pilot-member table:name="7541459" table:display="true" table:show-details="true"/>
                <table:data-pilot-member table:name="7545501" table:display="true" table:show-details="true"/>
                <table:data-pilot-member table:name="7549208" table:display="true" table:show-details="true"/>
                <table:data-pilot-member table:name="7552682" table:display="true" table:show-details="true"/>
                <table:data-pilot-member table:name="7555988" table:display="true" table:show-details="true"/>
                <table:data-pilot-member table:name="7559161" table:display="true" table:show-details="true"/>
                <table:data-pilot-member table:name="7562201" table:display="true" table:show-details="true"/>
                <table:data-pilot-member table:name="7574258" table:display="true" table:show-details="true"/>
                <table:data-pilot-member table:name="7581306" table:display="true" table:show-details="true"/>
                <table:data-pilot-member table:name="7586683" table:display="true" table:show-details="true"/>
                <table:data-pilot-member table:name="7591225" table:display="true" table:show-details="true"/>
                <table:data-pilot-member table:name="7595267" table:display="true" table:show-details="true"/>
                <table:data-pilot-member table:name="7598974" table:display="true" table:show-details="true"/>
                <table:data-pilot-member table:name="7602448" table:display="true" table:show-details="true"/>
                <table:data-pilot-member table:name="7605754" table:display="true" table:show-details="true"/>
                <table:data-pilot-member table:name="7608927" table:display="true" table:show-details="true"/>
                <table:data-pilot-member table:name="7611967" table:display="true" table:show-details="true"/>
                <table:data-pilot-member table:name="7624024" table:display="true" table:show-details="true"/>
                <table:data-pilot-member table:name="7631072" table:display="true" table:show-details="true"/>
                <table:data-pilot-member table:name="7636449" table:display="true" table:show-details="true"/>
                <table:data-pilot-member table:name="7640991" table:display="true" table:show-details="true"/>
                <table:data-pilot-member table:name="7645033" table:display="true" table:show-details="true"/>
                <table:data-pilot-member table:name="7648740" table:display="true" table:show-details="true"/>
                <table:data-pilot-member table:name="7652214" table:display="true" table:show-details="true"/>
                <table:data-pilot-member table:name="7655520" table:display="true" table:show-details="true"/>
                <table:data-pilot-member table:name="7658693" table:display="true" table:show-details="true"/>
                <table:data-pilot-member table:name="7661733" table:display="true" table:show-details="true"/>
                <table:data-pilot-member table:name="7673790" table:display="true" table:show-details="true"/>
                <table:data-pilot-member table:name="7680838" table:display="true" table:show-details="true"/>
                <table:data-pilot-member table:name="7686215" table:display="true" table:show-details="true"/>
                <table:data-pilot-member table:name="7690757" table:display="true" table:show-details="true"/>
                <table:data-pilot-member table:name="7694799" table:display="true" table:show-details="true"/>
                <table:data-pilot-member table:name="7698506" table:display="true" table:show-details="true"/>
                <table:data-pilot-member table:name="7701980" table:display="true" table:show-details="true"/>
                <table:data-pilot-member table:name="7705286" table:display="true" table:show-details="true"/>
                <table:data-pilot-member table:name="7708426" table:display="true" table:show-details="true"/>
                <table:data-pilot-member table:name="7711465" table:display="true" table:show-details="true"/>
                <table:data-pilot-member table:name="7723523" table:display="true" table:show-details="true"/>
                <table:data-pilot-member table:name="7730570" table:display="true" table:show-details="true"/>
                <table:data-pilot-member table:name="7735948" table:display="true" table:show-details="true"/>
                <table:data-pilot-member table:name="7740490" table:display="true" table:show-details="true"/>
                <table:data-pilot-member table:name="7744531" table:display="true" table:show-details="true"/>
                <table:data-pilot-member table:name="7748239" table:display="true" table:show-details="true"/>
                <table:data-pilot-member table:name="7751712" table:display="true" table:show-details="true"/>
                <table:data-pilot-member table:name="7755019" table:display="true" table:show-details="true"/>
                <table:data-pilot-member table:name="7758192" table:display="true" table:show-details="true"/>
                <table:data-pilot-member table:name="7761231" table:display="true" table:show-details="true"/>
                <table:data-pilot-member table:name="7773289" table:display="true" table:show-details="true"/>
                <table:data-pilot-member table:name="7780303" table:display="true" table:show-details="true"/>
                <table:data-pilot-member table:name="7785680" table:display="true" table:show-details="true"/>
                <table:data-pilot-member table:name="7790223" table:display="true" table:show-details="true"/>
                <table:data-pilot-member table:name="7794264" table:display="true" table:show-details="true"/>
                <table:data-pilot-member table:name="7797971" table:display="true" table:show-details="true"/>
                <table:data-pilot-member table:name="7801445" table:display="true" table:show-details="true"/>
                <table:data-pilot-member table:name="7804752" table:display="true" table:show-details="true"/>
                <table:data-pilot-member table:name="7807925" table:display="true" table:show-details="true"/>
                <table:data-pilot-member table:name="7810964" table:display="true" table:show-details="true"/>
                <table:data-pilot-member table:name="7823021" table:display="true" table:show-details="true"/>
                <table:data-pilot-member table:name="7830069" table:display="true" table:show-details="true"/>
                <table:data-pilot-member table:name="7835446" table:display="true" table:show-details="true"/>
                <table:data-pilot-member table:name="7839989" table:display="true" table:show-details="true"/>
                <table:data-pilot-member table:name="7844030" table:display="true" table:show-details="true"/>
                <table:data-pilot-member table:name="7847737" table:display="true" table:show-details="true"/>
                <table:data-pilot-member table:name="7851211" table:display="true" table:show-details="true"/>
                <table:data-pilot-member table:name="7854518" table:display="true" table:show-details="true"/>
                <table:data-pilot-member table:name="7857691" table:display="true" table:show-details="true"/>
                <table:data-pilot-member table:name="7860730" table:display="true" table:show-details="true"/>
                <table:data-pilot-member table:name="7872787" table:display="true" table:show-details="true"/>
                <table:data-pilot-member table:name="7879835" table:display="true" table:show-details="true"/>
                <table:data-pilot-member table:name="7885212" table:display="true" table:show-details="true"/>
                <table:data-pilot-member table:name="7889755" table:display="true" table:show-details="true"/>
                <table:data-pilot-member table:name="7893796" table:display="true" table:show-details="true"/>
                <table:data-pilot-member table:name="7897503" table:display="true" table:show-details="true"/>
                <table:data-pilot-member table:name="7900977" table:display="true" table:show-details="true"/>
                <table:data-pilot-member table:name="7904284" table:display="true" table:show-details="true"/>
                <table:data-pilot-member table:name="7907423" table:display="true" table:show-details="true"/>
                <table:data-pilot-member table:name="7910463" table:display="true" table:show-details="true"/>
                <table:data-pilot-member table:name="7922520" table:display="true" table:show-details="true"/>
                <table:data-pilot-member table:name="7929567" table:display="true" table:show-details="true"/>
                <table:data-pilot-member table:name="7934945" table:display="true" table:show-details="true"/>
                <table:data-pilot-member table:name="7939487" table:display="true" table:show-details="true"/>
                <table:data-pilot-member table:name="7943529" table:display="true" table:show-details="true"/>
                <table:data-pilot-member table:name="7947236" table:display="true" table:show-details="true"/>
                <table:data-pilot-member table:name="7950710" table:display="true" table:show-details="true"/>
                <table:data-pilot-member table:name="7954016" table:display="true" table:show-details="true"/>
                <table:data-pilot-member table:name="7957189" table:display="true" table:show-details="true"/>
                <table:data-pilot-member table:name="7960229" table:display="true" table:show-details="true"/>
                <table:data-pilot-member table:name="7972286" table:display="true" table:show-details="true"/>
                <table:data-pilot-member table:name="7979300" table:display="true" table:show-details="true"/>
                <table:data-pilot-member table:name="7984677" table:display="true" table:show-details="true"/>
                <table:data-pilot-member table:name="7989220" table:display="true" table:show-details="true"/>
                <table:data-pilot-member table:name="7993261" table:display="true" table:show-details="true"/>
                <table:data-pilot-member table:name="7996969" table:display="true" table:show-details="true"/>
                <table:data-pilot-member table:name="8000442" table:display="true" table:show-details="true"/>
                <table:data-pilot-member table:name="8003749" table:display="true" table:show-details="true"/>
                <table:data-pilot-member table:name="8006922" table:display="true" table:show-details="true"/>
                <table:data-pilot-member table:name="8009961" table:display="true" table:show-details="true"/>
                <table:data-pilot-member table:name="8022019" table:display="true" table:show-details="true"/>
                <table:data-pilot-member table:name="8029066" table:display="true" table:show-details="true"/>
                <table:data-pilot-member table:name="8034443" table:display="true" table:show-details="true"/>
                <table:data-pilot-member table:name="8038986" table:display="true" table:show-details="true"/>
                <table:data-pilot-member table:name="8043027" table:display="true" table:show-details="true"/>
                <table:data-pilot-member table:name="8046735" table:display="true" table:show-details="true"/>
                <table:data-pilot-member table:name="8050208" table:display="true" table:show-details="true"/>
                <table:data-pilot-member table:name="8053515" table:display="true" table:show-details="true"/>
                <table:data-pilot-member table:name="8056688" table:display="true" table:show-details="true"/>
                <table:data-pilot-member table:name="8059727" table:display="true" table:show-details="true"/>
                <table:data-pilot-member table:name="8071785" table:display="true" table:show-details="true"/>
                <table:data-pilot-member table:name="8078832" table:display="true" table:show-details="true"/>
                <table:data-pilot-member table:name="8084209" table:display="true" table:show-details="true"/>
                <table:data-pilot-member table:name="8088752" table:display="true" table:show-details="true"/>
                <table:data-pilot-member table:name="8092793" table:display="true" table:show-details="true"/>
                <table:data-pilot-member table:name="8096501" table:display="true" table:show-details="true"/>
                <table:data-pilot-member table:name="8099974" table:display="true" table:show-details="true"/>
                <table:data-pilot-member table:name="8103281" table:display="true" table:show-details="true"/>
                <table:data-pilot-member table:name="8106420" table:display="true" table:show-details="true"/>
                <table:data-pilot-member table:name="8109460" table:display="true" table:show-details="true"/>
                <table:data-pilot-member table:name="8121517" table:display="true" table:show-details="true"/>
                <table:data-pilot-member table:name="8128565" table:display="true" table:show-details="true"/>
                <table:data-pilot-member table:name="8133942" table:display="true" table:show-details="true"/>
                <table:data-pilot-member table:name="8138484" table:display="true" table:show-details="true"/>
                <table:data-pilot-member table:name="8142526" table:display="true" table:show-details="true"/>
                <table:data-pilot-member table:name="8146233" table:display="true" table:show-details="true"/>
                <table:data-pilot-member table:name="8149707" table:display="true" table:show-details="true"/>
                <table:data-pilot-member table:name="8153013" table:display="true" table:show-details="true"/>
                <table:data-pilot-member table:name="8156186" table:display="true" table:show-details="true"/>
                <table:data-pilot-member table:name="8159226" table:display="true" table:show-details="true"/>
                <table:data-pilot-member table:name="8171283" table:display="true" table:show-details="true"/>
                <table:data-pilot-member table:name="8178297" table:display="true" table:show-details="true"/>
                <table:data-pilot-member table:name="8183641" table:display="true" table:show-details="true"/>
                <table:data-pilot-member table:name="8188184" table:display="true" table:show-details="true"/>
                <table:data-pilot-member table:name="8192225" table:display="true" table:show-details="true"/>
                <table:data-pilot-member table:name="8195932" table:display="true" table:show-details="true"/>
                <table:data-pilot-member table:name="8199406" table:display="true" table:show-details="true"/>
                <table:data-pilot-member table:name="8202713" table:display="true" table:show-details="true"/>
                <table:data-pilot-member table:name="8205886" table:display="true" table:show-details="true"/>
                <table:data-pilot-member table:name="8208925" table:display="true" table:show-details="true"/>
                <table:data-pilot-member table:name="8220982" table:display="true" table:show-details="true"/>
                <table:data-pilot-member table:name="8228030" table:display="true" table:show-details="true"/>
                <table:data-pilot-member table:name="8233407" table:display="true" table:show-details="true"/>
                <table:data-pilot-member table:name="8237950" table:display="true" table:show-details="true"/>
                <table:data-pilot-member table:name="8241991" table:display="true" table:show-details="true"/>
                <table:data-pilot-member table:name="8245698" table:display="true" table:show-details="true"/>
                <table:data-pilot-member table:name="8249172" table:display="true" table:show-details="true"/>
                <table:data-pilot-member table:name="8252479" table:display="true" table:show-details="true"/>
                <table:data-pilot-member table:name="8255652" table:display="true" table:show-details="true"/>
                <table:data-pilot-member table:name="8258691" table:display="true" table:show-details="true"/>
                <table:data-pilot-member table:name="8270748" table:display="true" table:show-details="true"/>
                <table:data-pilot-member table:name="8277796" table:display="true" table:show-details="true"/>
                <table:data-pilot-member table:name="8283173" table:display="true" table:show-details="true"/>
                <table:data-pilot-member table:name="8287716" table:display="true" table:show-details="true"/>
                <table:data-pilot-member table:name="8291757" table:display="true" table:show-details="true"/>
                <table:data-pilot-member table:name="8295464" table:display="true" table:show-details="true"/>
                <table:data-pilot-member table:name="8298938" table:display="true" table:show-details="true"/>
                <table:data-pilot-member table:name="8302245" table:display="true" table:show-details="true"/>
                <table:data-pilot-member table:name="8305418" table:display="true" table:show-details="true"/>
                <table:data-pilot-member table:name="8308457" table:display="true" table:show-details="true"/>
                <table:data-pilot-member table:name="8320514" table:display="true" table:show-details="true"/>
                <table:data-pilot-member table:name="8327562" table:display="true" table:show-details="true"/>
                <table:data-pilot-member table:name="8332939" table:display="true" table:show-details="true"/>
                <table:data-pilot-member table:name="8337482" table:display="true" table:show-details="true"/>
                <table:data-pilot-member table:name="8341523" table:display="true" table:show-details="true"/>
                <table:data-pilot-member table:name="8345230" table:display="true" table:show-details="true"/>
                <table:data-pilot-member table:name="8348704" table:display="true" table:show-details="true"/>
                <table:data-pilot-member table:name="8352011" table:display="true" table:show-details="true"/>
                <table:data-pilot-member table:name="8355184" table:display="true" table:show-details="true"/>
                <table:data-pilot-member table:name="8358223" table:display="true" table:show-details="true"/>
                <table:data-pilot-member table:name="8370280" table:display="true" table:show-details="true"/>
                <table:data-pilot-member table:name="8377294" table:display="true" table:show-details="true"/>
                <table:data-pilot-member table:name="8382638" table:display="true" table:show-details="true"/>
                <table:data-pilot-member table:name="8387181" table:display="true" table:show-details="true"/>
                <table:data-pilot-member table:name="8391222" table:display="true" table:show-details="true"/>
                <table:data-pilot-member table:name="8394930" table:display="true" table:show-details="true"/>
                <table:data-pilot-member table:name="8398403" table:display="true" table:show-details="true"/>
                <table:data-pilot-member table:name="8401710" table:display="true" table:show-details="true"/>
                <table:data-pilot-member table:name="8404883" table:display="true" table:show-details="true"/>
                <table:data-pilot-member table:name="8407922" table:display="true" table:show-details="true"/>
                <table:data-pilot-member table:name="8419980" table:display="true" table:show-details="true"/>
                <table:data-pilot-member table:name="8427027" table:display="true" table:show-details="true"/>
                <table:data-pilot-member table:name="8432404" table:display="true" table:show-details="true"/>
                <table:data-pilot-member table:name="8436947" table:display="true" table:show-details="true"/>
                <table:data-pilot-member table:name="8440988" table:display="true" table:show-details="true"/>
                <table:data-pilot-member table:name="8444696" table:display="true" table:show-details="true"/>
                <table:data-pilot-member table:name="8448169" table:display="true" table:show-details="true"/>
                <table:data-pilot-member table:name="8451476" table:display="true" table:show-details="true"/>
                <table:data-pilot-member table:name="8454649" table:display="true" table:show-details="true"/>
                <table:data-pilot-member table:name="8457688" table:display="true" table:show-details="true"/>
                <table:data-pilot-member table:name="8469746" table:display="true" table:show-details="true"/>
                <table:data-pilot-member table:name="8476793" table:display="true" table:show-details="true"/>
                <table:data-pilot-member table:name="8482170" table:display="true" table:show-details="true"/>
                <table:data-pilot-member table:name="8486713" table:display="true" table:show-details="true"/>
                <table:data-pilot-member table:name="8490754" table:display="true" table:show-details="true"/>
                <table:data-pilot-member table:name="8494462" table:display="true" table:show-details="true"/>
                <table:data-pilot-member table:name="8497935" table:display="true" table:show-details="true"/>
                <table:data-pilot-member table:name="8501275" table:display="true" table:show-details="true"/>
                <table:data-pilot-member table:name="8504415" table:display="true" table:show-details="true"/>
                <table:data-pilot-member table:name="8507454" table:display="true" table:show-details="true"/>
                <table:data-pilot-member table:name="8519512" table:display="true" table:show-details="true"/>
                <table:data-pilot-member table:name="8526559" table:display="true" table:show-details="true"/>
                <table:data-pilot-member table:name="8531936" table:display="true" table:show-details="true"/>
                <table:data-pilot-member table:name="8536479" table:display="true" table:show-details="true"/>
                <table:data-pilot-member table:name="8540520" table:display="true" table:show-details="true"/>
                <table:data-pilot-member table:name="8544228" table:display="true" table:show-details="true"/>
                <table:data-pilot-member table:name="8547701" table:display="true" table:show-details="true"/>
                <table:data-pilot-member table:name="8551008" table:display="true" table:show-details="true"/>
                <table:data-pilot-member table:name="8554181" table:display="true" table:show-details="true"/>
                <table:data-pilot-member table:name="8557220" table:display="true" table:show-details="true"/>
                <table:data-pilot-member table:name="8569278" table:display="true" table:show-details="true"/>
                <table:data-pilot-member table:name="8576292" table:display="true" table:show-details="true"/>
                <table:data-pilot-member table:name="8581636" table:display="true" table:show-details="true"/>
                <table:data-pilot-member table:name="8586178" table:display="true" table:show-details="true"/>
                <table:data-pilot-member table:name="8590219" table:display="true" table:show-details="true"/>
                <table:data-pilot-member table:name="8593927" table:display="true" table:show-details="true"/>
                <table:data-pilot-member table:name="8597400" table:display="true" table:show-details="true"/>
                <table:data-pilot-member table:name="8600707" table:display="true" table:show-details="true"/>
                <table:data-pilot-member table:name="8603880" table:display="true" table:show-details="true"/>
                <table:data-pilot-member table:name="8606919" table:display="true" table:show-details="true"/>
                <table:data-pilot-member table:name="8618977" table:display="true" table:show-details="true"/>
                <table:data-pilot-member table:name="8626024" table:display="true" table:show-details="true"/>
                <table:data-pilot-member table:name="8631402" table:display="true" table:show-details="true"/>
                <table:data-pilot-member table:name="8635944" table:display="true" table:show-details="true"/>
                <table:data-pilot-member table:name="8639985" table:display="true" table:show-details="true"/>
                <table:data-pilot-member table:name="8643693" table:display="true" table:show-details="true"/>
                <table:data-pilot-member table:name="8647166" table:display="true" table:show-details="true"/>
                <table:data-pilot-member table:name="8650473" table:display="true" table:show-details="true"/>
                <table:data-pilot-member table:name="8653646" table:display="true" table:show-details="true"/>
                <table:data-pilot-member table:name="8656685" table:display="true" table:show-details="true"/>
                <table:data-pilot-member table:name="8668743" table:display="true" table:show-details="true"/>
                <table:data-pilot-member table:name="8675790" table:display="true" table:show-details="true"/>
                <table:data-pilot-member table:name="8681168" table:display="true" table:show-details="true"/>
                <table:data-pilot-member table:name="8685710" table:display="true" table:show-details="true"/>
                <table:data-pilot-member table:name="8689751" table:display="true" table:show-details="true"/>
                <table:data-pilot-member table:name="8693459" table:display="true" table:show-details="true"/>
                <table:data-pilot-member table:name="8696932" table:display="true" table:show-details="true"/>
                <table:data-pilot-member table:name="8700239" table:display="true" table:show-details="true"/>
                <table:data-pilot-member table:name="8703412" table:display="true" table:show-details="true"/>
                <table:data-pilot-member table:name="8706451" table:display="true" table:show-details="true"/>
                <table:data-pilot-member table:name="8718509" table:display="true" table:show-details="true"/>
                <table:data-pilot-member table:name="8725556" table:display="true" table:show-details="true"/>
                <table:data-pilot-member table:name="8730934" table:display="true" table:show-details="true"/>
                <table:data-pilot-member table:name="8735476" table:display="true" table:show-details="true"/>
                <table:data-pilot-member table:name="8739517" table:display="true" table:show-details="true"/>
                <table:data-pilot-member table:name="8743225" table:display="true" table:show-details="true"/>
                <table:data-pilot-member table:name="8746698" table:display="true" table:show-details="true"/>
                <table:data-pilot-member table:name="8750005" table:display="true" table:show-details="true"/>
                <table:data-pilot-member table:name="8753178" table:display="true" table:show-details="true"/>
                <table:data-pilot-member table:name="8756217" table:display="true" table:show-details="true"/>
                <table:data-pilot-member table:name="8768275" table:display="true" table:show-details="true"/>
                <table:data-pilot-member table:name="8775289" table:display="true" table:show-details="true"/>
                <table:data-pilot-member table:name="8780633" table:display="true" table:show-details="true"/>
                <table:data-pilot-member table:name="8785175" table:display="true" table:show-details="true"/>
                <table:data-pilot-member table:name="8789217" table:display="true" table:show-details="true"/>
                <table:data-pilot-member table:name="8792924" table:display="true" table:show-details="true"/>
                <table:data-pilot-member table:name="8796398" table:display="true" table:show-details="true"/>
                <table:data-pilot-member table:name="8799704" table:display="true" table:show-details="true"/>
                <table:data-pilot-member table:name="8802877" table:display="true" table:show-details="true"/>
                <table:data-pilot-member table:name="8805917" table:display="true" table:show-details="true"/>
                <table:data-pilot-member table:name="8817974" table:display="true" table:show-details="true"/>
                <table:data-pilot-member table:name="8825021" table:display="true" table:show-details="true"/>
                <table:data-pilot-member table:name="8830399" table:display="true" table:show-details="true"/>
                <table:data-pilot-member table:name="8834941" table:display="true" table:show-details="true"/>
                <table:data-pilot-member table:name="8838983" table:display="true" table:show-details="true"/>
                <table:data-pilot-member table:name="8842690" table:display="true" table:show-details="true"/>
                <table:data-pilot-member table:name="8846164" table:display="true" table:show-details="true"/>
                <table:data-pilot-member table:name="8849470" table:display="true" table:show-details="true"/>
                <table:data-pilot-member table:name="8852643" table:display="true" table:show-details="true"/>
                <table:data-pilot-member table:name="8855683" table:display="true" table:show-details="true"/>
                <table:data-pilot-member table:name="8867740" table:display="true" table:show-details="true"/>
                <table:data-pilot-member table:name="8874787" table:display="true" table:show-details="true"/>
                <table:data-pilot-member table:name="8880165" table:display="true" table:show-details="true"/>
                <table:data-pilot-member table:name="8884707" table:display="true" table:show-details="true"/>
                <table:data-pilot-member table:name="8888749" table:display="true" table:show-details="true"/>
                <table:data-pilot-member table:name="8892456" table:display="true" table:show-details="true"/>
                <table:data-pilot-member table:name="8895930" table:display="true" table:show-details="true"/>
                <table:data-pilot-member table:name="8899236" table:display="true" table:show-details="true"/>
                <table:data-pilot-member table:name="8902409" table:display="true" table:show-details="true"/>
                <table:data-pilot-member table:name="8905449" table:display="true" table:show-details="true"/>
                <table:data-pilot-member table:name="8917506" table:display="true" table:show-details="true"/>
                <table:data-pilot-member table:name="8924553" table:display="true" table:show-details="true"/>
                <table:data-pilot-member table:name="8929931" table:display="true" table:show-details="true"/>
                <table:data-pilot-member table:name="8934473" table:display="true" table:show-details="true"/>
                <table:data-pilot-member table:name="8938515" table:display="true" table:show-details="true"/>
                <table:data-pilot-member table:name="8942222" table:display="true" table:show-details="true"/>
                <table:data-pilot-member table:name="8945696" table:display="true" table:show-details="true"/>
                <table:data-pilot-member table:name="8949002" table:display="true" table:show-details="true"/>
                <table:data-pilot-member table:name="8952175" table:display="true" table:show-details="true"/>
                <table:data-pilot-member table:name="8955215" table:display="true" table:show-details="true"/>
                <table:data-pilot-member table:name="8967272" table:display="true" table:show-details="true"/>
                <table:data-pilot-member table:name="8974286" table:display="true" table:show-details="true"/>
                <table:data-pilot-member table:name="8979630" table:display="true" table:show-details="true"/>
                <table:data-pilot-member table:name="8984172" table:display="true" table:show-details="true"/>
                <table:data-pilot-member table:name="8988214" table:display="true" table:show-details="true"/>
                <table:data-pilot-member table:name="8991921" table:display="true" table:show-details="true"/>
                <table:data-pilot-member table:name="8995395" table:display="true" table:show-details="true"/>
                <table:data-pilot-member table:name="8998701" table:display="true" table:show-details="true"/>
                <table:data-pilot-member table:name="9001874" table:display="true" table:show-details="true"/>
                <table:data-pilot-member table:name="9004914" table:display="true" table:show-details="true"/>
                <table:data-pilot-member table:name="9016971" table:display="true" table:show-details="true"/>
                <table:data-pilot-member table:name="9024019" table:display="true" table:show-details="true"/>
                <table:data-pilot-member table:name="9029396" table:display="true" table:show-details="true"/>
                <table:data-pilot-member table:name="9033938" table:display="true" table:show-details="true"/>
                <table:data-pilot-member table:name="9037980" table:display="true" table:show-details="true"/>
                <table:data-pilot-member table:name="9041687" table:display="true" table:show-details="true"/>
                <table:data-pilot-member table:name="9045161" table:display="true" table:show-details="true"/>
                <table:data-pilot-member table:name="9048467" table:display="true" table:show-details="true"/>
                <table:data-pilot-member table:name="9051640" table:display="true" table:show-details="true"/>
                <table:data-pilot-member table:name="9054680" table:display="true" table:show-details="true"/>
                <table:data-pilot-member table:name="9066737" table:display="true" table:show-details="true"/>
                <table:data-pilot-member table:name="9073785" table:display="true" table:show-details="true"/>
                <table:data-pilot-member table:name="9079162" table:display="true" table:show-details="true"/>
                <table:data-pilot-member table:name="9083704" table:display="true" table:show-details="true"/>
                <table:data-pilot-member table:name="9087746" table:display="true" table:show-details="true"/>
                <table:data-pilot-member table:name="9091453" table:display="true" table:show-details="true"/>
                <table:data-pilot-member table:name="9094927" table:display="true" table:show-details="true"/>
                <table:data-pilot-member table:name="9098233" table:display="true" table:show-details="true"/>
                <table:data-pilot-member table:name="9101406" table:display="true" table:show-details="true"/>
                <table:data-pilot-member table:name="9104446" table:display="true" table:show-details="true"/>
                <table:data-pilot-member table:name="9116503" table:display="true" table:show-details="true"/>
                <table:data-pilot-member table:name="9123551" table:display="true" table:show-details="true"/>
                <table:data-pilot-member table:name="9128928" table:display="true" table:show-details="true"/>
                <table:data-pilot-member table:name="9133470" table:display="true" table:show-details="true"/>
                <table:data-pilot-member table:name="9137512" table:display="true" table:show-details="true"/>
                <table:data-pilot-member table:name="9141219" table:display="true" table:show-details="true"/>
                <table:data-pilot-member table:name="9144693" table:display="true" table:show-details="true"/>
                <table:data-pilot-member table:name="9147999" table:display="true" table:show-details="true"/>
                <table:data-pilot-member table:name="9151172" table:display="true" table:show-details="true"/>
                <table:data-pilot-member table:name="9154212" table:display="true" table:show-details="true"/>
                <table:data-pilot-member table:name="9166269" table:display="true" table:show-details="true"/>
                <table:data-pilot-member table:name="9173283" table:display="true" table:show-details="true"/>
                <table:data-pilot-member table:name="9178627" table:display="true" table:show-details="true"/>
                <table:data-pilot-member table:name="9183170" table:display="true" table:show-details="true"/>
                <table:data-pilot-member table:name="9187211" table:display="true" table:show-details="true"/>
                <table:data-pilot-member table:name="9190918" table:display="true" table:show-details="true"/>
                <table:data-pilot-member table:name="9194392" table:display="true" table:show-details="true"/>
                <table:data-pilot-member table:name="9197699" table:display="true" table:show-details="true"/>
                <table:data-pilot-member table:name="9200872" table:display="true" table:show-details="true"/>
                <table:data-pilot-member table:name="9203911" table:display="true" table:show-details="true"/>
                <table:data-pilot-member table:name="9215968" table:display="true" table:show-details="true"/>
                <table:data-pilot-member table:name="9223016" table:display="true" table:show-details="true"/>
                <table:data-pilot-member table:name="9228393" table:display="true" table:show-details="true"/>
                <table:data-pilot-member table:name="9232936" table:display="true" table:show-details="true"/>
                <table:data-pilot-member table:name="9236977" table:display="true" table:show-details="true"/>
                <table:data-pilot-member table:name="9240684" table:display="true" table:show-details="true"/>
                <table:data-pilot-member table:name="9244158" table:display="true" table:show-details="true"/>
                <table:data-pilot-member table:name="9247465" table:display="true" table:show-details="true"/>
                <table:data-pilot-member table:name="9250638" table:display="true" table:show-details="true"/>
                <table:data-pilot-member table:name="9253677" table:display="true" table:show-details="true"/>
                <table:data-pilot-member table:name="9265734" table:display="true" table:show-details="true"/>
                <table:data-pilot-member table:name="9272782" table:display="true" table:show-details="true"/>
                <table:data-pilot-member table:name="9278159" table:display="true" table:show-details="true"/>
                <table:data-pilot-member table:name="9282702" table:display="true" table:show-details="true"/>
                <table:data-pilot-member table:name="9286743" table:display="true" table:show-details="true"/>
                <table:data-pilot-member table:name="9290450" table:display="true" table:show-details="true"/>
                <table:data-pilot-member table:name="9293924" table:display="true" table:show-details="true"/>
                <table:data-pilot-member table:name="9297231" table:display="true" table:show-details="true"/>
                <table:data-pilot-member table:name="9300404" table:display="true" table:show-details="true"/>
                <table:data-pilot-member table:name="9303443" table:display="true" table:show-details="true"/>
                <table:data-pilot-member table:name="9315500" table:display="true" table:show-details="true"/>
                <table:data-pilot-member table:name="9322548" table:display="true" table:show-details="true"/>
                <table:data-pilot-member table:name="9327925" table:display="true" table:show-details="true"/>
                <table:data-pilot-member table:name="9332468" table:display="true" table:show-details="true"/>
                <table:data-pilot-member table:name="9336509" table:display="true" table:show-details="true"/>
                <table:data-pilot-member table:name="9340216" table:display="true" table:show-details="true"/>
                <table:data-pilot-member table:name="9343690" table:display="true" table:show-details="true"/>
                <table:data-pilot-member table:name="9346997" table:display="true" table:show-details="true"/>
                <table:data-pilot-member table:name="9350170" table:display="true" table:show-details="true"/>
                <table:data-pilot-member table:name="9353209" table:display="true" table:show-details="true"/>
                <table:data-pilot-member table:name="9365266" table:display="true" table:show-details="true"/>
                <table:data-pilot-member table:name="9372314" table:display="true" table:show-details="true"/>
                <table:data-pilot-member table:name="9377691" table:display="true" table:show-details="true"/>
                <table:data-pilot-member table:name="9382234" table:display="true" table:show-details="true"/>
                <table:data-pilot-member table:name="9386275" table:display="true" table:show-details="true"/>
                <table:data-pilot-member table:name="9389949" table:display="true" table:show-details="true"/>
                <table:data-pilot-member table:name="9393423" table:display="true" table:show-details="true"/>
                <table:data-pilot-member table:name="9396729" table:display="true" table:show-details="true"/>
                <table:data-pilot-member table:name="9399902" table:display="true" table:show-details="true"/>
                <table:data-pilot-member table:name="9402942" table:display="true" table:show-details="true"/>
                <table:data-pilot-member table:name="9414999" table:display="true" table:show-details="true"/>
                <table:data-pilot-member table:name="9422080" table:display="true" table:show-details="true"/>
                <table:data-pilot-member table:name="9427457" table:display="true" table:show-details="true"/>
                <table:data-pilot-member table:name="9432000" table:display="true" table:show-details="true"/>
                <table:data-pilot-member table:name="9436041" table:display="true" table:show-details="true"/>
                <table:data-pilot-member table:name="9439748" table:display="true" table:show-details="true"/>
                <table:data-pilot-member table:name="9443222" table:display="true" table:show-details="true"/>
                <table:data-pilot-member table:name="9446529" table:display="true" table:show-details="true"/>
                <table:data-pilot-member table:name="9449702" table:display="true" table:show-details="true"/>
                <table:data-pilot-member table:name="9452741" table:display="true" table:show-details="true"/>
                <table:data-pilot-member table:name="9464798" table:display="true" table:show-details="true"/>
                <table:data-pilot-member table:name="9471846" table:display="true" table:show-details="true"/>
                <table:data-pilot-member table:name="9477223" table:display="true" table:show-details="true"/>
                <table:data-pilot-member table:name="9481766" table:display="true" table:show-details="true"/>
                <table:data-pilot-member table:name="9485807" table:display="true" table:show-details="true"/>
                <table:data-pilot-member table:name="9489514" table:display="true" table:show-details="true"/>
                <table:data-pilot-member table:name="9492988" table:display="true" table:show-details="true"/>
                <table:data-pilot-member table:name="9496295" table:display="true" table:show-details="true"/>
                <table:data-pilot-member table:name="9499434" table:display="true" table:show-details="true"/>
                <table:data-pilot-member table:name="9502474" table:display="true" table:show-details="true"/>
                <table:data-pilot-member table:name="9514531" table:display="true" table:show-details="true"/>
                <table:data-pilot-member table:name="9521578" table:display="true" table:show-details="true"/>
                <table:data-pilot-member table:name="9526956" table:display="true" table:show-details="true"/>
                <table:data-pilot-member table:name="9531498" table:display="true" table:show-details="true"/>
                <table:data-pilot-member table:name="9535540" table:display="true" table:show-details="true"/>
                <table:data-pilot-member table:name="9539247" table:display="true" table:show-details="true"/>
                <table:data-pilot-member table:name="9542721" table:display="true" table:show-details="true"/>
                <table:data-pilot-member table:name="9546027" table:display="true" table:show-details="true"/>
                <table:data-pilot-member table:name="9549200" table:display="true" table:show-details="true"/>
                <table:data-pilot-member table:name="9552240" table:display="true" table:show-details="true"/>
                <table:data-pilot-member table:name="9564297" table:display="true" table:show-details="true"/>
                <table:data-pilot-member table:name="9571311" table:display="true" table:show-details="true"/>
                <table:data-pilot-member table:name="9576688" table:display="true" table:show-details="true"/>
                <table:data-pilot-member table:name="9581231" table:display="true" table:show-details="true"/>
                <table:data-pilot-member table:name="9585272" table:display="true" table:show-details="true"/>
                <table:data-pilot-member table:name="9588946" table:display="true" table:show-details="true"/>
                <table:data-pilot-member table:name="9592420" table:display="true" table:show-details="true"/>
                <table:data-pilot-member table:name="9595726" table:display="true" table:show-details="true"/>
                <table:data-pilot-member table:name="9598899" table:display="true" table:show-details="true"/>
                <table:data-pilot-member table:name="9601939" table:display="true" table:show-details="true"/>
                <table:data-pilot-member table:name="9613996" table:display="true" table:show-details="true"/>
                <table:data-pilot-member table:name="9621044" table:display="true" table:show-details="true"/>
                <table:data-pilot-member table:name="9626421" table:display="true" table:show-details="true"/>
                <table:data-pilot-member table:name="9630963" table:display="true" table:show-details="true"/>
                <table:data-pilot-member table:name="9635005" table:display="true" table:show-details="true"/>
                <table:data-pilot-member table:name="9638712" table:display="true" table:show-details="true"/>
                <table:data-pilot-member table:name="9642186" table:display="true" table:show-details="true"/>
                <table:data-pilot-member table:name="9645492" table:display="true" table:show-details="true"/>
                <table:data-pilot-member table:name="9648665" table:display="true" table:show-details="true"/>
                <table:data-pilot-member table:name="9651705" table:display="true" table:show-details="true"/>
                <table:data-pilot-member table:name="9663762" table:display="true" table:show-details="true"/>
                <table:data-pilot-member table:name="9670810" table:display="true" table:show-details="true"/>
                <table:data-pilot-member table:name="9676187" table:display="true" table:show-details="true"/>
                <table:data-pilot-member table:name="9680729" table:display="true" table:show-details="true"/>
                <table:data-pilot-member table:name="9684771" table:display="true" table:show-details="true"/>
                <table:data-pilot-member table:name="9688478" table:display="true" table:show-details="true"/>
                <table:data-pilot-member table:name="9691952" table:display="true" table:show-details="true"/>
                <table:data-pilot-member table:name="9695258" table:display="true" table:show-details="true"/>
                <table:data-pilot-member table:name="9698431" table:display="true" table:show-details="true"/>
                <table:data-pilot-member table:name="9701471" table:display="true" table:show-details="true"/>
                <table:data-pilot-member table:name="9713528" table:display="true" table:show-details="true"/>
                <table:data-pilot-member table:name="9720576" table:display="true" table:show-details="true"/>
                <table:data-pilot-member table:name="9725953" table:display="true" table:show-details="true"/>
                <table:data-pilot-member table:name="9730495" table:display="true" table:show-details="true"/>
                <table:data-pilot-member table:name="9734537" table:display="true" table:show-details="true"/>
                <table:data-pilot-member table:name="9738244" table:display="true" table:show-details="true"/>
                <table:data-pilot-member table:name="9741718" table:display="true" table:show-details="true"/>
                <table:data-pilot-member table:name="9745024" table:display="true" table:show-details="true"/>
                <table:data-pilot-member table:name="9748197" table:display="true" table:show-details="true"/>
                <table:data-pilot-member table:name="9751237" table:display="true" table:show-details="true"/>
                <table:data-pilot-member table:name="9763294" table:display="true" table:show-details="true"/>
                <table:data-pilot-member table:name="9770308" table:display="true" table:show-details="true"/>
                <table:data-pilot-member table:name="9775686" table:display="true" table:show-details="true"/>
                <table:data-pilot-member table:name="9780228" table:display="true" table:show-details="true"/>
                <table:data-pilot-member table:name="9784269" table:display="true" table:show-details="true"/>
                <table:data-pilot-member table:name="9787943" table:display="true" table:show-details="true"/>
                <table:data-pilot-member table:name="9791417" table:display="true" table:show-details="true"/>
                <table:data-pilot-member table:name="9794724" table:display="true" table:show-details="true"/>
                <table:data-pilot-member table:name="9797897" table:display="true" table:show-details="true"/>
                <table:data-pilot-member table:name="9800936" table:display="true" table:show-details="true"/>
                <table:data-pilot-member table:name="9812993" table:display="true" table:show-details="true"/>
                <table:data-pilot-member table:name="9820041" table:display="true" table:show-details="true"/>
                <table:data-pilot-member table:name="9825418" table:display="true" table:show-details="true"/>
                <table:data-pilot-member table:name="9829961" table:display="true" table:show-details="true"/>
                <table:data-pilot-member table:name="9834002" table:display="true" table:show-details="true"/>
                <table:data-pilot-member table:name="9837709" table:display="true" table:show-details="true"/>
                <table:data-pilot-member table:name="9841183" table:display="true" table:show-details="true"/>
                <table:data-pilot-member table:name="9844490" table:display="true" table:show-details="true"/>
                <table:data-pilot-member table:name="9847663" table:display="true" table:show-details="true"/>
                <table:data-pilot-member table:name="9850702" table:display="true" table:show-details="true"/>
                <table:data-pilot-member table:name="9862759" table:display="true" table:show-details="true"/>
                <table:data-pilot-member table:name="9869807" table:display="true" table:show-details="true"/>
                <table:data-pilot-member table:name="9875184" table:display="true" table:show-details="true"/>
                <table:data-pilot-member table:name="9879727" table:display="true" table:show-details="true"/>
                <table:data-pilot-member table:name="9883768" table:display="true" table:show-details="true"/>
                <table:data-pilot-member table:name="9887475" table:display="true" table:show-details="true"/>
                <table:data-pilot-member table:name="9890949" table:display="true" table:show-details="true"/>
                <table:data-pilot-member table:name="9894256" table:display="true" table:show-details="true"/>
                <table:data-pilot-member table:name="9897429" table:display="true" table:show-details="true"/>
                <table:data-pilot-member table:name="9900468" table:display="true" table:show-details="true"/>
                <table:data-pilot-member table:name="9912525" table:display="true" table:show-details="true"/>
                <table:data-pilot-member table:name="9919573" table:display="true" table:show-details="true"/>
                <table:data-pilot-member table:name="9924950" table:display="true" table:show-details="true"/>
                <table:data-pilot-member table:name="9929493" table:display="true" table:show-details="true"/>
                <table:data-pilot-member table:name="9933534" table:display="true" table:show-details="true"/>
                <table:data-pilot-member table:name="9937241" table:display="true" table:show-details="true"/>
                <table:data-pilot-member table:name="9940715" table:display="true" table:show-details="true"/>
                <table:data-pilot-member table:name="9944022" table:display="true" table:show-details="true"/>
                <table:data-pilot-member table:name="9947195" table:display="true" table:show-details="true"/>
                <table:data-pilot-member table:name="9950234" table:display="true" table:show-details="true"/>
                <table:data-pilot-member table:name="TimeM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DeltaEnc" table:orientation="data" table:used-hierarchy="0" table:function="average">
            <table:data-pilot-level table:show-empty="false" calcext:repeat-item-labels="false">
              <table:data-pilot-members>
                <table:data-pilot-member table:name="5386" table:display="true" table:show-details="true"/>
                <table:data-pilot-member table:name="5501" table:display="true" table:show-details="true"/>
                <table:data-pilot-member table:name="5513" table:display="true" table:show-details="true"/>
                <table:data-pilot-member table:name="5524" table:display="true" table:show-details="true"/>
                <table:data-pilot-member table:name="5540" table:display="true" table:show-details="true"/>
                <table:data-pilot-member table:name="5570" table:display="true" table:show-details="true"/>
                <table:data-pilot-member table:name="5581" table:display="true" table:show-details="true"/>
                <table:data-pilot-member table:name="5582" table:display="true" table:show-details="true"/>
                <table:data-pilot-member table:name="5598" table:display="true" table:show-details="true"/>
                <table:data-pilot-member table:name="5603" table:display="true" table:show-details="true"/>
                <table:data-pilot-member table:name="5617" table:display="true" table:show-details="true"/>
                <table:data-pilot-member table:name="5618" table:display="true" table:show-details="true"/>
                <table:data-pilot-member table:name="5619" table:display="true" table:show-details="true"/>
                <table:data-pilot-member table:name="5627" table:display="true" table:show-details="true"/>
                <table:data-pilot-member table:name="5631" table:display="true" table:show-details="true"/>
                <table:data-pilot-member table:name="5632" table:display="true" table:show-details="true"/>
                <table:data-pilot-member table:name="5636" table:display="true" table:show-details="true"/>
                <table:data-pilot-member table:name="5637" table:display="true" table:show-details="true"/>
                <table:data-pilot-member table:name="5639" table:display="true" table:show-details="true"/>
                <table:data-pilot-member table:name="5640" table:display="true" table:show-details="true"/>
                <table:data-pilot-member table:name="5641" table:display="true" table:show-details="true"/>
                <table:data-pilot-member table:name="5643" table:display="true" table:show-details="true"/>
                <table:data-pilot-member table:name="5644" table:display="true" table:show-details="true"/>
                <table:data-pilot-member table:name="5649" table:display="true" table:show-details="true"/>
                <table:data-pilot-member table:name="5650" table:display="true" table:show-details="true"/>
                <table:data-pilot-member table:name="5651" table:display="true" table:show-details="true"/>
                <table:data-pilot-member table:name="5653" table:display="true" table:show-details="true"/>
                <table:data-pilot-member table:name="5654" table:display="true" table:show-details="true"/>
                <table:data-pilot-member table:name="5658" table:display="true" table:show-details="true"/>
                <table:data-pilot-member table:name="5659" table:display="true" table:show-details="true"/>
                <table:data-pilot-member table:name="5660" table:display="true" table:show-details="true"/>
                <table:data-pilot-member table:name="5661" table:display="true" table:show-details="true"/>
                <table:data-pilot-member table:name="5665" table:display="true" table:show-details="true"/>
                <table:data-pilot-member table:name="5666" table:display="true" table:show-details="true"/>
                <table:data-pilot-member table:name="5667" table:display="true" table:show-details="true"/>
                <table:data-pilot-member table:name="5668" table:display="true" table:show-details="true"/>
                <table:data-pilot-member table:name="5669" table:display="true" table:show-details="true"/>
                <table:data-pilot-member table:name="5670" table:display="true" table:show-details="true"/>
                <table:data-pilot-member table:name="5672" table:display="true" table:show-details="true"/>
                <table:data-pilot-member table:name="5673" table:display="true" table:show-details="true"/>
                <table:data-pilot-member table:name="5674" table:display="true" table:show-details="true"/>
                <table:data-pilot-member table:name="5678" table:display="true" table:show-details="true"/>
                <table:data-pilot-member table:name="5679" table:display="true" table:show-details="true"/>
                <table:data-pilot-member table:name="5684" table:display="true" table:show-details="true"/>
                <table:data-pilot-member table:name="5686" table:display="true" table:show-details="true"/>
                <table:data-pilot-member table:name="5687" table:display="true" table:show-details="true"/>
                <table:data-pilot-member table:name="5688" table:display="true" table:show-details="true"/>
                <table:data-pilot-member table:name="5691" table:display="true" table:show-details="true"/>
                <table:data-pilot-member table:name="5692" table:display="true" table:show-details="true"/>
                <table:data-pilot-member table:name="5694" table:display="true" table:show-details="true"/>
                <table:data-pilot-member table:name="5695" table:display="true" table:show-details="true"/>
                <table:data-pilot-member table:name="5697" table:display="true" table:show-details="true"/>
                <table:data-pilot-member table:name="5699" table:display="true" table:show-details="true"/>
                <table:data-pilot-member table:name="5701" table:display="true" table:show-details="true"/>
                <table:data-pilot-member table:name="5702" table:display="true" table:show-details="true"/>
                <table:data-pilot-member table:name="5703" table:display="true" table:show-details="true"/>
                <table:data-pilot-member table:name="5704" table:display="true" table:show-details="true"/>
                <table:data-pilot-member table:name="5705" table:display="true" table:show-details="true"/>
                <table:data-pilot-member table:name="5706" table:display="true" table:show-details="true"/>
                <table:data-pilot-member table:name="5708" table:display="true" table:show-details="true"/>
                <table:data-pilot-member table:name="5710" table:display="true" table:show-details="true"/>
                <table:data-pilot-member table:name="5711" table:display="true" table:show-details="true"/>
                <table:data-pilot-member table:name="5712" table:display="true" table:show-details="true"/>
                <table:data-pilot-member table:name="5713" table:display="true" table:show-details="true"/>
                <table:data-pilot-member table:name="5715" table:display="true" table:show-details="true"/>
                <table:data-pilot-member table:name="5716" table:display="true" table:show-details="true"/>
                <table:data-pilot-member table:name="5717" table:display="true" table:show-details="true"/>
                <table:data-pilot-member table:name="5722" table:display="true" table:show-details="true"/>
                <table:data-pilot-member table:name="5723" table:display="true" table:show-details="true"/>
                <table:data-pilot-member table:name="5724" table:display="true" table:show-details="true"/>
                <table:data-pilot-member table:name="5725" table:display="true" table:show-details="true"/>
                <table:data-pilot-member table:name="5726" table:display="true" table:show-details="true"/>
                <table:data-pilot-member table:name="5727" table:display="true" table:show-details="true"/>
                <table:data-pilot-member table:name="5729" table:display="true" table:show-details="true"/>
                <table:data-pilot-member table:name="5730" table:display="true" table:show-details="true"/>
                <table:data-pilot-member table:name="5731" table:display="true" table:show-details="true"/>
                <table:data-pilot-member table:name="5733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37" table:display="true" table:show-details="true"/>
                <table:data-pilot-member table:name="5738" table:display="true" table:show-details="true"/>
                <table:data-pilot-member table:name="5739" table:display="true" table:show-details="true"/>
                <table:data-pilot-member table:name="5740" table:display="true" table:show-details="true"/>
                <table:data-pilot-member table:name="5741" table:display="true" table:show-details="true"/>
                <table:data-pilot-member table:name="5742" table:display="true" table:show-details="true"/>
                <table:data-pilot-member table:name="5743" table:display="true" table:show-details="true"/>
                <table:data-pilot-member table:name="5744" table:display="true" table:show-details="true"/>
                <table:data-pilot-member table:name="5745" table:display="true" table:show-details="true"/>
                <table:data-pilot-member table:name="5747" table:display="true" table:show-details="true"/>
                <table:data-pilot-member table:name="5748" table:display="true" table:show-details="true"/>
                <table:data-pilot-member table:name="5749" table:display="true" table:show-details="true"/>
                <table:data-pilot-member table:name="5750" table:display="true" table:show-details="true"/>
                <table:data-pilot-member table:name="5751" table:display="true" table:show-details="true"/>
                <table:data-pilot-member table:name="5752" table:display="true" table:show-details="true"/>
                <table:data-pilot-member table:name="5754" table:display="true" table:show-details="true"/>
                <table:data-pilot-member table:name="5756" table:display="true" table:show-details="true"/>
                <table:data-pilot-member table:name="5757" table:display="true" table:show-details="true"/>
                <table:data-pilot-member table:name="5758" table:display="true" table:show-details="true"/>
                <table:data-pilot-member table:name="5759" table:display="true" table:show-details="true"/>
                <table:data-pilot-member table:name="5760" table:display="true" table:show-details="true"/>
                <table:data-pilot-member table:name="5761" table:display="true" table:show-details="true"/>
                <table:data-pilot-member table:name="5762" table:display="true" table:show-details="true"/>
                <table:data-pilot-member table:name="5763" table:display="true" table:show-details="true"/>
                <table:data-pilot-member table:name="5764" table:display="true" table:show-details="true"/>
                <table:data-pilot-member table:name="5765" table:display="true" table:show-details="true"/>
                <table:data-pilot-member table:name="5767" table:display="true" table:show-details="true"/>
                <table:data-pilot-member table:name="5768" table:display="true" table:show-details="true"/>
                <table:data-pilot-member table:name="5769" table:display="true" table:show-details="true"/>
                <table:data-pilot-member table:name="5771" table:display="true" table:show-details="true"/>
                <table:data-pilot-member table:name="5772" table:display="true" table:show-details="true"/>
                <table:data-pilot-member table:name="5773" table:display="true" table:show-details="true"/>
                <table:data-pilot-member table:name="5775" table:display="true" table:show-details="true"/>
                <table:data-pilot-member table:name="5776" table:display="true" table:show-details="true"/>
                <table:data-pilot-member table:name="5778" table:display="true" table:show-details="true"/>
                <table:data-pilot-member table:name="5780" table:display="true" table:show-details="true"/>
                <table:data-pilot-member table:name="5781" table:display="true" table:show-details="true"/>
                <table:data-pilot-member table:name="5782" table:display="true" table:show-details="true"/>
                <table:data-pilot-member table:name="5783" table:display="true" table:show-details="true"/>
                <table:data-pilot-member table:name="5784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87" table:display="true" table:show-details="true"/>
                <table:data-pilot-member table:name="5790" table:display="true" table:show-details="true"/>
                <table:data-pilot-member table:name="5792" table:display="true" table:show-details="true"/>
                <table:data-pilot-member table:name="5793" table:display="true" table:show-details="true"/>
                <table:data-pilot-member table:name="5795" table:display="true" table:show-details="true"/>
                <table:data-pilot-member table:name="5796" table:display="true" table:show-details="true"/>
                <table:data-pilot-member table:name="5797" table:display="true" table:show-details="true"/>
                <table:data-pilot-member table:name="5798" table:display="true" table:show-details="true"/>
                <table:data-pilot-member table:name="5799" table:display="true" table:show-details="true"/>
                <table:data-pilot-member table:name="5800" table:display="true" table:show-details="true"/>
                <table:data-pilot-member table:name="5801" table:display="true" table:show-details="true"/>
                <table:data-pilot-member table:name="5802" table:display="true" table:show-details="true"/>
                <table:data-pilot-member table:name="5803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07" table:display="true" table:show-details="true"/>
                <table:data-pilot-member table:name="5808" table:display="true" table:show-details="true"/>
                <table:data-pilot-member table:name="5809" table:display="true" table:show-details="true"/>
                <table:data-pilot-member table:name="5810" table:display="true" table:show-details="true"/>
                <table:data-pilot-member table:name="5811" table:display="true" table:show-details="true"/>
                <table:data-pilot-member table:name="5812" table:display="true" table:show-details="true"/>
                <table:data-pilot-member table:name="5814" table:display="true" table:show-details="true"/>
                <table:data-pilot-member table:name="5815" table:display="true" table:show-details="true"/>
                <table:data-pilot-member table:name="5816" table:display="true" table:show-details="true"/>
                <table:data-pilot-member table:name="5817" table:display="true" table:show-details="true"/>
                <table:data-pilot-member table:name="5818" table:display="true" table:show-details="true"/>
                <table:data-pilot-member table:name="5820" table:display="true" table:show-details="true"/>
                <table:data-pilot-member table:name="5821" table:display="true" table:show-details="true"/>
                <table:data-pilot-member table:name="5822" table:display="true" table:show-details="true"/>
                <table:data-pilot-member table:name="5823" table:display="true" table:show-details="true"/>
                <table:data-pilot-member table:name="5824" table:display="true" table:show-details="true"/>
                <table:data-pilot-member table:name="5825" table:display="true" table:show-details="true"/>
                <table:data-pilot-member table:name="5826" table:display="true" table:show-details="true"/>
                <table:data-pilot-member table:name="5827" table:display="true" table:show-details="true"/>
                <table:data-pilot-member table:name="5828" table:display="true" table:show-details="true"/>
                <table:data-pilot-member table:name="5829" table:display="true" table:show-details="true"/>
                <table:data-pilot-member table:name="5830" table:display="true" table:show-details="true"/>
                <table:data-pilot-member table:name="5831" table:display="true" table:show-details="true"/>
                <table:data-pilot-member table:name="5832" table:display="true" table:show-details="true"/>
                <table:data-pilot-member table:name="5833" table:display="true" table:show-details="true"/>
                <table:data-pilot-member table:name="5834" table:display="true" table:show-details="true"/>
                <table:data-pilot-member table:name="5835" table:display="true" table:show-details="true"/>
                <table:data-pilot-member table:name="5836" table:display="true" table:show-details="true"/>
                <table:data-pilot-member table:name="5837" table:display="true" table:show-details="true"/>
                <table:data-pilot-member table:name="5838" table:display="true" table:show-details="true"/>
                <table:data-pilot-member table:name="5839" table:display="true" table:show-details="true"/>
                <table:data-pilot-member table:name="5840" table:display="true" table:show-details="true"/>
                <table:data-pilot-member table:name="5841" table:display="true" table:show-details="true"/>
                <table:data-pilot-member table:name="5842" table:display="true" table:show-details="true"/>
                <table:data-pilot-member table:name="5843" table:display="true" table:show-details="true"/>
                <table:data-pilot-member table:name="5844" table:display="true" table:show-details="true"/>
                <table:data-pilot-member table:name="5845" table:display="true" table:show-details="true"/>
                <table:data-pilot-member table:name="5846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50" table:display="true" table:show-details="true"/>
                <table:data-pilot-member table:name="5851" table:display="true" table:show-details="true"/>
                <table:data-pilot-member table:name="5852" table:display="true" table:show-details="true"/>
                <table:data-pilot-member table:name="5853" table:display="true" table:show-details="true"/>
                <table:data-pilot-member table:name="5854" table:display="true" table:show-details="true"/>
                <table:data-pilot-member table:name="5856" table:display="true" table:show-details="true"/>
                <table:data-pilot-member table:name="5857" table:display="true" table:show-details="true"/>
                <table:data-pilot-member table:name="5858" table:display="true" table:show-details="true"/>
                <table:data-pilot-member table:name="5859" table:display="true" table:show-details="true"/>
                <table:data-pilot-member table:name="5860" table:display="true" table:show-details="true"/>
                <table:data-pilot-member table:name="5861" table:display="true" table:show-details="true"/>
                <table:data-pilot-member table:name="5862" table:display="true" table:show-details="true"/>
                <table:data-pilot-member table:name="5864" table:display="true" table:show-details="true"/>
                <table:data-pilot-member table:name="5865" table:display="true" table:show-details="true"/>
                <table:data-pilot-member table:name="5866" table:display="true" table:show-details="true"/>
                <table:data-pilot-member table:name="5867" table:display="true" table:show-details="true"/>
                <table:data-pilot-member table:name="5868" table:display="true" table:show-details="true"/>
                <table:data-pilot-member table:name="5869" table:display="true" table:show-details="true"/>
                <table:data-pilot-member table:name="5870" table:display="true" table:show-details="true"/>
                <table:data-pilot-member table:name="5871" table:display="true" table:show-details="true"/>
                <table:data-pilot-member table:name="5872" table:display="true" table:show-details="true"/>
                <table:data-pilot-member table:name="5873" table:display="true" table:show-details="true"/>
                <table:data-pilot-member table:name="5874" table:display="true" table:show-details="true"/>
                <table:data-pilot-member table:name="5875" table:display="true" table:show-details="true"/>
                <table:data-pilot-member table:name="5876" table:display="true" table:show-details="true"/>
                <table:data-pilot-member table:name="5877" table:display="true" table:show-details="true"/>
                <table:data-pilot-member table:name="5878" table:display="true" table:show-details="true"/>
                <table:data-pilot-member table:name="5879" table:display="true" table:show-details="true"/>
                <table:data-pilot-member table:name="5880" table:display="true" table:show-details="true"/>
                <table:data-pilot-member table:name="5881" table:display="true" table:show-details="true"/>
                <table:data-pilot-member table:name="5882" table:display="true" table:show-details="true"/>
                <table:data-pilot-member table:name="5883" table:display="true" table:show-details="true"/>
                <table:data-pilot-member table:name="5884" table:display="true" table:show-details="true"/>
                <table:data-pilot-member table:name="5885" table:display="true" table:show-details="true"/>
                <table:data-pilot-member table:name="5886" table:display="true" table:show-details="true"/>
                <table:data-pilot-member table:name="5887" table:display="true" table:show-details="true"/>
                <table:data-pilot-member table:name="5888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2" table:display="true" table:show-details="true"/>
                <table:data-pilot-member table:name="5893" table:display="true" table:show-details="true"/>
                <table:data-pilot-member table:name="5894" table:display="true" table:show-details="true"/>
                <table:data-pilot-member table:name="5895" table:display="true" table:show-details="true"/>
                <table:data-pilot-member table:name="5896" table:display="true" table:show-details="true"/>
                <table:data-pilot-member table:name="5897" table:display="true" table:show-details="true"/>
                <table:data-pilot-member table:name="5898" table:display="true" table:show-details="true"/>
                <table:data-pilot-member table:name="5899" table:display="true" table:show-details="true"/>
                <table:data-pilot-member table:name="5900" table:display="true" table:show-details="true"/>
                <table:data-pilot-member table:name="5902" table:display="true" table:show-details="true"/>
                <table:data-pilot-member table:name="5903" table:display="true" table:show-details="true"/>
                <table:data-pilot-member table:name="5904" table:display="true" table:show-details="true"/>
                <table:data-pilot-member table:name="5905" table:display="true" table:show-details="true"/>
                <table:data-pilot-member table:name="5906" table:display="true" table:show-details="true"/>
                <table:data-pilot-member table:name="5907" table:display="true" table:show-details="true"/>
                <table:data-pilot-member table:name="5908" table:display="true" table:show-details="true"/>
                <table:data-pilot-member table:name="5909" table:display="true" table:show-details="true"/>
                <table:data-pilot-member table:name="5910" table:display="true" table:show-details="true"/>
                <table:data-pilot-member table:name="5911" table:display="true" table:show-details="true"/>
                <table:data-pilot-member table:name="5912" table:display="true" table:show-details="true"/>
                <table:data-pilot-member table:name="5913" table:display="true" table:show-details="true"/>
                <table:data-pilot-member table:name="5914" table:display="true" table:show-details="true"/>
                <table:data-pilot-member table:name="5915" table:display="true" table:show-details="true"/>
                <table:data-pilot-member table:name="5916" table:display="true" table:show-details="true"/>
                <table:data-pilot-member table:name="5918" table:display="true" table:show-details="true"/>
                <table:data-pilot-member table:name="5919" table:display="true" table:show-details="true"/>
                <table:data-pilot-member table:name="5920" table:display="true" table:show-details="true"/>
                <table:data-pilot-member table:name="5921" table:display="true" table:show-details="true"/>
                <table:data-pilot-member table:name="5922" table:display="true" table:show-details="true"/>
                <table:data-pilot-member table:name="5923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26" table:display="true" table:show-details="true"/>
                <table:data-pilot-member table:name="5927" table:display="true" table:show-details="true"/>
                <table:data-pilot-member table:name="5928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1" table:display="true" table:show-details="true"/>
                <table:data-pilot-member table:name="5932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35" table:display="true" table:show-details="true"/>
                <table:data-pilot-member table:name="5936" table:display="true" table:show-details="true"/>
                <table:data-pilot-member table:name="5937" table:display="true" table:show-details="true"/>
                <table:data-pilot-member table:name="5938" table:display="true" table:show-details="true"/>
                <table:data-pilot-member table:name="5939" table:display="true" table:show-details="true"/>
                <table:data-pilot-member table:name="5940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44" table:display="true" table:show-details="true"/>
                <table:data-pilot-member table:name="5945" table:display="true" table:show-details="true"/>
                <table:data-pilot-member table:name="5946" table:display="true" table:show-details="true"/>
                <table:data-pilot-member table:name="5947" table:display="true" table:show-details="true"/>
                <table:data-pilot-member table:name="5948" table:display="true" table:show-details="true"/>
                <table:data-pilot-member table:name="5949" table:display="true" table:show-details="true"/>
                <table:data-pilot-member table:name="5950" table:display="true" table:show-details="true"/>
                <table:data-pilot-member table:name="5951" table:display="true" table:show-details="true"/>
                <table:data-pilot-member table:name="5952" table:display="true" table:show-details="true"/>
                <table:data-pilot-member table:name="5953" table:display="true" table:show-details="true"/>
                <table:data-pilot-member table:name="5954" table:display="true" table:show-details="true"/>
                <table:data-pilot-member table:name="5955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58" table:display="true" table:show-details="true"/>
                <table:data-pilot-member table:name="5959" table:display="true" table:show-details="true"/>
                <table:data-pilot-member table:name="5960" table:display="true" table:show-details="true"/>
                <table:data-pilot-member table:name="5961" table:display="true" table:show-details="true"/>
                <table:data-pilot-member table:name="5962" table:display="true" table:show-details="true"/>
                <table:data-pilot-member table:name="5963" table:display="true" table:show-details="true"/>
                <table:data-pilot-member table:name="5965" table:display="true" table:show-details="true"/>
                <table:data-pilot-member table:name="5966" table:display="true" table:show-details="true"/>
                <table:data-pilot-member table:name="5967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5970" table:display="true" table:show-details="true"/>
                <table:data-pilot-member table:name="5971" table:display="true" table:show-details="true"/>
                <table:data-pilot-member table:name="5972" table:display="true" table:show-details="true"/>
                <table:data-pilot-member table:name="5973" table:display="true" table:show-details="true"/>
                <table:data-pilot-member table:name="5974" table:display="true" table:show-details="true"/>
                <table:data-pilot-member table:name="5975" table:display="true" table:show-details="true"/>
                <table:data-pilot-member table:name="5976" table:display="true" table:show-details="true"/>
                <table:data-pilot-member table:name="5978" table:display="true" table:show-details="true"/>
                <table:data-pilot-member table:name="5979" table:display="true" table:show-details="true"/>
                <table:data-pilot-member table:name="5980" table:display="true" table:show-details="true"/>
                <table:data-pilot-member table:name="5981" table:display="true" table:show-details="true"/>
                <table:data-pilot-member table:name="5982" table:display="true" table:show-details="true"/>
                <table:data-pilot-member table:name="5983" table:display="true" table:show-details="true"/>
                <table:data-pilot-member table:name="5984" table:display="true" table:show-details="true"/>
                <table:data-pilot-member table:name="5985" table:display="true" table:show-details="true"/>
                <table:data-pilot-member table:name="5986" table:display="true" table:show-details="true"/>
                <table:data-pilot-member table:name="5987" table:display="true" table:show-details="true"/>
                <table:data-pilot-member table:name="5988" table:display="true" table:show-details="true"/>
                <table:data-pilot-member table:name="5989" table:display="true" table:show-details="true"/>
                <table:data-pilot-member table:name="5990" table:display="true" table:show-details="true"/>
                <table:data-pilot-member table:name="5991" table:display="true" table:show-details="true"/>
                <table:data-pilot-member table:name="5992" table:display="true" table:show-details="true"/>
                <table:data-pilot-member table:name="5993" table:display="true" table:show-details="true"/>
                <table:data-pilot-member table:name="5994" table:display="true" table:show-details="true"/>
                <table:data-pilot-member table:name="5995" table:display="true" table:show-details="true"/>
                <table:data-pilot-member table:name="5996" table:display="true" table:show-details="true"/>
                <table:data-pilot-member table:name="5997" table:display="true" table:show-details="true"/>
                <table:data-pilot-member table:name="5998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6002" table:display="true" table:show-details="true"/>
                <table:data-pilot-member table:name="6003" table:display="true" table:show-details="true"/>
                <table:data-pilot-member table:name="6004" table:display="true" table:show-details="true"/>
                <table:data-pilot-member table:name="6005" table:display="true" table:show-details="true"/>
                <table:data-pilot-member table:name="6006" table:display="true" table:show-details="true"/>
                <table:data-pilot-member table:name="6007" table:display="true" table:show-details="true"/>
                <table:data-pilot-member table:name="6008" table:display="true" table:show-details="true"/>
                <table:data-pilot-member table:name="6009" table:display="true" table:show-details="true"/>
                <table:data-pilot-member table:name="6010" table:display="true" table:show-details="true"/>
                <table:data-pilot-member table:name="6011" table:display="true" table:show-details="true"/>
                <table:data-pilot-member table:name="6012" table:display="true" table:show-details="true"/>
                <table:data-pilot-member table:name="6013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16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19" table:display="true" table:show-details="true"/>
                <table:data-pilot-member table:name="6020" table:display="true" table:show-details="true"/>
                <table:data-pilot-member table:name="6021" table:display="true" table:show-details="true"/>
                <table:data-pilot-member table:name="6022" table:display="true" table:show-details="true"/>
                <table:data-pilot-member table:name="6023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26" table:display="true" table:show-details="true"/>
                <table:data-pilot-member table:name="6027" table:display="true" table:show-details="true"/>
                <table:data-pilot-member table:name="6028" table:display="true" table:show-details="true"/>
                <table:data-pilot-member table:name="6029" table:display="true" table:show-details="true"/>
                <table:data-pilot-member table:name="6030" table:display="true" table:show-details="true"/>
                <table:data-pilot-member table:name="6031" table:display="true" table:show-details="true"/>
                <table:data-pilot-member table:name="6032" table:display="true" table:show-details="true"/>
                <table:data-pilot-member table:name="6033" table:display="true" table:show-details="true"/>
                <table:data-pilot-member table:name="6034" table:display="true" table:show-details="true"/>
                <table:data-pilot-member table:name="6035" table:display="true" table:show-details="true"/>
                <table:data-pilot-member table:name="6036" table:display="true" table:show-details="true"/>
                <table:data-pilot-member table:name="6037" table:display="true" table:show-details="true"/>
                <table:data-pilot-member table:name="6038" table:display="true" table:show-details="true"/>
                <table:data-pilot-member table:name="6039" table:display="true" table:show-details="true"/>
                <table:data-pilot-member table:name="6040" table:display="true" table:show-details="true"/>
                <table:data-pilot-member table:name="6041" table:display="true" table:show-details="true"/>
                <table:data-pilot-member table:name="6042" table:display="true" table:show-details="true"/>
                <table:data-pilot-member table:name="6043" table:display="true" table:show-details="true"/>
                <table:data-pilot-member table:name="6044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47" table:display="true" table:show-details="true"/>
                <table:data-pilot-member table:name="6048" table:display="true" table:show-details="true"/>
                <table:data-pilot-member table:name="6049" table:display="true" table:show-details="true"/>
                <table:data-pilot-member table:name="6050" table:display="true" table:show-details="true"/>
                <table:data-pilot-member table:name="6051" table:display="true" table:show-details="true"/>
                <table:data-pilot-member table:name="6052" table:display="true" table:show-details="true"/>
                <table:data-pilot-member table:name="6053" table:display="true" table:show-details="true"/>
                <table:data-pilot-member table:name="6054" table:display="true" table:show-details="true"/>
                <table:data-pilot-member table:name="6055" table:display="true" table:show-details="true"/>
                <table:data-pilot-member table:name="6056" table:display="true" table:show-details="true"/>
                <table:data-pilot-member table:name="6057" table:display="true" table:show-details="true"/>
                <table:data-pilot-member table:name="6058" table:display="true" table:show-details="true"/>
                <table:data-pilot-member table:name="6059" table:display="true" table:show-details="true"/>
                <table:data-pilot-member table:name="6060" table:display="true" table:show-details="true"/>
                <table:data-pilot-member table:name="6062" table:display="true" table:show-details="true"/>
                <table:data-pilot-member table:name="6063" table:display="true" table:show-details="true"/>
                <table:data-pilot-member table:name="6064" table:display="true" table:show-details="true"/>
                <table:data-pilot-member table:name="6065" table:display="true" table:show-details="true"/>
                <table:data-pilot-member table:name="6066" table:display="true" table:show-details="true"/>
                <table:data-pilot-member table:name="6067" table:display="true" table:show-details="true"/>
                <table:data-pilot-member table:name="6068" table:display="true" table:show-details="true"/>
                <table:data-pilot-member table:name="6069" table:display="true" table:show-details="true"/>
                <table:data-pilot-member table:name="6070" table:display="true" table:show-details="true"/>
                <table:data-pilot-member table:name="6071" table:display="true" table:show-details="true"/>
                <table:data-pilot-member table:name="6072" table:display="true" table:show-details="true"/>
                <table:data-pilot-member table:name="6073" table:display="true" table:show-details="true"/>
                <table:data-pilot-member table:name="6074" table:display="true" table:show-details="true"/>
                <table:data-pilot-member table:name="6075" table:display="true" table:show-details="true"/>
                <table:data-pilot-member table:name="6076" table:display="true" table:show-details="true"/>
                <table:data-pilot-member table:name="6077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83" table:display="true" table:show-details="true"/>
                <table:data-pilot-member table:name="6084" table:display="true" table:show-details="true"/>
                <table:data-pilot-member table:name="6085" table:display="true" table:show-details="true"/>
                <table:data-pilot-member table:name="6086" table:display="true" table:show-details="true"/>
                <table:data-pilot-member table:name="6087" table:display="true" table:show-details="true"/>
                <table:data-pilot-member table:name="6088" table:display="true" table:show-details="true"/>
                <table:data-pilot-member table:name="6089" table:display="true" table:show-details="true"/>
                <table:data-pilot-member table:name="6090" table:display="true" table:show-details="true"/>
                <table:data-pilot-member table:name="6091" table:display="true" table:show-details="true"/>
                <table:data-pilot-member table:name="6092" table:display="true" table:show-details="true"/>
                <table:data-pilot-member table:name="6093" table:display="true" table:show-details="true"/>
                <table:data-pilot-member table:name="6094" table:display="true" table:show-details="true"/>
                <table:data-pilot-member table:name="6095" table:display="true" table:show-details="true"/>
                <table:data-pilot-member table:name="6096" table:display="true" table:show-details="true"/>
                <table:data-pilot-member table:name="6097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0" table:display="true" table:show-details="true"/>
                <table:data-pilot-member table:name="6102" table:display="true" table:show-details="true"/>
                <table:data-pilot-member table:name="6103" table:display="true" table:show-details="true"/>
                <table:data-pilot-member table:name="6104" table:display="true" table:show-details="true"/>
                <table:data-pilot-member table:name="6106" table:display="true" table:show-details="true"/>
                <table:data-pilot-member table:name="6107" table:display="true" table:show-details="true"/>
                <table:data-pilot-member table:name="6108" table:display="true" table:show-details="true"/>
                <table:data-pilot-member table:name="6109" table:display="true" table:show-details="true"/>
                <table:data-pilot-member table:name="6110" table:display="true" table:show-details="true"/>
                <table:data-pilot-member table:name="6112" table:display="true" table:show-details="true"/>
                <table:data-pilot-member table:name="6113" table:display="true" table:show-details="true"/>
                <table:data-pilot-member table:name="6114" table:display="true" table:show-details="true"/>
                <table:data-pilot-member table:name="6115" table:display="true" table:show-details="true"/>
                <table:data-pilot-member table:name="6116" table:display="true" table:show-details="true"/>
                <table:data-pilot-member table:name="6117" table:display="true" table:show-details="true"/>
                <table:data-pilot-member table:name="6121" table:display="true" table:show-details="true"/>
                <table:data-pilot-member table:name="6123" table:display="true" table:show-details="true"/>
                <table:data-pilot-member table:name="6125" table:display="true" table:show-details="true"/>
                <table:data-pilot-member table:name="6126" table:display="true" table:show-details="true"/>
                <table:data-pilot-member table:name="6127" table:display="true" table:show-details="true"/>
                <table:data-pilot-member table:name="6129" table:display="true" table:show-details="true"/>
                <table:data-pilot-member table:name="6130" table:display="true" table:show-details="true"/>
                <table:data-pilot-member table:name="6131" table:display="true" table:show-details="true"/>
                <table:data-pilot-member table:name="6132" table:display="true" table:show-details="true"/>
                <table:data-pilot-member table:name="6133" table:display="true" table:show-details="true"/>
                <table:data-pilot-member table:name="6135" table:display="true" table:show-details="true"/>
                <table:data-pilot-member table:name="6136" table:display="true" table:show-details="true"/>
                <table:data-pilot-member table:name="6137" table:display="true" table:show-details="true"/>
                <table:data-pilot-member table:name="6140" table:display="true" table:show-details="true"/>
                <table:data-pilot-member table:name="6141" table:display="true" table:show-details="true"/>
                <table:data-pilot-member table:name="6142" table:display="true" table:show-details="true"/>
                <table:data-pilot-member table:name="6143" table:display="true" table:show-details="true"/>
                <table:data-pilot-member table:name="6144" table:display="true" table:show-details="true"/>
                <table:data-pilot-member table:name="6145" table:display="true" table:show-details="true"/>
                <table:data-pilot-member table:name="6146" table:display="true" table:show-details="true"/>
                <table:data-pilot-member table:name="6147" table:display="true" table:show-details="true"/>
                <table:data-pilot-member table:name="6148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1" table:display="true" table:show-details="true"/>
                <table:data-pilot-member table:name="6152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6" table:display="true" table:show-details="true"/>
                <table:data-pilot-member table:name="6157" table:display="true" table:show-details="true"/>
                <table:data-pilot-member table:name="6158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1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64" table:display="true" table:show-details="true"/>
                <table:data-pilot-member table:name="6165" table:display="true" table:show-details="true"/>
                <table:data-pilot-member table:name="6166" table:display="true" table:show-details="true"/>
                <table:data-pilot-member table:name="6167" table:display="true" table:show-details="true"/>
                <table:data-pilot-member table:name="6168" table:display="true" table:show-details="true"/>
                <table:data-pilot-member table:name="6169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73" table:display="true" table:show-details="true"/>
                <table:data-pilot-member table:name="6174" table:display="true" table:show-details="true"/>
                <table:data-pilot-member table:name="6175" table:display="true" table:show-details="true"/>
                <table:data-pilot-member table:name="6176" table:display="true" table:show-details="true"/>
                <table:data-pilot-member table:name="6177" table:display="true" table:show-details="true"/>
                <table:data-pilot-member table:name="6178" table:display="true" table:show-details="true"/>
                <table:data-pilot-member table:name="6179" table:display="true" table:show-details="true"/>
                <table:data-pilot-member table:name="6180" table:display="true" table:show-details="true"/>
                <table:data-pilot-member table:name="6182" table:display="true" table:show-details="true"/>
                <table:data-pilot-member table:name="6183" table:display="true" table:show-details="true"/>
                <table:data-pilot-member table:name="6184" table:display="true" table:show-details="true"/>
                <table:data-pilot-member table:name="6185" table:display="true" table:show-details="true"/>
                <table:data-pilot-member table:name="6186" table:display="true" table:show-details="true"/>
                <table:data-pilot-member table:name="6187" table:display="true" table:show-details="true"/>
                <table:data-pilot-member table:name="6188" table:display="true" table:show-details="true"/>
                <table:data-pilot-member table:name="6189" table:display="true" table:show-details="true"/>
                <table:data-pilot-member table:name="6191" table:display="true" table:show-details="true"/>
                <table:data-pilot-member table:name="6192" table:display="true" table:show-details="true"/>
                <table:data-pilot-member table:name="6193" table:display="true" table:show-details="true"/>
                <table:data-pilot-member table:name="6194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7" table:display="true" table:show-details="true"/>
                <table:data-pilot-member table:name="6200" table:display="true" table:show-details="true"/>
                <table:data-pilot-member table:name="6201" table:display="true" table:show-details="true"/>
                <table:data-pilot-member table:name="6202" table:display="true" table:show-details="true"/>
                <table:data-pilot-member table:name="6203" table:display="true" table:show-details="true"/>
                <table:data-pilot-member table:name="6204" table:display="true" table:show-details="true"/>
                <table:data-pilot-member table:name="620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0" table:display="true" table:show-details="true"/>
                <table:data-pilot-member table:name="6211" table:display="true" table:show-details="true"/>
                <table:data-pilot-member table:name="6214" table:display="true" table:show-details="true"/>
                <table:data-pilot-member table:name="6215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18" table:display="true" table:show-details="true"/>
                <table:data-pilot-member table:name="6219" table:display="true" table:show-details="true"/>
                <table:data-pilot-member table:name="6222" table:display="true" table:show-details="true"/>
                <table:data-pilot-member table:name="6224" table:display="true" table:show-details="true"/>
                <table:data-pilot-member table:name="6226" table:display="true" table:show-details="true"/>
                <table:data-pilot-member table:name="6227" table:display="true" table:show-details="true"/>
                <table:data-pilot-member table:name="6228" table:display="true" table:show-details="true"/>
                <table:data-pilot-member table:name="6229" table:display="true" table:show-details="true"/>
                <table:data-pilot-member table:name="6230" table:display="true" table:show-details="true"/>
                <table:data-pilot-member table:name="6231" table:display="true" table:show-details="true"/>
                <table:data-pilot-member table:name="6232" table:display="true" table:show-details="true"/>
                <table:data-pilot-member table:name="6233" table:display="true" table:show-details="true"/>
                <table:data-pilot-member table:name="6234" table:display="true" table:show-details="true"/>
                <table:data-pilot-member table:name="6235" table:display="true" table:show-details="true"/>
                <table:data-pilot-member table:name="6236" table:display="true" table:show-details="true"/>
                <table:data-pilot-member table:name="6237" table:display="true" table:show-details="true"/>
                <table:data-pilot-member table:name="6238" table:display="true" table:show-details="true"/>
                <table:data-pilot-member table:name="6240" table:display="true" table:show-details="true"/>
                <table:data-pilot-member table:name="6241" table:display="true" table:show-details="true"/>
                <table:data-pilot-member table:name="6242" table:display="true" table:show-details="true"/>
                <table:data-pilot-member table:name="6243" table:display="true" table:show-details="true"/>
                <table:data-pilot-member table:name="6246" table:display="true" table:show-details="true"/>
                <table:data-pilot-member table:name="6247" table:display="true" table:show-details="true"/>
                <table:data-pilot-member table:name="6249" table:display="true" table:show-details="true"/>
                <table:data-pilot-member table:name="6250" table:display="true" table:show-details="true"/>
                <table:data-pilot-member table:name="6253" table:display="true" table:show-details="true"/>
                <table:data-pilot-member table:name="6254" table:display="true" table:show-details="true"/>
                <table:data-pilot-member table:name="6255" table:display="true" table:show-details="true"/>
                <table:data-pilot-member table:name="6256" table:display="true" table:show-details="true"/>
                <table:data-pilot-member table:name="6257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62" table:display="true" table:show-details="true"/>
                <table:data-pilot-member table:name="6263" table:display="true" table:show-details="true"/>
                <table:data-pilot-member table:name="6265" table:display="true" table:show-details="true"/>
                <table:data-pilot-member table:name="6266" table:display="true" table:show-details="true"/>
                <table:data-pilot-member table:name="6267" table:display="true" table:show-details="true"/>
                <table:data-pilot-member table:name="6268" table:display="true" table:show-details="true"/>
                <table:data-pilot-member table:name="6269" table:display="true" table:show-details="true"/>
                <table:data-pilot-member table:name="6270" table:display="true" table:show-details="true"/>
                <table:data-pilot-member table:name="6271" table:display="true" table:show-details="true"/>
                <table:data-pilot-member table:name="6272" table:display="true" table:show-details="true"/>
                <table:data-pilot-member table:name="6273" table:display="true" table:show-details="true"/>
                <table:data-pilot-member table:name="6274" table:display="true" table:show-details="true"/>
                <table:data-pilot-member table:name="6275" table:display="true" table:show-details="true"/>
                <table:data-pilot-member table:name="6276" table:display="true" table:show-details="true"/>
                <table:data-pilot-member table:name="6278" table:display="true" table:show-details="true"/>
                <table:data-pilot-member table:name="6279" table:display="true" table:show-details="true"/>
                <table:data-pilot-member table:name="6280" table:display="true" table:show-details="true"/>
                <table:data-pilot-member table:name="6282" table:display="true" table:show-details="true"/>
                <table:data-pilot-member table:name="6283" table:display="true" table:show-details="true"/>
                <table:data-pilot-member table:name="6286" table:display="true" table:show-details="true"/>
                <table:data-pilot-member table:name="6287" table:display="true" table:show-details="true"/>
                <table:data-pilot-member table:name="6288" table:display="true" table:show-details="true"/>
                <table:data-pilot-member table:name="6289" table:display="true" table:show-details="true"/>
                <table:data-pilot-member table:name="6290" table:display="true" table:show-details="true"/>
                <table:data-pilot-member table:name="6291" table:display="true" table:show-details="true"/>
                <table:data-pilot-member table:name="6292" table:display="true" table:show-details="true"/>
                <table:data-pilot-member table:name="6298" table:display="true" table:show-details="true"/>
                <table:data-pilot-member table:name="6299" table:display="true" table:show-details="true"/>
                <table:data-pilot-member table:name="6301" table:display="true" table:show-details="true"/>
                <table:data-pilot-member table:name="6302" table:display="true" table:show-details="true"/>
                <table:data-pilot-member table:name="6303" table:display="true" table:show-details="true"/>
                <table:data-pilot-member table:name="6305" table:display="true" table:show-details="true"/>
                <table:data-pilot-member table:name="6306" table:display="true" table:show-details="true"/>
                <table:data-pilot-member table:name="6307" table:display="true" table:show-details="true"/>
                <table:data-pilot-member table:name="6308" table:display="true" table:show-details="true"/>
                <table:data-pilot-member table:name="6309" table:display="true" table:show-details="true"/>
                <table:data-pilot-member table:name="6310" table:display="true" table:show-details="true"/>
                <table:data-pilot-member table:name="6311" table:display="true" table:show-details="true"/>
                <table:data-pilot-member table:name="6312" table:display="true" table:show-details="true"/>
                <table:data-pilot-member table:name="6313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16" table:display="true" table:show-details="true"/>
                <table:data-pilot-member table:name="6317" table:display="true" table:show-details="true"/>
                <table:data-pilot-member table:name="6318" table:display="true" table:show-details="true"/>
                <table:data-pilot-member table:name="6319" table:display="true" table:show-details="true"/>
                <table:data-pilot-member table:name="6321" table:display="true" table:show-details="true"/>
                <table:data-pilot-member table:name="6322" table:display="true" table:show-details="true"/>
                <table:data-pilot-member table:name="6323" table:display="true" table:show-details="true"/>
                <table:data-pilot-member table:name="6324" table:display="true" table:show-details="true"/>
                <table:data-pilot-member table:name="6325" table:display="true" table:show-details="true"/>
                <table:data-pilot-member table:name="6326" table:display="true" table:show-details="true"/>
                <table:data-pilot-member table:name="6327" table:display="true" table:show-details="true"/>
                <table:data-pilot-member table:name="6328" table:display="true" table:show-details="true"/>
                <table:data-pilot-member table:name="6329" table:display="true" table:show-details="true"/>
                <table:data-pilot-member table:name="6330" table:display="true" table:show-details="true"/>
                <table:data-pilot-member table:name="6331" table:display="true" table:show-details="true"/>
                <table:data-pilot-member table:name="6335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38" table:display="true" table:show-details="true"/>
                <table:data-pilot-member table:name="6339" table:display="true" table:show-details="true"/>
                <table:data-pilot-member table:name="6340" table:display="true" table:show-details="true"/>
                <table:data-pilot-member table:name="6341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45" table:display="true" table:show-details="true"/>
                <table:data-pilot-member table:name="6348" table:display="true" table:show-details="true"/>
                <table:data-pilot-member table:name="6349" table:display="true" table:show-details="true"/>
                <table:data-pilot-member table:name="6350" table:display="true" table:show-details="true"/>
                <table:data-pilot-member table:name="6351" table:display="true" table:show-details="true"/>
                <table:data-pilot-member table:name="6352" table:display="true" table:show-details="true"/>
                <table:data-pilot-member table:name="6354" table:display="true" table:show-details="true"/>
                <table:data-pilot-member table:name="6355" table:display="true" table:show-details="true"/>
                <table:data-pilot-member table:name="6356" table:display="true" table:show-details="true"/>
                <table:data-pilot-member table:name="6357" table:display="true" table:show-details="true"/>
                <table:data-pilot-member table:name="6358" table:display="true" table:show-details="true"/>
                <table:data-pilot-member table:name="6359" table:display="true" table:show-details="true"/>
                <table:data-pilot-member table:name="6361" table:display="true" table:show-details="true"/>
                <table:data-pilot-member table:name="6362" table:display="true" table:show-details="true"/>
                <table:data-pilot-member table:name="6363" table:display="true" table:show-details="true"/>
                <table:data-pilot-member table:name="6366" table:display="true" table:show-details="true"/>
                <table:data-pilot-member table:name="6367" table:display="true" table:show-details="true"/>
                <table:data-pilot-member table:name="6368" table:display="true" table:show-details="true"/>
                <table:data-pilot-member table:name="6369" table:display="true" table:show-details="true"/>
                <table:data-pilot-member table:name="6370" table:display="true" table:show-details="true"/>
                <table:data-pilot-member table:name="6371" table:display="true" table:show-details="true"/>
                <table:data-pilot-member table:name="6372" table:display="true" table:show-details="true"/>
                <table:data-pilot-member table:name="6375" table:display="true" table:show-details="true"/>
                <table:data-pilot-member table:name="6376" table:display="true" table:show-details="true"/>
                <table:data-pilot-member table:name="6378" table:display="true" table:show-details="true"/>
                <table:data-pilot-member table:name="6379" table:display="true" table:show-details="true"/>
                <table:data-pilot-member table:name="6380" table:display="true" table:show-details="true"/>
                <table:data-pilot-member table:name="6381" table:display="true" table:show-details="true"/>
                <table:data-pilot-member table:name="6382" table:display="true" table:show-details="true"/>
                <table:data-pilot-member table:name="6383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7" table:display="true" table:show-details="true"/>
                <table:data-pilot-member table:name="6388" table:display="true" table:show-details="true"/>
                <table:data-pilot-member table:name="6389" table:display="true" table:show-details="true"/>
                <table:data-pilot-member table:name="6390" table:display="true" table:show-details="true"/>
                <table:data-pilot-member table:name="6392" table:display="true" table:show-details="true"/>
                <table:data-pilot-member table:name="6393" table:display="true" table:show-details="true"/>
                <table:data-pilot-member table:name="6395" table:display="true" table:show-details="true"/>
                <table:data-pilot-member table:name="6396" table:display="true" table:show-details="true"/>
                <table:data-pilot-member table:name="6397" table:display="true" table:show-details="true"/>
                <table:data-pilot-member table:name="6399" table:display="true" table:show-details="true"/>
                <table:data-pilot-member table:name="6400" table:display="true" table:show-details="true"/>
                <table:data-pilot-member table:name="6401" table:display="true" table:show-details="true"/>
                <table:data-pilot-member table:name="6402" table:display="true" table:show-details="true"/>
                <table:data-pilot-member table:name="6405" table:display="true" table:show-details="true"/>
                <table:data-pilot-member table:name="6406" table:display="true" table:show-details="true"/>
                <table:data-pilot-member table:name="6408" table:display="true" table:show-details="true"/>
                <table:data-pilot-member table:name="6409" table:display="true" table:show-details="true"/>
                <table:data-pilot-member table:name="6411" table:display="true" table:show-details="true"/>
                <table:data-pilot-member table:name="6412" table:display="true" table:show-details="true"/>
                <table:data-pilot-member table:name="6413" table:display="true" table:show-details="true"/>
                <table:data-pilot-member table:name="6414" table:display="true" table:show-details="true"/>
                <table:data-pilot-member table:name="6415" table:display="true" table:show-details="true"/>
                <table:data-pilot-member table:name="6416" table:display="true" table:show-details="true"/>
                <table:data-pilot-member table:name="6419" table:display="true" table:show-details="true"/>
                <table:data-pilot-member table:name="6421" table:display="true" table:show-details="true"/>
                <table:data-pilot-member table:name="6422" table:display="true" table:show-details="true"/>
                <table:data-pilot-member table:name="6423" table:display="true" table:show-details="true"/>
                <table:data-pilot-member table:name="6424" table:display="true" table:show-details="true"/>
                <table:data-pilot-member table:name="6428" table:display="true" table:show-details="true"/>
                <table:data-pilot-member table:name="6429" table:display="true" table:show-details="true"/>
                <table:data-pilot-member table:name="6431" table:display="true" table:show-details="true"/>
                <table:data-pilot-member table:name="6436" table:display="true" table:show-details="true"/>
                <table:data-pilot-member table:name="6437" table:display="true" table:show-details="true"/>
                <table:data-pilot-member table:name="6439" table:display="true" table:show-details="true"/>
                <table:data-pilot-member table:name="6440" table:display="true" table:show-details="true"/>
                <table:data-pilot-member table:name="6441" table:display="true" table:show-details="true"/>
                <table:data-pilot-member table:name="6442" table:display="true" table:show-details="true"/>
                <table:data-pilot-member table:name="6443" table:display="true" table:show-details="true"/>
                <table:data-pilot-member table:name="6444" table:display="true" table:show-details="true"/>
                <table:data-pilot-member table:name="6446" table:display="true" table:show-details="true"/>
                <table:data-pilot-member table:name="6448" table:display="true" table:show-details="true"/>
                <table:data-pilot-member table:name="6449" table:display="true" table:show-details="true"/>
                <table:data-pilot-member table:name="6451" table:display="true" table:show-details="true"/>
                <table:data-pilot-member table:name="6452" table:display="true" table:show-details="true"/>
                <table:data-pilot-member table:name="6454" table:display="true" table:show-details="true"/>
                <table:data-pilot-member table:name="6457" table:display="true" table:show-details="true"/>
                <table:data-pilot-member table:name="6458" table:display="true" table:show-details="true"/>
                <table:data-pilot-member table:name="6459" table:display="true" table:show-details="true"/>
                <table:data-pilot-member table:name="6460" table:display="true" table:show-details="true"/>
                <table:data-pilot-member table:name="6462" table:display="true" table:show-details="true"/>
                <table:data-pilot-member table:name="6463" table:display="true" table:show-details="true"/>
                <table:data-pilot-member table:name="6466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73" table:display="true" table:show-details="true"/>
                <table:data-pilot-member table:name="6475" table:display="true" table:show-details="true"/>
                <table:data-pilot-member table:name="6476" table:display="true" table:show-details="true"/>
                <table:data-pilot-member table:name="6477" table:display="true" table:show-details="true"/>
                <table:data-pilot-member table:name="6478" table:display="true" table:show-details="true"/>
                <table:data-pilot-member table:name="6479" table:display="true" table:show-details="true"/>
                <table:data-pilot-member table:name="6481" table:display="true" table:show-details="true"/>
                <table:data-pilot-member table:name="6484" table:display="true" table:show-details="true"/>
                <table:data-pilot-member table:name="6486" table:display="true" table:show-details="true"/>
                <table:data-pilot-member table:name="6487" table:display="true" table:show-details="true"/>
                <table:data-pilot-member table:name="6488" table:display="true" table:show-details="true"/>
                <table:data-pilot-member table:name="6489" table:display="true" table:show-details="true"/>
                <table:data-pilot-member table:name="6490" table:display="true" table:show-details="true"/>
                <table:data-pilot-member table:name="6493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6" table:display="true" table:show-details="true"/>
                <table:data-pilot-member table:name="6498" table:display="true" table:show-details="true"/>
                <table:data-pilot-member table:name="6500" table:display="true" table:show-details="true"/>
                <table:data-pilot-member table:name="6501" table:display="true" table:show-details="true"/>
                <table:data-pilot-member table:name="6502" table:display="true" table:show-details="true"/>
                <table:data-pilot-member table:name="6503" table:display="true" table:show-details="true"/>
                <table:data-pilot-member table:name="6505" table:display="true" table:show-details="true"/>
                <table:data-pilot-member table:name="6506" table:display="true" table:show-details="true"/>
                <table:data-pilot-member table:name="6508" table:display="true" table:show-details="true"/>
                <table:data-pilot-member table:name="6509" table:display="true" table:show-details="true"/>
                <table:data-pilot-member table:name="6511" table:display="true" table:show-details="true"/>
                <table:data-pilot-member table:name="6514" table:display="true" table:show-details="true"/>
                <table:data-pilot-member table:name="6515" table:display="true" table:show-details="true"/>
                <table:data-pilot-member table:name="6517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31" table:display="true" table:show-details="true"/>
                <table:data-pilot-member table:name="6534" table:display="true" table:show-details="true"/>
                <table:data-pilot-member table:name="6536" table:display="true" table:show-details="true"/>
                <table:data-pilot-member table:name="6538" table:display="true" table:show-details="true"/>
                <table:data-pilot-member table:name="6539" table:display="true" table:show-details="true"/>
                <table:data-pilot-member table:name="6540" table:display="true" table:show-details="true"/>
                <table:data-pilot-member table:name="6543" table:display="true" table:show-details="true"/>
                <table:data-pilot-member table:name="6545" table:display="true" table:show-details="true"/>
                <table:data-pilot-member table:name="6547" table:display="true" table:show-details="true"/>
                <table:data-pilot-member table:name="6557" table:display="true" table:show-details="true"/>
                <table:data-pilot-member table:name="6559" table:display="true" table:show-details="true"/>
                <table:data-pilot-member table:name="6563" table:display="true" table:show-details="true"/>
                <table:data-pilot-member table:name="6564" table:display="true" table:show-details="true"/>
                <table:data-pilot-member table:name="6565" table:display="true" table:show-details="true"/>
                <table:data-pilot-member table:name="6566" table:display="true" table:show-details="true"/>
                <table:data-pilot-member table:name="6567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2" table:display="true" table:show-details="true"/>
                <table:data-pilot-member table:name="6576" table:display="true" table:show-details="true"/>
                <table:data-pilot-member table:name="6577" table:display="true" table:show-details="true"/>
                <table:data-pilot-member table:name="6579" table:display="true" table:show-details="true"/>
                <table:data-pilot-member table:name="6581" table:display="true" table:show-details="true"/>
                <table:data-pilot-member table:name="6583" table:display="true" table:show-details="true"/>
                <table:data-pilot-member table:name="6585" table:display="true" table:show-details="true"/>
                <table:data-pilot-member table:name="6587" table:display="true" table:show-details="true"/>
                <table:data-pilot-member table:name="6588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1" table:display="true" table:show-details="true"/>
                <table:data-pilot-member table:name="6596" table:display="true" table:show-details="true"/>
                <table:data-pilot-member table:name="6597" table:display="true" table:show-details="true"/>
                <table:data-pilot-member table:name="6598" table:display="true" table:show-details="true"/>
                <table:data-pilot-member table:name="6601" table:display="true" table:show-details="true"/>
                <table:data-pilot-member table:name="6603" table:display="true" table:show-details="true"/>
                <table:data-pilot-member table:name="6604" table:display="true" table:show-details="true"/>
                <table:data-pilot-member table:name="6605" table:display="true" table:show-details="true"/>
                <table:data-pilot-member table:name="6611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24" table:display="true" table:show-details="true"/>
                <table:data-pilot-member table:name="6625" table:display="true" table:show-details="true"/>
                <table:data-pilot-member table:name="6628" table:display="true" table:show-details="true"/>
                <table:data-pilot-member table:name="6630" table:display="true" table:show-details="true"/>
                <table:data-pilot-member table:name="6632" table:display="true" table:show-details="true"/>
                <table:data-pilot-member table:name="6635" table:display="true" table:show-details="true"/>
                <table:data-pilot-member table:name="6636" table:display="true" table:show-details="true"/>
                <table:data-pilot-member table:name="6637" table:display="true" table:show-details="true"/>
                <table:data-pilot-member table:name="6640" table:display="true" table:show-details="true"/>
                <table:data-pilot-member table:name="6641" table:display="true" table:show-details="true"/>
                <table:data-pilot-member table:name="6642" table:display="true" table:show-details="true"/>
                <table:data-pilot-member table:name="6643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48" table:display="true" table:show-details="true"/>
                <table:data-pilot-member table:name="6649" table:display="true" table:show-details="true"/>
                <table:data-pilot-member table:name="6650" table:display="true" table:show-details="true"/>
                <table:data-pilot-member table:name="6652" table:display="true" table:show-details="true"/>
                <table:data-pilot-member table:name="6655" table:display="true" table:show-details="true"/>
                <table:data-pilot-member table:name="6657" table:display="true" table:show-details="true"/>
                <table:data-pilot-member table:name="6658" table:display="true" table:show-details="true"/>
                <table:data-pilot-member table:name="6659" table:display="true" table:show-details="true"/>
                <table:data-pilot-member table:name="6660" table:display="true" table:show-details="true"/>
                <table:data-pilot-member table:name="6661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673" table:display="true" table:show-details="true"/>
                <table:data-pilot-member table:name="6683" table:display="true" table:show-details="true"/>
                <table:data-pilot-member table:name="6684" table:display="true" table:show-details="true"/>
                <table:data-pilot-member table:name="6687" table:display="true" table:show-details="true"/>
                <table:data-pilot-member table:name="6688" table:display="true" table:show-details="true"/>
                <table:data-pilot-member table:name="6690" table:display="true" table:show-details="true"/>
                <table:data-pilot-member table:name="6693" table:display="true" table:show-details="true"/>
                <table:data-pilot-member table:name="6694" table:display="true" table:show-details="true"/>
                <table:data-pilot-member table:name="6697" table:display="true" table:show-details="true"/>
                <table:data-pilot-member table:name="6700" table:display="true" table:show-details="true"/>
                <table:data-pilot-member table:name="6705" table:display="true" table:show-details="true"/>
                <table:data-pilot-member table:name="6706" table:display="true" table:show-details="true"/>
                <table:data-pilot-member table:name="6712" table:display="true" table:show-details="true"/>
                <table:data-pilot-member table:name="6717" table:display="true" table:show-details="true"/>
                <table:data-pilot-member table:name="6725" table:display="true" table:show-details="true"/>
                <table:data-pilot-member table:name="6730" table:display="true" table:show-details="true"/>
                <table:data-pilot-member table:name="6735" table:display="true" table:show-details="true"/>
                <table:data-pilot-member table:name="6739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52" table:display="true" table:show-details="true"/>
                <table:data-pilot-member table:name="6758" table:display="true" table:show-details="true"/>
                <table:data-pilot-member table:name="6766" table:display="true" table:show-details="true"/>
                <table:data-pilot-member table:name="6768" table:display="true" table:show-details="true"/>
                <table:data-pilot-member table:name="6778" table:display="true" table:show-details="true"/>
                <table:data-pilot-member table:name="6782" table:display="true" table:show-details="true"/>
                <table:data-pilot-member table:name="6796" table:display="true" table:show-details="true"/>
                <table:data-pilot-member table:name="6797" table:display="true" table:show-details="true"/>
                <table:data-pilot-member table:name="6801" table:display="true" table:show-details="true"/>
                <table:data-pilot-member table:name="6813" table:display="true" table:show-details="true"/>
                <table:data-pilot-member table:name="6819" table:display="true" table:show-details="true"/>
                <table:data-pilot-member table:name="6822" table:display="true" table:show-details="true"/>
                <table:data-pilot-member table:name="6825" table:display="true" table:show-details="true"/>
                <table:data-pilot-member table:name="6829" table:display="true" table:show-details="true"/>
                <table:data-pilot-member table:name="6831" table:display="true" table:show-details="true"/>
                <table:data-pilot-member table:name="6838" table:display="true" table:show-details="true"/>
                <table:data-pilot-member table:name="6843" table:display="true" table:show-details="true"/>
                <table:data-pilot-member table:name="6848" table:display="true" table:show-details="true"/>
                <table:data-pilot-member table:name="6851" table:display="true" table:show-details="true"/>
                <table:data-pilot-member table:name="6856" table:display="true" table:show-details="true"/>
                <table:data-pilot-member table:name="6891" table:display="true" table:show-details="true"/>
                <table:data-pilot-member table:name="6914" table:display="true" table:show-details="true"/>
                <table:data-pilot-member table:name="6917" table:display="true" table:show-details="true"/>
                <table:data-pilot-member table:name="6919" table:display="true" table:show-details="true"/>
                <table:data-pilot-member table:name="6944" table:display="true" table:show-details="true"/>
                <table:data-pilot-member table:name="6960" table:display="true" table:show-details="true"/>
                <table:data-pilot-member table:name="6967" table:display="true" table:show-details="true"/>
                <table:data-pilot-member table:name="6986" table:display="true" table:show-details="true"/>
                <table:data-pilot-member table:name="7014" table:display="true" table:show-details="true"/>
                <table:data-pilot-member table:name=" DeltaEn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9T19:02:59.661465353</dc:date>
    <meta:editing-duration>PT3M16S</meta:editing-duration>
    <meta:editing-cycles>1</meta:editing-cycles>
    <meta:document-statistic meta:table-count="2" meta:cell-count="13350" meta:object-count="1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52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scatter" chart:style-name="ch1">
        <chart:legend chart:legend-position="end" svg:x="12.617cm" svg:y="2.951cm" style:legend-expansion="high" chart:style-name="ch2"/>
        <chart:plot-area chart:style-name="ch3" table:cell-range-address="PivotChart" chart:data-source-has-labels="column" svg:x="0.319cm" svg:y="0.18cm" svg:width="11.979cm" svg:height="7.745cm">
          <chart:coordinate-region svg:x="1.311cm" svg:y="0.379cm" svg:width="10.615cm" svg:height="6.899cm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scatter">
            <chart:regression-curve chart:style-name="ch8"/>
            <chart:data-point chart:repeated="19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2023</text:p>
                <draw:g>
                  <svg:desc>PT@categories</svg:desc>
                </draw:g>
              </table:table-cell>
              <table:table-cell office:value-type="float" office:value="6406">
                <text:p>6406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99070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304448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308990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313031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316739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320212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323519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string">
                <text:p>326692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329731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string">
                <text:p>341789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34883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354214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358756</text:p>
              </table:table-cell>
              <table:table-cell office:value-type="float" office:value="6543">
                <text:p>6543</text:p>
              </table:table-cell>
            </table:table-row>
            <table:table-row>
              <table:table-cell office:value-type="string">
                <text:p>362797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366505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369978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373285</text:p>
              </table:table-cell>
              <table:table-cell office:value-type="float" office:value="6661">
                <text:p>6661</text:p>
              </table:table-cell>
            </table:table-row>
            <table:table-row>
              <table:table-cell office:value-type="string">
                <text:p>376425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79464</text:p>
              </table:table-cell>
              <table:table-cell office:value-type="float" office:value="6914">
                <text:p>6914</text:p>
              </table:table-cell>
            </table:table-row>
            <table:table-row>
              <table:table-cell office:value-type="string">
                <text:p>391521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398569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403946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408489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412530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416237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419711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423018</text:p>
              </table:table-cell>
              <table:table-cell office:value-type="float" office:value="6717">
                <text:p>6717</text:p>
              </table:table-cell>
            </table:table-row>
            <table:table-row>
              <table:table-cell office:value-type="string">
                <text:p>426191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429230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441287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448335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453712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458255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462296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466003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469477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472784</text:p>
              </table:table-cell>
              <table:table-cell office:value-type="float" office:value="6829">
                <text:p>6829</text:p>
              </table:table-cell>
            </table:table-row>
            <table:table-row>
              <table:table-cell office:value-type="string">
                <text:p>475957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478996</text:p>
              </table:table-cell>
              <table:table-cell office:value-type="float" office:value="6801">
                <text:p>6801</text:p>
              </table:table-cell>
            </table:table-row>
            <table:table-row>
              <table:table-cell office:value-type="string">
                <text:p>491053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498101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503478</text:p>
              </table:table-cell>
              <table:table-cell office:value-type="float" office:value="6509">
                <text:p>6509</text:p>
              </table:table-cell>
            </table:table-row>
            <table:table-row>
              <table:table-cell office:value-type="string">
                <text:p>508021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512062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515769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519243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522550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525723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52876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540819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547867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553244</text:p>
              </table:table-cell>
              <table:table-cell office:value-type="float" office:value="6506">
                <text:p>6506</text:p>
              </table:table-cell>
            </table:table-row>
            <table:table-row>
              <table:table-cell office:value-type="string">
                <text:p>557787</text:p>
              </table:table-cell>
              <table:table-cell office:value-type="float" office:value="6514">
                <text:p>6514</text:p>
              </table:table-cell>
            </table:table-row>
            <table:table-row>
              <table:table-cell office:value-type="string">
                <text:p>561828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565535</text:p>
              </table:table-cell>
              <table:table-cell office:value-type="float" office:value="6641">
                <text:p>6641</text:p>
              </table:table-cell>
            </table:table-row>
            <table:table-row>
              <table:table-cell office:value-type="string">
                <text:p>569009</text:p>
              </table:table-cell>
              <table:table-cell office:value-type="float" office:value="6443">
                <text:p>6443</text:p>
              </table:table-cell>
            </table:table-row>
            <table:table-row>
              <table:table-cell office:value-type="string">
                <text:p>572316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575489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578528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590585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597633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60301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607553</text:p>
              </table:table-cell>
              <table:table-cell office:value-type="float" office:value="6414">
                <text:p>6414</text:p>
              </table:table-cell>
            </table:table-row>
            <table:table-row>
              <table:table-cell office:value-type="string">
                <text:p>611594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615301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618775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622082</text:p>
              </table:table-cell>
              <table:table-cell office:value-type="float" office:value="6566">
                <text:p>6566</text:p>
              </table:table-cell>
            </table:table-row>
            <table:table-row>
              <table:table-cell office:value-type="string">
                <text:p>625288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628294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640318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647365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652743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657285</text:p>
              </table:table-cell>
              <table:table-cell office:value-type="float" office:value="6429">
                <text:p>6429</text:p>
              </table:table-cell>
            </table:table-row>
            <table:table-row>
              <table:table-cell office:value-type="string">
                <text:p>661293</text:p>
              </table:table-cell>
              <table:table-cell office:value-type="float" office:value="6567">
                <text:p>6567</text:p>
              </table:table-cell>
            </table:table-row>
            <table:table-row>
              <table:table-cell office:value-type="string">
                <text:p>664967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668441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671747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string">
                <text:p>674920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677960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690017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697065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702442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706984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711026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714733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718207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721513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724686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727726</text:p>
              </table:table-cell>
              <table:table-cell office:value-type="float" office:value="6967">
                <text:p>6967</text:p>
              </table:table-cell>
            </table:table-row>
            <table:table-row>
              <table:table-cell office:value-type="string">
                <text:p>739783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746831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752208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75675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760792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764499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767973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771279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774419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777458</text:p>
              </table:table-cell>
              <table:table-cell office:value-type="float" office:value="6782">
                <text:p>6782</text:p>
              </table:table-cell>
            </table:table-row>
            <table:table-row>
              <table:table-cell office:value-type="string">
                <text:p>789516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796563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801941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806483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810524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814232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817705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821012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824185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827224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83928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846296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851673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856216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860257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863964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867438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870745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873918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876957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889014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896062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901439</text:p>
              </table:table-cell>
              <table:table-cell office:value-type="float" office:value="6405">
                <text:p>6405</text:p>
              </table:table-cell>
            </table:table-row>
            <table:table-row>
              <table:table-cell office:value-type="string">
                <text:p>905982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910023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913730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917204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920511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923684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926723</text:p>
              </table:table-cell>
              <table:table-cell office:value-type="float" office:value="6838">
                <text:p>6838</text:p>
              </table:table-cell>
            </table:table-row>
            <table:table-row>
              <table:table-cell office:value-type="string">
                <text:p>938814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945861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951239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955781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959822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963530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967003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970310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string">
                <text:p>973483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976522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988580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995627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1001005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1005547</text:p>
              </table:table-cell>
              <table:table-cell office:value-type="float" office:value="6396">
                <text:p>6396</text:p>
              </table:table-cell>
            </table:table-row>
            <table:table-row>
              <table:table-cell office:value-type="string">
                <text:p>1009588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1013296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1016736</text:p>
              </table:table-cell>
              <table:table-cell office:value-type="float" office:value="6459">
                <text:p>6459</text:p>
              </table:table-cell>
            </table:table-row>
            <table:table-row>
              <table:table-cell office:value-type="string">
                <text:p>1020043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1023216</text:p>
              </table:table-cell>
              <table:table-cell office:value-type="float" office:value="6647">
                <text:p>6647</text:p>
              </table:table-cell>
            </table:table-row>
            <table:table-row>
              <table:table-cell office:value-type="string">
                <text:p>1026255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038312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1045360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050737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1055280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string">
                <text:p>1059288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062962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1066435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1069742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1072915</text:p>
              </table:table-cell>
              <table:table-cell office:value-type="float" office:value="6663">
                <text:p>6663</text:p>
              </table:table-cell>
            </table:table-row>
            <table:table-row>
              <table:table-cell office:value-type="string">
                <text:p>1075954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088012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1095059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1100436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1104979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1109020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string">
                <text:p>1112728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string">
                <text:p>1116201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1119508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1122681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125720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1137778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144825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1150202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1154745</text:p>
              </table:table-cell>
              <table:table-cell office:value-type="float" office:value="6652">
                <text:p>6652</text:p>
              </table:table-cell>
            </table:table-row>
            <table:table-row>
              <table:table-cell office:value-type="string">
                <text:p>1158786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162494</text:p>
              </table:table-cell>
              <table:table-cell office:value-type="float" office:value="6597">
                <text:p>6597</text:p>
              </table:table-cell>
            </table:table-row>
            <table:table-row>
              <table:table-cell office:value-type="string">
                <text:p>1165967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169274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1172413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1175453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1187510</text:p>
              </table:table-cell>
              <table:table-cell office:value-type="float" office:value="6344">
                <text:p>6344</text:p>
              </table:table-cell>
            </table:table-row>
            <table:table-row>
              <table:table-cell office:value-type="string">
                <text:p>1194558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1199935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1204477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1208519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1212226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string">
                <text:p>1215700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1219006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222179</text:p>
              </table:table-cell>
              <table:table-cell office:value-type="float" office:value="6527">
                <text:p>6527</text:p>
              </table:table-cell>
            </table:table-row>
            <table:table-row>
              <table:table-cell office:value-type="string">
                <text:p>1225219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1237276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1244290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1249634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string">
                <text:p>1254177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258218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1261925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265399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1268706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1271879</text:p>
              </table:table-cell>
              <table:table-cell office:value-type="float" office:value="6658">
                <text:p>6658</text:p>
              </table:table-cell>
            </table:table-row>
            <table:table-row>
              <table:table-cell office:value-type="string">
                <text:p>1274918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1286975</text:p>
              </table:table-cell>
              <table:table-cell office:value-type="float" office:value="6205">
                <text:p>6205</text:p>
              </table:table-cell>
            </table:table-row>
            <table:table-row>
              <table:table-cell office:value-type="string">
                <text:p>1294023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299400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1303943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1307984</text:p>
              </table:table-cell>
              <table:table-cell office:value-type="float" office:value="6457">
                <text:p>6457</text:p>
              </table:table-cell>
            </table:table-row>
            <table:table-row>
              <table:table-cell office:value-type="string">
                <text:p>1311691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315165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131847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321645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324684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1336741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1343789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349166</text:p>
              </table:table-cell>
              <table:table-cell office:value-type="float" office:value="6371">
                <text:p>6371</text:p>
              </table:table-cell>
            </table:table-row>
            <table:table-row>
              <table:table-cell office:value-type="string">
                <text:p>1353709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1357750</text:p>
              </table:table-cell>
              <table:table-cell office:value-type="float" office:value="6577">
                <text:p>6577</text:p>
              </table:table-cell>
            </table:table-row>
            <table:table-row>
              <table:table-cell office:value-type="string">
                <text:p>1361457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1364931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368238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1371411</text:p>
              </table:table-cell>
              <table:table-cell office:value-type="float" office:value="6742">
                <text:p>6742</text:p>
              </table:table-cell>
            </table:table-row>
            <table:table-row>
              <table:table-cell office:value-type="string">
                <text:p>1374450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1386507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1393555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1398932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1403475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1407516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1411223</text:p>
              </table:table-cell>
              <table:table-cell office:value-type="float" office:value="6451">
                <text:p>6451</text:p>
              </table:table-cell>
            </table:table-row>
            <table:table-row>
              <table:table-cell office:value-type="string">
                <text:p>1414697</text:p>
              </table:table-cell>
              <table:table-cell office:value-type="float" office:value="6449">
                <text:p>6449</text:p>
              </table:table-cell>
            </table:table-row>
            <table:table-row>
              <table:table-cell office:value-type="string">
                <text:p>1418004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1421177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1424216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1436273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1443287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448631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1453174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1457215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1460923</text:p>
              </table:table-cell>
              <table:table-cell office:value-type="float" office:value="6419">
                <text:p>6419</text:p>
              </table:table-cell>
            </table:table-row>
            <table:table-row>
              <table:table-cell office:value-type="string">
                <text:p>1464396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1467703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1470876</text:p>
              </table:table-cell>
              <table:table-cell office:value-type="float" office:value="6565">
                <text:p>6565</text:p>
              </table:table-cell>
            </table:table-row>
            <table:table-row>
              <table:table-cell office:value-type="string">
                <text:p>1473915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1485973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1493020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1498397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string">
                <text:p>1502940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1506981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1510689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1514196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1517502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1520675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1523715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535772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1542819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1548197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1552739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1556781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1560488</text:p>
              </table:table-cell>
              <table:table-cell office:value-type="float" office:value="6502">
                <text:p>6502</text:p>
              </table:table-cell>
            </table:table-row>
            <table:table-row>
              <table:table-cell office:value-type="string">
                <text:p>1563962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1567268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1570408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1573447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1585505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1592552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1597929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1602472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606513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610221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1613694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1617001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1620207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623247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1635304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1642385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1647762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1652305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1656346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1660053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1663527</text:p>
              </table:table-cell>
              <table:table-cell office:value-type="float" office:value="6282">
                <text:p>6282</text:p>
              </table:table-cell>
            </table:table-row>
            <table:table-row>
              <table:table-cell office:value-type="string">
                <text:p>1666834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1670007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1673046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1685103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692151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697528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1702071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1706112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1709819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1713293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1716566</text:p>
              </table:table-cell>
              <table:table-cell office:value-type="float" office:value="6387">
                <text:p>6387</text:p>
              </table:table-cell>
            </table:table-row>
            <table:table-row>
              <table:table-cell office:value-type="string">
                <text:p>1719739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1722779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1734836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1741883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1747261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1751803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1755845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string">
                <text:p>1759552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1763026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1766332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1769505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1772545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1784602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1791649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797027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1801569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1805611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1809318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1812792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1816098</text:p>
              </table:table-cell>
              <table:table-cell office:value-type="float" office:value="6659">
                <text:p>6659</text:p>
              </table:table-cell>
            </table:table-row>
            <table:table-row>
              <table:table-cell office:value-type="string">
                <text:p>1819271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1822277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1834301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1841349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1846726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1851268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1855276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1858950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1862424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1865731</text:p>
              </table:table-cell>
              <table:table-cell office:value-type="float" office:value="6489">
                <text:p>6489</text:p>
              </table:table-cell>
            </table:table-row>
            <table:table-row>
              <table:table-cell office:value-type="string">
                <text:p>1868904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871943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1884000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1891048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896425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1900968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1905009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190871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19121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915497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191867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1921709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1933766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1940814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946191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1950734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1954775</text:p>
              </table:table-cell>
              <table:table-cell office:value-type="float" office:value="6363">
                <text:p>6363</text:p>
              </table:table-cell>
            </table:table-row>
            <table:table-row>
              <table:table-cell office:value-type="string">
                <text:p>1958482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1961956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965263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968436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1971475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1983532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1990580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1995957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2000500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2004541</text:p>
              </table:table-cell>
              <table:table-cell office:value-type="float" office:value="6330">
                <text:p>6330</text:p>
              </table:table-cell>
            </table:table-row>
            <table:table-row>
              <table:table-cell office:value-type="string">
                <text:p>2008248</text:p>
              </table:table-cell>
              <table:table-cell office:value-type="float" office:value="6339">
                <text:p>6339</text:p>
              </table:table-cell>
            </table:table-row>
            <table:table-row>
              <table:table-cell office:value-type="string">
                <text:p>2011722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2015029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2018202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2021241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2033298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2040312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204569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2050232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2054274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2057948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2061421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2064728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2067901</text:p>
              </table:table-cell>
              <table:table-cell office:value-type="float" office:value="6416">
                <text:p>6416</text:p>
              </table:table-cell>
            </table:table-row>
            <table:table-row>
              <table:table-cell office:value-type="string">
                <text:p>2070940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2082998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2090045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095422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2099965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2104006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107714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2111187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2114494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2117667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2120706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2132764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2139811</text:p>
              </table:table-cell>
              <table:table-cell office:value-type="float" office:value="6173">
                <text:p>6173</text:p>
              </table:table-cell>
            </table:table-row>
            <table:table-row>
              <table:table-cell office:value-type="string">
                <text:p>2145188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2149731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2153772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2157480</text:p>
              </table:table-cell>
              <table:table-cell office:value-type="float" office:value="6359">
                <text:p>6359</text:p>
              </table:table-cell>
            </table:table-row>
            <table:table-row>
              <table:table-cell office:value-type="string">
                <text:p>2160953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2164260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2167433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2170472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218253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2189577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2194954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2199497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2203538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string">
                <text:p>2207246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2210719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221402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2217199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2220238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2232296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2239343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224472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2249263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2253304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2257012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2260485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2263792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2266965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2270004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2282062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string">
                <text:p>2289109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2294486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2299029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230307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2306778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2310251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2313558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2316731</text:p>
              </table:table-cell>
              <table:table-cell office:value-type="float" office:value="6329">
                <text:p>6329</text:p>
              </table:table-cell>
            </table:table-row>
            <table:table-row>
              <table:table-cell office:value-type="string">
                <text:p>2319770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2331828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2338875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2344252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2348795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2352836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35654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2360017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2363324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string">
                <text:p>2366497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2369536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2381594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2388641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2394018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2398561</text:p>
              </table:table-cell>
              <table:table-cell office:value-type="float" office:value="6219">
                <text:p>6219</text:p>
              </table:table-cell>
            </table:table-row>
            <table:table-row>
              <table:table-cell office:value-type="string">
                <text:p>2402602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2406310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2409783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241309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2416263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2419302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2431360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2438407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2443784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2448327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2452368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245607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2459549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2462889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string">
                <text:p>2466062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2469102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2481159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2488206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2493584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2498126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2502168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2505875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2509349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2512655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2515828</text:p>
              </table:table-cell>
              <table:table-cell office:value-type="float" office:value="6598">
                <text:p>6598</text:p>
              </table:table-cell>
            </table:table-row>
            <table:table-row>
              <table:table-cell office:value-type="string">
                <text:p>2518868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2530925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2537972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2543350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2547892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2551934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2555641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2559115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2562421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2565594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2568634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2580691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2587738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2593116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2597658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2601700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2605407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2608881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2612187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2615360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string">
                <text:p>2618400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2630457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2637504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2642882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2647424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265146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2655173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2658647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2661953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2665126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2668166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2680223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2687270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2692614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2697157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string">
                <text:p>2701198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270490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2708379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2711686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2714859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2717898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2729956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2737003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2742380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2746923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2750964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2754672</text:p>
              </table:table-cell>
              <table:table-cell office:value-type="float" office:value="6454">
                <text:p>6454</text:p>
              </table:table-cell>
            </table:table-row>
            <table:table-row>
              <table:table-cell office:value-type="string">
                <text:p>2758145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2761452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2764625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2767664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2779722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2786769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2792146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2796689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2800730</text:p>
              </table:table-cell>
              <table:table-cell office:value-type="float" office:value="6262">
                <text:p>6262</text:p>
              </table:table-cell>
            </table:table-row>
            <table:table-row>
              <table:table-cell office:value-type="string">
                <text:p>2804438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2807911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281121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814391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2817430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2829488</text:p>
              </table:table-cell>
              <table:table-cell office:value-type="float" office:value="6142">
                <text:p>6142</text:p>
              </table:table-cell>
            </table:table-row>
            <table:table-row>
              <table:table-cell office:value-type="string">
                <text:p>2836535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2841912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2846455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string">
                <text:p>2850496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2854204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2857777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2861084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2864257</text:p>
              </table:table-cell>
              <table:table-cell office:value-type="float" office:value="6381">
                <text:p>6381</text:p>
              </table:table-cell>
            </table:table-row>
            <table:table-row>
              <table:table-cell office:value-type="string">
                <text:p>2867296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2879354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2886401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2891779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896321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900362</text:p>
              </table:table-cell>
              <table:table-cell office:value-type="float" office:value="6343">
                <text:p>6343</text:p>
              </table:table-cell>
            </table:table-row>
            <table:table-row>
              <table:table-cell office:value-type="string">
                <text:p>2904070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2907543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2910850</text:p>
              </table:table-cell>
              <table:table-cell office:value-type="float" office:value="6235">
                <text:p>6235</text:p>
              </table:table-cell>
            </table:table-row>
            <table:table-row>
              <table:table-cell office:value-type="string">
                <text:p>2914023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2917062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2929120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2936167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2941545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2946087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2950128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2953836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2957309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2960616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2963789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string">
                <text:p>2966828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string">
                <text:p>297888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2985933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299131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2995853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2999894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3003602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007075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3010382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3013555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3016594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3028652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3035699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3041077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3045619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304966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3053368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3056841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3060148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3063321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3066360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3078418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3085465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3090843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3095385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3099426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3103134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3106607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3109914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3113087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3116126</text:p>
              </table:table-cell>
              <table:table-cell office:value-type="float" office:value="6569">
                <text:p>6569</text:p>
              </table:table-cell>
            </table:table-row>
            <table:table-row>
              <table:table-cell office:value-type="string">
                <text:p>3128184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3135231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3140609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3145151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149192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315290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3156373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3159680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3162853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3165892</text:p>
              </table:table-cell>
              <table:table-cell office:value-type="float" office:value="6635">
                <text:p>6635</text:p>
              </table:table-cell>
            </table:table-row>
            <table:table-row>
              <table:table-cell office:value-type="string">
                <text:p>317795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3184997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3190375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3194917</text:p>
              </table:table-cell>
              <table:table-cell office:value-type="float" office:value="6184">
                <text:p>6184</text:p>
              </table:table-cell>
            </table:table-row>
            <table:table-row>
              <table:table-cell office:value-type="string">
                <text:p>3198958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202666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3206139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3209446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3212619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3215658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3227716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3234763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3240141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3244683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248724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3252432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3255905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3259212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3262385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3265424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327748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3284529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3289907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3294449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3298490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302198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3305671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string">
                <text:p>3308978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331215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3315190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332724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3334295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3339639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3344182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348223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3351930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3355404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3358711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3361884</text:p>
              </table:table-cell>
              <table:table-cell office:value-type="float" office:value="6222">
                <text:p>6222</text:p>
              </table:table-cell>
            </table:table-row>
            <table:table-row>
              <table:table-cell office:value-type="string">
                <text:p>3364923</text:p>
              </table:table-cell>
              <table:table-cell office:value-type="float" office:value="6437">
                <text:p>6437</text:p>
              </table:table-cell>
            </table:table-row>
            <table:table-row>
              <table:table-cell office:value-type="string">
                <text:p>3376980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3384028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3389405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3393948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3397989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3401696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3405170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3408477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3411650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string">
                <text:p>3414689</text:p>
              </table:table-cell>
              <table:table-cell office:value-type="float" office:value="6431">
                <text:p>6431</text:p>
              </table:table-cell>
            </table:table-row>
            <table:table-row>
              <table:table-cell office:value-type="string">
                <text:p>3426746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3433794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3439171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3443747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3447822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3451529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3455003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3458309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3461482</text:p>
              </table:table-cell>
              <table:table-cell office:value-type="float" office:value="6526">
                <text:p>6526</text:p>
              </table:table-cell>
            </table:table-row>
            <table:table-row>
              <table:table-cell office:value-type="string">
                <text:p>3464522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3476579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3483627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3489004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3493546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string">
                <text:p>3497588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3501295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3504769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3508075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3511248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3514288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352631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3533359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3538737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3543279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3547287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3550961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3554435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3557741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3560914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string">
                <text:p>3563954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3576011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3583058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3588436</text:p>
              </table:table-cell>
              <table:table-cell office:value-type="float" office:value="6176">
                <text:p>6176</text:p>
              </table:table-cell>
            </table:table-row>
            <table:table-row>
              <table:table-cell office:value-type="string">
                <text:p>3592978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597020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3600727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3604201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3607507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3610680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3613720</text:p>
              </table:table-cell>
              <table:table-cell office:value-type="float" office:value="6315">
                <text:p>6315</text:p>
              </table:table-cell>
            </table:table-row>
            <table:table-row>
              <table:table-cell office:value-type="string">
                <text:p>3625777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3632824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3638202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3642744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3646819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3650526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3654000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3657307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3660480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3663519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3675576</text:p>
              </table:table-cell>
              <table:table-cell office:value-type="float" office:value="6033">
                <text:p>6033</text:p>
              </table:table-cell>
            </table:table-row>
            <table:table-row>
              <table:table-cell office:value-type="string">
                <text:p>3682624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3688001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36925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3696585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3700292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3703733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3707039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3710212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3713252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725309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string">
                <text:p>3732356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3737734</text:p>
              </table:table-cell>
              <table:table-cell office:value-type="float" office:value="6177">
                <text:p>6177</text:p>
              </table:table-cell>
            </table:table-row>
            <table:table-row>
              <table:table-cell office:value-type="string">
                <text:p>3742276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3746284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3749958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375343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3756738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3759911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3762951</text:p>
              </table:table-cell>
              <table:table-cell office:value-type="float" office:value="6351">
                <text:p>6351</text:p>
              </table:table-cell>
            </table:table-row>
            <table:table-row>
              <table:table-cell office:value-type="string">
                <text:p>3775008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3782056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3787433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3791975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3796017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3799724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3803198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3806504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3809677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3812717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3824774</text:p>
              </table:table-cell>
              <table:table-cell office:value-type="float" office:value="6073">
                <text:p>6073</text:p>
              </table:table-cell>
            </table:table-row>
            <table:table-row>
              <table:table-cell office:value-type="string">
                <text:p>3831822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3837199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3841741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3845783</text:p>
              </table:table-cell>
              <table:table-cell office:value-type="float" office:value="6210">
                <text:p>6210</text:p>
              </table:table-cell>
            </table:table-row>
            <table:table-row>
              <table:table-cell office:value-type="string">
                <text:p>3849490</text:p>
              </table:table-cell>
              <table:table-cell office:value-type="float" office:value="6097">
                <text:p>6097</text:p>
              </table:table-cell>
            </table:table-row>
            <table:table-row>
              <table:table-cell office:value-type="string">
                <text:p>3852964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3856270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3859410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3862449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3874507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3881554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3886932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3891474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3895515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3899223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3902696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3906003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3909176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3912215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3924273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3931287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3936631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3941173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3945215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3948922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3952396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3955702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3958875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3961915</text:p>
              </table:table-cell>
              <table:table-cell office:value-type="float" office:value="6354">
                <text:p>6354</text:p>
              </table:table-cell>
            </table:table-row>
            <table:table-row>
              <table:table-cell office:value-type="string">
                <text:p>3973972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3981019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3986397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3990939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3994981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3998688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4002162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4005468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4008641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4011681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4023738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4030785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4036163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4040705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4044747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4048454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051928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4055234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405840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4061447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4073504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4080551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408592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4090471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4094513</text:p>
              </table:table-cell>
              <table:table-cell office:value-type="float" office:value="6146">
                <text:p>6146</text:p>
              </table:table-cell>
            </table:table-row>
            <table:table-row>
              <table:table-cell office:value-type="string">
                <text:p>4098220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4101694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4105000</text:p>
              </table:table-cell>
              <table:table-cell office:value-type="float" office:value="6327">
                <text:p>6327</text:p>
              </table:table-cell>
            </table:table-row>
            <table:table-row>
              <table:table-cell office:value-type="string">
                <text:p>4108173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4111213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41232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4130284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4135628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414017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4144212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4147919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4151393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4154699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4157872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4160912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417296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4180017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4185394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4189936</text:p>
              </table:table-cell>
              <table:table-cell office:value-type="float" office:value="6049">
                <text:p>6049</text:p>
              </table:table-cell>
            </table:table-row>
            <table:table-row>
              <table:table-cell office:value-type="string">
                <text:p>4193978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string">
                <text:p>4197685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4201159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4204465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4207638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4210678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4222735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4229783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4235160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4239702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4243744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4247451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4250925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4254231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4257404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4260444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4272501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4279549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4284926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4289468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4293510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4297217</text:p>
              </table:table-cell>
              <table:table-cell office:value-type="float" office:value="6091">
                <text:p>6091</text:p>
              </table:table-cell>
            </table:table-row>
            <table:table-row>
              <table:table-cell office:value-type="string">
                <text:p>4300691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430399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4307170</text:p>
              </table:table-cell>
              <table:table-cell office:value-type="float" office:value="6342">
                <text:p>6342</text:p>
              </table:table-cell>
            </table:table-row>
            <table:table-row>
              <table:table-cell office:value-type="string">
                <text:p>4310210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432226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4329281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4334625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4339168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4343209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4346916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4350390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4353697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435687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4359909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4371966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4379014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4384391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4388934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4392975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4396682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4400156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4403463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4406636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4409675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4421732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442878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4434157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4438700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4442741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4446448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4449922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4453229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>
                <text:p>4456402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4459441</text:p>
              </table:table-cell>
              <table:table-cell office:value-type="float" office:value="6382">
                <text:p>6382</text:p>
              </table:table-cell>
            </table:table-row>
            <table:table-row>
              <table:table-cell office:value-type="string">
                <text:p>4471498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4478546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4483923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4488466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4492507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4496214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449968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4502995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4506168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4509207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4521264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4528312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4533689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4538232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4542273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4545947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4549421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4552727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4555900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4558940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4570997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4578044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4583422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4587964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4592006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4595713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4599187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4602493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4605666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4608706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4620763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4627810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4633188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4637730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4641772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4645479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4648953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4652259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>4655432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4658472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4670529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467757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682954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4687496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4691538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4695245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4698719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4702025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4705198</text:p>
              </table:table-cell>
              <table:table-cell office:value-type="float" office:value="6229">
                <text:p>6229</text:p>
              </table:table-cell>
            </table:table-row>
            <table:table-row>
              <table:table-cell office:value-type="string">
                <text:p>4708238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4720295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4727309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4732686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4737229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4741270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4744944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4748418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4751724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754897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4757937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4769994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4777042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4782419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4786961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4791003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4794710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4798184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string">
                <text:p>480149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4805031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4808070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string">
                <text:p>4820128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4827175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4832552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4837095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4841136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4844844</text:p>
              </table:table-cell>
              <table:table-cell office:value-type="float" office:value="6189">
                <text:p>6189</text:p>
              </table:table-cell>
            </table:table-row>
            <table:table-row>
              <table:table-cell office:value-type="string">
                <text:p>4848317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4851624</text:p>
              </table:table-cell>
              <table:table-cell office:value-type="float" office:value="6148">
                <text:p>6148</text:p>
              </table:table-cell>
            </table:table-row>
            <table:table-row>
              <table:table-cell office:value-type="string">
                <text:p>4854797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4857836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4869894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4876941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4882318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4886861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4890902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4894610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4898083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4901390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4904563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4907602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4919660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4926707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4932084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4936627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4940668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4944376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4947849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4951156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4954329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4957368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4969426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497647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98185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4986393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4990434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4994142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4997615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5000922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5004095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5007134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5019192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5026239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5031616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5036159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5040200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5043908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5047381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5050688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5053861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5056900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5068958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5076005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5081382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5085925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5089966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093674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5097147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5100454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5103627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5106666</text:p>
              </table:table-cell>
              <table:table-cell office:value-type="float" office:value="6242">
                <text:p>6242</text:p>
              </table:table-cell>
            </table:table-row>
            <table:table-row>
              <table:table-cell office:value-type="string">
                <text:p>5118724</text:p>
              </table:table-cell>
              <table:table-cell office:value-type="float" office:value="5875">
                <text:p>5875</text:p>
              </table:table-cell>
            </table:table-row>
            <table:table-row>
              <table:table-cell office:value-type="string">
                <text:p>5125771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5131148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5135691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5139732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5143440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5146913</text:p>
              </table:table-cell>
              <table:table-cell office:value-type="float" office:value="5775">
                <text:p>5775</text:p>
              </table:table-cell>
            </table:table-row>
            <table:table-row>
              <table:table-cell office:value-type="string">
                <text:p>5150220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5153393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5156432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5168490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5175537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5180914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518545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189498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5193206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5196679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5199986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5203159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5206198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5218256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5225303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string">
                <text:p>5230680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5235223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5239264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5242972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5246445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5249752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5252925</text:p>
              </table:table-cell>
              <table:table-cell office:value-type="float" office:value="6314">
                <text:p>6314</text:p>
              </table:table-cell>
            </table:table-row>
            <table:table-row>
              <table:table-cell office:value-type="string">
                <text:p>5255964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5268022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5275069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528044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5284989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5289030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5292738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5296211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5299518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5302691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5305730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5317788</text:p>
              </table:table-cell>
              <table:table-cell office:value-type="float" office:value="5939">
                <text:p>5939</text:p>
              </table:table-cell>
            </table:table-row>
            <table:table-row>
              <table:table-cell office:value-type="string">
                <text:p>532483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5330212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5334755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5338796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5342504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5345977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5349284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5352423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5355463</text:p>
              </table:table-cell>
              <table:table-cell office:value-type="float" office:value="6241">
                <text:p>6241</text:p>
              </table:table-cell>
            </table:table-row>
            <table:table-row>
              <table:table-cell office:value-type="string">
                <text:p>5367520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5374568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5379945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5384487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5388529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539223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395710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5399016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5402189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5405229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5417286</text:p>
              </table:table-cell>
              <table:table-cell office:value-type="float" office:value="6015">
                <text:p>6015</text:p>
              </table:table-cell>
            </table:table-row>
            <table:table-row>
              <table:table-cell office:value-type="string">
                <text:p>5424300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5429678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5434220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5438261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441969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5445442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5448749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5451922</text:p>
              </table:table-cell>
              <table:table-cell office:value-type="float" office:value="6316">
                <text:p>6316</text:p>
              </table:table-cell>
            </table:table-row>
            <table:table-row>
              <table:table-cell office:value-type="string">
                <text:p>5454961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5467019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5474066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5479444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5483986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5488027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5491735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5495208</text:p>
              </table:table-cell>
              <table:table-cell office:value-type="float" office:value="5941">
                <text:p>5941</text:p>
              </table:table-cell>
            </table:table-row>
            <table:table-row>
              <table:table-cell office:value-type="string">
                <text:p>5498515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5501688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5504727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5516785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5523832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552921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5533752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5537793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5541501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5544974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5548281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5551421</text:p>
              </table:table-cell>
              <table:table-cell office:value-type="float" office:value="6232">
                <text:p>6232</text:p>
              </table:table-cell>
            </table:table-row>
            <table:table-row>
              <table:table-cell office:value-type="string">
                <text:p>555446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5566517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5573565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5578942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5583485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558752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5591233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5594707</text:p>
              </table:table-cell>
              <table:table-cell office:value-type="float" office:value="6115">
                <text:p>6115</text:p>
              </table:table-cell>
            </table:table-row>
            <table:table-row>
              <table:table-cell office:value-type="string">
                <text:p>5598014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5601187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5604226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string">
                <text:p>5616283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5623297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562864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5633184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5637225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5640933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5644406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5647713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5650886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5653925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5665983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5673030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5678407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5682950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5686991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5690699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5694172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5697479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5700652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5703691</text:p>
              </table:table-cell>
              <table:table-cell office:value-type="float" office:value="6217">
                <text:p>6217</text:p>
              </table:table-cell>
            </table:table-row>
            <table:table-row>
              <table:table-cell office:value-type="string">
                <text:p>5715749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5722796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5728173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5732716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5736757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5740465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5743938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5747245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575041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5753457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5765515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5772562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5777939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5782482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5786523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5790231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5793704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5797011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5800184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5803223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815281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5822295</text:p>
              </table:table-cell>
              <table:table-cell office:value-type="float" office:value="5881">
                <text:p>5881</text:p>
              </table:table-cell>
            </table:table-row>
            <table:table-row>
              <table:table-cell office:value-type="string">
                <text:p>5827639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5832181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5836222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5839930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843403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5846710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5849883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5852922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5864980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5872027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5877405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5881947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5885988</text:p>
              </table:table-cell>
              <table:table-cell office:value-type="float" office:value="6078">
                <text:p>6078</text:p>
              </table:table-cell>
            </table:table-row>
            <table:table-row>
              <table:table-cell office:value-type="string">
                <text:p>5889696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589316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5896476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5899649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5902688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5914746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5921793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5927171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5931713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5935754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5939462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5942935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5946242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949415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string">
                <text:p>5952454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5964512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5971559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5976937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5981479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5985520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598922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5992701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5996008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string">
                <text:p>5999181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>6002220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6014278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6021292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6026636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6031178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6035220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6038927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6042401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6045707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6048880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6051920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6063977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6071024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6076402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6080944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84986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6088693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6092167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6095473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6098646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6101686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6113743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6120790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6126168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613071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613475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6138459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6141933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6145239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6148412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6151452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6163509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617055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6175934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6180476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string">
                <text:p>6184518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6188225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6191699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6195005</text:p>
              </table:table-cell>
              <table:table-cell office:value-type="float" office:value="6031">
                <text:p>6031</text:p>
              </table:table-cell>
            </table:table-row>
            <table:table-row>
              <table:table-cell office:value-type="string">
                <text:p>6198178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6201218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6213275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6220289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6225633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string">
                <text:p>6230175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6234217</text:p>
              </table:table-cell>
              <table:table-cell office:value-type="float" office:value="6075">
                <text:p>6075</text:p>
              </table:table-cell>
            </table:table-row>
            <table:table-row>
              <table:table-cell office:value-type="string">
                <text:p>6237924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6241398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6244704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6247877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6250917</text:p>
              </table:table-cell>
              <table:table-cell office:value-type="float" office:value="6197">
                <text:p>6197</text:p>
              </table:table-cell>
            </table:table-row>
            <table:table-row>
              <table:table-cell office:value-type="string">
                <text:p>6262974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6270022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6275399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6279941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6283983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6287690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6291164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6294470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6297643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6300683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string">
                <text:p>6312740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6319788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6325165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6329707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6333749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6337456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6340930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6344236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6347409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6350449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6362506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string">
                <text:p>6369554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6374931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string">
                <text:p>6379473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6383515</text:p>
              </table:table-cell>
              <table:table-cell office:value-type="float" office:value="6041">
                <text:p>6041</text:p>
              </table:table-cell>
            </table:table-row>
            <table:table-row>
              <table:table-cell office:value-type="string">
                <text:p>6387222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6390696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6394002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6397175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string">
                <text:p>6400215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6412272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6419286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6424630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6429173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6433214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6436921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6440395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string">
                <text:p>6443702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6446875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6449914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6461971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6469019</text:p>
              </table:table-cell>
              <table:table-cell office:value-type="float" office:value="5943">
                <text:p>5943</text:p>
              </table:table-cell>
            </table:table-row>
            <table:table-row>
              <table:table-cell office:value-type="string">
                <text:p>6474396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6478939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6482980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6486687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6490161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6493468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string">
                <text:p>6496641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6499680</text:p>
              </table:table-cell>
              <table:table-cell office:value-type="float" office:value="6171">
                <text:p>6171</text:p>
              </table:table-cell>
            </table:table-row>
            <table:table-row>
              <table:table-cell office:value-type="string">
                <text:p>6511737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6518785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6524162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6528705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6532746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6536453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6539927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6543234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6546407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6549446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6561503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6568551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6573928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6578471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6582512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6586219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6589693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string">
                <text:p>6593000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6596173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6599212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6611269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6618283</text:p>
              </table:table-cell>
              <table:table-cell office:value-type="float" office:value="5924">
                <text:p>5924</text:p>
              </table:table-cell>
            </table:table-row>
            <table:table-row>
              <table:table-cell office:value-type="string">
                <text:p>6623627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6628170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6632211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6635919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6639392</text:p>
              </table:table-cell>
              <table:table-cell office:value-type="float" office:value="5954">
                <text:p>5954</text:p>
              </table:table-cell>
            </table:table-row>
            <table:table-row>
              <table:table-cell office:value-type="string">
                <text:p>6642699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6645872</text:p>
              </table:table-cell>
              <table:table-cell office:value-type="float" office:value="6064">
                <text:p>6064</text:p>
              </table:table-cell>
            </table:table-row>
            <table:table-row>
              <table:table-cell office:value-type="string">
                <text:p>6648911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string">
                <text:p>6660969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6668016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6673393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6677936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6681977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6685685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6689158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6692465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6695638</text:p>
              </table:table-cell>
              <table:table-cell office:value-type="float" office:value="6227">
                <text:p>6227</text:p>
              </table:table-cell>
            </table:table-row>
            <table:table-row>
              <table:table-cell office:value-type="string">
                <text:p>6698677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6710735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6717782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6723159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6727702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6731743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6735451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6738924</text:p>
              </table:table-cell>
              <table:table-cell office:value-type="float" office:value="5967">
                <text:p>5967</text:p>
              </table:table-cell>
            </table:table-row>
            <table:table-row>
              <table:table-cell office:value-type="string">
                <text:p>674223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6745404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6748443</text:p>
              </table:table-cell>
              <table:table-cell office:value-type="float" office:value="6087">
                <text:p>6087</text:p>
              </table:table-cell>
            </table:table-row>
            <table:table-row>
              <table:table-cell office:value-type="string">
                <text:p>6760501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6767548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6772925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6777468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6781509</text:p>
              </table:table-cell>
              <table:table-cell office:value-type="float" office:value="6084">
                <text:p>6084</text:p>
              </table:table-cell>
            </table:table-row>
            <table:table-row>
              <table:table-cell office:value-type="string">
                <text:p>678521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788690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6791997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6795170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6798209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681026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6817314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6822691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6827234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6831275</text:p>
              </table:table-cell>
              <table:table-cell office:value-type="float" office:value="5951">
                <text:p>5951</text:p>
              </table:table-cell>
            </table:table-row>
            <table:table-row>
              <table:table-cell office:value-type="string">
                <text:p>6834949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6838423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6841729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6844902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6847942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6859999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6867047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6872424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6876966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6881008</text:p>
              </table:table-cell>
              <table:table-cell office:value-type="float" office:value="6151">
                <text:p>6151</text:p>
              </table:table-cell>
            </table:table-row>
            <table:table-row>
              <table:table-cell office:value-type="string">
                <text:p>6884715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6888189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6891495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6894668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6897708</text:p>
              </table:table-cell>
              <table:table-cell office:value-type="float" office:value="6194">
                <text:p>6194</text:p>
              </table:table-cell>
            </table:table-row>
            <table:table-row>
              <table:table-cell office:value-type="string">
                <text:p>6909765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6916813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6922190</text:p>
              </table:table-cell>
              <table:table-cell office:value-type="float" office:value="5845">
                <text:p>5845</text:p>
              </table:table-cell>
            </table:table-row>
            <table:table-row>
              <table:table-cell office:value-type="string">
                <text:p>6926732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6930774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6934481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6937955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6941261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6944434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6947474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6959531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6966579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6971956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6976498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string">
                <text:p>6980540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6984247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6987721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6991027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string">
                <text:p>6994200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6997240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700929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7016345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7021722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7026264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7030306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7034013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7037487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7040793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7043966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7047006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7059063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7066111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7071488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7076030</text:p>
              </table:table-cell>
              <table:table-cell office:value-type="float" office:value="5842">
                <text:p>5842</text:p>
              </table:table-cell>
            </table:table-row>
            <table:table-row>
              <table:table-cell office:value-type="string">
                <text:p>7080072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7083779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7087253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7090559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09373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7096772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7108829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7115877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712125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7125796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7129838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7133545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7137019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7140325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7143498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7146538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7158595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7165676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7171053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7175596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7179637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7183345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7186818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7190125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7193298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7196337</text:p>
              </table:table-cell>
              <table:table-cell office:value-type="float" office:value="6059">
                <text:p>6059</text:p>
              </table:table-cell>
            </table:table-row>
            <table:table-row>
              <table:table-cell office:value-type="string">
                <text:p>7208395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7215442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7220819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string">
                <text:p>7225362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7229403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7233111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7236584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7239891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7243064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7246103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7258161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7265208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7270585</text:p>
              </table:table-cell>
              <table:table-cell office:value-type="float" office:value="5825">
                <text:p>5825</text:p>
              </table:table-cell>
            </table:table-row>
            <table:table-row>
              <table:table-cell office:value-type="string">
                <text:p>727512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279169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7474726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7481774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7487151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7491693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7495735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string">
                <text:p>7499442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7502916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7506222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7509395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7512435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7524492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753154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7536917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7541459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7545501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7549208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7552682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7555988</text:p>
              </table:table-cell>
              <table:table-cell office:value-type="float" office:value="6083">
                <text:p>6083</text:p>
              </table:table-cell>
            </table:table-row>
            <table:table-row>
              <table:table-cell office:value-type="string">
                <text:p>7559161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7562201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7574258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7581306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7586683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7591225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7595267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7598974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7602448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7605754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7608927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7611967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string">
                <text:p>7624024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7631072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7636449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7640991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7645033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7648740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7652214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string">
                <text:p>7655520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7658693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7661733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7673790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7680838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7686215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7690757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7694799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7698506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770198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7705286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7708426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7711465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7723523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string">
                <text:p>7730570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7735948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7740490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string">
                <text:p>7744531</text:p>
              </table:table-cell>
              <table:table-cell office:value-type="float" office:value="6030">
                <text:p>6030</text:p>
              </table:table-cell>
            </table:table-row>
            <table:table-row>
              <table:table-cell office:value-type="string">
                <text:p>7748239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7751712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>7755019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7758192</text:p>
              </table:table-cell>
              <table:table-cell office:value-type="float" office:value="5692">
                <text:p>5692</text:p>
              </table:table-cell>
            </table:table-row>
            <table:table-row>
              <table:table-cell office:value-type="string">
                <text:p>7761231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7773289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7780303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>7785680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7790223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7794264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7797971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7801445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7804752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7807925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7810964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7823021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7830069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7835446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7839989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784403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7847737</text:p>
              </table:table-cell>
              <table:table-cell office:value-type="float" office:value="6018">
                <text:p>6018</text:p>
              </table:table-cell>
            </table:table-row>
            <table:table-row>
              <table:table-cell office:value-type="string">
                <text:p>7851211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7854518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7857691</text:p>
              </table:table-cell>
              <table:table-cell office:value-type="float" office:value="6136">
                <text:p>6136</text:p>
              </table:table-cell>
            </table:table-row>
            <table:table-row>
              <table:table-cell office:value-type="string">
                <text:p>7860730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string">
                <text:p>7872787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7879835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string">
                <text:p>7885212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string">
                <text:p>7889755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7893796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7897503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7900977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7904284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7907423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7910463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7922520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string">
                <text:p>7929567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7934945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>7939487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7943529</text:p>
              </table:table-cell>
              <table:table-cell office:value-type="float" office:value="5937">
                <text:p>5937</text:p>
              </table:table-cell>
            </table:table-row>
            <table:table-row>
              <table:table-cell office:value-type="string">
                <text:p>7947236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795071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7954016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7957189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7960229</text:p>
              </table:table-cell>
              <table:table-cell office:value-type="float" office:value="6137">
                <text:p>6137</text:p>
              </table:table-cell>
            </table:table-row>
            <table:table-row>
              <table:table-cell office:value-type="string">
                <text:p>7972286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7979300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7984677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798922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7993261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799696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8000442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string">
                <text:p>8003749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8006922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8009961</text:p>
              </table:table-cell>
              <table:table-cell office:value-type="float" office:value="6106">
                <text:p>6106</text:p>
              </table:table-cell>
            </table:table-row>
            <table:table-row>
              <table:table-cell office:value-type="string">
                <text:p>8022019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029066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8034443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>8038986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8043027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8046735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8050208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8053515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8056688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8059727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8071785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8078832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8084209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808875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8092793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8096501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string">
                <text:p>8099974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8103281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string">
                <text:p>8106420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8109460</text:p>
              </table:table-cell>
              <table:table-cell office:value-type="float" office:value="6102">
                <text:p>6102</text:p>
              </table:table-cell>
            </table:table-row>
            <table:table-row>
              <table:table-cell office:value-type="string">
                <text:p>8121517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8128565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8133942</text:p>
              </table:table-cell>
              <table:table-cell office:value-type="float" office:value="5717">
                <text:p>5717</text:p>
              </table:table-cell>
            </table:table-row>
            <table:table-row>
              <table:table-cell office:value-type="string">
                <text:p>8138484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8142526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8146233</text:p>
              </table:table-cell>
              <table:table-cell office:value-type="float" office:value="5906">
                <text:p>5906</text:p>
              </table:table-cell>
            </table:table-row>
            <table:table-row>
              <table:table-cell office:value-type="string">
                <text:p>8149707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8153013</text:p>
              </table:table-cell>
              <table:table-cell office:value-type="float" office:value="6025">
                <text:p>6025</text:p>
              </table:table-cell>
            </table:table-row>
            <table:table-row>
              <table:table-cell office:value-type="string">
                <text:p>8156186</text:p>
              </table:table-cell>
              <table:table-cell office:value-type="float" office:value="6187">
                <text:p>6187</text:p>
              </table:table-cell>
            </table:table-row>
            <table:table-row>
              <table:table-cell office:value-type="string">
                <text:p>8159226</text:p>
              </table:table-cell>
              <table:table-cell office:value-type="float" office:value="6143">
                <text:p>6143</text:p>
              </table:table-cell>
            </table:table-row>
            <table:table-row>
              <table:table-cell office:value-type="string">
                <text:p>8171283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8178297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8183641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8188184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8192225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8195932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8199406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8202713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8205886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8208925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string">
                <text:p>8220982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8228030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8233407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8237950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8241991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8245698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8249172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8252479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8255652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string">
                <text:p>8258691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8270748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8277796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8283173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8287716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8291757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8295464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8298938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8302245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8305418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8308457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8320514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8327562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8332939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8337482</text:p>
              </table:table-cell>
              <table:table-cell office:value-type="float" office:value="5893">
                <text:p>5893</text:p>
              </table:table-cell>
            </table:table-row>
            <table:table-row>
              <table:table-cell office:value-type="string">
                <text:p>8341523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8345230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8348704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8352011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8355184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string">
                <text:p>8358223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8370280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8377294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8382638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8387181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8391222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839493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8398403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8401710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8404883</text:p>
              </table:table-cell>
              <table:table-cell office:value-type="float" office:value="5759">
                <text:p>5759</text:p>
              </table:table-cell>
            </table:table-row>
            <table:table-row>
              <table:table-cell office:value-type="string">
                <text:p>8407922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8419980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8427027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8432404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8436947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8440988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8444696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string">
                <text:p>8448169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string">
                <text:p>8451476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8454649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457688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8469746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string">
                <text:p>8476793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8482170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8486713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8490754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8494462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8497935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8501275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8504415</text:p>
              </table:table-cell>
              <table:table-cell office:value-type="float" office:value="5836">
                <text:p>5836</text:p>
              </table:table-cell>
            </table:table-row>
            <table:table-row>
              <table:table-cell office:value-type="string">
                <text:p>8507454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851951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8526559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8531936</text:p>
              </table:table-cell>
              <table:table-cell office:value-type="float" office:value="5727">
                <text:p>5727</text:p>
              </table:table-cell>
            </table:table-row>
            <table:table-row>
              <table:table-cell office:value-type="string">
                <text:p>8536479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85405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8544228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8547701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8551008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8554181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string">
                <text:p>8557220</text:p>
              </table:table-cell>
              <table:table-cell office:value-type="float" office:value="6086">
                <text:p>6086</text:p>
              </table:table-cell>
            </table:table-row>
            <table:table-row>
              <table:table-cell office:value-type="string">
                <text:p>8569278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8576292</text:p>
              </table:table-cell>
              <table:table-cell office:value-type="float" office:value="5854">
                <text:p>5854</text:p>
              </table:table-cell>
            </table:table-row>
            <table:table-row>
              <table:table-cell office:value-type="string">
                <text:p>8581636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8586178</text:p>
              </table:table-cell>
              <table:table-cell office:value-type="float" office:value="5897">
                <text:p>5897</text:p>
              </table:table-cell>
            </table:table-row>
            <table:table-row>
              <table:table-cell office:value-type="string">
                <text:p>8590219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8593927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8597400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8600707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8603880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8606919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string">
                <text:p>8618977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8626024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8631402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8635944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8639985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8643693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8647166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8650473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8653646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string">
                <text:p>8656685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>8668743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8675790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8681168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8685710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8689751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8693459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8696932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>
                <text:p>8700239</text:p>
              </table:table-cell>
              <table:table-cell office:value-type="float" office:value="5883">
                <text:p>5883</text:p>
              </table:table-cell>
            </table:table-row>
            <table:table-row>
              <table:table-cell office:value-type="string">
                <text:p>8703412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870645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8718509</text:p>
              </table:table-cell>
              <table:table-cell office:value-type="float" office:value="5702">
                <text:p>5702</text:p>
              </table:table-cell>
            </table:table-row>
            <table:table-row>
              <table:table-cell office:value-type="string">
                <text:p>8725556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8730934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8735476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8739517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string">
                <text:p>8743225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8746698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8750005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8753178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8756217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8768275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8775289</text:p>
              </table:table-cell>
              <table:table-cell office:value-type="float" office:value="5913">
                <text:p>5913</text:p>
              </table:table-cell>
            </table:table-row>
            <table:table-row>
              <table:table-cell office:value-type="string">
                <text:p>8780633</text:p>
              </table:table-cell>
              <table:table-cell office:value-type="float" office:value="5708">
                <text:p>5708</text:p>
              </table:table-cell>
            </table:table-row>
            <table:table-row>
              <table:table-cell office:value-type="string">
                <text:p>8785175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8789217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8792924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8796398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8799704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8802877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8805917</text:p>
              </table:table-cell>
              <table:table-cell office:value-type="float" office:value="5958">
                <text:p>5958</text:p>
              </table:table-cell>
            </table:table-row>
            <table:table-row>
              <table:table-cell office:value-type="string">
                <text:p>8817974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8825021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8830399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8834941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8838983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string">
                <text:p>8842690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8846164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8849470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8852643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string">
                <text:p>8855683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string">
                <text:p>8867740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string">
                <text:p>8874787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8880165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8884707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string">
                <text:p>8888749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8892456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8895930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8899236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902409</text:p>
              </table:table-cell>
              <table:table-cell office:value-type="float" office:value="5922">
                <text:p>5922</text:p>
              </table:table-cell>
            </table:table-row>
            <table:table-row>
              <table:table-cell office:value-type="string">
                <text:p>8905449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8917506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string">
                <text:p>8924553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8929931</text:p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string">
                <text:p>8934473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>
                <text:p>8938515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8942222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8945696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8949002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8952175</text:p>
              </table:table-cell>
              <table:table-cell office:value-type="float" office:value="5914">
                <text:p>5914</text:p>
              </table:table-cell>
            </table:table-row>
            <table:table-row>
              <table:table-cell office:value-type="string">
                <text:p>8955215</text:p>
              </table:table-cell>
              <table:table-cell office:value-type="float" office:value="6068">
                <text:p>6068</text:p>
              </table:table-cell>
            </table:table-row>
            <table:table-row>
              <table:table-cell office:value-type="string">
                <text:p>8967272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8974286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string">
                <text:p>8979630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8984172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8988214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8991921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8995395</text:p>
              </table:table-cell>
              <table:table-cell office:value-type="float" office:value="5861">
                <text:p>5861</text:p>
              </table:table-cell>
            </table:table-row>
            <table:table-row>
              <table:table-cell office:value-type="string">
                <text:p>8998701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string">
                <text:p>9001874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9004914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9016971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9024019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9029396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9033938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9037980</text:p>
              </table:table-cell>
              <table:table-cell office:value-type="float" office:value="5837">
                <text:p>5837</text:p>
              </table:table-cell>
            </table:table-row>
            <table:table-row>
              <table:table-cell office:value-type="string">
                <text:p>9041687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9045161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9048467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string">
                <text:p>9051640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9054680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9066737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9073785</text:p>
              </table:table-cell>
              <table:table-cell office:value-type="float" office:value="5768">
                <text:p>5768</text:p>
              </table:table-cell>
            </table:table-row>
            <table:table-row>
              <table:table-cell office:value-type="string">
                <text:p>9079162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9083704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9087746</text:p>
              </table:table-cell>
              <table:table-cell office:value-type="float" office:value="5867">
                <text:p>5867</text:p>
              </table:table-cell>
            </table:table-row>
            <table:table-row>
              <table:table-cell office:value-type="string">
                <text:p>9091453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string">
                <text:p>9094927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string">
                <text:p>9098233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9101406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string">
                <text:p>9104446</text:p>
              </table:table-cell>
              <table:table-cell office:value-type="float" office:value="6179">
                <text:p>6179</text:p>
              </table:table-cell>
            </table:table-row>
            <table:table-row>
              <table:table-cell office:value-type="string">
                <text:p>9116503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9123551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9128928</text:p>
              </table:table-cell>
              <table:table-cell office:value-type="float" office:value="5672">
                <text:p>5672</text:p>
              </table:table-cell>
            </table:table-row>
            <table:table-row>
              <table:table-cell office:value-type="string">
                <text:p>9133470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9137512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9141219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9144693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9147999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9151172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915421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166269</text:p>
              </table:table-cell>
              <table:table-cell office:value-type="float" office:value="5799">
                <text:p>5799</text:p>
              </table:table-cell>
            </table:table-row>
            <table:table-row>
              <table:table-cell office:value-type="string">
                <text:p>9173283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9178627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9183170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9187211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9190918</text:p>
              </table:table-cell>
              <table:table-cell office:value-type="float" office:value="5773">
                <text:p>5773</text:p>
              </table:table-cell>
            </table:table-row>
            <table:table-row>
              <table:table-cell office:value-type="string">
                <text:p>9194392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9197699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9200872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string">
                <text:p>9203911</text:p>
              </table:table-cell>
              <table:table-cell office:value-type="float" office:value="5976">
                <text:p>5976</text:p>
              </table:table-cell>
            </table:table-row>
            <table:table-row>
              <table:table-cell office:value-type="string">
                <text:p>9215968</text:p>
              </table:table-cell>
              <table:table-cell office:value-type="float" office:value="5710">
                <text:p>5710</text:p>
              </table:table-cell>
            </table:table-row>
            <table:table-row>
              <table:table-cell office:value-type="string">
                <text:p>9223016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9228393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9232936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9236977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string">
                <text:p>9240684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9244158</text:p>
              </table:table-cell>
              <table:table-cell office:value-type="float" office:value="5859">
                <text:p>5859</text:p>
              </table:table-cell>
            </table:table-row>
            <table:table-row>
              <table:table-cell office:value-type="string">
                <text:p>9247465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250638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253677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9265734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9272782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9278159</text:p>
              </table:table-cell>
              <table:table-cell office:value-type="float" office:value="5797">
                <text:p>5797</text:p>
              </table:table-cell>
            </table:table-row>
            <table:table-row>
              <table:table-cell office:value-type="string">
                <text:p>9282702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9286743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9290450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9293924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9297231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9300404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9303443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9315500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string">
                <text:p>9322548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9327925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9332468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9336509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string">
                <text:p>9340216</text:p>
              </table:table-cell>
              <table:table-cell office:value-type="float" office:value="5765">
                <text:p>5765</text:p>
              </table:table-cell>
            </table:table-row>
            <table:table-row>
              <table:table-cell office:value-type="string">
                <text:p>9343690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9346997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9350170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9353209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9365266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9372314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9377691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string">
                <text:p>9382234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9386275</text:p>
              </table:table-cell>
              <table:table-cell office:value-type="float" office:value="5869">
                <text:p>5869</text:p>
              </table:table-cell>
            </table:table-row>
            <table:table-row>
              <table:table-cell office:value-type="string">
                <text:p>9389949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9393423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9396729</text:p>
              </table:table-cell>
              <table:table-cell office:value-type="float" office:value="5658">
                <text:p>5658</text:p>
              </table:table-cell>
            </table:table-row>
            <table:table-row>
              <table:table-cell office:value-type="string">
                <text:p>9399902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9402942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9414999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string">
                <text:p>9422080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9427457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>9432000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string">
                <text:p>9436041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9439748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443222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9446529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9449702</text:p>
              </table:table-cell>
              <table:table-cell office:value-type="float" office:value="5665">
                <text:p>5665</text:p>
              </table:table-cell>
            </table:table-row>
            <table:table-row>
              <table:table-cell office:value-type="string">
                <text:p>9452741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string">
                <text:p>9464798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9471846</text:p>
              </table:table-cell>
              <table:table-cell office:value-type="float" office:value="5742">
                <text:p>5742</text:p>
              </table:table-cell>
            </table:table-row>
            <table:table-row>
              <table:table-cell office:value-type="string">
                <text:p>9477223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9481766</text:p>
              </table:table-cell>
              <table:table-cell office:value-type="float" office:value="5749">
                <text:p>5749</text:p>
              </table:table-cell>
            </table:table-row>
            <table:table-row>
              <table:table-cell office:value-type="string">
                <text:p>9485807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9489514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9492988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9496295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9499434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9502474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string">
                <text:p>9514531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9521578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9526956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9531498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9535540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string">
                <text:p>9539247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9542721</text:p>
              </table:table-cell>
              <table:table-cell office:value-type="float" office:value="5737">
                <text:p>5737</text:p>
              </table:table-cell>
            </table:table-row>
            <table:table-row>
              <table:table-cell office:value-type="string">
                <text:p>9546027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9549200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string">
                <text:p>9552240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9564297</text:p>
              </table:table-cell>
              <table:table-cell office:value-type="float" office:value="5661">
                <text:p>5661</text:p>
              </table:table-cell>
            </table:table-row>
            <table:table-row>
              <table:table-cell office:value-type="string">
                <text:p>9571311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string">
                <text:p>9576688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9581231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>9585272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9588946</text:p>
              </table:table-cell>
              <table:table-cell office:value-type="float" office:value="5894">
                <text:p>5894</text:p>
              </table:table-cell>
            </table:table-row>
            <table:table-row>
              <table:table-cell office:value-type="string">
                <text:p>9592420</text:p>
              </table:table-cell>
              <table:table-cell office:value-type="float" office:value="5684">
                <text:p>5684</text:p>
              </table:table-cell>
            </table:table-row>
            <table:table-row>
              <table:table-cell office:value-type="string">
                <text:p>9595726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9598899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9601939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9613996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string">
                <text:p>9621044</text:p>
              </table:table-cell>
              <table:table-cell office:value-type="float" office:value="5674">
                <text:p>5674</text:p>
              </table:table-cell>
            </table:table-row>
            <table:table-row>
              <table:table-cell office:value-type="string">
                <text:p>9626421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9630963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9635005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9638712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string">
                <text:p>9642186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string">
                <text:p>9645492</text:p>
              </table:table-cell>
              <table:table-cell office:value-type="float" office:value="5706">
                <text:p>5706</text:p>
              </table:table-cell>
            </table:table-row>
            <table:table-row>
              <table:table-cell office:value-type="string">
                <text:p>9648665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9651705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9663762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9670810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9676187</text:p>
              </table:table-cell>
              <table:table-cell office:value-type="float" office:value="5726">
                <text:p>5726</text:p>
              </table:table-cell>
            </table:table-row>
            <table:table-row>
              <table:table-cell office:value-type="string">
                <text:p>9680729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string">
                <text:p>9684771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9688478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9691952</text:p>
              </table:table-cell>
              <table:table-cell office:value-type="float" office:value="5833">
                <text:p>5833</text:p>
              </table:table-cell>
            </table:table-row>
            <table:table-row>
              <table:table-cell office:value-type="string">
                <text:p>9695258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9698431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9701471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9713528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string">
                <text:p>9720576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9725953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9730495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9734537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9738244</text:p>
              </table:table-cell>
              <table:table-cell office:value-type="float" office:value="5743">
                <text:p>5743</text:p>
              </table:table-cell>
            </table:table-row>
            <table:table-row>
              <table:table-cell office:value-type="string">
                <text:p>9741718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9745024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string">
                <text:p>9748197</text:p>
              </table:table-cell>
              <table:table-cell office:value-type="float" office:value="5921">
                <text:p>5921</text:p>
              </table:table-cell>
            </table:table-row>
            <table:table-row>
              <table:table-cell office:value-type="string">
                <text:p>9751237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9763294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string">
                <text:p>9770308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9775686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9780228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9784269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string">
                <text:p>9787943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9791417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string">
                <text:p>9794724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9797897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9800936</text:p>
              </table:table-cell>
              <table:table-cell office:value-type="float" office:value="5798">
                <text:p>5798</text:p>
              </table:table-cell>
            </table:table-row>
            <table:table-row>
              <table:table-cell office:value-type="string">
                <text:p>9812993</text:p>
              </table:table-cell>
              <table:table-cell office:value-type="float" office:value="5792">
                <text:p>5792</text:p>
              </table:table-cell>
            </table:table-row>
            <table:table-row>
              <table:table-cell office:value-type="string">
                <text:p>9820041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9825418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9829961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9834002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string">
                <text:p>9837709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9841183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string">
                <text:p>9844490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9847663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9850702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string">
                <text:p>9862759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string">
                <text:p>9869807</text:p>
              </table:table-cell>
              <table:table-cell office:value-type="float" office:value="5501">
                <text:p>5501</text:p>
              </table:table-cell>
            </table:table-row>
            <table:table-row>
              <table:table-cell office:value-type="string">
                <text:p>9875184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string">
                <text:p>9879727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string">
                <text:p>9883768</text:p>
              </table:table-cell>
              <table:table-cell office:value-type="float" office:value="5701">
                <text:p>5701</text:p>
              </table:table-cell>
            </table:table-row>
            <table:table-row>
              <table:table-cell office:value-type="string">
                <text:p>9887475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9890949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9894256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9897429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9900468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9912525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9919573</text:p>
              </table:table-cell>
              <table:table-cell office:value-type="float" office:value="5582">
                <text:p>5582</text:p>
              </table:table-cell>
            </table:table-row>
            <table:table-row>
              <table:table-cell office:value-type="string">
                <text:p>9924950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9929493</text:p>
              </table:table-cell>
              <table:table-cell office:value-type="float" office:value="5540">
                <text:p>5540</text:p>
              </table:table-cell>
            </table:table-row>
            <table:table-row>
              <table:table-cell office:value-type="string">
                <text:p>9933534</text:p>
              </table:table-cell>
              <table:table-cell office:value-type="float" office:value="5627">
                <text:p>5627</text:p>
              </table:table-cell>
            </table:table-row>
            <table:table-row>
              <table:table-cell office:value-type="string">
                <text:p>9937241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9940715</text:p>
              </table:table-cell>
              <table:table-cell office:value-type="float" office:value="5666">
                <text:p>5666</text:p>
              </table:table-cell>
            </table:table-row>
            <table:table-row>
              <table:table-cell office:value-type="string">
                <text:p>9944022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9947195</text:p>
              </table:table-cell>
              <table:table-cell office:value-type="float" office:value="5692">
                <text:p>5692</text:p>
              </table:table-cell>
            </table:table-row>
            <table:table-row>
              <table:table-cell office:value-type="string">
                <text:p>9950234</text:p>
              </table:table-cell>
              <table:table-cell office:value-type="float" office:value="5956">
                <text:p>5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